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3354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1.2146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4638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313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5327in"/>
    </style:style>
    <style:style style:name="co20" style:family="table-column">
      <style:table-column-properties fo:break-before="auto" style:column-width="0.1957in"/>
    </style:style>
    <style:style style:name="co21" style:family="table-column">
      <style:table-column-properties fo:break-before="auto" style:column-width="1.0752in"/>
    </style:style>
    <style:style style:name="co22" style:family="table-column">
      <style:table-column-properties fo:break-before="auto" style:column-width="1.0327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898in"/>
    </style:style>
    <style:style style:name="co25" style:family="table-column">
      <style:table-column-properties fo:break-before="auto" style:column-width="1.2681in"/>
    </style:style>
    <style:style style:name="co26" style:family="table-column">
      <style:table-column-properties fo:break-before="auto" style:column-width="1.7043in"/>
    </style:style>
    <style:style style:name="co27" style:family="table-column">
      <style:table-column-properties fo:break-before="auto" style:column-width="1.2791in"/>
    </style:style>
    <style:style style:name="co28" style:family="table-column">
      <style:table-column-properties fo:break-before="auto" style:column-width="0.9898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20"/>
    <style:style style:name="ce24" style:family="table-cell" style:parent-style-name="Default" style:data-style-name="N120"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SEARCH(&quot;x&quot;; [.C2]; 1))" style:apply-style-name="GRAY" style:base-cell-address="Schedule.C2"/>
      <style:map style:condition="is-true-formula(SEARCH(&quot;p&quot;; [.C2]; 1))" style:apply-style-name="SVART" style:base-cell-address="Schedule.C2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 style:data-style-name="N11"/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int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11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1001" table:default-cell-style-name="Default"/>
        <table:table-row table:style-name="ro1">
          <table:table-cell office:value-type="float" office:value="5">
            <text:p>5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2" table:formula="of:=[.A1]" office:value-type="float" office:value="5">
            <text:p>5</text:p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17"/>
          <table:table-cell table:style-name="ce4"/>
          <table:table-cell table:style-name="ce1" table:number-columns-repeated="3"/>
          <table:table-cell table:style-name="ce19"/>
          <table:table-cell table:style-name="ce18"/>
          <table:table-cell table:style-name="ce1"/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6"/>
          <table:table-cell table:style-name="ce18" table:number-columns-repeated="4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3]); 0; [.$A4]-1); 22-[.$A4]; 0)" office:value-type="string" office:string-value="KB_P1">
            <text:p>KB_P1</text:p>
          </table:table-cell>
          <table:table-cell table:formula="of:=IF(VLOOKUP([.B4]; Schema; [.$A4]+2; 0)=&quot;&quot;; &quot;&quot;; INDIRECT([.B4]))" office:value-type="string" office:string-value="KB OL">
            <text:p>KB OL</text:p>
          </table:table-cell>
          <table:table-cell table:style-name="ce7" table:formula="of:=IF(OR(ISNA([.C4]); [.C4]=&quot;&quot;); &quot;-&quot;; [.C4])" office:value-type="string" office:string-value="KB OL">
            <text:p>KB OL</text:p>
          </table:table-cell>
          <table:table-cell table:style-name="ce4" table:formula="of:=ROUND((([.E6]/100)*INDIRECT([.$B4] &amp; &quot;_MAX&quot;))/2.5; 0)*2.5" office:value-type="float" office:value="70">
            <text:p>70.0</text:p>
          </table:table-cell>
          <table:table-cell table:style-name="ce4" table:formula="of:=ROUND((([.F6]/100)*INDIRECT([.$B4] &amp; &quot;_MAX&quot;))/2.5; 0)*2.5" office:value-type="float" office:value="70">
            <text:p>70.0</text:p>
          </table:table-cell>
          <table:table-cell table:style-name="ce4" table:formula="of:=ROUND((([.G6]/100)*INDIRECT([.$B4] &amp; &quot;_MAX&quot;))/2.5; 0)*2.5" office:value-type="float" office:value="85">
            <text:p>85.0</text:p>
          </table:table-cell>
          <table:table-cell table:style-name="ce4" table:formula="of:=ROUND((([.H6]/100)*INDIRECT([.$B4] &amp; &quot;_MAX&quot;))/2.5; 0)*2.5" office:value-type="float" office:value="85">
            <text:p>85.0</text:p>
          </table:table-cell>
          <table:table-cell table:style-name="ce4" table:formula="of:=ROUND((([.I6]/100)*INDIRECT([.$B4] &amp; &quot;_MAX&quot;))/2.5; 0)*2.5" office:value-type="float" office:value="97.5">
            <text:p>97.5</text:p>
          </table:table-cell>
          <table:table-cell table:style-name="ce4" table:formula="of:=ROUND((([.J6]/100)*INDIRECT([.$B4] &amp; &quot;_MAX&quot;))/2.5; 0)*2.5" office:value-type="float" office:value="97.5">
            <text:p>97.5</text:p>
          </table:table-cell>
          <table:table-cell table:style-name="ce4" table:formula="of:=ROUND((([.K6]/100)*INDIRECT([.$B4] &amp; &quot;_MAX&quot;))/2.5; 0)*2.5" office:value-type="float" office:value="97.5">
            <text:p>97.5</text:p>
          </table:table-cell>
          <table:table-cell table:style-name="ce4" table:formula="of:=ROUND((([.L6]/100)*INDIRECT([.$B4] &amp; &quot;_MAX&quot;))/2.5; 0)*2.5" office:value-type="float" office:value="97.5">
            <text:p>97.5</text:p>
          </table:table-cell>
          <table:table-cell table:style-name="ce4" table:formula="of:=ROUND((([.M6]/100)*INDIRECT([.$B4] &amp; &quot;_MAX&quot;))/2.5; 0)*2.5" office:value-type="float" office:value="0">
            <text:p>0.0</text:p>
          </table:table-cell>
          <table:table-cell table:style-name="ce4" table:formula="of:=ROUND((([.N6]/100)*INDIRECT([.$B4] &amp; &quot;_MAX&quot;))/2.5; 0)*2.5" office:value-type="float" office:value="0">
            <text:p>0.0</text:p>
          </table:table-cell>
          <table:table-cell table:style-name="ce4" table:formula="of:=ROUND((([.O6]/100)*INDIRECT([.$B4] &amp; &quot;_MAX&quot;))/2.5; 0)*2.5" office:value-type="float" office:value="0">
            <text:p>0.0</text:p>
          </table:table-cell>
          <table:table-cell table:style-name="ce4" table:formula="of:=ROUND((([.P6]/100)*INDIRECT([.$B4] &amp; &quot;_MAX&quot;))/2.5; 0)*2.5" office:value-type="float" office:value="0">
            <text:p>0.0</text:p>
          </table:table-cell>
          <table:table-cell table:style-name="ce4" table:formula="of:=ROUND((([.Q6]/100)*INDIRECT([.$B4] &amp; &quot;_MAX&quot;))/2.5; 0)*2.5" office:value-type="float" office:value="0">
            <text:p>0.0</text:p>
          </table:table-cell>
          <table:table-cell table:style-name="ce4" table:formula="of:=ROUND((([.R6]/100)*INDIRECT([.$B4] &amp; &quot;_MAX&quot;))/2.5; 0)*2.5" office:value-type="float" office:value="0">
            <text:p>0.0</text:p>
          </table:table-cell>
          <table:table-cell table:style-name="ce4" table:formula="of:=ROUND((([.S6]/100)*INDIRECT([.$B4] &amp; &quot;_MAX&quot;))/2.5; 0)*2.5" office:value-type="float" office:value="0">
            <text:p>0.0</text:p>
          </table:table-cell>
          <table:table-cell table:style-name="ce4" table:formula="of:=ROUND((([.T6]/100)*INDIRECT([.$B4] &amp; &quot;_MAX&quot;))/2.5; 0)*2.5" office:value-type="float" office:value="0">
            <text:p>0.0</text:p>
          </table:table-cell>
          <table:table-cell table:style-name="ce4" table:formula="of:=ROUND((([.U6]/100)*INDIRECT([.$B4] &amp; &quot;_MAX&quot;))/2.5; 0)*2.5" office:value-type="float" office:value="0">
            <text:p>0.0</text:p>
          </table:table-cell>
          <table:table-cell table:style-name="ce4" table:formula="of:=ROUND((([.V6]/100)*INDIRECT([.$B4] &amp; &quot;_MAX&quot;))/2.5; 0)*2.5" office:value-type="float" office:value="0">
            <text:p>0.0</text:p>
          </table:table-cell>
          <table:table-cell table:style-name="ce4" table:formula="of:=ROUND((([.W6]/100)*INDIRECT([.$B4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8" table:style-name="ce4" office:value-type="float" office:value="3">
            <text:p>3.0</text:p>
          </table:table-cell>
          <table:table-cell table:number-columns-repeated="11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4" table:style-name="ce4" office:value-type="float" office:value="70">
            <text:p>70.0</text:p>
          </table:table-cell>
          <table:table-cell table:number-columns-repeated="11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1</text:p>
          </table:table-cell>
          <table:table-cell table:formula="of:=IF(VLOOKUP([.B7]; Schema; [.$A7]+2; 0)=&quot;x&quot;; INDIRECT([.B7]); &quot;&quot;)" office:value-type="string" office:string-value="benpress">
            <text:p>benpress</text:p>
          </table:table-cell>
          <table:table-cell table:style-name="ce7" table:formula="of:=IF(OR(ISNA([.C7]); [.C7]=&quot;&quot;); &quot;-&quot;; [.C7])" office:value-type="string" office:string-value="benpress">
            <text:p>benpress</text:p>
          </table:table-cell>
          <table:table-cell table:number-columns-repeated="4" table:style-name="ce4" office:value-type="float" office:value="15">
            <text:p>15.0</text:p>
          </table:table-cell>
          <table:table-cell table:style-name="ce4" table:number-columns-repeated="10"/>
          <table:table-cell table:style-name="ce15"/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4</text:p>
          </table:table-cell>
          <table:table-cell table:formula="of:=IF(VLOOKUP([.B8]; Schema; [.$A8]+2; 0)=&quot;x&quot;; INDIRECT([.B8]); &quot;&quot;)" office:value-type="string" office:string-value="TKE">
            <text:p>TKE</text:p>
          </table:table-cell>
          <table:table-cell table:style-name="ce7" table:formula="of:=IF(OR(ISNA([.C8]); [.C8]=&quot;&quot;); &quot;-&quot;; [.C8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9]); 0; [.$A10]-1); 22-[.$A10]; 0)" office:value-type="string" office:string-value="BP_P0">
            <text:p>BP_P0</text:p>
          </table:table-cell>
          <table:table-cell table:formula="of:=IF(VLOOKUP([.B10]; Schema; [.$A10]+2; 0)=&quot;&quot;; &quot;&quot;; INDIRECT([.B10]))" office:value-type="string" office:string-value="BP tävling">
            <text:p>BP tävling</text:p>
          </table:table-cell>
          <table:table-cell table:style-name="ce7" table:formula="of:=IF(OR(ISNA([.C10]); [.C10]=&quot;&quot;); &quot;-&quot;; [.C10])" office:value-type="string" office:string-value="BP tävling">
            <text:p>BP tävling</text:p>
          </table:table-cell>
          <table:table-cell table:style-name="ce4" table:formula="of:=ROUND((([.E12]/100)*INDIRECT([.$B10] &amp; &quot;_MAX&quot;))/2.5; 0)*2.5" office:value-type="float" office:value="72.5">
            <text:p>72.5</text:p>
          </table:table-cell>
          <table:table-cell table:style-name="ce4" table:formula="of:=ROUND((([.F12]/100)*INDIRECT([.$B10] &amp; &quot;_MAX&quot;))/2.5; 0)*2.5" office:value-type="float" office:value="72.5">
            <text:p>72.5</text:p>
          </table:table-cell>
          <table:table-cell table:style-name="ce4" table:formula="of:=ROUND((([.G12]/100)*INDIRECT([.$B10] &amp; &quot;_MAX&quot;))/2.5; 0)*2.5" office:value-type="float" office:value="87.5">
            <text:p>87.5</text:p>
          </table:table-cell>
          <table:table-cell table:style-name="ce4" table:formula="of:=ROUND((([.H12]/100)*INDIRECT([.$B10] &amp; &quot;_MAX&quot;))/2.5; 0)*2.5" office:value-type="float" office:value="87.5">
            <text:p>87.5</text:p>
          </table:table-cell>
          <table:table-cell table:style-name="ce4" table:formula="of:=ROUND((([.I12]/100)*INDIRECT([.$B10] &amp; &quot;_MAX&quot;))/2.5; 0)*2.5" office:value-type="float" office:value="95">
            <text:p>95.0</text:p>
          </table:table-cell>
          <table:table-cell table:style-name="ce4" table:formula="of:=ROUND((([.J12]/100)*INDIRECT([.$B10] &amp; &quot;_MAX&quot;))/2.5; 0)*2.5" office:value-type="float" office:value="95">
            <text:p>95.0</text:p>
          </table:table-cell>
          <table:table-cell table:style-name="ce4" table:formula="of:=ROUND((([.K12]/100)*INDIRECT([.$B10] &amp; &quot;_MAX&quot;))/2.5; 0)*2.5" office:value-type="float" office:value="95">
            <text:p>95.0</text:p>
          </table:table-cell>
          <table:table-cell table:style-name="ce4" table:formula="of:=ROUND((([.L12]/100)*INDIRECT([.$B10] &amp; &quot;_MAX&quot;))/2.5; 0)*2.5" office:value-type="float" office:value="95">
            <text:p>95.0</text:p>
          </table:table-cell>
          <table:table-cell table:style-name="ce4" table:formula="of:=ROUND((([.M12]/100)*INDIRECT([.$B10] &amp; &quot;_MAX&quot;))/2.5; 0)*2.5" office:value-type="float" office:value="95">
            <text:p>95.0</text:p>
          </table:table-cell>
          <table:table-cell table:style-name="ce4" table:formula="of:=ROUND((([.N12]/100)*INDIRECT([.$B10] &amp; &quot;_MAX&quot;))/2.5; 0)*2.5" office:value-type="float" office:value="0">
            <text:p>0.0</text:p>
          </table:table-cell>
          <table:table-cell table:style-name="ce4" table:formula="of:=ROUND((([.O12]/100)*INDIRECT([.$B10] &amp; &quot;_MAX&quot;))/2.5; 0)*2.5" office:value-type="float" office:value="0">
            <text:p>0.0</text:p>
          </table:table-cell>
          <table:table-cell table:style-name="ce4" table:formula="of:=ROUND((([.P12]/100)*INDIRECT([.$B10] &amp; &quot;_MAX&quot;))/2.5; 0)*2.5" office:value-type="float" office:value="0">
            <text:p>0.0</text:p>
          </table:table-cell>
          <table:table-cell table:style-name="ce4" table:formula="of:=ROUND((([.Q12]/100)*INDIRECT([.$B10] &amp; &quot;_MAX&quot;))/2.5; 0)*2.5" office:value-type="float" office:value="0">
            <text:p>0.0</text:p>
          </table:table-cell>
          <table:table-cell table:style-name="ce4" table:formula="of:=ROUND((([.R12]/100)*INDIRECT([.$B10] &amp; &quot;_MAX&quot;))/2.5; 0)*2.5" office:value-type="float" office:value="0">
            <text:p>0.0</text:p>
          </table:table-cell>
          <table:table-cell table:style-name="ce4" table:formula="of:=ROUND((([.S12]/100)*INDIRECT([.$B10] &amp; &quot;_MAX&quot;))/2.5; 0)*2.5" office:value-type="float" office:value="0">
            <text:p>0.0</text:p>
          </table:table-cell>
          <table:table-cell table:style-name="ce4" table:formula="of:=ROUND((([.T12]/100)*INDIRECT([.$B10] &amp; &quot;_MAX&quot;))/2.5; 0)*2.5" office:value-type="float" office:value="0">
            <text:p>0.0</text:p>
          </table:table-cell>
          <table:table-cell table:style-name="ce4" table:formula="of:=ROUND((([.U12]/100)*INDIRECT([.$B10] &amp; &quot;_MAX&quot;))/2.5; 0)*2.5" office:value-type="float" office:value="0">
            <text:p>0.0</text:p>
          </table:table-cell>
          <table:table-cell table:style-name="ce4" table:formula="of:=ROUND((([.V12]/100)*INDIRECT([.$B10] &amp; &quot;_MAX&quot;))/2.5; 0)*2.5" office:value-type="float" office:value="0">
            <text:p>0.0</text:p>
          </table:table-cell>
          <table:table-cell table:style-name="ce4" table:formula="of:=ROUND((([.W12]/100)*INDIRECT([.$B10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8" table:style-name="ce4" office:value-type="float" office:value="3">
            <text:p>3.0</text:p>
          </table:table-cell>
          <table:table-cell table:number-columns-repeated="10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5" table:style-name="ce4" office:value-type="float" office:value="65">
            <text:p>65.0</text:p>
          </table:table-cell>
          <table:table-cell table:number-columns-repeated="10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1</text:p>
          </table:table-cell>
          <table:table-cell table:formula="of:=IF(VLOOKUP([.B13]; Schema; [.$A13]+2; 0)=&quot;x&quot;; INDIRECT([.B13]); &quot;&quot;)" office:value-type="string" office:string-value="press">
            <text:p>press</text:p>
          </table:table-cell>
          <table:table-cell table:style-name="ce7" table:formula="of:=IF(OR(ISNA([.C13]); [.C13]=&quot;&quot;); &quot;-&quot;; [.C13])" office:value-type="string" office:string-value="press">
            <text:p>press</text:p>
          </table:table-cell>
          <table:table-cell table:number-columns-repeated="4" table:style-name="ce4" office:value-type="float" office:value="6">
            <text:p>6.0</text:p>
          </table:table-cell>
          <table:table-cell table:style-name="ce4" table:number-columns-repeated="15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3</text:p>
          </table:table-cell>
          <table:table-cell table:formula="of:=IF(VLOOKUP([.B14]; Schema; [.$A14]+2; 0)=&quot;x&quot;; INDIRECT([.B14]); &quot;&quot;)" office:value-type="string" office:string-value="sittande rodd">
            <text:p>sittande rodd</text:p>
          </table:table-cell>
          <table:table-cell table:style-name="ce7" table:formula="of:=IF(OR(ISNA([.C14]); [.C14]=&quot;&quot;); &quot;-&quot;; [.C14])" office:value-type="string" office:string-value="sittande rodd">
            <text:p>sittande rodd</text:p>
          </table:table-cell>
          <table:table-cell table:number-columns-repeated="3" table:style-name="ce4" office:value-type="float" office:value="12">
            <text:p>12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formula="of:=VLOOKUP(&quot;p&quot;; OFFSET(INDIRECT(&quot;SchemaPrimary&quot; &amp; [.B15]); 0; [.$A16]-1); 22-[.$A16]; 0)" office:value-type="float" office:value="0">
            <text:p>#N/A</text:p>
          </table:table-cell>
          <table:table-cell table:formula="of:=IF(VLOOKUP([.B16]; Schema; [.$A16]+2; 0)=&quot;&quot;; &quot;&quot;; INDIRECT([.B16]))" office:value-type="float" office:value="0">
            <text:p>#N/A</text:p>
          </table:table-cell>
          <table:table-cell table:style-name="ce7" table:formula="of:=IF(OR(ISNA([.C16]); [.C16]=&quot;&quot;); &quot;-&quot;; [.C16])" office:value-type="float" office:value="0">
            <text:p>#N/A</text:p>
          </table:table-cell>
          <table:table-cell table:style-name="ce4" table:formula="of:=ROUND((([.E18]/100)*INDIRECT([.$B16] &amp; &quot;_MAX&quot;))/2.5; 0)*2.5" office:value-type="float" office:value="0">
            <text:p>#N/A</text:p>
          </table:table-cell>
          <table:table-cell table:style-name="ce4" table:formula="of:=ROUND((([.F18]/100)*INDIRECT([.$B16] &amp; &quot;_MAX&quot;))/2.5; 0)*2.5" office:value-type="float" office:value="0">
            <text:p>#N/A</text:p>
          </table:table-cell>
          <table:table-cell table:style-name="ce4" table:formula="of:=ROUND((([.G18]/100)*INDIRECT([.$B16] &amp; &quot;_MAX&quot;))/2.5; 0)*2.5" office:value-type="float" office:value="0">
            <text:p>#N/A</text:p>
          </table:table-cell>
          <table:table-cell table:style-name="ce4" table:formula="of:=ROUND((([.H18]/100)*INDIRECT([.$B16] &amp; &quot;_MAX&quot;))/2.5; 0)*2.5" office:value-type="float" office:value="0">
            <text:p>#N/A</text:p>
          </table:table-cell>
          <table:table-cell table:style-name="ce4" table:formula="of:=ROUND((([.I18]/100)*INDIRECT([.$B16] &amp; &quot;_MAX&quot;))/2.5; 0)*2.5" office:value-type="float" office:value="0">
            <text:p>#N/A</text:p>
          </table:table-cell>
          <table:table-cell table:style-name="ce4" table:formula="of:=ROUND((([.J18]/100)*INDIRECT([.$B16] &amp; &quot;_MAX&quot;))/2.5; 0)*2.5" office:value-type="float" office:value="0">
            <text:p>#N/A</text:p>
          </table:table-cell>
          <table:table-cell table:style-name="ce4" table:formula="of:=ROUND((([.K18]/100)*INDIRECT([.$B16] &amp; &quot;_MAX&quot;))/2.5; 0)*2.5" office:value-type="float" office:value="0">
            <text:p>#N/A</text:p>
          </table:table-cell>
          <table:table-cell table:style-name="ce4" table:formula="of:=ROUND((([.L18]/100)*INDIRECT([.$B16] &amp; &quot;_MAX&quot;))/2.5; 0)*2.5" office:value-type="float" office:value="0">
            <text:p>#N/A</text:p>
          </table:table-cell>
          <table:table-cell table:style-name="ce4" table:formula="of:=ROUND((([.M18]/100)*INDIRECT([.$B16] &amp; &quot;_MAX&quot;))/2.5; 0)*2.5" office:value-type="float" office:value="0">
            <text:p>#N/A</text:p>
          </table:table-cell>
          <table:table-cell table:style-name="ce4" table:formula="of:=ROUND((([.N18]/100)*INDIRECT([.$B16] &amp; &quot;_MAX&quot;))/2.5; 0)*2.5" office:value-type="float" office:value="0">
            <text:p>#N/A</text:p>
          </table:table-cell>
          <table:table-cell table:style-name="ce4" table:formula="of:=ROUND((([.O18]/100)*INDIRECT([.$B16] &amp; &quot;_MAX&quot;))/2.5; 0)*2.5" office:value-type="float" office:value="0">
            <text:p>#N/A</text:p>
          </table:table-cell>
          <table:table-cell table:style-name="ce4" table:formula="of:=ROUND((([.P18]/100)*INDIRECT([.$B16] &amp; &quot;_MAX&quot;))/2.5; 0)*2.5" office:value-type="float" office:value="0">
            <text:p>#N/A</text:p>
          </table:table-cell>
          <table:table-cell table:style-name="ce4" table:formula="of:=ROUND((([.Q18]/100)*INDIRECT([.$B16] &amp; &quot;_MAX&quot;))/2.5; 0)*2.5" office:value-type="float" office:value="0">
            <text:p>#N/A</text:p>
          </table:table-cell>
          <table:table-cell table:style-name="ce4" table:formula="of:=ROUND((([.R18]/100)*INDIRECT([.$B16] &amp; &quot;_MAX&quot;))/2.5; 0)*2.5" office:value-type="float" office:value="0">
            <text:p>#N/A</text:p>
          </table:table-cell>
          <table:table-cell table:style-name="ce4" table:formula="of:=ROUND((([.S18]/100)*INDIRECT([.$B16] &amp; &quot;_MAX&quot;))/2.5; 0)*2.5" office:value-type="float" office:value="0">
            <text:p>#N/A</text:p>
          </table:table-cell>
          <table:table-cell table:style-name="ce4" table:formula="of:=ROUND((([.T18]/100)*INDIRECT([.$B16] &amp; &quot;_MAX&quot;))/2.5; 0)*2.5" office:value-type="float" office:value="0">
            <text:p>#N/A</text:p>
          </table:table-cell>
          <table:table-cell table:style-name="ce4" table:formula="of:=ROUND((([.U18]/100)*INDIRECT([.$B16] &amp; &quot;_MAX&quot;))/2.5; 0)*2.5" office:value-type="float" office:value="0">
            <text:p>#N/A</text:p>
          </table:table-cell>
          <table:table-cell table:style-name="ce4" table:formula="of:=ROUND((([.V18]/100)*INDIRECT([.$B16] &amp; &quot;_MAX&quot;))/2.5; 0)*2.5" office:value-type="float" office:value="0">
            <text:p>#N/A</text:p>
          </table:table-cell>
          <table:table-cell table:style-name="ce4" table:formula="of:=ROUND((([.W18]/100)*INDIRECT([.$B16] &amp; &quot;_MAX&quot;))/2.5; 0)*2.5" office:value-type="float" office:value="0">
            <text:p>#N/A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.0</text:p>
          </table:table-cell>
          <table:table-cell table:number-columns-repeated="13" table:style-name="ce4" office:value-type="float" office:value="0">
            <text:p>0.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13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1</text:p>
          </table:table-cell>
          <table:table-cell table:formula="of:=IF(VLOOKUP([.B19]; Schema; [.$A19]+2; 0)=&quot;x&quot;; INDIRECT([.B19]); &quot;&quot;)" office:value-type="string" office:string-value="ryggresning">
            <text:p>ryggresning</text:p>
          </table:table-cell>
          <table:table-cell table:style-name="ce7" table:formula="of:=IF(OR(ISNA([.C19]); [.C19]=&quot;&quot;); &quot;-&quot;; [.C19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4</text:p>
          </table:table-cell>
          <table:table-cell table:formula="of:=IF(VLOOKUP([.B20]; Schema; [.$A20]+2; 0)=&quot;x&quot;; INDIRECT([.B20]); &quot;&quot;)" office:value-type="string" office:string-value="sidomage">
            <text:p>sidomage</text:p>
          </table:table-cell>
          <table:table-cell table:style-name="ce7" table:formula="of:=IF(OR(ISNA([.C20]); [.C20]=&quot;&quot;); &quot;-&quot;; [.C20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21">
            <text:p>2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2" table:formula="of:=[.A22]" office:value-type="float" office:value="6">
            <text:p>6</text:p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17"/>
          <table:table-cell table:style-name="ce4"/>
          <table:table-cell table:style-name="ce1" table:number-columns-repeated="3"/>
          <table:table-cell table:style-name="ce19"/>
          <table:table-cell table:style-name="ce18"/>
          <table:table-cell table:style-name="ce1"/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6"/>
          <table:table-cell table:style-name="ce18" table:number-columns-repeated="4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24]); 0; [.$A25]-1); 22-[.$A25]; 0)" office:value-type="string" office:string-value="ML_P4">
            <text:p>ML_P4</text:p>
          </table:table-cell>
          <table:table-cell table:formula="of:=IF(VLOOKUP([.B25]; Schema; [.$A25]+2; 0)=&quot;&quot;; &quot;&quot;; INDIRECT([.B25]))" office:value-type="string" office:string-value="ML pausmark (mellan)">
            <text:p>ML pausmark (mellan)</text:p>
          </table:table-cell>
          <table:table-cell table:style-name="ce7" table:formula="of:=IF(OR(ISNA([.C25]); [.C25]=&quot;&quot;); &quot;-&quot;; [.C25])" office:value-type="string" office:string-value="ML pausmark (mellan)">
            <text:p>ML pausmark (mellan)</text:p>
          </table:table-cell>
          <table:table-cell table:style-name="ce4" table:formula="of:=ROUND((([.E27]/100)*INDIRECT([.$B25] &amp; &quot;_MAX&quot;))/2.5; 0)*2.5" office:value-type="float" office:value="0">
            <text:p>0.0</text:p>
          </table:table-cell>
          <table:table-cell table:style-name="ce4" table:formula="of:=ROUND((([.F27]/100)*INDIRECT([.$B25] &amp; &quot;_MAX&quot;))/2.5; 0)*2.5" office:value-type="float" office:value="0">
            <text:p>0.0</text:p>
          </table:table-cell>
          <table:table-cell table:style-name="ce4" table:formula="of:=ROUND((([.G27]/100)*INDIRECT([.$B25] &amp; &quot;_MAX&quot;))/2.5; 0)*2.5" office:value-type="float" office:value="0">
            <text:p>0.0</text:p>
          </table:table-cell>
          <table:table-cell table:style-name="ce4" table:formula="of:=ROUND((([.H27]/100)*INDIRECT([.$B25] &amp; &quot;_MAX&quot;))/2.5; 0)*2.5" office:value-type="float" office:value="0">
            <text:p>0.0</text:p>
          </table:table-cell>
          <table:table-cell table:style-name="ce4" table:formula="of:=ROUND((([.I27]/100)*INDIRECT([.$B25] &amp; &quot;_MAX&quot;))/2.5; 0)*2.5" office:value-type="float" office:value="0">
            <text:p>0.0</text:p>
          </table:table-cell>
          <table:table-cell table:style-name="ce4" table:formula="of:=ROUND((([.J27]/100)*INDIRECT([.$B25] &amp; &quot;_MAX&quot;))/2.5; 0)*2.5" office:value-type="float" office:value="0">
            <text:p>0.0</text:p>
          </table:table-cell>
          <table:table-cell table:style-name="ce4" table:formula="of:=ROUND((([.K27]/100)*INDIRECT([.$B25] &amp; &quot;_MAX&quot;))/2.5; 0)*2.5" office:value-type="float" office:value="0">
            <text:p>0.0</text:p>
          </table:table-cell>
          <table:table-cell table:style-name="ce4" table:formula="of:=ROUND((([.L27]/100)*INDIRECT([.$B25] &amp; &quot;_MAX&quot;))/2.5; 0)*2.5" office:value-type="float" office:value="0">
            <text:p>0.0</text:p>
          </table:table-cell>
          <table:table-cell table:style-name="ce4" table:formula="of:=ROUND((([.M27]/100)*INDIRECT([.$B25] &amp; &quot;_MAX&quot;))/2.5; 0)*2.5" office:value-type="float" office:value="0">
            <text:p>0.0</text:p>
          </table:table-cell>
          <table:table-cell table:style-name="ce4" table:formula="of:=ROUND((([.N27]/100)*INDIRECT([.$B25] &amp; &quot;_MAX&quot;))/2.5; 0)*2.5" office:value-type="float" office:value="0">
            <text:p>0.0</text:p>
          </table:table-cell>
          <table:table-cell table:style-name="ce4" table:formula="of:=ROUND((([.O27]/100)*INDIRECT([.$B25] &amp; &quot;_MAX&quot;))/2.5; 0)*2.5" office:value-type="float" office:value="0">
            <text:p>0.0</text:p>
          </table:table-cell>
          <table:table-cell table:style-name="ce4" table:formula="of:=ROUND((([.P27]/100)*INDIRECT([.$B25] &amp; &quot;_MAX&quot;))/2.5; 0)*2.5" office:value-type="float" office:value="0">
            <text:p>0.0</text:p>
          </table:table-cell>
          <table:table-cell table:style-name="ce4" table:formula="of:=ROUND((([.Q27]/100)*INDIRECT([.$B25] &amp; &quot;_MAX&quot;))/2.5; 0)*2.5" office:value-type="float" office:value="0">
            <text:p>0.0</text:p>
          </table:table-cell>
          <table:table-cell table:style-name="ce4" table:formula="of:=ROUND((([.R27]/100)*INDIRECT([.$B25] &amp; &quot;_MAX&quot;))/2.5; 0)*2.5" office:value-type="float" office:value="0">
            <text:p>0.0</text:p>
          </table:table-cell>
          <table:table-cell table:style-name="ce4" table:formula="of:=ROUND((([.S27]/100)*INDIRECT([.$B25] &amp; &quot;_MAX&quot;))/2.5; 0)*2.5" office:value-type="float" office:value="0">
            <text:p>0.0</text:p>
          </table:table-cell>
          <table:table-cell table:style-name="ce4" table:formula="of:=ROUND((([.T27]/100)*INDIRECT([.$B25] &amp; &quot;_MAX&quot;))/2.5; 0)*2.5" office:value-type="float" office:value="0">
            <text:p>0.0</text:p>
          </table:table-cell>
          <table:table-cell table:style-name="ce4" table:formula="of:=ROUND((([.U27]/100)*INDIRECT([.$B25] &amp; &quot;_MAX&quot;))/2.5; 0)*2.5" office:value-type="float" office:value="0">
            <text:p>0.0</text:p>
          </table:table-cell>
          <table:table-cell table:style-name="ce4" table:formula="of:=ROUND((([.V27]/100)*INDIRECT([.$B25] &amp; &quot;_MAX&quot;))/2.5; 0)*2.5" office:value-type="float" office:value="0">
            <text:p>0.0</text:p>
          </table:table-cell>
          <table:table-cell table:style-name="ce4" table:formula="of:=ROUND((([.W27]/100)*INDIRECT([.$B25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2</text:p>
          </table:table-cell>
          <table:table-cell table:formula="of:=IF(VLOOKUP([.B26]; Schema; [.$A26]+2; 0)=&quot;x&quot;; INDIRECT([.B26]); &quot;&quot;)" office:value-type="string" office:string-value="benspark">
            <text:p>benspark</text:p>
          </table:table-cell>
          <table:table-cell table:style-name="ce7" table:formula="of:=IF(OR(ISNA([.C26]); [.C26]=&quot;&quot;); &quot;-&quot;; [.C26])" office:value-type="string" office:string-value="benspark">
            <text:p>benspark</text:p>
          </table:table-cell>
          <table:table-cell table:style-name="ce4" table:number-columns-repeated="2"/>
          <table:table-cell table:style-name="ce14"/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3</text:p>
          </table:table-cell>
          <table:table-cell table:formula="of:=IF(VLOOKUP([.B27]; Schema; [.$A27]+2; 0)=&quot;x&quot;; INDIRECT([.B27]); &quot;&quot;)" office:value-type="string" office:string-value="lårcurl">
            <text:p>lårcurl</text:p>
          </table:table-cell>
          <table:table-cell table:style-name="ce7" table:formula="of:=IF(OR(ISNA([.C27]); [.C27]=&quot;&quot;); &quot;-&quot;; [.C27])" office:value-type="string" office:string-value="lårcurl">
            <text:p>lårcurl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4</text:p>
          </table:table-cell>
          <table:table-cell table:formula="of:=IF(VLOOKUP([.B28]; Schema; [.$A28]+2; 0)=&quot;x&quot;; INDIRECT([.B28]); &quot;&quot;)" office:value-type="string" office:string-value="TKE">
            <text:p>TKE</text:p>
          </table:table-cell>
          <table:table-cell table:style-name="ce7" table:formula="of:=IF(OR(ISNA([.C28]); [.C28]=&quot;&quot;); &quot;-&quot;; [.C28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formula="of:=VLOOKUP(&quot;p&quot;; OFFSET(INDIRECT(&quot;SchemaPrimary&quot; &amp; [.B29]); 0; [.$A30]-1); 22-[.$A30]; 0)" office:value-type="float" office:value="0">
            <text:p>#N/A</text:p>
          </table:table-cell>
          <table:table-cell table:formula="of:=IF(VLOOKUP([.B30]; Schema; [.$A30]+2; 0)=&quot;&quot;; &quot;&quot;; INDIRECT([.B30]))" office:value-type="float" office:value="0">
            <text:p>#N/A</text:p>
          </table:table-cell>
          <table:table-cell table:style-name="ce7" table:formula="of:=IF(OR(ISNA([.C30]); [.C30]=&quot;&quot;); &quot;-&quot;; [.C30])" office:value-type="float" office:value="0">
            <text:p>#N/A</text:p>
          </table:table-cell>
          <table:table-cell table:style-name="ce4" table:formula="of:=ROUND((([.E32]/100)*INDIRECT([.$B30] &amp; &quot;_MAX&quot;))/2.5; 0)*2.5" office:value-type="float" office:value="0">
            <text:p>#N/A</text:p>
          </table:table-cell>
          <table:table-cell table:style-name="ce4" table:formula="of:=ROUND((([.F32]/100)*INDIRECT([.$B30] &amp; &quot;_MAX&quot;))/2.5; 0)*2.5" office:value-type="float" office:value="0">
            <text:p>#N/A</text:p>
          </table:table-cell>
          <table:table-cell table:style-name="ce4" table:formula="of:=ROUND((([.G32]/100)*INDIRECT([.$B30] &amp; &quot;_MAX&quot;))/2.5; 0)*2.5" office:value-type="float" office:value="0">
            <text:p>#N/A</text:p>
          </table:table-cell>
          <table:table-cell table:style-name="ce4" table:formula="of:=ROUND((([.H32]/100)*INDIRECT([.$B30] &amp; &quot;_MAX&quot;))/2.5; 0)*2.5" office:value-type="float" office:value="0">
            <text:p>#N/A</text:p>
          </table:table-cell>
          <table:table-cell table:style-name="ce4" table:formula="of:=ROUND((([.I32]/100)*INDIRECT([.$B30] &amp; &quot;_MAX&quot;))/2.5; 0)*2.5" office:value-type="float" office:value="0">
            <text:p>#N/A</text:p>
          </table:table-cell>
          <table:table-cell table:style-name="ce4" table:formula="of:=ROUND((([.J32]/100)*INDIRECT([.$B30] &amp; &quot;_MAX&quot;))/2.5; 0)*2.5" office:value-type="float" office:value="0">
            <text:p>#N/A</text:p>
          </table:table-cell>
          <table:table-cell table:style-name="ce4" table:formula="of:=ROUND((([.K32]/100)*INDIRECT([.$B30] &amp; &quot;_MAX&quot;))/2.5; 0)*2.5" office:value-type="float" office:value="0">
            <text:p>#N/A</text:p>
          </table:table-cell>
          <table:table-cell table:style-name="ce4" table:formula="of:=ROUND((([.L32]/100)*INDIRECT([.$B30] &amp; &quot;_MAX&quot;))/2.5; 0)*2.5" office:value-type="float" office:value="0">
            <text:p>#N/A</text:p>
          </table:table-cell>
          <table:table-cell table:style-name="ce4" table:formula="of:=ROUND((([.M32]/100)*INDIRECT([.$B30] &amp; &quot;_MAX&quot;))/2.5; 0)*2.5" office:value-type="float" office:value="0">
            <text:p>#N/A</text:p>
          </table:table-cell>
          <table:table-cell table:style-name="ce4" table:formula="of:=ROUND((([.N32]/100)*INDIRECT([.$B30] &amp; &quot;_MAX&quot;))/2.5; 0)*2.5" office:value-type="float" office:value="0">
            <text:p>#N/A</text:p>
          </table:table-cell>
          <table:table-cell table:style-name="ce4" table:formula="of:=ROUND((([.O32]/100)*INDIRECT([.$B30] &amp; &quot;_MAX&quot;))/2.5; 0)*2.5" office:value-type="float" office:value="0">
            <text:p>#N/A</text:p>
          </table:table-cell>
          <table:table-cell table:style-name="ce4" table:formula="of:=ROUND((([.P32]/100)*INDIRECT([.$B30] &amp; &quot;_MAX&quot;))/2.5; 0)*2.5" office:value-type="float" office:value="0">
            <text:p>#N/A</text:p>
          </table:table-cell>
          <table:table-cell table:style-name="ce4" table:formula="of:=ROUND((([.Q32]/100)*INDIRECT([.$B30] &amp; &quot;_MAX&quot;))/2.5; 0)*2.5" office:value-type="float" office:value="0">
            <text:p>#N/A</text:p>
          </table:table-cell>
          <table:table-cell table:style-name="ce4" table:formula="of:=ROUND((([.R32]/100)*INDIRECT([.$B30] &amp; &quot;_MAX&quot;))/2.5; 0)*2.5" office:value-type="float" office:value="0">
            <text:p>#N/A</text:p>
          </table:table-cell>
          <table:table-cell table:style-name="ce4" table:formula="of:=ROUND((([.S32]/100)*INDIRECT([.$B30] &amp; &quot;_MAX&quot;))/2.5; 0)*2.5" office:value-type="float" office:value="0">
            <text:p>#N/A</text:p>
          </table:table-cell>
          <table:table-cell table:style-name="ce4" table:formula="of:=ROUND((([.T32]/100)*INDIRECT([.$B30] &amp; &quot;_MAX&quot;))/2.5; 0)*2.5" office:value-type="float" office:value="0">
            <text:p>#N/A</text:p>
          </table:table-cell>
          <table:table-cell table:style-name="ce4" table:formula="of:=ROUND((([.U32]/100)*INDIRECT([.$B30] &amp; &quot;_MAX&quot;))/2.5; 0)*2.5" office:value-type="float" office:value="0">
            <text:p>#N/A</text:p>
          </table:table-cell>
          <table:table-cell table:style-name="ce4" table:formula="of:=ROUND((([.V32]/100)*INDIRECT([.$B30] &amp; &quot;_MAX&quot;))/2.5; 0)*2.5" office:value-type="float" office:value="0">
            <text:p>#N/A</text:p>
          </table:table-cell>
          <table:table-cell table:style-name="ce4" table:formula="of:=ROUND((([.W32]/100)*INDIRECT([.$B30] &amp; &quot;_MAX&quot;))/2.5; 0)*2.5" office:value-type="float" office:value="0">
            <text:p>#N/A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8" table:style-name="ce4" office:value-type="float" office:value="3">
            <text:p>3.0</text:p>
          </table:table-cell>
          <table:table-cell table:number-columns-repeated="10" table:style-name="ce4" office:value-type="float" office:value="0">
            <text:p>0.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5" table:style-name="ce4" office:value-type="float" office:value="65">
            <text:p>65.0</text:p>
          </table:table-cell>
          <table:table-cell table:number-columns-repeated="10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3</text:p>
          </table:table-cell>
          <table:table-cell table:formula="of:=IF(VLOOKUP([.B33]; Schema; [.$A33]+2; 0)=&quot;x&quot;; INDIRECT([.B33]); &quot;&quot;)" office:value-type="string" office:string-value="dips">
            <text:p>dips</text:p>
          </table:table-cell>
          <table:table-cell table:style-name="ce7" table:formula="of:=IF(OR(ISNA([.C33]); [.C33]=&quot;&quot;); &quot;-&quot;; [.C33])" office:value-type="string" office:string-value="dips">
            <text:p>dips</text:p>
          </table:table-cell>
          <table:table-cell table:number-columns-repeated="4" table:style-name="ce4" office:value-type="float" office:value="10">
            <text:p>10.0</text:p>
          </table:table-cell>
          <table:table-cell table:style-name="ce4" table:number-columns-repeated="15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2</text:p>
          </table:table-cell>
          <table:table-cell table:formula="of:=IF(VLOOKUP([.B34]; Schema; [.$A34]+2; 0)=&quot;x&quot;; INDIRECT([.B34]); &quot;&quot;)" office:value-type="string" office:string-value="räckhävning">
            <text:p>räckhävning</text:p>
          </table:table-cell>
          <table:table-cell table:style-name="ce7" table:formula="of:=IF(OR(ISNA([.C34]); [.C34]=&quot;&quot;); &quot;-&quot;; [.C34])" office:value-type="string" office:string-value="räckhävning">
            <text:p>räckhävning</text:p>
          </table:table-cell>
          <table:table-cell table:number-columns-repeated="4" table:style-name="ce4" office:value-type="float" office:value="6">
            <text:p>6.0</text:p>
          </table:table-cell>
          <table:table-cell table:style-name="ce4" table:number-columns-repeated="15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4</text:p>
          </table:table-cell>
          <table:table-cell table:formula="of:=IF(VLOOKUP([.B35]; Schema; [.$A35]+2; 0)=&quot;x&quot;; INDIRECT([.B35]); &quot;&quot;)" office:value-type="string" office:string-value="tryndrag">
            <text:p>tryndrag</text:p>
          </table:table-cell>
          <table:table-cell table:style-name="ce7" table:formula="of:=IF(OR(ISNA([.C35]); [.C35]=&quot;&quot;); &quot;-&quot;; [.C35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6</text:p>
          </table:table-cell>
          <table:table-cell table:formula="of:=IF(VLOOKUP([.B36]; Schema; [.$A36]+2; 0)=&quot;x&quot;; INDIRECT([.B36]); &quot;&quot;)" office:value-type="string" office:string-value="omv. flies">
            <text:p>omv. flies</text:p>
          </table:table-cell>
          <table:table-cell table:style-name="ce7" table:formula="of:=IF(OR(ISNA([.C36]); [.C36]=&quot;&quot;); &quot;-&quot;; [.C36])" office:value-type="string" office:string-value="omv. flies">
            <text:p>omv. flies</text:p>
          </table:table-cell>
          <table:table-cell table:number-columns-repeated="3" office:value-type="float" office:value="8">
            <text:p>8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37]); 0; [.$A38]-1); 22-[.$A38]; 0)" office:value-type="string" office:string-value="ML_P4">
            <text:p>ML_P4</text:p>
          </table:table-cell>
          <table:table-cell table:formula="of:=IF(VLOOKUP([.B38]; Schema; [.$A38]+2; 0)=&quot;&quot;; &quot;&quot;; INDIRECT([.B38]))" office:value-type="string" office:string-value="ML pausmark (mellan)">
            <text:p>ML pausmark (mellan)</text:p>
          </table:table-cell>
          <table:table-cell table:style-name="ce7" table:formula="of:=IF(OR(ISNA([.C38]); [.C38]=&quot;&quot;); &quot;-&quot;; [.C38])" office:value-type="string" office:string-value="ML pausmark (mellan)">
            <text:p>ML pausmark (mellan)</text:p>
          </table:table-cell>
          <table:table-cell table:style-name="ce4" table:formula="of:=ROUND((([.E40]/100)*INDIRECT([.$B38] &amp; &quot;_MAX&quot;))/2.5; 0)*2.5" office:value-type="float" office:value="90">
            <text:p>90.0</text:p>
          </table:table-cell>
          <table:table-cell table:style-name="ce4" table:formula="of:=ROUND((([.F40]/100)*INDIRECT([.$B38] &amp; &quot;_MAX&quot;))/2.5; 0)*2.5" office:value-type="float" office:value="90">
            <text:p>90.0</text:p>
          </table:table-cell>
          <table:table-cell table:style-name="ce4" table:formula="of:=ROUND((([.G40]/100)*INDIRECT([.$B38] &amp; &quot;_MAX&quot;))/2.5; 0)*2.5" office:value-type="float" office:value="107.5">
            <text:p>107.5</text:p>
          </table:table-cell>
          <table:table-cell table:style-name="ce4" table:formula="of:=ROUND((([.H40]/100)*INDIRECT([.$B38] &amp; &quot;_MAX&quot;))/2.5; 0)*2.5" office:value-type="float" office:value="107.5">
            <text:p>107.5</text:p>
          </table:table-cell>
          <table:table-cell table:style-name="ce4" table:formula="of:=ROUND((([.I40]/100)*INDIRECT([.$B38] &amp; &quot;_MAX&quot;))/2.5; 0)*2.5" office:value-type="float" office:value="117.5">
            <text:p>117.5</text:p>
          </table:table-cell>
          <table:table-cell table:style-name="ce4" table:formula="of:=ROUND((([.J40]/100)*INDIRECT([.$B38] &amp; &quot;_MAX&quot;))/2.5; 0)*2.5" office:value-type="float" office:value="117.5">
            <text:p>117.5</text:p>
          </table:table-cell>
          <table:table-cell table:style-name="ce4" table:formula="of:=ROUND((([.K40]/100)*INDIRECT([.$B38] &amp; &quot;_MAX&quot;))/2.5; 0)*2.5" office:value-type="float" office:value="117.5">
            <text:p>117.5</text:p>
          </table:table-cell>
          <table:table-cell table:style-name="ce4" table:formula="of:=ROUND((([.L40]/100)*INDIRECT([.$B38] &amp; &quot;_MAX&quot;))/2.5; 0)*2.5" office:value-type="float" office:value="0">
            <text:p>0.0</text:p>
          </table:table-cell>
          <table:table-cell table:style-name="ce4" table:formula="of:=ROUND((([.M40]/100)*INDIRECT([.$B38] &amp; &quot;_MAX&quot;))/2.5; 0)*2.5" office:value-type="float" office:value="0">
            <text:p>0.0</text:p>
          </table:table-cell>
          <table:table-cell table:style-name="ce4" table:formula="of:=ROUND((([.N40]/100)*INDIRECT([.$B38] &amp; &quot;_MAX&quot;))/2.5; 0)*2.5" office:value-type="float" office:value="0">
            <text:p>0.0</text:p>
          </table:table-cell>
          <table:table-cell table:style-name="ce4" table:formula="of:=ROUND((([.O40]/100)*INDIRECT([.$B38] &amp; &quot;_MAX&quot;))/2.5; 0)*2.5" office:value-type="float" office:value="0">
            <text:p>0.0</text:p>
          </table:table-cell>
          <table:table-cell table:style-name="ce4" table:formula="of:=ROUND((([.P40]/100)*INDIRECT([.$B38] &amp; &quot;_MAX&quot;))/2.5; 0)*2.5" office:value-type="float" office:value="0">
            <text:p>0.0</text:p>
          </table:table-cell>
          <table:table-cell table:style-name="ce4" table:formula="of:=ROUND((([.Q40]/100)*INDIRECT([.$B38] &amp; &quot;_MAX&quot;))/2.5; 0)*2.5" office:value-type="float" office:value="0">
            <text:p>0.0</text:p>
          </table:table-cell>
          <table:table-cell table:style-name="ce4" table:formula="of:=ROUND((([.R40]/100)*INDIRECT([.$B38] &amp; &quot;_MAX&quot;))/2.5; 0)*2.5" office:value-type="float" office:value="0">
            <text:p>0.0</text:p>
          </table:table-cell>
          <table:table-cell table:style-name="ce4" table:formula="of:=ROUND((([.S40]/100)*INDIRECT([.$B38] &amp; &quot;_MAX&quot;))/2.5; 0)*2.5" office:value-type="float" office:value="0">
            <text:p>0.0</text:p>
          </table:table-cell>
          <table:table-cell table:style-name="ce4" table:formula="of:=ROUND((([.T40]/100)*INDIRECT([.$B38] &amp; &quot;_MAX&quot;))/2.5; 0)*2.5" office:value-type="float" office:value="0">
            <text:p>0.0</text:p>
          </table:table-cell>
          <table:table-cell table:style-name="ce4" table:formula="of:=ROUND((([.U40]/100)*INDIRECT([.$B38] &amp; &quot;_MAX&quot;))/2.5; 0)*2.5" office:value-type="float" office:value="0">
            <text:p>0.0</text:p>
          </table:table-cell>
          <table:table-cell table:style-name="ce4" table:formula="of:=ROUND((([.V40]/100)*INDIRECT([.$B38] &amp; &quot;_MAX&quot;))/2.5; 0)*2.5" office:value-type="float" office:value="0">
            <text:p>0.0</text:p>
          </table:table-cell>
          <table:table-cell table:style-name="ce4" table:formula="of:=ROUND((([.W40]/100)*INDIRECT([.$B38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.0</text:p>
          </table:table-cell>
          <table:table-cell table:number-columns-repeated="12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3" table:style-name="ce4" office:value-type="float" office:value="65">
            <text:p>65.0</text:p>
          </table:table-cell>
          <table:table-cell table:number-columns-repeated="12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1</text:p>
          </table:table-cell>
          <table:table-cell table:formula="of:=IF(VLOOKUP([.B41]; Schema; [.$A41]+2; 0)=&quot;x&quot;; INDIRECT([.B41]); &quot;&quot;)" office:value-type="string" office:string-value="ryggresning">
            <text:p>ryggresning</text:p>
          </table:table-cell>
          <table:table-cell table:style-name="ce7" table:formula="of:=IF(OR(ISNA([.C41]); [.C41]=&quot;&quot;); &quot;-&quot;; [.C41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42">
            <text:p>4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2" table:formula="of:=[.A43]" office:value-type="float" office:value="7">
            <text:p>7</text:p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17"/>
          <table:table-cell table:style-name="ce4"/>
          <table:table-cell table:style-name="ce1" table:number-columns-repeated="3"/>
          <table:table-cell table:style-name="ce19"/>
          <table:table-cell table:style-name="ce18"/>
          <table:table-cell table:style-name="ce1"/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6"/>
          <table:table-cell table:style-name="ce18" table:number-columns-repeated="4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45]); 0; [.$A46]-1); 22-[.$A46]; 0)" office:value-type="string" office:string-value="KB_P1">
            <text:p>KB_P1</text:p>
          </table:table-cell>
          <table:table-cell table:formula="of:=IF(VLOOKUP([.B46]; Schema; [.$A46]+2; 0)=&quot;&quot;; &quot;&quot;; INDIRECT([.B46]))" office:value-type="string" office:string-value="KB OL">
            <text:p>KB OL</text:p>
          </table:table-cell>
          <table:table-cell table:style-name="ce7" table:formula="of:=IF(OR(ISNA([.C46]); [.C46]=&quot;&quot;); &quot;-&quot;; [.C46])" office:value-type="string" office:string-value="KB OL">
            <text:p>KB OL</text:p>
          </table:table-cell>
          <table:table-cell table:style-name="ce4" table:formula="of:=ROUND((([.E48]/100)*INDIRECT([.$B46] &amp; &quot;_MAX&quot;))/2.5; 0)*2.5" office:value-type="float" office:value="70">
            <text:p>70.0</text:p>
          </table:table-cell>
          <table:table-cell table:style-name="ce4" table:formula="of:=ROUND((([.F48]/100)*INDIRECT([.$B46] &amp; &quot;_MAX&quot;))/2.5; 0)*2.5" office:value-type="float" office:value="70">
            <text:p>70.0</text:p>
          </table:table-cell>
          <table:table-cell table:style-name="ce4" table:formula="of:=ROUND((([.G48]/100)*INDIRECT([.$B46] &amp; &quot;_MAX&quot;))/2.5; 0)*2.5" office:value-type="float" office:value="85">
            <text:p>85.0</text:p>
          </table:table-cell>
          <table:table-cell table:style-name="ce4" table:formula="of:=ROUND((([.H48]/100)*INDIRECT([.$B46] &amp; &quot;_MAX&quot;))/2.5; 0)*2.5" office:value-type="float" office:value="85">
            <text:p>85.0</text:p>
          </table:table-cell>
          <table:table-cell table:style-name="ce4" table:formula="of:=ROUND((([.I48]/100)*INDIRECT([.$B46] &amp; &quot;_MAX&quot;))/2.5; 0)*2.5" office:value-type="float" office:value="97.5">
            <text:p>97.5</text:p>
          </table:table-cell>
          <table:table-cell table:style-name="ce4" table:formula="of:=ROUND((([.J48]/100)*INDIRECT([.$B46] &amp; &quot;_MAX&quot;))/2.5; 0)*2.5" office:value-type="float" office:value="97.5">
            <text:p>97.5</text:p>
          </table:table-cell>
          <table:table-cell table:style-name="ce4" table:formula="of:=ROUND((([.K48]/100)*INDIRECT([.$B46] &amp; &quot;_MAX&quot;))/2.5; 0)*2.5" office:value-type="float" office:value="112.5">
            <text:p>112.5</text:p>
          </table:table-cell>
          <table:table-cell table:style-name="ce4" table:formula="of:=ROUND((([.L48]/100)*INDIRECT([.$B46] &amp; &quot;_MAX&quot;))/2.5; 0)*2.5" office:value-type="float" office:value="112.5">
            <text:p>112.5</text:p>
          </table:table-cell>
          <table:table-cell table:style-name="ce4" table:formula="of:=ROUND((([.M48]/100)*INDIRECT([.$B46] &amp; &quot;_MAX&quot;))/2.5; 0)*2.5" office:value-type="float" office:value="112.5">
            <text:p>112.5</text:p>
          </table:table-cell>
          <table:table-cell table:style-name="ce4" table:formula="of:=ROUND((([.N48]/100)*INDIRECT([.$B46] &amp; &quot;_MAX&quot;))/2.5; 0)*2.5" office:value-type="float" office:value="112.5">
            <text:p>112.5</text:p>
          </table:table-cell>
          <table:table-cell table:style-name="ce4" table:formula="of:=ROUND((([.O48]/100)*INDIRECT([.$B46] &amp; &quot;_MAX&quot;))/2.5; 0)*2.5" office:value-type="float" office:value="0">
            <text:p>0.0</text:p>
          </table:table-cell>
          <table:table-cell table:style-name="ce4" table:formula="of:=ROUND((([.P48]/100)*INDIRECT([.$B46] &amp; &quot;_MAX&quot;))/2.5; 0)*2.5" office:value-type="float" office:value="0">
            <text:p>0.0</text:p>
          </table:table-cell>
          <table:table-cell table:style-name="ce4" table:formula="of:=ROUND((([.Q48]/100)*INDIRECT([.$B46] &amp; &quot;_MAX&quot;))/2.5; 0)*2.5" office:value-type="float" office:value="0">
            <text:p>0.0</text:p>
          </table:table-cell>
          <table:table-cell table:style-name="ce4" table:formula="of:=ROUND((([.R48]/100)*INDIRECT([.$B46] &amp; &quot;_MAX&quot;))/2.5; 0)*2.5" office:value-type="float" office:value="0">
            <text:p>0.0</text:p>
          </table:table-cell>
          <table:table-cell table:style-name="ce4" table:formula="of:=ROUND((([.S48]/100)*INDIRECT([.$B46] &amp; &quot;_MAX&quot;))/2.5; 0)*2.5" office:value-type="float" office:value="0">
            <text:p>0.0</text:p>
          </table:table-cell>
          <table:table-cell table:style-name="ce4" table:formula="of:=ROUND((([.T48]/100)*INDIRECT([.$B46] &amp; &quot;_MAX&quot;))/2.5; 0)*2.5" office:value-type="float" office:value="0">
            <text:p>0.0</text:p>
          </table:table-cell>
          <table:table-cell table:style-name="ce4" table:formula="of:=ROUND((([.U48]/100)*INDIRECT([.$B46] &amp; &quot;_MAX&quot;))/2.5; 0)*2.5" office:value-type="float" office:value="0">
            <text:p>0.0</text:p>
          </table:table-cell>
          <table:table-cell table:style-name="ce4" table:formula="of:=ROUND((([.V48]/100)*INDIRECT([.$B46] &amp; &quot;_MAX&quot;))/2.5; 0)*2.5" office:value-type="float" office:value="0">
            <text:p>0.0</text:p>
          </table:table-cell>
          <table:table-cell table:style-name="ce4" table:formula="of:=ROUND((([.W48]/100)*INDIRECT([.$B46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9"/>
          <table:table-cell table:number-columns-repeated="10" table:style-name="ce4" office:value-type="float" office:value="3">
            <text:p>3.0</text:p>
          </table:table-cell>
          <table:table-cell table:number-columns-repeated="9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10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80">
            <text:p>80.0</text:p>
          </table:table-cell>
          <table:table-cell table:number-columns-repeated="9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4</text:p>
          </table:table-cell>
          <table:table-cell table:formula="of:=IF(VLOOKUP([.B49]; Schema; [.$A49]+2; 0)=&quot;x&quot;; INDIRECT([.B49]); &quot;&quot;)" office:value-type="string" office:string-value="TKE">
            <text:p>TKE</text:p>
          </table:table-cell>
          <table:table-cell table:style-name="ce7" table:formula="of:=IF(OR(ISNA([.C49]); [.C49]=&quot;&quot;); &quot;-&quot;; [.C49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50]); 0; [.$A51]-1); 22-[.$A51]; 0)" office:value-type="string" office:string-value="BP_P0">
            <text:p>BP_P0</text:p>
          </table:table-cell>
          <table:table-cell table:formula="of:=IF(VLOOKUP([.B51]; Schema; [.$A51]+2; 0)=&quot;&quot;; &quot;&quot;; INDIRECT([.B51]))" office:value-type="string" office:string-value="BP tävling">
            <text:p>BP tävling</text:p>
          </table:table-cell>
          <table:table-cell table:style-name="ce7" table:formula="of:=IF(OR(ISNA([.C51]); [.C51]=&quot;&quot;); &quot;-&quot;; [.C51])" office:value-type="string" office:string-value="BP tävling">
            <text:p>BP tävling</text:p>
          </table:table-cell>
          <table:table-cell table:style-name="ce4" table:formula="of:=ROUND((([.E53]/100)*INDIRECT([.$B51] &amp; &quot;_MAX&quot;))/2.5; 0)*2.5" office:value-type="float" office:value="72.5">
            <text:p>72.5</text:p>
          </table:table-cell>
          <table:table-cell table:style-name="ce4" table:formula="of:=ROUND((([.F53]/100)*INDIRECT([.$B51] &amp; &quot;_MAX&quot;))/2.5; 0)*2.5" office:value-type="float" office:value="72.5">
            <text:p>72.5</text:p>
          </table:table-cell>
          <table:table-cell table:style-name="ce4" table:formula="of:=ROUND((([.G53]/100)*INDIRECT([.$B51] &amp; &quot;_MAX&quot;))/2.5; 0)*2.5" office:value-type="float" office:value="87.5">
            <text:p>87.5</text:p>
          </table:table-cell>
          <table:table-cell table:style-name="ce4" table:formula="of:=ROUND((([.H53]/100)*INDIRECT([.$B51] &amp; &quot;_MAX&quot;))/2.5; 0)*2.5" office:value-type="float" office:value="87.5">
            <text:p>87.5</text:p>
          </table:table-cell>
          <table:table-cell table:style-name="ce4" table:formula="of:=ROUND((([.I53]/100)*INDIRECT([.$B51] &amp; &quot;_MAX&quot;))/2.5; 0)*2.5" office:value-type="float" office:value="102.5">
            <text:p>102.5</text:p>
          </table:table-cell>
          <table:table-cell table:style-name="ce4" table:formula="of:=ROUND((([.J53]/100)*INDIRECT([.$B51] &amp; &quot;_MAX&quot;))/2.5; 0)*2.5" office:value-type="float" office:value="102.5">
            <text:p>102.5</text:p>
          </table:table-cell>
          <table:table-cell table:style-name="ce4" table:formula="of:=ROUND((([.K53]/100)*INDIRECT([.$B51] &amp; &quot;_MAX&quot;))/2.5; 0)*2.5" office:value-type="float" office:value="115">
            <text:p>115.0</text:p>
          </table:table-cell>
          <table:table-cell table:style-name="ce4" table:formula="of:=ROUND((([.L53]/100)*INDIRECT([.$B51] &amp; &quot;_MAX&quot;))/2.5; 0)*2.5" office:value-type="float" office:value="115">
            <text:p>115.0</text:p>
          </table:table-cell>
          <table:table-cell table:style-name="ce4" table:formula="of:=ROUND((([.M53]/100)*INDIRECT([.$B51] &amp; &quot;_MAX&quot;))/2.5; 0)*2.5" office:value-type="float" office:value="115">
            <text:p>115.0</text:p>
          </table:table-cell>
          <table:table-cell table:style-name="ce4" table:formula="of:=ROUND((([.N53]/100)*INDIRECT([.$B51] &amp; &quot;_MAX&quot;))/2.5; 0)*2.5" office:value-type="float" office:value="115">
            <text:p>115.0</text:p>
          </table:table-cell>
          <table:table-cell table:style-name="ce4" table:formula="of:=ROUND((([.O53]/100)*INDIRECT([.$B51] &amp; &quot;_MAX&quot;))/2.5; 0)*2.5" office:value-type="float" office:value="0">
            <text:p>0.0</text:p>
          </table:table-cell>
          <table:table-cell table:style-name="ce4" table:formula="of:=ROUND((([.P53]/100)*INDIRECT([.$B51] &amp; &quot;_MAX&quot;))/2.5; 0)*2.5" office:value-type="float" office:value="0">
            <text:p>0.0</text:p>
          </table:table-cell>
          <table:table-cell table:style-name="ce4" table:formula="of:=ROUND((([.Q53]/100)*INDIRECT([.$B51] &amp; &quot;_MAX&quot;))/2.5; 0)*2.5" office:value-type="float" office:value="0">
            <text:p>0.0</text:p>
          </table:table-cell>
          <table:table-cell table:style-name="ce4" table:formula="of:=ROUND((([.R53]/100)*INDIRECT([.$B51] &amp; &quot;_MAX&quot;))/2.5; 0)*2.5" office:value-type="float" office:value="0">
            <text:p>0.0</text:p>
          </table:table-cell>
          <table:table-cell table:style-name="ce4" table:formula="of:=ROUND((([.S53]/100)*INDIRECT([.$B51] &amp; &quot;_MAX&quot;))/2.5; 0)*2.5" office:value-type="float" office:value="0">
            <text:p>0.0</text:p>
          </table:table-cell>
          <table:table-cell table:style-name="ce4" table:formula="of:=ROUND((([.T53]/100)*INDIRECT([.$B51] &amp; &quot;_MAX&quot;))/2.5; 0)*2.5" office:value-type="float" office:value="0">
            <text:p>0.0</text:p>
          </table:table-cell>
          <table:table-cell table:style-name="ce4" table:formula="of:=ROUND((([.U53]/100)*INDIRECT([.$B51] &amp; &quot;_MAX&quot;))/2.5; 0)*2.5" office:value-type="float" office:value="0">
            <text:p>0.0</text:p>
          </table:table-cell>
          <table:table-cell table:style-name="ce4" table:formula="of:=ROUND((([.V53]/100)*INDIRECT([.$B51] &amp; &quot;_MAX&quot;))/2.5; 0)*2.5" office:value-type="float" office:value="0">
            <text:p>0.0</text:p>
          </table:table-cell>
          <table:table-cell table:style-name="ce4" table:formula="of:=ROUND((([.W53]/100)*INDIRECT([.$B51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9" table:style-name="ce4" office:value-type="float" office:value="3">
            <text:p>3.0</text:p>
          </table:table-cell>
          <table:table-cell table:number-columns-repeated="9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80">
            <text:p>80.0</text:p>
          </table:table-cell>
          <table:table-cell table:number-columns-repeated="9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1</text:p>
          </table:table-cell>
          <table:table-cell table:formula="of:=IF(VLOOKUP([.B54]; Schema; [.$A54]+2; 0)=&quot;x&quot;; INDIRECT([.B54]); &quot;&quot;)" office:value-type="string" office:string-value="flies">
            <text:p>flies</text:p>
          </table:table-cell>
          <table:table-cell table:style-name="ce7" table:formula="of:=IF(OR(ISNA([.C54]); [.C54]=&quot;&quot;); &quot;-&quot;; [.C54])" office:value-type="string" office:string-value="flies">
            <text:p>flies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3</text:p>
          </table:table-cell>
          <table:table-cell table:formula="of:=IF(VLOOKUP([.B55]; Schema; [.$A55]+2; 0)=&quot;x&quot;; INDIRECT([.B55]); &quot;&quot;)" office:value-type="string" office:string-value="biceps">
            <text:p>biceps</text:p>
          </table:table-cell>
          <table:table-cell table:style-name="ce7" table:formula="of:=IF(OR(ISNA([.C55]); [.C55]=&quot;&quot;); &quot;-&quot;; [.C55])" office:value-type="string" office:string-value="biceps">
            <text:p>biceps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1</text:p>
          </table:table-cell>
          <table:table-cell table:formula="of:=IF(VLOOKUP([.B56]; Schema; [.$A56]+2; 0)=&quot;x&quot;; INDIRECT([.B56]); &quot;&quot;)" office:value-type="string" office:string-value="hängande rodd">
            <text:p>hängande rodd</text:p>
          </table:table-cell>
          <table:table-cell table:style-name="ce7" table:formula="of:=IF(OR(ISNA([.C56]); [.C56]=&quot;&quot;); &quot;-&quot;; [.C56])" office:value-type="string" office:string-value="hängande rodd">
            <text:p>hängande rodd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5</text:p>
          </table:table-cell>
          <table:table-cell table:formula="of:=IF(VLOOKUP([.B57]; Schema; [.$A57]+2; 0)=&quot;x&quot;; INDIRECT([.B57]); &quot;&quot;)" office:value-type="string" office:string-value="hantellyft">
            <text:p>hantellyft</text:p>
          </table:table-cell>
          <table:table-cell table:style-name="ce7" table:formula="of:=IF(OR(ISNA([.C57]); [.C57]=&quot;&quot;); &quot;-&quot;; [.C57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formula="of:=VLOOKUP(&quot;p&quot;; OFFSET(INDIRECT(&quot;SchemaPrimary&quot; &amp; [.B58]); 0; [.$A59]-1); 22-[.$A59]; 0)" office:value-type="float" office:value="0">
            <text:p>#N/A</text:p>
          </table:table-cell>
          <table:table-cell table:formula="of:=IF(VLOOKUP([.B59]; Schema; [.$A59]+2; 0)=&quot;&quot;; &quot;&quot;; INDIRECT([.B59]))" office:value-type="float" office:value="0">
            <text:p>#N/A</text:p>
          </table:table-cell>
          <table:table-cell table:style-name="ce7" table:formula="of:=IF(OR(ISNA([.C59]); [.C59]=&quot;&quot;); &quot;-&quot;; [.C59])" office:value-type="float" office:value="0">
            <text:p>#N/A</text:p>
          </table:table-cell>
          <table:table-cell table:style-name="ce4" table:formula="of:=ROUND((([.E61]/100)*INDIRECT([.$B59] &amp; &quot;_MAX&quot;))/2.5; 0)*2.5" office:value-type="float" office:value="0">
            <text:p>#N/A</text:p>
          </table:table-cell>
          <table:table-cell table:style-name="ce4" table:formula="of:=ROUND((([.F61]/100)*INDIRECT([.$B59] &amp; &quot;_MAX&quot;))/2.5; 0)*2.5" office:value-type="float" office:value="0">
            <text:p>#N/A</text:p>
          </table:table-cell>
          <table:table-cell table:style-name="ce4" table:formula="of:=ROUND((([.G61]/100)*INDIRECT([.$B59] &amp; &quot;_MAX&quot;))/2.5; 0)*2.5" office:value-type="float" office:value="0">
            <text:p>#N/A</text:p>
          </table:table-cell>
          <table:table-cell table:style-name="ce4" table:formula="of:=ROUND((([.H61]/100)*INDIRECT([.$B59] &amp; &quot;_MAX&quot;))/2.5; 0)*2.5" office:value-type="float" office:value="0">
            <text:p>#N/A</text:p>
          </table:table-cell>
          <table:table-cell table:style-name="ce4" table:formula="of:=ROUND((([.I61]/100)*INDIRECT([.$B59] &amp; &quot;_MAX&quot;))/2.5; 0)*2.5" office:value-type="float" office:value="0">
            <text:p>#N/A</text:p>
          </table:table-cell>
          <table:table-cell table:style-name="ce4" table:formula="of:=ROUND((([.J61]/100)*INDIRECT([.$B59] &amp; &quot;_MAX&quot;))/2.5; 0)*2.5" office:value-type="float" office:value="0">
            <text:p>#N/A</text:p>
          </table:table-cell>
          <table:table-cell table:style-name="ce4" table:formula="of:=ROUND((([.K61]/100)*INDIRECT([.$B59] &amp; &quot;_MAX&quot;))/2.5; 0)*2.5" office:value-type="float" office:value="0">
            <text:p>#N/A</text:p>
          </table:table-cell>
          <table:table-cell table:style-name="ce4" table:formula="of:=ROUND((([.L61]/100)*INDIRECT([.$B59] &amp; &quot;_MAX&quot;))/2.5; 0)*2.5" office:value-type="float" office:value="0">
            <text:p>#N/A</text:p>
          </table:table-cell>
          <table:table-cell table:style-name="ce4" table:formula="of:=ROUND((([.M61]/100)*INDIRECT([.$B59] &amp; &quot;_MAX&quot;))/2.5; 0)*2.5" office:value-type="float" office:value="0">
            <text:p>#N/A</text:p>
          </table:table-cell>
          <table:table-cell table:style-name="ce4" table:formula="of:=ROUND((([.N61]/100)*INDIRECT([.$B59] &amp; &quot;_MAX&quot;))/2.5; 0)*2.5" office:value-type="float" office:value="0">
            <text:p>#N/A</text:p>
          </table:table-cell>
          <table:table-cell table:style-name="ce4" table:formula="of:=ROUND((([.O61]/100)*INDIRECT([.$B59] &amp; &quot;_MAX&quot;))/2.5; 0)*2.5" office:value-type="float" office:value="0">
            <text:p>#N/A</text:p>
          </table:table-cell>
          <table:table-cell table:style-name="ce4" table:formula="of:=ROUND((([.P61]/100)*INDIRECT([.$B59] &amp; &quot;_MAX&quot;))/2.5; 0)*2.5" office:value-type="float" office:value="0">
            <text:p>#N/A</text:p>
          </table:table-cell>
          <table:table-cell table:style-name="ce4" table:formula="of:=ROUND((([.Q61]/100)*INDIRECT([.$B59] &amp; &quot;_MAX&quot;))/2.5; 0)*2.5" office:value-type="float" office:value="0">
            <text:p>#N/A</text:p>
          </table:table-cell>
          <table:table-cell table:style-name="ce4" table:formula="of:=ROUND((([.R61]/100)*INDIRECT([.$B59] &amp; &quot;_MAX&quot;))/2.5; 0)*2.5" office:value-type="float" office:value="0">
            <text:p>#N/A</text:p>
          </table:table-cell>
          <table:table-cell table:style-name="ce4" table:formula="of:=ROUND((([.S61]/100)*INDIRECT([.$B59] &amp; &quot;_MAX&quot;))/2.5; 0)*2.5" office:value-type="float" office:value="0">
            <text:p>#N/A</text:p>
          </table:table-cell>
          <table:table-cell table:style-name="ce4" table:formula="of:=ROUND((([.T61]/100)*INDIRECT([.$B59] &amp; &quot;_MAX&quot;))/2.5; 0)*2.5" office:value-type="float" office:value="0">
            <text:p>#N/A</text:p>
          </table:table-cell>
          <table:table-cell table:style-name="ce4" table:formula="of:=ROUND((([.U61]/100)*INDIRECT([.$B59] &amp; &quot;_MAX&quot;))/2.5; 0)*2.5" office:value-type="float" office:value="0">
            <text:p>#N/A</text:p>
          </table:table-cell>
          <table:table-cell table:style-name="ce4" table:formula="of:=ROUND((([.V61]/100)*INDIRECT([.$B59] &amp; &quot;_MAX&quot;))/2.5; 0)*2.5" office:value-type="float" office:value="0">
            <text:p>#N/A</text:p>
          </table:table-cell>
          <table:table-cell table:style-name="ce4" table:formula="of:=ROUND((([.W61]/100)*INDIRECT([.$B59] &amp; &quot;_MAX&quot;))/2.5; 0)*2.5" office:value-type="float" office:value="0">
            <text:p>#N/A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.0</text:p>
          </table:table-cell>
          <table:table-cell table:number-columns-repeated="12" table:style-name="ce4" office:value-type="float" office:value="0">
            <text:p>0.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3" table:style-name="ce4" office:value-type="float" office:value="65">
            <text:p>65.0</text:p>
          </table:table-cell>
          <table:table-cell table:number-columns-repeated="12" table:style-name="ce4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1</text:p>
          </table:table-cell>
          <table:table-cell table:formula="of:=IF(VLOOKUP([.B62]; Schema; [.$A62]+2; 0)=&quot;x&quot;; INDIRECT([.B62]); &quot;&quot;)" office:value-type="string" office:string-value="ryggresning">
            <text:p>ryggresning</text:p>
          </table:table-cell>
          <table:table-cell table:style-name="ce7" table:formula="of:=IF(OR(ISNA([.C62]); [.C62]=&quot;&quot;); &quot;-&quot;; [.C62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4</text:p>
          </table:table-cell>
          <table:table-cell table:formula="of:=IF(VLOOKUP([.B63]; Schema; [.$A63]+2; 0)=&quot;x&quot;; INDIRECT([.B63]); &quot;&quot;)" office:value-type="string" office:string-value="sidomage">
            <text:p>sidomage</text:p>
          </table:table-cell>
          <table:table-cell table:style-name="ce7" table:formula="of:=IF(OR(ISNA([.C63]); [.C63]=&quot;&quot;); &quot;-&quot;; [.C63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63]); 0; [.$A64]-1); 22-[.$A64]; 0)" office:value-type="float" office:value="0">
            <text:p>#REF!</text:p>
          </table:table-cell>
          <table:table-cell table:formula="of:=IF(VLOOKUP([.B64]; Schema; [.$A64]+2; 0)=&quot;&quot;; &quot;&quot;; INDIRECT([.B64]))" office:value-type="float" office:value="0">
            <text:p>#REF!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67">
            <text:p>6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3" office:value-type="string">
            <text:p>Vecka 1</text:p>
          </table:table-cell>
          <table:table-cell table:style-name="ce5"/>
          <table:table-cell table:style-name="ce12"/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table:style-name="ce1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17"/>
          <table:table-cell table:style-name="ce4"/>
          <table:table-cell table:style-name="ce1" table:number-columns-repeated="3"/>
          <table:table-cell table:style-name="ce19"/>
          <table:table-cell table:style-name="ce18"/>
          <table:table-cell table:style-name="ce1"/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6"/>
          <table:table-cell table:style-name="ce18" table:number-columns-repeated="4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70]); 0; [.$A71]-1); 22-[.$A71]; 0)" office:value-type="string" office:string-value="KB_P0">
            <text:p>KB_P0</text:p>
          </table:table-cell>
          <table:table-cell table:formula="of:=IF(VLOOKUP([.B71]; Schema; [.$A71]+2; 0)=&quot;&quot;; &quot;&quot;; INDIRECT([.B71]))" office:value-type="string" office:string-value="KB SL bälte">
            <text:p>KB SL bälte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3</text:p>
          </table:table-cell>
          <table:table-cell table:formula="of:=IF(VLOOKUP([.B74]; Schema; [.$A74]+2; 0)=&quot;x&quot;; INDIRECT([.B74]); &quot;&quot;)" office:value-type="string" office:string-value="KB pinpress">
            <text:p>KB pinpress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2</text:p>
          </table:table-cell>
          <table:table-cell table:formula="of:=IF(VLOOKUP([.B75]; Schema; [.$A75]+2; 0)=&quot;x&quot;; INDIRECT([.B75]); &quot;&quot;)" office:value-type="string" office:string-value="benspark">
            <text:p>benspark</text:p>
          </table:table-cell>
          <table:table-cell table:style-name="ce7"/>
          <table:table-cell table:style-name="ce4" table:number-columns-repeated="2"/>
          <table:table-cell table:style-name="ce14"/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3</text:p>
          </table:table-cell>
          <table:table-cell table:formula="of:=IF(VLOOKUP([.B76]; Schema; [.$A76]+2; 0)=&quot;x&quot;; INDIRECT([.B76]); &quot;&quot;)" office:value-type="string" office:string-value="lårcurl">
            <text:p>lårcurl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4</text:p>
          </table:table-cell>
          <table:table-cell table:formula="of:=IF(VLOOKUP([.B77]; Schema; [.$A77]+2; 0)=&quot;x&quot;; INDIRECT([.B77]); &quot;&quot;)" office:value-type="string" office:string-value="TKE">
            <text:p>TKE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78]); 0; [.$A79]-1); 22-[.$A79]; 0)" office:value-type="string" office:string-value="BP_P0">
            <text:p>BP_P0</text:p>
          </table:table-cell>
          <table:table-cell table:formula="of:=IF(VLOOKUP([.B79]; Schema; [.$A79]+2; 0)=&quot;&quot;; &quot;&quot;; INDIRECT([.B79]))" office:value-type="string" office:string-value="BP tävling">
            <text:p>BP tävling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style-name="ce13"/>
          <table:table-cell table:style-name="ce4" table:number-columns-repeated="18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1</text:p>
          </table:table-cell>
          <table:table-cell table:formula="of:=IF(VLOOKUP([.B82]; Schema; [.$A82]+2; 0)=&quot;x&quot;; INDIRECT([.B82]); &quot;&quot;)" office:value-type="string" office:string-value="BP FU">
            <text:p>BP FU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1</text:p>
          </table:table-cell>
          <table:table-cell table:formula="of:=IF(VLOOKUP([.B83]; Schema; [.$A83]+2; 0)=&quot;x&quot;; INDIRECT([.B83]); &quot;&quot;)" office:value-type="string" office:string-value="flies">
            <text:p>flies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4</text:p>
          </table:table-cell>
          <table:table-cell table:formula="of:=IF(VLOOKUP([.B84]; Schema; [.$A84]+2; 0)=&quot;x&quot;; INDIRECT([.B84]); &quot;&quot;)" office:value-type="string" office:string-value="pushdowns">
            <text:p>pushdowns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4</text:p>
          </table:table-cell>
          <table:table-cell table:formula="of:=IF(VLOOKUP([.B85]; Schema; [.$A85]+2; 0)=&quot;x&quot;; INDIRECT([.B85]); &quot;&quot;)" office:value-type="string" office:string-value="tryndrag">
            <text:p>tryndrag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86]); 0; [.$A87]-1); 22-[.$A87]; 0)" office:value-type="string" office:string-value="ML_P0">
            <text:p>ML_P0</text:p>
          </table:table-cell>
          <table:table-cell table:formula="of:=IF(VLOOKUP([.B87]; Schema; [.$A87]+2; 0)=&quot;&quot;; &quot;&quot;; INDIRECT([.B87]))" office:value-type="string" office:string-value="ML bälte ej skor">
            <text:p>ML bälte ej skor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1</text:p>
          </table:table-cell>
          <table:table-cell table:formula="of:=IF(VLOOKUP([.B90]; Schema; [.$A90]+2; 0)=&quot;x&quot;; INDIRECT([.B90]); &quot;&quot;)" office:value-type="string" office:string-value="ryggresning">
            <text:p>ryggresning</text:p>
          </table:table-cell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91">
            <text:p>91</text:p>
          </table:table-cell>
          <table:table-cell/>
          <table:table-cell table:style-name="Default"/>
          <table:table-cell table:number-columns-repeated="1020"/>
        </table:table-row>
        <table:table-row table:style-name="ro2" table:number-rows-repeated="63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155">
            <text:p>155</text:p>
          </table:table-cell>
          <table:table-cell/>
          <table:table-cell table:style-name="Default"/>
          <table:table-cell table:number-columns-repeated="1020"/>
        </table:table-row>
        <table:table-row table:style-name="ro2" table:number-rows-repeated="716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77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kter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2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number-columns-repeated="1001" table:default-cell-style-name="Default"/>
        <table:table-row table:style-name="ro2">
          <table:table-cell table:number-columns-repeated="4"/>
          <table:table-cell table:style-name="ce23" table:number-columns-repeated="19"/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2" table:formula="of:=[.A2]" office:value-type="float" office:value="1">
            <text:p>1</text:p>
          </table:table-cell>
          <table:table-cell table:style-name="ce24"/>
          <table:table-cell table:style-name="ce23" table:number-columns-repeated="17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</text:p>
          </table:table-cell>
          <table:table-cell/>
          <table:table-cell table:style-name="ce20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formula="of:=VLOOKUP(&quot;p&quot;; OFFSET(INDIRECT(&quot;SchemaPrimary&quot; &amp; [.B3]); 0; [.$A4]-1); 22-[.$A4]; 0)" office:value-type="string" office:string-value="KB_P0">
            <text:p>KB_P0</text:p>
          </table:table-cell>
          <table:table-cell table:formula="of:=IF(VLOOKUP([.B4]; Schema; [.$A4]+2; 0)=&quot;&quot;; &quot;&quot;; INDIRECT([.B4]))" office:value-type="string" office:string-value="KB SL bälte">
            <text:p>KB SL bälte</text:p>
          </table:table-cell>
          <table:table-cell table:style-name="ce7" table:formula="of:=IF(OR(ISNA([.C4]); [.C4]=&quot;&quot;); &quot;-&quot;; [.C4])" office:value-type="string" office:string-value="KB SL bälte">
            <text:p>KB SL bälte</text:p>
          </table:table-cell>
          <table:table-cell table:style-name="ce4" table:formula="of:=ROUND((([.E6]/100)*INDIRECT([.$B4] &amp; &quot;_MAX&quot;))/2.5; 0)*2.5" office:value-type="float" office:value="85">
            <text:p>85.0</text:p>
          </table:table-cell>
          <table:table-cell table:style-name="ce4" table:formula="of:=ROUND((([.F6]/100)*INDIRECT([.$B4] &amp; &quot;_MAX&quot;))/2.5; 0)*2.5" office:value-type="float" office:value="92.5">
            <text:p>92.5</text:p>
          </table:table-cell>
          <table:table-cell table:style-name="ce4" table:formula="of:=ROUND((([.G6]/100)*INDIRECT([.$B4] &amp; &quot;_MAX&quot;))/2.5; 0)*2.5" office:value-type="float" office:value="102.5">
            <text:p>102.5</text:p>
          </table:table-cell>
          <table:table-cell table:style-name="ce4" table:formula="of:=ROUND((([.H6]/100)*INDIRECT([.$B4] &amp; &quot;_MAX&quot;))/2.5; 0)*2.5" office:value-type="float" office:value="110">
            <text:p>110.0</text:p>
          </table:table-cell>
          <table:table-cell table:style-name="ce4" table:formula="of:=ROUND((([.I6]/100)*INDIRECT([.$B4] &amp; &quot;_MAX&quot;))/2.5; 0)*2.5" office:value-type="float" office:value="110">
            <text:p>110.0</text:p>
          </table:table-cell>
          <table:table-cell table:style-name="ce4" table:formula="of:=ROUND((([.J6]/100)*INDIRECT([.$B4] &amp; &quot;_MAX&quot;))/2.5; 0)*2.5" office:value-type="float" office:value="110">
            <text:p>110.0</text:p>
          </table:table-cell>
          <table:table-cell table:style-name="ce4" table:formula="of:=ROUND((([.K6]/100)*INDIRECT([.$B4] &amp; &quot;_MAX&quot;))/2.5; 0)*2.5" office:value-type="float" office:value="110">
            <text:p>110.0</text:p>
          </table:table-cell>
          <table:table-cell table:style-name="ce4" table:formula="of:=ROUND((([.L6]/100)*INDIRECT([.$B4] &amp; &quot;_MAX&quot;))/2.5; 0)*2.5" office:value-type="float" office:value="110">
            <text:p>110.0</text:p>
          </table:table-cell>
          <table:table-cell table:style-name="ce4" table:formula="of:=ROUND((([.M6]/100)*INDIRECT([.$B4] &amp; &quot;_MAX&quot;))/2.5; 0)*2.5" office:value-type="float" office:value="110">
            <text:p>110.0</text:p>
          </table:table-cell>
          <table:table-cell table:style-name="ce4" table:formula="of:=ROUND((([.N6]/100)*INDIRECT([.$B4] &amp; &quot;_MAX&quot;))/2.5; 0)*2.5" office:value-type="float" office:value="110">
            <text:p>110.0</text:p>
          </table:table-cell>
          <table:table-cell table:style-name="ce4" table:formula="of:=ROUND((([.O6]/100)*INDIRECT([.$B4] &amp; &quot;_MAX&quot;))/2.5; 0)*2.5" office:value-type="float" office:value="110">
            <text:p>110.0</text:p>
          </table:table-cell>
          <table:table-cell table:style-name="ce4" table:formula="of:=ROUND((([.P6]/100)*INDIRECT([.$B4] &amp; &quot;_MAX&quot;))/2.5; 0)*2.5" office:value-type="float" office:value="110">
            <text:p>110.0</text:p>
          </table:table-cell>
          <table:table-cell table:style-name="ce4" table:formula="of:=ROUND((([.Q6]/100)*INDIRECT([.$B4] &amp; &quot;_MAX&quot;))/2.5; 0)*2.5" office:value-type="float" office:value="102.5">
            <text:p>102.5</text:p>
          </table:table-cell>
          <table:table-cell table:style-name="ce4" table:formula="of:=ROUND((([.R6]/100)*INDIRECT([.$B4] &amp; &quot;_MAX&quot;))/2.5; 0)*2.5" office:value-type="float" office:value="0">
            <text:p>0.0</text:p>
          </table:table-cell>
          <table:table-cell table:style-name="ce4" table:formula="of:=ROUND((([.S6]/100)*INDIRECT([.$B4] &amp; &quot;_MAX&quot;))/2.5; 0)*2.5" office:value-type="float" office:value="0">
            <text:p>0.0</text:p>
          </table:table-cell>
          <table:table-cell table:style-name="ce4" table:formula="of:=ROUND((([.T6]/100)*INDIRECT([.$B4] &amp; &quot;_MAX&quot;))/2.5; 0)*2.5" office:value-type="float" office:value="0">
            <text:p>0.0</text:p>
          </table:table-cell>
          <table:table-cell table:style-name="ce4" table:formula="of:=ROUND((([.U6]/100)*INDIRECT([.$B4] &amp; &quot;_MAX&quot;))/2.5; 0)*2.5" office:value-type="float" office:value="0">
            <text:p>0.0</text:p>
          </table:table-cell>
          <table:table-cell table:style-name="ce4" table:formula="of:=ROUND((([.V6]/100)*INDIRECT([.$B4] &amp; &quot;_MAX&quot;))/2.5; 0)*2.5" office:value-type="float" office:value="0">
            <text:p>0.0</text:p>
          </table:table-cell>
          <table:table-cell table:style-name="ce4" table:formula="of:=ROUND((([.W6]/100)*INDIRECT([.$B4] &amp; &quot;_MAX&quot;))/2.5; 0)*2.5" office:value-type="float" office:value="0">
            <text:p>0.0</text:p>
          </table:table-cell>
          <table:table-cell/>
          <table:table-cell office:value-type="string">
            <text:p>KB_P_SUM</text:p>
          </table:table-cell>
          <table:table-cell office:value-type="string">
            <text:p>BP_P_SUM</text:p>
          </table:table-cell>
          <table:table-cell office:value-type="string">
            <text:p>BP_A_SUM</text:p>
          </table:table-cell>
          <table:table-cell office:value-type="string">
            <text:p>BP_M_SUM</text:p>
          </table:table-cell>
          <table:table-cell office:value-type="string">
            <text:p>BP_P_SUM</text:p>
          </table:table-cell>
          <table:table-cell office:value-type="string">
            <text:p>ML_P_SUM</text:p>
          </table:table-cell>
          <table:table-cell office:value-type="string">
            <text:p>ML_A_SUM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12" table:style-name="ce4" office:value-type="float" office:value="3">
            <text:p>3.0</text:p>
          </table:table-cell>
          <table:table-cell table:style-name="ce4" office:value-type="float" office:value="6">
            <text:p>6.0</text:p>
          </table:table-cell>
          <table:table-cell table:number-columns-repeated="6" table:style-name="ce4"/>
          <table:table-cell office:value-type="float" office:value="1">
            <text:p>1</text:p>
          </table:table-cell>
          <table:table-cell table:formula="of:=SUM([.E8:.W12]) + SUM([.E5:.W5])" office:value-type="float" office:value="54">
            <text:p>54</text:p>
          </table:table-cell>
          <table:table-cell table:formula="of:=SUM([.E22:.W25]) + SUM([.E19:.W19])" office:value-type="float" office:value="42">
            <text:p>42</text:p>
          </table:table-cell>
          <table:table-cell table:formula="of:=SUM([.E26:.W31])" office:value-type="float" office:value="54">
            <text:p>54</text:p>
          </table:table-cell>
          <table:table-cell table:formula="of:=SUM([.E32:.W37])" office:value-type="float" office:value="60">
            <text:p>60</text:p>
          </table:table-cell>
          <table:table-cell table:formula="of:=SUM([.E43:.W47]) + SUM([.E40:.W40])" office:value-type="float" office:value="21">
            <text:p>21</text:p>
          </table:table-cell>
          <table:table-cell table:formula="of:=SUM([.E43:.W47]) + SUM([.E40:.W40])" office:value-type="float" office:value="21">
            <text:p>21</text:p>
          </table:table-cell>
          <table:table-cell table:formula="of:=SUM([.E48:.W53])" office:value-type="float" office:value="0">
            <text:p>0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.0</text:p>
          </table:table-cell>
          <table:table-cell table:style-name="ce4" office:value-type="float" office:value="55">
            <text:p>55.0</text:p>
          </table:table-cell>
          <table:table-cell table:style-name="ce4" office:value-type="float" office:value="60">
            <text:p>60.0</text:p>
          </table:table-cell>
          <table:table-cell table:number-columns-repeated="9" table:style-name="ce4" office:value-type="float" office:value="65">
            <text:p>65.0</text:p>
          </table:table-cell>
          <table:table-cell table:style-name="ce4" office:value-type="float" office:value="60">
            <text:p>60.0</text:p>
          </table:table-cell>
          <table:table-cell table:number-columns-repeated="6" table:style-name="ce4"/>
          <table:table-cell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10" table:formula="of:=ROUND(SUM([.E7:.W7]); 2)" office:value-type="float" office:value="1.12">
            <text:p>1.12</text:p>
          </table:table-cell>
          <table:table-cell table:style-name="ce4" table:formula="of:=[.E5]/(100-[.E6])" office:value-type="float" office:value="0.06">
            <text:p>0.1</text:p>
          </table:table-cell>
          <table:table-cell table:style-name="ce4" table:formula="of:=[.F5]/(100-[.F6])" office:value-type="float" office:value="0.0666666666666667">
            <text:p>0.1</text:p>
          </table:table-cell>
          <table:table-cell table:style-name="ce4" table:formula="of:=[.G5]/(100-[.G6])" office:value-type="float" office:value="0.075">
            <text:p>0.1</text:p>
          </table:table-cell>
          <table:table-cell table:style-name="ce4" table:formula="of:=[.H5]/(100-[.H6])" office:value-type="float" office:value="0.0857142857142857">
            <text:p>0.1</text:p>
          </table:table-cell>
          <table:table-cell table:style-name="ce4" table:formula="of:=[.I5]/(100-[.I6])" office:value-type="float" office:value="0.0857142857142857">
            <text:p>0.1</text:p>
          </table:table-cell>
          <table:table-cell table:style-name="ce4" table:formula="of:=[.J5]/(100-[.J6])" office:value-type="float" office:value="0.0857142857142857">
            <text:p>0.1</text:p>
          </table:table-cell>
          <table:table-cell table:style-name="ce4" table:formula="of:=[.K5]/(100-[.K6])" office:value-type="float" office:value="0.0857142857142857">
            <text:p>0.1</text:p>
          </table:table-cell>
          <table:table-cell table:style-name="ce4" table:formula="of:=[.L5]/(100-[.L6])" office:value-type="float" office:value="0.0857142857142857">
            <text:p>0.1</text:p>
          </table:table-cell>
          <table:table-cell table:style-name="ce4" table:formula="of:=[.M5]/(100-[.M6])" office:value-type="float" office:value="0.0857142857142857">
            <text:p>0.1</text:p>
          </table:table-cell>
          <table:table-cell table:style-name="ce4" table:formula="of:=[.N5]/(100-[.N6])" office:value-type="float" office:value="0.0857142857142857">
            <text:p>0.1</text:p>
          </table:table-cell>
          <table:table-cell table:style-name="ce4" table:formula="of:=[.O5]/(100-[.O6])" office:value-type="float" office:value="0.0857142857142857">
            <text:p>0.1</text:p>
          </table:table-cell>
          <table:table-cell table:style-name="ce4" table:formula="of:=[.P5]/(100-[.P6])" office:value-type="float" office:value="0.0857142857142857">
            <text:p>0.1</text:p>
          </table:table-cell>
          <table:table-cell table:style-name="ce4" table:formula="of:=[.Q5]/(100-[.Q6])" office:value-type="float" office:value="0.15">
            <text:p>0.2</text:p>
          </table:table-cell>
          <table:table-cell table:style-name="ce4" table:formula="of:=[.R5]/(100-[.R6])" office:value-type="float" office:value="0">
            <text:p>0.0</text:p>
          </table:table-cell>
          <table:table-cell table:style-name="ce4" table:formula="of:=[.S5]/(100-[.S6])" office:value-type="float" office:value="0">
            <text:p>0.0</text:p>
          </table:table-cell>
          <table:table-cell table:style-name="ce4" table:formula="of:=[.T5]/(100-[.T6])" office:value-type="float" office:value="0">
            <text:p>0.0</text:p>
          </table:table-cell>
          <table:table-cell table:style-name="ce4" table:formula="of:=[.U5]/(100-[.U6])" office:value-type="float" office:value="0">
            <text:p>0.0</text:p>
          </table:table-cell>
          <table:table-cell table:style-name="ce4" table:formula="of:=[.V5]/(100-[.V6])" office:value-type="float" office:value="0">
            <text:p>0.0</text:p>
          </table:table-cell>
          <table:table-cell table:style-name="ce4" table:formula="of:=[.W5]/(100-[.W6]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0</text:p>
          </table:table-cell>
          <table:table-cell table:formula="of:=IF(VLOOKUP([.B8]; Schema; [.$A4]+2; 0)=&quot;x&quot;; INDIRECT([.B8]); &quot;&quot;)">
            <text:p/>
          </table:table-cell>
          <table:table-cell table:style-name="ce7" table:formula="of:=IF(OR(ISNA([.C8]); [.C8]=&quot;&quot;); &quot;-&quot;; [.C8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1</text:p>
          </table:table-cell>
          <table:table-cell table:formula="of:=IF(VLOOKUP([.B9]; Schema; [.$A5]+2; 0)=&quot;x&quot;; INDIRECT([.B9]); &quot;&quot;)" office:value-type="string" office:string-value="KB OL">
            <text:p>KB OL</text:p>
          </table:table-cell>
          <table:table-cell table:style-name="ce7" table:formula="of:=IF(OR(ISNA([.C9]); [.C9]=&quot;&quot;); &quot;-&quot;; [.C9])" office:value-type="string" office:string-value="KB OL">
            <text:p>KB OL</text:p>
          </table:table-cell>
          <table:table-cell table:number-columns-repeated="3" table:style-name="ce4" office:value-type="float" office:value="4">
            <text:p>4.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2</text:p>
          </table:table-cell>
          <table:table-cell table:formula="of:=IF(VLOOKUP([.B10]; Schema; [.$A6]+2; 0)=&quot;x&quot;; INDIRECT([.B10]); &quot;&quot;)">
            <text:p/>
          </table:table-cell>
          <table:table-cell table:style-name="ce7" table:formula="of:=IF(OR(ISNA([.C10]); [.C10]=&quot;&quot;); &quot;-&quot;; [.C10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3</text:p>
          </table:table-cell>
          <table:table-cell table:formula="of:=IF(VLOOKUP([.B11]; Schema; [.$A7]+2; 0)=&quot;x&quot;; INDIRECT([.B11]); &quot;&quot;)">
            <text:p/>
          </table:table-cell>
          <table:table-cell table:style-name="ce7" table:formula="of:=IF(OR(ISNA([.C11]); [.C11]=&quot;&quot;); &quot;-&quot;; [.C11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4</text:p>
          </table:table-cell>
          <table:table-cell table:formula="of:=IF(VLOOKUP([.B12]; Schema; [.$A8]+2; 0)=&quot;x&quot;; INDIRECT([.B12]); &quot;&quot;)">
            <text:p/>
          </table:table-cell>
          <table:table-cell table:style-name="ce7" table:formula="of:=IF(OR(ISNA([.C12]); [.C12]=&quot;&quot;); &quot;-&quot;; [.C12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A1</text:p>
          </table:table-cell>
          <table:table-cell table:formula="of:=IF(VLOOKUP([.B13]; Schema; [.$A9]+2; 0)=&quot;x&quot;; INDIRECT([.B13]); &quot;&quot;)">
            <text:p/>
          </table:table-cell>
          <table:table-cell table:style-name="ce7" table:formula="of:=IF(OR(ISNA([.C13]); [.C13]=&quot;&quot;); &quot;-&quot;; [.C13])" office:value-type="string" office:string-value="-">
            <text:p>-</text:p>
          </table:table-cell>
          <table:table-cell table:style-name="ce4" table:number-columns-repeated="14"/>
          <table:table-cell table:style-name="ce15"/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A2</text:p>
          </table:table-cell>
          <table:table-cell table:formula="of:=IF(VLOOKUP([.B14]; Schema; [.$A10]+2; 0)=&quot;x&quot;; INDIRECT([.B14]); &quot;&quot;)">
            <text:p/>
          </table:table-cell>
          <table:table-cell table:style-name="ce7" table:formula="of:=IF(OR(ISNA([.C14]); [.C14]=&quot;&quot;); &quot;-&quot;; [.C14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A3</text:p>
          </table:table-cell>
          <table:table-cell table:formula="of:=IF(VLOOKUP([.B15]; Schema; [.$A11]+2; 0)=&quot;x&quot;; INDIRECT([.B15]); &quot;&quot;)">
            <text:p/>
          </table:table-cell>
          <table:table-cell table:style-name="ce7" table:formula="of:=IF(OR(ISNA([.C15]); [.C15]=&quot;&quot;); &quot;-&quot;; [.C15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A4</text:p>
          </table:table-cell>
          <table:table-cell table:formula="of:=IF(VLOOKUP([.B16]; Schema; [.$A12]+2; 0)=&quot;x&quot;; INDIRECT([.B16]); &quot;&quot;)" office:value-type="string" office:string-value="TKE">
            <text:p>TKE</text:p>
          </table:table-cell>
          <table:table-cell table:style-name="ce7" table:formula="of:=IF(OR(ISNA([.C16]); [.C16]=&quot;&quot;); &quot;-&quot;; [.C16])" office:value-type="string" office:string-value="TKE">
            <text:p>TKE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</text:p>
          </table:table-cell>
          <table:table-cell/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formula="of:=VLOOKUP(&quot;p&quot;; OFFSET(INDIRECT(&quot;SchemaPrimary&quot; &amp; [.B17]); 0; [.$A18]-1); 22-[.$A18]; 0)" office:value-type="string" office:string-value="BP_P0">
            <text:p>BP_P0</text:p>
          </table:table-cell>
          <table:table-cell table:formula="of:=IF(VLOOKUP([.B18]; Schema; [.$A18]+2; 0)=&quot;&quot;; &quot;&quot;; INDIRECT([.B18]))" office:value-type="string" office:string-value="BP tävling">
            <text:p>BP tävling</text:p>
          </table:table-cell>
          <table:table-cell table:style-name="ce7" table:formula="of:=IF(OR(ISNA([.C18]); [.C18]=&quot;&quot;); &quot;-&quot;; [.C18])" office:value-type="string" office:string-value="BP tävling">
            <text:p>BP tävling</text:p>
          </table:table-cell>
          <table:table-cell table:style-name="ce4" table:formula="of:=ROUND((([.E20]/100)*INDIRECT([.$B18] &amp; &quot;_MAX&quot;))/2.5; 0)*2.5" office:value-type="float" office:value="72.5">
            <text:p>72.5</text:p>
          </table:table-cell>
          <table:table-cell table:style-name="ce4" table:formula="of:=ROUND((([.F20]/100)*INDIRECT([.$B18] &amp; &quot;_MAX&quot;))/2.5; 0)*2.5" office:value-type="float" office:value="80">
            <text:p>80.0</text:p>
          </table:table-cell>
          <table:table-cell table:style-name="ce4" table:formula="of:=ROUND((([.G20]/100)*INDIRECT([.$B18] &amp; &quot;_MAX&quot;))/2.5; 0)*2.5" office:value-type="float" office:value="87.5">
            <text:p>87.5</text:p>
          </table:table-cell>
          <table:table-cell table:style-name="ce4" table:formula="of:=ROUND((([.H20]/100)*INDIRECT([.$B18] &amp; &quot;_MAX&quot;))/2.5; 0)*2.5" office:value-type="float" office:value="95">
            <text:p>95.0</text:p>
          </table:table-cell>
          <table:table-cell table:style-name="ce4" table:formula="of:=ROUND((([.I20]/100)*INDIRECT([.$B18] &amp; &quot;_MAX&quot;))/2.5; 0)*2.5" office:value-type="float" office:value="95">
            <text:p>95.0</text:p>
          </table:table-cell>
          <table:table-cell table:style-name="ce4" table:formula="of:=ROUND((([.J20]/100)*INDIRECT([.$B18] &amp; &quot;_MAX&quot;))/2.5; 0)*2.5" office:value-type="float" office:value="95">
            <text:p>95.0</text:p>
          </table:table-cell>
          <table:table-cell table:style-name="ce4" table:formula="of:=ROUND((([.K20]/100)*INDIRECT([.$B18] &amp; &quot;_MAX&quot;))/2.5; 0)*2.5" office:value-type="float" office:value="95">
            <text:p>95.0</text:p>
          </table:table-cell>
          <table:table-cell table:style-name="ce4" table:formula="of:=ROUND((([.L20]/100)*INDIRECT([.$B18] &amp; &quot;_MAX&quot;))/2.5; 0)*2.5" office:value-type="float" office:value="95">
            <text:p>95.0</text:p>
          </table:table-cell>
          <table:table-cell table:style-name="ce4" table:formula="of:=ROUND((([.M20]/100)*INDIRECT([.$B18] &amp; &quot;_MAX&quot;))/2.5; 0)*2.5" office:value-type="float" office:value="95">
            <text:p>95.0</text:p>
          </table:table-cell>
          <table:table-cell table:style-name="ce4" table:formula="of:=ROUND((([.N20]/100)*INDIRECT([.$B18] &amp; &quot;_MAX&quot;))/2.5; 0)*2.5" office:value-type="float" office:value="95">
            <text:p>95.0</text:p>
          </table:table-cell>
          <table:table-cell table:style-name="ce4" table:formula="of:=ROUND((([.O20]/100)*INDIRECT([.$B18] &amp; &quot;_MAX&quot;))/2.5; 0)*2.5" office:value-type="float" office:value="95">
            <text:p>95.0</text:p>
          </table:table-cell>
          <table:table-cell table:style-name="ce4" table:formula="of:=ROUND((([.P20]/100)*INDIRECT([.$B18] &amp; &quot;_MAX&quot;))/2.5; 0)*2.5" office:value-type="float" office:value="95">
            <text:p>95.0</text:p>
          </table:table-cell>
          <table:table-cell table:style-name="ce4" table:formula="of:=ROUND((([.Q20]/100)*INDIRECT([.$B18] &amp; &quot;_MAX&quot;))/2.5; 0)*2.5" office:value-type="float" office:value="87.5">
            <text:p>87.5</text:p>
          </table:table-cell>
          <table:table-cell table:style-name="ce4" table:formula="of:=ROUND((([.R20]/100)*INDIRECT([.$B18] &amp; &quot;_MAX&quot;))/2.5; 0)*2.5" office:value-type="float" office:value="0">
            <text:p>0.0</text:p>
          </table:table-cell>
          <table:table-cell table:style-name="ce4" table:formula="of:=ROUND((([.S20]/100)*INDIRECT([.$B18] &amp; &quot;_MAX&quot;))/2.5; 0)*2.5" office:value-type="float" office:value="0">
            <text:p>0.0</text:p>
          </table:table-cell>
          <table:table-cell table:style-name="ce4" table:formula="of:=ROUND((([.T20]/100)*INDIRECT([.$B18] &amp; &quot;_MAX&quot;))/2.5; 0)*2.5" office:value-type="float" office:value="0">
            <text:p>0.0</text:p>
          </table:table-cell>
          <table:table-cell table:style-name="ce4" table:formula="of:=ROUND((([.U20]/100)*INDIRECT([.$B18] &amp; &quot;_MAX&quot;))/2.5; 0)*2.5" office:value-type="float" office:value="0">
            <text:p>0.0</text:p>
          </table:table-cell>
          <table:table-cell table:style-name="ce4" table:formula="of:=ROUND((([.V20]/100)*INDIRECT([.$B18] &amp; &quot;_MAX&quot;))/2.5; 0)*2.5" office:value-type="float" office:value="0">
            <text:p>0.0</text:p>
          </table:table-cell>
          <table:table-cell table:style-name="ce4" table:formula="of:=ROUND((([.W20]/100)*INDIRECT([.$B18] &amp; &quot;_MAX&quot;))/2.5; 0)*2.5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12" table:style-name="ce4" office:value-type="float" office:value="3">
            <text:p>3.0</text:p>
          </table:table-cell>
          <table:table-cell table:style-name="ce4" office:value-type="float" office:value="6">
            <text:p>6.0</text:p>
          </table:table-cell>
          <table:table-cell table:number-columns-repeated="6" table:style-name="ce4"/>
          <table:table-cell table:formula="of:=SUM([.E19:.W19])" office:value-type="float" office:value="42">
            <text:p>42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.0</text:p>
          </table:table-cell>
          <table:table-cell table:style-name="ce4" office:value-type="float" office:value="55">
            <text:p>55.0</text:p>
          </table:table-cell>
          <table:table-cell table:style-name="ce4" office:value-type="float" office:value="60">
            <text:p>60.0</text:p>
          </table:table-cell>
          <table:table-cell table:number-columns-repeated="9" table:style-name="ce4" office:value-type="float" office:value="65">
            <text:p>65.0</text:p>
          </table:table-cell>
          <table:table-cell table:style-name="ce4" office:value-type="float" office:value="60">
            <text:p>60.0</text:p>
          </table:table-cell>
          <table:table-cell table:number-columns-repeated="6" table:style-name="ce4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10" table:formula="of:=ROUND(SUM([.E21:.W21]); 2)" office:value-type="float" office:value="1.12">
            <text:p>1.12</text:p>
          </table:table-cell>
          <table:table-cell table:style-name="ce4" table:formula="of:=[.E19]/(100-[.E20])" office:value-type="float" office:value="0.06">
            <text:p>0.1</text:p>
          </table:table-cell>
          <table:table-cell table:style-name="ce4" table:formula="of:=[.F19]/(100-[.F20])" office:value-type="float" office:value="0.0666666666666667">
            <text:p>0.1</text:p>
          </table:table-cell>
          <table:table-cell table:style-name="ce4" table:formula="of:=[.G19]/(100-[.G20])" office:value-type="float" office:value="0.075">
            <text:p>0.1</text:p>
          </table:table-cell>
          <table:table-cell table:style-name="ce4" table:formula="of:=[.H19]/(100-[.H20])" office:value-type="float" office:value="0.0857142857142857">
            <text:p>0.1</text:p>
          </table:table-cell>
          <table:table-cell table:style-name="ce4" table:formula="of:=[.I19]/(100-[.I20])" office:value-type="float" office:value="0.0857142857142857">
            <text:p>0.1</text:p>
          </table:table-cell>
          <table:table-cell table:style-name="ce4" table:formula="of:=[.J19]/(100-[.J20])" office:value-type="float" office:value="0.0857142857142857">
            <text:p>0.1</text:p>
          </table:table-cell>
          <table:table-cell table:style-name="ce4" table:formula="of:=[.K19]/(100-[.K20])" office:value-type="float" office:value="0.0857142857142857">
            <text:p>0.1</text:p>
          </table:table-cell>
          <table:table-cell table:style-name="ce4" table:formula="of:=[.L19]/(100-[.L20])" office:value-type="float" office:value="0.0857142857142857">
            <text:p>0.1</text:p>
          </table:table-cell>
          <table:table-cell table:style-name="ce4" table:formula="of:=[.M19]/(100-[.M20])" office:value-type="float" office:value="0.0857142857142857">
            <text:p>0.1</text:p>
          </table:table-cell>
          <table:table-cell table:style-name="ce4" table:formula="of:=[.N19]/(100-[.N20])" office:value-type="float" office:value="0.0857142857142857">
            <text:p>0.1</text:p>
          </table:table-cell>
          <table:table-cell table:style-name="ce4" table:formula="of:=[.O19]/(100-[.O20])" office:value-type="float" office:value="0.0857142857142857">
            <text:p>0.1</text:p>
          </table:table-cell>
          <table:table-cell table:style-name="ce4" table:formula="of:=[.P19]/(100-[.P20])" office:value-type="float" office:value="0.0857142857142857">
            <text:p>0.1</text:p>
          </table:table-cell>
          <table:table-cell table:style-name="ce4" table:formula="of:=[.Q19]/(100-[.Q20])" office:value-type="float" office:value="0.15">
            <text:p>0.2</text:p>
          </table:table-cell>
          <table:table-cell table:style-name="ce4" table:formula="of:=[.R19]/(100-[.R20])" office:value-type="float" office:value="0">
            <text:p>0.0</text:p>
          </table:table-cell>
          <table:table-cell table:style-name="ce4" table:formula="of:=[.S19]/(100-[.S20])" office:value-type="float" office:value="0">
            <text:p>0.0</text:p>
          </table:table-cell>
          <table:table-cell table:style-name="ce4" table:formula="of:=[.T19]/(100-[.T20])" office:value-type="float" office:value="0">
            <text:p>0.0</text:p>
          </table:table-cell>
          <table:table-cell table:style-name="ce4" table:formula="of:=[.U19]/(100-[.U20])" office:value-type="float" office:value="0">
            <text:p>0.0</text:p>
          </table:table-cell>
          <table:table-cell table:style-name="ce4" table:formula="of:=[.V19]/(100-[.V20])" office:value-type="float" office:value="0">
            <text:p>0.0</text:p>
          </table:table-cell>
          <table:table-cell table:style-name="ce4" table:formula="of:=[.W19]/(100-[.W20]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0</text:p>
          </table:table-cell>
          <table:table-cell table:formula="of:=IF(VLOOKUP([.B22]; Schema; [.$A18]+2; 0)=&quot;x&quot;; INDIRECT([.B22]); &quot;&quot;)">
            <text:p/>
          </table:table-cell>
          <table:table-cell table:style-name="ce7" table:formula="of:=IF(OR(ISNA([.C22]); [.C22]=&quot;&quot;); &quot;-&quot;; [.C22])" office:value-type="string" office:string-value="-">
            <text:p>-</text:p>
          </table:table-cell>
          <table:table-cell table:style-name="ce4" table:number-columns-repeated="19"/>
          <table:table-cell table:formula="of:=SUM([.E22:.W2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1</text:p>
          </table:table-cell>
          <table:table-cell table:formula="of:=IF(VLOOKUP([.B23]; Schema; [.$A19]+2; 0)=&quot;x&quot;; INDIRECT([.B23]); &quot;&quot;)" office:value-type="string" office:string-value="BP FU">
            <text:p>BP FU</text:p>
          </table:table-cell>
          <table:table-cell table:style-name="ce7" table:formula="of:=IF(OR(ISNA([.C23]); [.C23]=&quot;&quot;); &quot;-&quot;; [.C23])" office:value-type="string" office:string-value="BP FU">
            <text:p>BP FU</text:p>
          </table:table-cell>
          <table:table-cell table:style-name="ce4" table:number-columns-repeated="19"/>
          <table:table-cell table:formula="of:=SUM([.E23:.W2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2</text:p>
          </table:table-cell>
          <table:table-cell table:formula="of:=IF(VLOOKUP([.B24]; Schema; [.$A20]+2; 0)=&quot;x&quot;; INDIRECT([.B24]); &quot;&quot;)">
            <text:p/>
          </table:table-cell>
          <table:table-cell table:style-name="ce7" table:formula="of:=IF(OR(ISNA([.C24]); [.C24]=&quot;&quot;); &quot;-&quot;; [.C24])" office:value-type="string" office:string-value="-">
            <text:p>-</text:p>
          </table:table-cell>
          <table:table-cell table:style-name="ce4" table:number-columns-repeated="19"/>
          <table:table-cell table:formula="of:=SUM([.E24:.W2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3</text:p>
          </table:table-cell>
          <table:table-cell table:formula="of:=IF(VLOOKUP([.B25]; Schema; [.$A21]+2; 0)=&quot;x&quot;; INDIRECT([.B25]); &quot;&quot;)">
            <text:p/>
          </table:table-cell>
          <table:table-cell table:style-name="ce7" table:formula="of:=IF(OR(ISNA([.C25]); [.C25]=&quot;&quot;); &quot;-&quot;; [.C25])" office:value-type="string" office:string-value="-">
            <text:p>-</text:p>
          </table:table-cell>
          <table:table-cell table:style-name="ce4" table:number-columns-repeated="19"/>
          <table:table-cell table:formula="of:=SUM([.E25:.W2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1</text:p>
          </table:table-cell>
          <table:table-cell table:formula="of:=IF(VLOOKUP([.B26]; Schema; [.$A22]+2; 0)=&quot;x&quot;; INDIRECT([.B26]); &quot;&quot;)">
            <text:p/>
          </table:table-cell>
          <table:table-cell table:style-name="ce7" table:formula="of:=IF(OR(ISNA([.C26]); [.C26]=&quot;&quot;); &quot;-&quot;; [.C26])" office:value-type="string" office:string-value="-">
            <text:p>-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26:.W26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2</text:p>
          </table:table-cell>
          <table:table-cell table:formula="of:=IF(VLOOKUP([.B27]; Schema; [.$A23]+2; 0)=&quot;x&quot;; INDIRECT([.B27]); &quot;&quot;)">
            <text:p/>
          </table:table-cell>
          <table:table-cell table:style-name="ce7" table:formula="of:=IF(OR(ISNA([.C27]); [.C27]=&quot;&quot;); &quot;-&quot;; [.C27])" office:value-type="string" office:string-value="-">
            <text:p>-</text:p>
          </table:table-cell>
          <table:table-cell table:style-name="ce4" table:number-columns-repeated="19"/>
          <table:table-cell table:formula="of:=SUM([.E27:.W2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3</text:p>
          </table:table-cell>
          <table:table-cell table:formula="of:=IF(VLOOKUP([.B28]; Schema; [.$A24]+2; 0)=&quot;x&quot;; INDIRECT([.B28]); &quot;&quot;)">
            <text:p/>
          </table:table-cell>
          <table:table-cell table:style-name="ce7" table:formula="of:=IF(OR(ISNA([.C28]); [.C28]=&quot;&quot;); &quot;-&quot;; [.C28])" office:value-type="string" office:string-value="-">
            <text:p>-</text:p>
          </table:table-cell>
          <table:table-cell table:style-name="ce4" table:number-columns-repeated="19"/>
          <table:table-cell table:formula="of:=SUM([.E28:.W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4</text:p>
          </table:table-cell>
          <table:table-cell table:formula="of:=IF(VLOOKUP([.B29]; Schema; [.$A25]+2; 0)=&quot;x&quot;; INDIRECT([.B29]); &quot;&quot;)">
            <text:p/>
          </table:table-cell>
          <table:table-cell table:style-name="ce7" table:formula="of:=IF(OR(ISNA([.C29]); [.C29]=&quot;&quot;); &quot;-&quot;; [.C29])" office:value-type="string" office:string-value="-">
            <text:p>-</text:p>
          </table:table-cell>
          <table:table-cell table:style-name="ce4" table:number-columns-repeated="19"/>
          <table:table-cell table:formula="of:=SUM([.E29:.W2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21</text:p>
          </table:table-cell>
          <table:table-cell table:formula="of:=IF(VLOOKUP([.B30]; Schema; [.$A26]+2; 0)=&quot;x&quot;; INDIRECT([.B30]); &quot;&quot;)">
            <text:p/>
          </table:table-cell>
          <table:table-cell table:style-name="ce7" table:formula="of:=IF(OR(ISNA([.C30]); [.C30]=&quot;&quot;); &quot;-&quot;; [.C30])" office:value-type="string" office:string-value="-">
            <text:p>-</text:p>
          </table:table-cell>
          <table:table-cell table:number-columns-repeated="3" table:style-name="ce4" office:value-type="float" office:value="8">
            <text:p>8.0</text:p>
          </table:table-cell>
          <table:table-cell table:style-name="ce4" table:number-columns-repeated="16"/>
          <table:table-cell table:formula="of:=SUM([.E30:.W30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22</text:p>
          </table:table-cell>
          <table:table-cell table:formula="of:=IF(VLOOKUP([.B31]; Schema; [.$A27]+2; 0)=&quot;x&quot;; INDIRECT([.B31]); &quot;&quot;)">
            <text:p/>
          </table:table-cell>
          <table:table-cell table:style-name="ce7" table:formula="of:=IF(OR(ISNA([.C31]); [.C31]=&quot;&quot;); &quot;-&quot;; [.C31])" office:value-type="string" office:string-value="-">
            <text:p>-</text:p>
          </table:table-cell>
          <table:table-cell table:style-name="ce4" table:number-columns-repeated="19"/>
          <table:table-cell table:formula="of:=SUM([.E31:.W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1</text:p>
          </table:table-cell>
          <table:table-cell table:formula="of:=IF(VLOOKUP([.B32]; Schema; [.$A28]+2; 0)=&quot;x&quot;; INDIRECT([.B32]); &quot;&quot;)">
            <text:p/>
          </table:table-cell>
          <table:table-cell table:style-name="ce7" table:formula="of:=IF(OR(ISNA([.C32]); [.C32]=&quot;&quot;); &quot;-&quot;; [.C32])" office:value-type="string" office:string-value="-">
            <text:p>-</text:p>
          </table:table-cell>
          <table:table-cell table:number-columns-repeated="3" table:style-name="ce4" office:value-type="float" office:value="8">
            <text:p>8.0</text:p>
          </table:table-cell>
          <table:table-cell table:style-name="ce4" table:number-columns-repeated="16"/>
          <table:table-cell table:formula="of:=SUM([.E32:.W32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2</text:p>
          </table:table-cell>
          <table:table-cell table:formula="of:=IF(VLOOKUP([.B33]; Schema; [.$A29]+2; 0)=&quot;x&quot;; INDIRECT([.B33]); &quot;&quot;)">
            <text:p/>
          </table:table-cell>
          <table:table-cell table:style-name="ce7" table:formula="of:=IF(OR(ISNA([.C33]); [.C33]=&quot;&quot;); &quot;-&quot;; [.C33])" office:value-type="string" office:string-value="-">
            <text:p>-</text:p>
          </table:table-cell>
          <table:table-cell table:style-name="ce4" table:number-columns-repeated="19"/>
          <table:table-cell table:formula="of:=SUM([.E33:.W3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3</text:p>
          </table:table-cell>
          <table:table-cell table:formula="of:=IF(VLOOKUP([.B34]; Schema; [.$A30]+2; 0)=&quot;x&quot;; INDIRECT([.B34]); &quot;&quot;)">
            <text:p/>
          </table:table-cell>
          <table:table-cell table:style-name="ce7" table:formula="of:=IF(OR(ISNA([.C34]); [.C34]=&quot;&quot;); &quot;-&quot;; [.C34])" office:value-type="string" office:string-value="-">
            <text:p>-</text:p>
          </table:table-cell>
          <table:table-cell table:style-name="ce4" table:number-columns-repeated="19"/>
          <table:table-cell table:formula="of:=SUM([.E34:.W3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4</text:p>
          </table:table-cell>
          <table:table-cell table:formula="of:=IF(VLOOKUP([.B35]; Schema; [.$A31]+2; 0)=&quot;x&quot;; INDIRECT([.B35]); &quot;&quot;)" office:value-type="string" office:string-value="tryndrag">
            <text:p>tryndrag</text:p>
          </table:table-cell>
          <table:table-cell table:style-name="ce7" table:formula="of:=IF(OR(ISNA([.C35]); [.C35]=&quot;&quot;); &quot;-&quot;; [.C35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.0</text:p>
          </table:table-cell>
          <table:table-cell table:style-name="ce4" table:number-columns-repeated="16"/>
          <table:table-cell table:formula="of:=SUM([.E35:.W35])" office:value-type="float" office:value="36">
            <text:p>36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5</text:p>
          </table:table-cell>
          <table:table-cell table:formula="of:=IF(VLOOKUP([.B36]; Schema; [.$A32]+2; 0)=&quot;x&quot;; INDIRECT([.B36]); &quot;&quot;)">
            <text:p/>
          </table:table-cell>
          <table:table-cell table:style-name="ce7" table:formula="of:=IF(OR(ISNA([.C36]); [.C36]=&quot;&quot;); &quot;-&quot;; [.C36])" office:value-type="string" office:string-value="-">
            <text:p>-</text:p>
          </table:table-cell>
          <table:table-cell table:style-name="ce4" table:number-columns-repeated="19"/>
          <table:table-cell table:formula="of:=SUM([.E36:.W3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6</text:p>
          </table:table-cell>
          <table:table-cell table:formula="of:=IF(VLOOKUP([.B37]; Schema; [.$A33]+2; 0)=&quot;x&quot;; INDIRECT([.B37]); &quot;&quot;)">
            <text:p/>
          </table:table-cell>
          <table:table-cell table:style-name="ce7" table:formula="of:=IF(OR(ISNA([.C37]); [.C37]=&quot;&quot;); &quot;-&quot;; [.C37])" office:value-type="string" office:string-value="-">
            <text:p>-</text:p>
          </table:table-cell>
          <table:table-cell table:style-name="ce4" table:number-columns-repeated="19"/>
          <table:table-cell table:formula="of:=SUM([.E37:.W3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4" table:number-columns-repeated="19"/>
          <table:table-cell table:formula="of:=SUM([.E38:.W3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formula="of:=VLOOKUP(&quot;p&quot;; OFFSET(INDIRECT(&quot;SchemaPrimary&quot; &amp; [.B38]); 0; [.$A39]-1); 22-[.$A39]; 0)" office:value-type="string" office:string-value="ML_P1">
            <text:p>ML_P1</text:p>
          </table:table-cell>
          <table:table-cell table:formula="of:=IF(VLOOKUP([.B39]; Schema; [.$A39]+2; 0)=&quot;&quot;; &quot;&quot;; INDIRECT([.B39]))" office:value-type="string" office:string-value="ML skor ej bälte">
            <text:p>ML skor ej bälte</text:p>
          </table:table-cell>
          <table:table-cell table:style-name="ce7" table:formula="of:=IF(OR(ISNA([.C39]); [.C39]=&quot;&quot;); &quot;-&quot;; [.C39])" office:value-type="string" office:string-value="ML skor ej bälte">
            <text:p>ML skor ej bälte</text:p>
          </table:table-cell>
          <table:table-cell table:style-name="ce4" table:formula="of:=ROUND((([.E41]/100)*INDIRECT([.$B39] &amp; &quot;_MAX&quot;))/2.5; 0)*2.5" office:value-type="float" office:value="95">
            <text:p>95.0</text:p>
          </table:table-cell>
          <table:table-cell table:style-name="ce4" table:formula="of:=ROUND((([.F41]/100)*INDIRECT([.$B39] &amp; &quot;_MAX&quot;))/2.5; 0)*2.5" office:value-type="float" office:value="105">
            <text:p>105.0</text:p>
          </table:table-cell>
          <table:table-cell table:style-name="ce4" table:formula="of:=ROUND((([.G41]/100)*INDIRECT([.$B39] &amp; &quot;_MAX&quot;))/2.5; 0)*2.5" office:value-type="float" office:value="115">
            <text:p>115.0</text:p>
          </table:table-cell>
          <table:table-cell table:style-name="ce4" table:formula="of:=ROUND((([.H41]/100)*INDIRECT([.$B39] &amp; &quot;_MAX&quot;))/2.5; 0)*2.5" office:value-type="float" office:value="122.5">
            <text:p>122.5</text:p>
          </table:table-cell>
          <table:table-cell table:style-name="ce4" table:formula="of:=ROUND((([.I41]/100)*INDIRECT([.$B39] &amp; &quot;_MAX&quot;))/2.5; 0)*2.5" office:value-type="float" office:value="122.5">
            <text:p>122.5</text:p>
          </table:table-cell>
          <table:table-cell table:style-name="ce4" table:formula="of:=ROUND((([.J41]/100)*INDIRECT([.$B39] &amp; &quot;_MAX&quot;))/2.5; 0)*2.5" office:value-type="float" office:value="122.5">
            <text:p>122.5</text:p>
          </table:table-cell>
          <table:table-cell table:style-name="ce4" table:formula="of:=ROUND((([.K41]/100)*INDIRECT([.$B39] &amp; &quot;_MAX&quot;))/2.5; 0)*2.5" office:value-type="float" office:value="122.5">
            <text:p>122.5</text:p>
          </table:table-cell>
          <table:table-cell table:style-name="ce4" table:formula="of:=ROUND((([.L41]/100)*INDIRECT([.$B39] &amp; &quot;_MAX&quot;))/2.5; 0)*2.5" office:value-type="float" office:value="0">
            <text:p>0.0</text:p>
          </table:table-cell>
          <table:table-cell table:style-name="ce4" table:formula="of:=ROUND((([.M41]/100)*INDIRECT([.$B39] &amp; &quot;_MAX&quot;))/2.5; 0)*2.5" office:value-type="float" office:value="0">
            <text:p>0.0</text:p>
          </table:table-cell>
          <table:table-cell table:style-name="ce4" table:formula="of:=ROUND((([.N41]/100)*INDIRECT([.$B39] &amp; &quot;_MAX&quot;))/2.5; 0)*2.5" office:value-type="float" office:value="0">
            <text:p>0.0</text:p>
          </table:table-cell>
          <table:table-cell table:style-name="ce4" table:formula="of:=ROUND((([.O41]/100)*INDIRECT([.$B39] &amp; &quot;_MAX&quot;))/2.5; 0)*2.5" office:value-type="float" office:value="0">
            <text:p>0.0</text:p>
          </table:table-cell>
          <table:table-cell table:style-name="ce4" table:formula="of:=ROUND((([.P41]/100)*INDIRECT([.$B39] &amp; &quot;_MAX&quot;))/2.5; 0)*2.5" office:value-type="float" office:value="0">
            <text:p>0.0</text:p>
          </table:table-cell>
          <table:table-cell table:style-name="ce4" table:formula="of:=ROUND((([.Q41]/100)*INDIRECT([.$B39] &amp; &quot;_MAX&quot;))/2.5; 0)*2.5" office:value-type="float" office:value="0">
            <text:p>0.0</text:p>
          </table:table-cell>
          <table:table-cell table:style-name="ce4" table:formula="of:=ROUND((([.R41]/100)*INDIRECT([.$B39] &amp; &quot;_MAX&quot;))/2.5; 0)*2.5" office:value-type="float" office:value="0">
            <text:p>0.0</text:p>
          </table:table-cell>
          <table:table-cell table:style-name="ce4" table:formula="of:=ROUND((([.S41]/100)*INDIRECT([.$B39] &amp; &quot;_MAX&quot;))/2.5; 0)*2.5" office:value-type="float" office:value="0">
            <text:p>0.0</text:p>
          </table:table-cell>
          <table:table-cell table:style-name="ce4" table:formula="of:=ROUND((([.T41]/100)*INDIRECT([.$B39] &amp; &quot;_MAX&quot;))/2.5; 0)*2.5" office:value-type="float" office:value="0">
            <text:p>0.0</text:p>
          </table:table-cell>
          <table:table-cell table:style-name="ce4" table:formula="of:=ROUND((([.U41]/100)*INDIRECT([.$B39] &amp; &quot;_MAX&quot;))/2.5; 0)*2.5" office:value-type="float" office:value="0">
            <text:p>0.0</text:p>
          </table:table-cell>
          <table:table-cell table:style-name="ce4" table:formula="of:=ROUND((([.V41]/100)*INDIRECT([.$B39] &amp; &quot;_MAX&quot;))/2.5; 0)*2.5" office:value-type="float" office:value="0">
            <text:p>0.0</text:p>
          </table:table-cell>
          <table:table-cell table:style-name="ce4" table:formula="of:=ROUND((([.W41]/100)*INDIRECT([.$B39] &amp; &quot;_MAX&quot;))/2.5; 0)*2.5" office:value-type="float" office:value="0">
            <text:p>0.0</text:p>
          </table:table-cell>
          <table:table-cell table:formula="of:=SUM([.E39:.W39])" office:value-type="float" office:value="805">
            <text:p>805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.0</text:p>
          </table:table-cell>
          <table:table-cell table:number-columns-repeated="12" table:style-name="ce4"/>
          <table:table-cell table:formula="of:=SUM([.E40:.W40])" office:value-type="float" office:value="21">
            <text:p>21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.0</text:p>
          </table:table-cell>
          <table:table-cell table:style-name="ce4" office:value-type="float" office:value="55">
            <text:p>55.0</text:p>
          </table:table-cell>
          <table:table-cell table:style-name="ce4" office:value-type="float" office:value="60">
            <text:p>60.0</text:p>
          </table:table-cell>
          <table:table-cell table:number-columns-repeated="4" table:style-name="ce4" office:value-type="float" office:value="65">
            <text:p>65.0</text:p>
          </table:table-cell>
          <table:table-cell table:number-columns-repeated="12" table:style-name="ce4"/>
          <table:table-cell table:formula="of:=SUM([.E41:.W41])" office:value-type="float" office:value="425">
            <text:p>425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10" table:formula="of:=ROUND(SUM([.E42:.W42]); 2)" office:value-type="float" office:value="0.54">
            <text:p>0.54</text:p>
          </table:table-cell>
          <table:table-cell table:style-name="ce4" table:formula="of:=[.E40]/(100-[.E41])" office:value-type="float" office:value="0.06">
            <text:p>0.1</text:p>
          </table:table-cell>
          <table:table-cell table:style-name="ce4" table:formula="of:=[.F40]/(100-[.F41])" office:value-type="float" office:value="0.0666666666666667">
            <text:p>0.1</text:p>
          </table:table-cell>
          <table:table-cell table:style-name="ce4" table:formula="of:=[.G40]/(100-[.G41])" office:value-type="float" office:value="0.075">
            <text:p>0.1</text:p>
          </table:table-cell>
          <table:table-cell table:style-name="ce4" table:formula="of:=[.H40]/(100-[.H41])" office:value-type="float" office:value="0.0857142857142857">
            <text:p>0.1</text:p>
          </table:table-cell>
          <table:table-cell table:style-name="ce4" table:formula="of:=[.I40]/(100-[.I41])" office:value-type="float" office:value="0.0857142857142857">
            <text:p>0.1</text:p>
          </table:table-cell>
          <table:table-cell table:style-name="ce4" table:formula="of:=[.J40]/(100-[.J41])" office:value-type="float" office:value="0.0857142857142857">
            <text:p>0.1</text:p>
          </table:table-cell>
          <table:table-cell table:style-name="ce4" table:formula="of:=[.K40]/(100-[.K41])" office:value-type="float" office:value="0.0857142857142857">
            <text:p>0.1</text:p>
          </table:table-cell>
          <table:table-cell table:style-name="ce4" table:formula="of:=[.L40]/(100-[.L41])" office:value-type="float" office:value="0">
            <text:p>0.0</text:p>
          </table:table-cell>
          <table:table-cell table:style-name="ce4" table:formula="of:=[.M40]/(100-[.M41])" office:value-type="float" office:value="0">
            <text:p>0.0</text:p>
          </table:table-cell>
          <table:table-cell table:style-name="ce4" table:formula="of:=[.N40]/(100-[.N41])" office:value-type="float" office:value="0">
            <text:p>0.0</text:p>
          </table:table-cell>
          <table:table-cell table:style-name="ce4" table:formula="of:=[.O40]/(100-[.O41])" office:value-type="float" office:value="0">
            <text:p>0.0</text:p>
          </table:table-cell>
          <table:table-cell table:style-name="ce4" table:formula="of:=[.P40]/(100-[.P41])" office:value-type="float" office:value="0">
            <text:p>0.0</text:p>
          </table:table-cell>
          <table:table-cell table:style-name="ce4" table:formula="of:=[.Q40]/(100-[.Q41])" office:value-type="float" office:value="0">
            <text:p>0.0</text:p>
          </table:table-cell>
          <table:table-cell table:style-name="ce4" table:formula="of:=[.R40]/(100-[.R41])" office:value-type="float" office:value="0">
            <text:p>0.0</text:p>
          </table:table-cell>
          <table:table-cell table:style-name="ce4" table:formula="of:=[.S40]/(100-[.S41])" office:value-type="float" office:value="0">
            <text:p>0.0</text:p>
          </table:table-cell>
          <table:table-cell table:style-name="ce4" table:formula="of:=[.T40]/(100-[.T41])" office:value-type="float" office:value="0">
            <text:p>0.0</text:p>
          </table:table-cell>
          <table:table-cell table:style-name="ce4" table:formula="of:=[.U40]/(100-[.U41])" office:value-type="float" office:value="0">
            <text:p>0.0</text:p>
          </table:table-cell>
          <table:table-cell table:style-name="ce4" table:formula="of:=[.V40]/(100-[.V41])" office:value-type="float" office:value="0">
            <text:p>0.0</text:p>
          </table:table-cell>
          <table:table-cell table:style-name="ce4" table:formula="of:=[.W40]/(100-[.W41])" office:value-type="float" office:value="0">
            <text:p>0.0</text:p>
          </table:table-cell>
          <table:table-cell table:formula="of:=SUM([.E42:.W42])" office:value-type="float" office:value="0.54452380952381">
            <text:p>0.5445238095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0</text:p>
          </table:table-cell>
          <table:table-cell table:formula="of:=IF(VLOOKUP([.B43]; Schema; [.$A43]+2; 0)=&quot;x&quot;; INDIRECT([.B43]); &quot;&quot;)" office:value-type="string" office:string-value="ML bälte ej skor">
            <text:p>ML bälte ej skor</text:p>
          </table:table-cell>
          <table:table-cell table:style-name="ce7" table:formula="of:=IF(OR(ISNA([.C43]); [.C43]=&quot;&quot;); &quot;-&quot;; [.C43])" office:value-type="string" office:string-value="ML bälte ej skor">
            <text:p>ML bälte ej skor</text:p>
          </table:table-cell>
          <table:table-cell table:style-name="ce4" table:number-columns-repeated="19"/>
          <table:table-cell table:formula="of:=SUM([.E43:.W4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1</text:p>
          </table:table-cell>
          <table:table-cell table:formula="of:=IF(VLOOKUP([.B44]; Schema; [.$A44]+2; 0)=&quot;x&quot;; INDIRECT([.B44]); &quot;&quot;)">
            <text:p/>
          </table:table-cell>
          <table:table-cell table:style-name="ce7" table:formula="of:=IF(OR(ISNA([.C44]); [.C44]=&quot;&quot;); &quot;-&quot;; [.C44])" office:value-type="string" office:string-value="-">
            <text:p>-</text:p>
          </table:table-cell>
          <table:table-cell table:style-name="ce4" table:number-columns-repeated="19"/>
          <table:table-cell table:formula="of:=SUM([.E44:.W4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2</text:p>
          </table:table-cell>
          <table:table-cell table:formula="of:=IF(VLOOKUP([.B45]; Schema; [.$A45]+2; 0)=&quot;x&quot;; INDIRECT([.B45]); &quot;&quot;)">
            <text:p/>
          </table:table-cell>
          <table:table-cell table:style-name="ce7" table:formula="of:=IF(OR(ISNA([.C45]); [.C45]=&quot;&quot;); &quot;-&quot;; [.C45])" office:value-type="string" office:string-value="-">
            <text:p>-</text:p>
          </table:table-cell>
          <table:table-cell table:style-name="ce4" table:number-columns-repeated="19"/>
          <table:table-cell table:formula="of:=SUM([.E45:.W4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3</text:p>
          </table:table-cell>
          <table:table-cell table:formula="of:=IF(VLOOKUP([.B46]; Schema; [.$A46]+2; 0)=&quot;x&quot;; INDIRECT([.B46]); &quot;&quot;)">
            <text:p/>
          </table:table-cell>
          <table:table-cell table:style-name="ce7" table:formula="of:=IF(OR(ISNA([.C46]); [.C46]=&quot;&quot;); &quot;-&quot;; [.C46])" office:value-type="string" office:string-value="-">
            <text:p>-</text:p>
          </table:table-cell>
          <table:table-cell table:style-name="ce4" table:number-columns-repeated="19"/>
          <table:table-cell table:formula="of:=SUM([.E46:.W4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4</text:p>
          </table:table-cell>
          <table:table-cell table:formula="of:=IF(VLOOKUP([.B47]; Schema; [.$A47]+2; 0)=&quot;x&quot;; INDIRECT([.B47]); &quot;&quot;)">
            <text:p/>
          </table:table-cell>
          <table:table-cell table:style-name="ce7" table:formula="of:=IF(OR(ISNA([.C47]); [.C47]=&quot;&quot;); &quot;-&quot;; [.C47])" office:value-type="string" office:string-value="-">
            <text:p>-</text:p>
          </table:table-cell>
          <table:table-cell table:style-name="ce4" table:number-columns-repeated="19"/>
          <table:table-cell table:formula="of:=SUM([.E47:.W4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1</text:p>
          </table:table-cell>
          <table:table-cell table:formula="of:=IF(VLOOKUP([.B48]; Schema; [.$A48]+2; 0)=&quot;x&quot;; INDIRECT([.B48]); &quot;&quot;)" office:value-type="string" office:string-value="ryggresning">
            <text:p>ryggresning</text:p>
          </table:table-cell>
          <table:table-cell table:style-name="ce7" table:formula="of:=IF(OR(ISNA([.C48]); [.C48]=&quot;&quot;); &quot;-&quot;; [.C48])" office:value-type="string" office:string-value="ryggresning">
            <text:p>ryggresning</text:p>
          </table:table-cell>
          <table:table-cell table:style-name="ce4" table:number-columns-repeated="19"/>
          <table:table-cell table:formula="of:=SUM([.E48:.W4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2</text:p>
          </table:table-cell>
          <table:table-cell table:formula="of:=IF(VLOOKUP([.B49]; Schema; [.$A49]+2; 0)=&quot;x&quot;; INDIRECT([.B49]); &quot;&quot;)">
            <text:p/>
          </table:table-cell>
          <table:table-cell table:style-name="ce7" table:formula="of:=IF(OR(ISNA([.C49]); [.C49]=&quot;&quot;); &quot;-&quot;; [.C49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49:.W4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3</text:p>
          </table:table-cell>
          <table:table-cell table:formula="of:=IF(VLOOKUP([.B50]; Schema; [.$A50]+2; 0)=&quot;x&quot;; INDIRECT([.B50]); &quot;&quot;)">
            <text:p/>
          </table:table-cell>
          <table:table-cell table:style-name="ce7" table:formula="of:=IF(OR(ISNA([.C50]); [.C50]=&quot;&quot;); &quot;-&quot;; [.C50])" office:value-type="string" office:string-value="-">
            <text:p>-</text:p>
          </table:table-cell>
          <table:table-cell table:style-name="ce4" table:number-columns-repeated="19"/>
          <table:table-cell table:formula="of:=SUM([.E50:.W5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4</text:p>
          </table:table-cell>
          <table:table-cell table:formula="of:=IF(VLOOKUP([.B51]; Schema; [.$A51]+2; 0)=&quot;x&quot;; INDIRECT([.B51]); &quot;&quot;)">
            <text:p/>
          </table:table-cell>
          <table:table-cell table:style-name="ce7" table:formula="of:=IF(OR(ISNA([.C51]); [.C51]=&quot;&quot;); &quot;-&quot;; [.C51])" office:value-type="string" office:string-value="-">
            <text:p>-</text:p>
          </table:table-cell>
          <table:table-cell table:style-name="ce4" table:number-columns-repeated="19"/>
          <table:table-cell table:formula="of:=SUM([.E51:.W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5</text:p>
          </table:table-cell>
          <table:table-cell table:formula="of:=IF(VLOOKUP([.B52]; Schema; [.$A52]+2; 0)=&quot;x&quot;; INDIRECT([.B52]); &quot;&quot;)">
            <text:p/>
          </table:table-cell>
          <table:table-cell table:style-name="ce7" table:formula="of:=IF(OR(ISNA([.C52]); [.C52]=&quot;&quot;); &quot;-&quot;; [.C52])" office:value-type="string" office:string-value="-">
            <text:p>-</text:p>
          </table:table-cell>
          <table:table-cell table:style-name="ce4" table:number-columns-repeated="19"/>
          <table:table-cell table:formula="of:=SUM([.E52:.W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3</text:p>
          </table:table-cell>
          <table:table-cell table:formula="of:=IF(VLOOKUP([.B53]; Schema; [.$A53]+2; 0)=&quot;x&quot;; INDIRECT([.B53]); &quot;&quot;)">
            <text:p/>
          </table:table-cell>
          <table:table-cell table:style-name="ce7" table:formula="of:=IF(OR(ISNA([.C53]); [.C53]=&quot;&quot;); &quot;-&quot;; [.C53])" office:value-type="string" office:string-value="-">
            <text:p>-</text:p>
          </table:table-cell>
          <table:table-cell table:style-name="ce4" table:number-columns-repeated="19"/>
          <table:table-cell table:formula="of:=SUM([.E53:.W5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7"/>
          <table:table-cell table:style-name="ce4" table:number-columns-repeated="19"/>
          <table:table-cell table:formula="of:=SUM([.E54:.W54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2" table:formula="of:=[.A55]" office:value-type="float" office:value="2">
            <text:p>2</text:p>
          </table:table-cell>
          <table:table-cell table:style-name="ce25"/>
          <table:table-cell table:style-name="ce4" table:number-columns-repeated="17"/>
          <table:table-cell table:formula="of:=SUM([.E55:.W55])"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</text:p>
          </table:table-cell>
          <table:table-cell office:value-type="string">
            <text:p>python repcalculator.py 1.3 70 140</text:p>
          </table:table-cell>
          <table:table-cell table:style-name="ce21"/>
          <table:table-cell table:style-name="ce4" table:number-columns-repeated="19"/>
          <table:table-cell table:formula="of:=SUM([.E56:.W5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formula="of:=VLOOKUP(&quot;p&quot;; OFFSET(INDIRECT(&quot;SchemaPrimary&quot; &amp; [.B56]); 0; [.$A57]-1); 22-[.$A57]; 0)" office:value-type="string" office:string-value="KB_P1">
            <text:p>KB_P1</text:p>
          </table:table-cell>
          <table:table-cell table:formula="of:=IF(VLOOKUP([.B57]; Schema; [.$A57]+2; 0)=&quot;&quot;; &quot;&quot;; INDIRECT([.B57]))" office:value-type="string" office:string-value="KB OL">
            <text:p>KB OL</text:p>
          </table:table-cell>
          <table:table-cell table:style-name="ce7" table:formula="of:=IF(OR(ISNA([.C57]); [.C57]=&quot;&quot;); &quot;-&quot;; [.C57])" office:value-type="string" office:string-value="KB OL">
            <text:p>KB OL</text:p>
          </table:table-cell>
          <table:table-cell table:style-name="ce4" table:formula="of:=ROUND((([.E59]/100)*INDIRECT([.$B57] &amp; &quot;_MAX&quot;))/2.5; 0)*2.5" office:value-type="float" office:value="70">
            <text:p>70.0</text:p>
          </table:table-cell>
          <table:table-cell table:style-name="ce4" table:formula="of:=ROUND((([.F59]/100)*INDIRECT([.$B57] &amp; &quot;_MAX&quot;))/2.5; 0)*2.5" office:value-type="float" office:value="70">
            <text:p>70.0</text:p>
          </table:table-cell>
          <table:table-cell table:style-name="ce4" table:formula="of:=ROUND((([.G59]/100)*INDIRECT([.$B57] &amp; &quot;_MAX&quot;))/2.5; 0)*2.5" office:value-type="float" office:value="85">
            <text:p>85.0</text:p>
          </table:table-cell>
          <table:table-cell table:style-name="ce4" table:formula="of:=ROUND((([.H59]/100)*INDIRECT([.$B57] &amp; &quot;_MAX&quot;))/2.5; 0)*2.5" office:value-type="float" office:value="85">
            <text:p>85.0</text:p>
          </table:table-cell>
          <table:table-cell table:style-name="ce4" table:formula="of:=ROUND((([.I59]/100)*INDIRECT([.$B57] &amp; &quot;_MAX&quot;))/2.5; 0)*2.5" office:value-type="float" office:value="97.5">
            <text:p>97.5</text:p>
          </table:table-cell>
          <table:table-cell table:style-name="ce4" table:formula="of:=ROUND((([.J59]/100)*INDIRECT([.$B57] &amp; &quot;_MAX&quot;))/2.5; 0)*2.5" office:value-type="float" office:value="97.5">
            <text:p>97.5</text:p>
          </table:table-cell>
          <table:table-cell table:style-name="ce4" table:formula="of:=ROUND((([.K59]/100)*INDIRECT([.$B57] &amp; &quot;_MAX&quot;))/2.5; 0)*2.5" office:value-type="float" office:value="97.5">
            <text:p>97.5</text:p>
          </table:table-cell>
          <table:table-cell table:style-name="ce4" table:formula="of:=ROUND((([.L59]/100)*INDIRECT([.$B57] &amp; &quot;_MAX&quot;))/2.5; 0)*2.5" office:value-type="float" office:value="97.5">
            <text:p>97.5</text:p>
          </table:table-cell>
          <table:table-cell table:style-name="ce4" table:formula="of:=ROUND((([.M59]/100)*INDIRECT([.$B57] &amp; &quot;_MAX&quot;))/2.5; 0)*2.5" office:value-type="float" office:value="97.5">
            <text:p>97.5</text:p>
          </table:table-cell>
          <table:table-cell table:style-name="ce4" table:formula="of:=ROUND((([.N59]/100)*INDIRECT([.$B57] &amp; &quot;_MAX&quot;))/2.5; 0)*2.5" office:value-type="float" office:value="90">
            <text:p>90.0</text:p>
          </table:table-cell>
          <table:table-cell table:style-name="ce4" table:formula="of:=ROUND((([.O59]/100)*INDIRECT([.$B57] &amp; &quot;_MAX&quot;))/2.5; 0)*2.5" office:value-type="float" office:value="85">
            <text:p>85.0</text:p>
          </table:table-cell>
          <table:table-cell table:style-name="ce4" table:formula="of:=ROUND((([.P59]/100)*INDIRECT([.$B57] &amp; &quot;_MAX&quot;))/2.5; 0)*2.5" office:value-type="float" office:value="0">
            <text:p>0.0</text:p>
          </table:table-cell>
          <table:table-cell table:style-name="ce4" table:formula="of:=ROUND((([.Q59]/100)*INDIRECT([.$B57] &amp; &quot;_MAX&quot;))/2.5; 0)*2.5" office:value-type="float" office:value="0">
            <text:p>0.0</text:p>
          </table:table-cell>
          <table:table-cell table:style-name="ce4" table:formula="of:=ROUND((([.R59]/100)*INDIRECT([.$B57] &amp; &quot;_MAX&quot;))/2.5; 0)*2.5" office:value-type="float" office:value="0">
            <text:p>0.0</text:p>
          </table:table-cell>
          <table:table-cell table:style-name="ce4" table:formula="of:=ROUND((([.S59]/100)*INDIRECT([.$B57] &amp; &quot;_MAX&quot;))/2.5; 0)*2.5" office:value-type="float" office:value="0">
            <text:p>0.0</text:p>
          </table:table-cell>
          <table:table-cell table:style-name="ce4" table:formula="of:=ROUND((([.T59]/100)*INDIRECT([.$B57] &amp; &quot;_MAX&quot;))/2.5; 0)*2.5" office:value-type="float" office:value="0">
            <text:p>0.0</text:p>
          </table:table-cell>
          <table:table-cell table:style-name="ce4" table:formula="of:=ROUND((([.U59]/100)*INDIRECT([.$B57] &amp; &quot;_MAX&quot;))/2.5; 0)*2.5" office:value-type="float" office:value="0">
            <text:p>0.0</text:p>
          </table:table-cell>
          <table:table-cell table:style-name="ce4" table:formula="of:=ROUND((([.V59]/100)*INDIRECT([.$B57] &amp; &quot;_MAX&quot;))/2.5; 0)*2.5" office:value-type="float" office:value="0">
            <text:p>0.0</text:p>
          </table:table-cell>
          <table:table-cell table:style-name="ce4" table:formula="of:=ROUND((([.W59]/100)*INDIRECT([.$B57] &amp; &quot;_MAX&quot;))/2.5; 0)*2.5" office:value-type="float" office:value="0">
            <text:p>0.0</text:p>
          </table:table-cell>
          <table:table-cell table:formula="of:=SUM([.E57:.W57])" office:value-type="float" office:value="972.5">
            <text:p>972.5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4" table:style-name="ce4" office:value-type="float" office:value="3">
            <text:p>3.0</text:p>
          </table:table-cell>
          <table:table-cell table:number-columns-repeated="5" table:style-name="ce4" office:value-type="float" office:value="4">
            <text:p>4.0</text:p>
          </table:table-cell>
          <table:table-cell table:number-columns-repeated="2" table:style-name="ce4" office:value-type="float" office:value="6">
            <text:p>6.0</text:p>
          </table:table-cell>
          <table:table-cell table:number-columns-repeated="8" table:style-name="ce4" office:value-type="float" office:value="0">
            <text:p>0.0</text:p>
          </table:table-cell>
          <table:table-cell table:formula="of:=SUM([.E58:.W58])" office:value-type="float" office:value="44">
            <text:p>44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5" table:style-name="ce4" office:value-type="float" office:value="70">
            <text:p>70.0</text:p>
          </table:table-cell>
          <table:table-cell table:style-name="ce4" office:value-type="float" office:value="65">
            <text:p>65.0</text:p>
          </table:table-cell>
          <table:table-cell table:style-name="ce4" office:value-type="float" office:value="60">
            <text:p>60.0</text:p>
          </table:table-cell>
          <table:table-cell table:number-columns-repeated="8" table:style-name="ce4" office:value-type="float" office:value="0">
            <text:p>0.0</text:p>
          </table:table-cell>
          <table:table-cell table:formula="of:=SUM([.E59:.W59])" office:value-type="float" office:value="695">
            <text:p>695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10" table:formula="of:=ROUND(SUM([.E60:.W60]); 2)" office:value-type="float" office:value="1.26">
            <text:p>1.26</text:p>
          </table:table-cell>
          <table:table-cell table:style-name="ce4" table:formula="of:=[.E58]/(100-[.E59])" office:value-type="float" office:value="0.06">
            <text:p>0.1</text:p>
          </table:table-cell>
          <table:table-cell table:style-name="ce4" table:formula="of:=[.F58]/(100-[.F59])" office:value-type="float" office:value="0.06">
            <text:p>0.1</text:p>
          </table:table-cell>
          <table:table-cell table:style-name="ce4" table:formula="of:=[.G58]/(100-[.G59])" office:value-type="float" office:value="0.075">
            <text:p>0.1</text:p>
          </table:table-cell>
          <table:table-cell table:style-name="ce4" table:formula="of:=[.H58]/(100-[.H59])" office:value-type="float" office:value="0.075">
            <text:p>0.1</text:p>
          </table:table-cell>
          <table:table-cell table:style-name="ce4" table:formula="of:=[.I58]/(100-[.I59])" office:value-type="float" office:value="0.133333333333333">
            <text:p>0.1</text:p>
          </table:table-cell>
          <table:table-cell table:style-name="ce4" table:formula="of:=[.J58]/(100-[.J59])" office:value-type="float" office:value="0.133333333333333">
            <text:p>0.1</text:p>
          </table:table-cell>
          <table:table-cell table:style-name="ce4" table:formula="of:=[.K58]/(100-[.K59])" office:value-type="float" office:value="0.133333333333333">
            <text:p>0.1</text:p>
          </table:table-cell>
          <table:table-cell table:style-name="ce4" table:formula="of:=[.L58]/(100-[.L59])" office:value-type="float" office:value="0.133333333333333">
            <text:p>0.1</text:p>
          </table:table-cell>
          <table:table-cell table:style-name="ce4" table:formula="of:=[.M58]/(100-[.M59])" office:value-type="float" office:value="0.133333333333333">
            <text:p>0.1</text:p>
          </table:table-cell>
          <table:table-cell table:style-name="ce4" table:formula="of:=[.N58]/(100-[.N59])" office:value-type="float" office:value="0.171428571428571">
            <text:p>0.2</text:p>
          </table:table-cell>
          <table:table-cell table:style-name="ce4" table:formula="of:=[.O58]/(100-[.O59])" office:value-type="float" office:value="0.15">
            <text:p>0.2</text:p>
          </table:table-cell>
          <table:table-cell table:style-name="ce4" table:formula="of:=[.P58]/(100-[.P59])" office:value-type="float" office:value="0">
            <text:p>0.0</text:p>
          </table:table-cell>
          <table:table-cell table:style-name="ce4" table:formula="of:=[.Q58]/(100-[.Q59])" office:value-type="float" office:value="0">
            <text:p>0.0</text:p>
          </table:table-cell>
          <table:table-cell table:style-name="ce4" table:formula="of:=[.R58]/(100-[.R59])" office:value-type="float" office:value="0">
            <text:p>0.0</text:p>
          </table:table-cell>
          <table:table-cell table:style-name="ce4" table:formula="of:=[.S58]/(100-[.S59])" office:value-type="float" office:value="0">
            <text:p>0.0</text:p>
          </table:table-cell>
          <table:table-cell table:style-name="ce4" table:formula="of:=[.T58]/(100-[.T59])" office:value-type="float" office:value="0">
            <text:p>0.0</text:p>
          </table:table-cell>
          <table:table-cell table:style-name="ce4" table:formula="of:=[.U58]/(100-[.U59])" office:value-type="float" office:value="0">
            <text:p>0.0</text:p>
          </table:table-cell>
          <table:table-cell table:style-name="ce4" table:formula="of:=[.V58]/(100-[.V59])" office:value-type="float" office:value="0">
            <text:p>0.0</text:p>
          </table:table-cell>
          <table:table-cell table:style-name="ce4" table:formula="of:=[.W58]/(100-[.W59])" office:value-type="float" office:value="0">
            <text:p>0.0</text:p>
          </table:table-cell>
          <table:table-cell table:formula="of:=SUM([.E60:.W60])" office:value-type="float" office:value="1.25809523809524">
            <text:p>1.2580952381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0</text:p>
          </table:table-cell>
          <table:table-cell table:formula="of:=IF(VLOOKUP([.B61]; Schema; [.$A61]+2; 0)=&quot;x&quot;; INDIRECT([.B61]); &quot;&quot;)">
            <text:p/>
          </table:table-cell>
          <table:table-cell table:style-name="ce7" table:formula="of:=IF(OR(ISNA([.C61]); [.C61]=&quot;&quot;); &quot;-&quot;; [.C61])" office:value-type="string" office:string-value="-">
            <text:p>-</text:p>
          </table:table-cell>
          <table:table-cell table:style-name="ce4" table:number-columns-repeated="19"/>
          <table:table-cell table:formula="of:=SUM([.E61:.W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1</text:p>
          </table:table-cell>
          <table:table-cell table:formula="of:=IF(VLOOKUP([.B62]; Schema; [.$A62]+2; 0)=&quot;x&quot;; INDIRECT([.B62]); &quot;&quot;)">
            <text:p/>
          </table:table-cell>
          <table:table-cell table:style-name="ce7" table:formula="of:=IF(OR(ISNA([.C62]); [.C62]=&quot;&quot;); &quot;-&quot;; [.C62])" office:value-type="string" office:string-value="-">
            <text:p>-</text:p>
          </table:table-cell>
          <table:table-cell table:style-name="ce4" table:number-columns-repeated="19"/>
          <table:table-cell table:formula="of:=SUM([.E62:.W6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2</text:p>
          </table:table-cell>
          <table:table-cell table:formula="of:=IF(VLOOKUP([.B63]; Schema; [.$A63]+2; 0)=&quot;x&quot;; INDIRECT([.B63]); &quot;&quot;)" office:value-type="string" office:string-value="KB OL stopp">
            <text:p>KB OL stopp</text:p>
          </table:table-cell>
          <table:table-cell table:style-name="ce7" table:formula="of:=IF(OR(ISNA([.C63]); [.C63]=&quot;&quot;); &quot;-&quot;; [.C63])" office:value-type="string" office:string-value="KB OL stopp">
            <text:p>KB OL stopp</text:p>
          </table:table-cell>
          <table:table-cell table:number-columns-repeated="3" table:style-name="ce4" office:value-type="float" office:value="5">
            <text:p>5.0</text:p>
          </table:table-cell>
          <table:table-cell table:style-name="ce4" table:number-columns-repeated="16"/>
          <table:table-cell table:formula="of:=SUM([.E63:.W63])" office:value-type="float" office:value="15">
            <text:p>15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3</text:p>
          </table:table-cell>
          <table:table-cell table:formula="of:=IF(VLOOKUP([.B64]; Schema; [.$A64]+2; 0)=&quot;x&quot;; INDIRECT([.B64]); &quot;&quot;)">
            <text:p/>
          </table:table-cell>
          <table:table-cell table:style-name="ce7" table:formula="of:=IF(OR(ISNA([.C64]); [.C64]=&quot;&quot;); &quot;-&quot;; [.C64])" office:value-type="string" office:string-value="-">
            <text:p>-</text:p>
          </table:table-cell>
          <table:table-cell table:style-name="ce4" table:number-columns-repeated="19"/>
          <table:table-cell table:formula="of:=SUM([.E64:.W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4</text:p>
          </table:table-cell>
          <table:table-cell table:formula="of:=IF(VLOOKUP([.B65]; Schema; [.$A65]+2; 0)=&quot;x&quot;; INDIRECT([.B65]); &quot;&quot;)">
            <text:p/>
          </table:table-cell>
          <table:table-cell table:style-name="ce7" table:formula="of:=IF(OR(ISNA([.C65]); [.C65]=&quot;&quot;); &quot;-&quot;; [.C65])" office:value-type="string" office:string-value="-">
            <text:p>-</text:p>
          </table:table-cell>
          <table:table-cell table:style-name="ce4" table:number-columns-repeated="19"/>
          <table:table-cell table:formula="of:=SUM([.E65:.W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1</text:p>
          </table:table-cell>
          <table:table-cell table:formula="of:=IF(VLOOKUP([.B66]; Schema; [.$A66]+2; 0)=&quot;x&quot;; INDIRECT([.B66]); &quot;&quot;)">
            <text:p/>
          </table:table-cell>
          <table:table-cell table:style-name="ce7" table:formula="of:=IF(OR(ISNA([.C66]); [.C66]=&quot;&quot;); &quot;-&quot;; [.C66])" office:value-type="string" office:string-value="-">
            <text:p>-</text:p>
          </table:table-cell>
          <table:table-cell table:style-name="ce4" table:number-columns-repeated="14"/>
          <table:table-cell table:style-name="ce15"/>
          <table:table-cell table:style-name="ce4" table:number-columns-repeated="4"/>
          <table:table-cell table:formula="of:=SUM([.E66:.W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2</text:p>
          </table:table-cell>
          <table:table-cell table:formula="of:=IF(VLOOKUP([.B67]; Schema; [.$A67]+2; 0)=&quot;x&quot;; INDIRECT([.B67]); &quot;&quot;)" office:value-type="string" office:string-value="benspark">
            <text:p>benspark</text:p>
          </table:table-cell>
          <table:table-cell table:style-name="ce7" table:formula="of:=IF(OR(ISNA([.C67]); [.C67]=&quot;&quot;); &quot;-&quot;; [.C67])" office:value-type="string" office:string-value="benspark">
            <text:p>benspark</text:p>
          </table:table-cell>
          <table:table-cell table:number-columns-repeated="2" table:style-name="ce4" office:value-type="float" office:value="10">
            <text:p>10.0</text:p>
          </table:table-cell>
          <table:table-cell table:style-name="ce14" office:value-type="float" office:value="10">
            <text:p>10.0</text:p>
          </table:table-cell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67:.W67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3</text:p>
          </table:table-cell>
          <table:table-cell table:formula="of:=IF(VLOOKUP([.B68]; Schema; [.$A68]+2; 0)=&quot;x&quot;; INDIRECT([.B68]); &quot;&quot;)" office:value-type="string" office:string-value="lårcurl">
            <text:p>lårcurl</text:p>
          </table:table-cell>
          <table:table-cell table:style-name="ce7" table:formula="of:=IF(OR(ISNA([.C68]); [.C68]=&quot;&quot;); &quot;-&quot;; [.C68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.0</text:p>
          </table:table-cell>
          <table:table-cell table:style-name="ce4" table:number-columns-repeated="16"/>
          <table:table-cell table:formula="of:=SUM([.E68:.W68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4</text:p>
          </table:table-cell>
          <table:table-cell table:formula="of:=IF(VLOOKUP([.B69]; Schema; [.$A69]+2; 0)=&quot;x&quot;; INDIRECT([.B69]); &quot;&quot;)" office:value-type="string" office:string-value="TKE">
            <text:p>TKE</text:p>
          </table:table-cell>
          <table:table-cell table:style-name="ce7" table:formula="of:=IF(OR(ISNA([.C69]); [.C69]=&quot;&quot;); &quot;-&quot;; [.C69])" office:value-type="string" office:string-value="TKE">
            <text:p>TKE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formula="of:=SUM([.E69:.W69])" office:value-type="float" office:value="45">
            <text:p>45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</text:p>
          </table:table-cell>
          <table:table-cell table:style-name="ce4" office:value-type="string">
            <text:p>python repcalculator.py 1.5 70 145</text:p>
          </table:table-cell>
          <table:table-cell table:style-name="ce7"/>
          <table:table-cell/>
          <table:table-cell table:style-name="ce4" table:number-columns-repeated="18"/>
          <table:table-cell table:formula="of:=SUM([.E70:.W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formula="of:=VLOOKUP(&quot;p&quot;; OFFSET(INDIRECT(&quot;SchemaPrimary&quot; &amp; [.B70]); 0; [.$A71]-1); 22-[.$A71]; 0)" office:value-type="string" office:string-value="BP_P0">
            <text:p>BP_P0</text:p>
          </table:table-cell>
          <table:table-cell table:formula="of:=IF(VLOOKUP([.B71]; Schema; [.$A71]+2; 0)=&quot;&quot;; &quot;&quot;; INDIRECT([.B71]))" office:value-type="string" office:string-value="BP tävling">
            <text:p>BP tävling</text:p>
          </table:table-cell>
          <table:table-cell table:style-name="ce7" table:formula="of:=IF(OR(ISNA([.C71]); [.C71]=&quot;&quot;); &quot;-&quot;; [.C71])" office:value-type="string" office:string-value="BP tävling">
            <text:p>BP tävling</text:p>
          </table:table-cell>
          <table:table-cell table:style-name="ce4" table:formula="of:=ROUND((([.E73]/100)*INDIRECT([.$B71] &amp; &quot;_MAX&quot;))/2.5; 0)*2.5" office:value-type="float" office:value="72.5">
            <text:p>72.5</text:p>
          </table:table-cell>
          <table:table-cell table:style-name="ce4" table:formula="of:=ROUND((([.F73]/100)*INDIRECT([.$B71] &amp; &quot;_MAX&quot;))/2.5; 0)*2.5" office:value-type="float" office:value="72.5">
            <text:p>72.5</text:p>
          </table:table-cell>
          <table:table-cell table:style-name="ce4" table:formula="of:=ROUND((([.G73]/100)*INDIRECT([.$B71] &amp; &quot;_MAX&quot;))/2.5; 0)*2.5" office:value-type="float" office:value="87.5">
            <text:p>87.5</text:p>
          </table:table-cell>
          <table:table-cell table:style-name="ce4" table:formula="of:=ROUND((([.H73]/100)*INDIRECT([.$B71] &amp; &quot;_MAX&quot;))/2.5; 0)*2.5" office:value-type="float" office:value="87.5">
            <text:p>87.5</text:p>
          </table:table-cell>
          <table:table-cell table:style-name="ce4" table:formula="of:=ROUND((([.I73]/100)*INDIRECT([.$B71] &amp; &quot;_MAX&quot;))/2.5; 0)*2.5" office:value-type="float" office:value="102.5">
            <text:p>102.5</text:p>
          </table:table-cell>
          <table:table-cell table:style-name="ce4" table:formula="of:=ROUND((([.J73]/100)*INDIRECT([.$B71] &amp; &quot;_MAX&quot;))/2.5; 0)*2.5" office:value-type="float" office:value="102.5">
            <text:p>102.5</text:p>
          </table:table-cell>
          <table:table-cell table:style-name="ce4" table:formula="of:=ROUND((([.K73]/100)*INDIRECT([.$B71] &amp; &quot;_MAX&quot;))/2.5; 0)*2.5" office:value-type="float" office:value="102.5">
            <text:p>102.5</text:p>
          </table:table-cell>
          <table:table-cell table:style-name="ce4" table:formula="of:=ROUND((([.L73]/100)*INDIRECT([.$B71] &amp; &quot;_MAX&quot;))/2.5; 0)*2.5" office:value-type="float" office:value="102.5">
            <text:p>102.5</text:p>
          </table:table-cell>
          <table:table-cell table:style-name="ce4" table:formula="of:=ROUND((([.M73]/100)*INDIRECT([.$B71] &amp; &quot;_MAX&quot;))/2.5; 0)*2.5" office:value-type="float" office:value="95">
            <text:p>95.0</text:p>
          </table:table-cell>
          <table:table-cell table:style-name="ce4" table:formula="of:=ROUND((([.N73]/100)*INDIRECT([.$B71] &amp; &quot;_MAX&quot;))/2.5; 0)*2.5" office:value-type="float" office:value="87.5">
            <text:p>87.5</text:p>
          </table:table-cell>
          <table:table-cell table:style-name="ce4" table:formula="of:=ROUND((([.O73]/100)*INDIRECT([.$B71] &amp; &quot;_MAX&quot;))/2.5; 0)*2.5" office:value-type="float" office:value="80">
            <text:p>80.0</text:p>
          </table:table-cell>
          <table:table-cell table:style-name="ce4" table:formula="of:=ROUND((([.P73]/100)*INDIRECT([.$B71] &amp; &quot;_MAX&quot;))/2.5; 0)*2.5" office:value-type="float" office:value="72.5">
            <text:p>72.5</text:p>
          </table:table-cell>
          <table:table-cell table:style-name="ce4" table:formula="of:=ROUND((([.Q73]/100)*INDIRECT([.$B71] &amp; &quot;_MAX&quot;))/2.5; 0)*2.5" office:value-type="float" office:value="65">
            <text:p>65.0</text:p>
          </table:table-cell>
          <table:table-cell table:style-name="ce4" table:formula="of:=ROUND((([.R73]/100)*INDIRECT([.$B71] &amp; &quot;_MAX&quot;))/2.5; 0)*2.5" office:value-type="float" office:value="0">
            <text:p>0.0</text:p>
          </table:table-cell>
          <table:table-cell table:style-name="ce4" table:formula="of:=ROUND((([.S73]/100)*INDIRECT([.$B71] &amp; &quot;_MAX&quot;))/2.5; 0)*2.5" office:value-type="float" office:value="0">
            <text:p>0.0</text:p>
          </table:table-cell>
          <table:table-cell table:style-name="ce4" table:formula="of:=ROUND((([.T73]/100)*INDIRECT([.$B71] &amp; &quot;_MAX&quot;))/2.5; 0)*2.5" office:value-type="float" office:value="0">
            <text:p>0.0</text:p>
          </table:table-cell>
          <table:table-cell table:style-name="ce4" table:formula="of:=ROUND((([.U73]/100)*INDIRECT([.$B71] &amp; &quot;_MAX&quot;))/2.5; 0)*2.5" office:value-type="float" office:value="0">
            <text:p>0.0</text:p>
          </table:table-cell>
          <table:table-cell table:style-name="ce4" table:formula="of:=ROUND((([.V73]/100)*INDIRECT([.$B71] &amp; &quot;_MAX&quot;))/2.5; 0)*2.5" office:value-type="float" office:value="0">
            <text:p>0.0</text:p>
          </table:table-cell>
          <table:table-cell table:style-name="ce4" table:formula="of:=ROUND((([.W73]/100)*INDIRECT([.$B71] &amp; &quot;_MAX&quot;))/2.5; 0)*2.5" office:value-type="float" office:value="0">
            <text:p>0.0</text:p>
          </table:table-cell>
          <table:table-cell table:formula="of:=SUM([.E71:.W71])" office:value-type="float" office:value="1130">
            <text:p>11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3" table:style-name="ce4" office:value-type="float" office:value="3">
            <text:p>3.0</text:p>
          </table:table-cell>
          <table:table-cell table:number-columns-repeated="4" table:style-name="ce4" office:value-type="float" office:value="4">
            <text:p>4.0</text:p>
          </table:table-cell>
          <table:table-cell table:number-columns-repeated="5" table:style-name="ce4" office:value-type="float" office:value="6">
            <text:p>6.0</text:p>
          </table:table-cell>
          <table:table-cell table:number-columns-repeated="6" table:style-name="ce4" office:value-type="float" office:value="0">
            <text:p>0.0</text:p>
          </table:table-cell>
          <table:table-cell table:formula="of:=SUM([.E72:.W72])" office:value-type="float" office:value="58">
            <text:p>58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4" table:style-name="ce4" office:value-type="float" office:value="70">
            <text:p>70.0</text:p>
          </table:table-cell>
          <table:table-cell table:style-name="ce4" office:value-type="float" office:value="65">
            <text:p>65.0</text:p>
          </table:table-cell>
          <table:table-cell table:style-name="ce4" office:value-type="float" office:value="60">
            <text:p>60.0</text:p>
          </table:table-cell>
          <table:table-cell table:style-name="ce4" office:value-type="float" office:value="55">
            <text:p>55.0</text:p>
          </table:table-cell>
          <table:table-cell table:style-name="ce4" office:value-type="float" office:value="50">
            <text:p>50.0</text:p>
          </table:table-cell>
          <table:table-cell table:style-name="ce4" office:value-type="float" office:value="45">
            <text:p>45.0</text:p>
          </table:table-cell>
          <table:table-cell table:number-columns-repeated="6" table:style-name="ce4" office:value-type="float" office:value="0">
            <text:p>0.0</text:p>
          </table:table-cell>
          <table:table-cell table:formula="of:=SUM([.E73:.W73])" office:value-type="float" office:value="775">
            <text:p>775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10" table:formula="of:=ROUND(SUM([.E74:.W74]); 2)" office:value-type="float" office:value="1.49">
            <text:p>1.49</text:p>
          </table:table-cell>
          <table:table-cell table:style-name="ce4" table:formula="of:=[.E72]/(100-[.E73])" office:value-type="float" office:value="0.06">
            <text:p>0.1</text:p>
          </table:table-cell>
          <table:table-cell table:style-name="ce4" table:formula="of:=[.F72]/(100-[.F73])" office:value-type="float" office:value="0.06">
            <text:p>0.1</text:p>
          </table:table-cell>
          <table:table-cell table:style-name="ce4" table:formula="of:=[.G72]/(100-[.G73])" office:value-type="float" office:value="0.075">
            <text:p>0.1</text:p>
          </table:table-cell>
          <table:table-cell table:style-name="ce4" table:formula="of:=[.H72]/(100-[.H73])" office:value-type="float" office:value="0.075">
            <text:p>0.1</text:p>
          </table:table-cell>
          <table:table-cell table:style-name="ce4" table:formula="of:=[.I72]/(100-[.I73])" office:value-type="float" office:value="0.133333333333333">
            <text:p>0.1</text:p>
          </table:table-cell>
          <table:table-cell table:style-name="ce4" table:formula="of:=[.J72]/(100-[.J73])" office:value-type="float" office:value="0.133333333333333">
            <text:p>0.1</text:p>
          </table:table-cell>
          <table:table-cell table:style-name="ce4" table:formula="of:=[.K72]/(100-[.K73])" office:value-type="float" office:value="0.133333333333333">
            <text:p>0.1</text:p>
          </table:table-cell>
          <table:table-cell table:style-name="ce4" table:formula="of:=[.L72]/(100-[.L73])" office:value-type="float" office:value="0.133333333333333">
            <text:p>0.1</text:p>
          </table:table-cell>
          <table:table-cell table:style-name="ce4" table:formula="of:=[.M72]/(100-[.M73])" office:value-type="float" office:value="0.171428571428571">
            <text:p>0.2</text:p>
          </table:table-cell>
          <table:table-cell table:style-name="ce4" table:formula="of:=[.N72]/(100-[.N73])" office:value-type="float" office:value="0.15">
            <text:p>0.2</text:p>
          </table:table-cell>
          <table:table-cell table:style-name="ce4" table:formula="of:=[.O72]/(100-[.O73])" office:value-type="float" office:value="0.133333333333333">
            <text:p>0.1</text:p>
          </table:table-cell>
          <table:table-cell table:style-name="ce4" table:formula="of:=[.P72]/(100-[.P73])" office:value-type="float" office:value="0.12">
            <text:p>0.1</text:p>
          </table:table-cell>
          <table:table-cell table:style-name="ce4" table:formula="of:=[.Q72]/(100-[.Q73])" office:value-type="float" office:value="0.109090909090909">
            <text:p>0.1</text:p>
          </table:table-cell>
          <table:table-cell table:style-name="ce4" table:formula="of:=[.R72]/(100-[.R73])" office:value-type="float" office:value="0">
            <text:p>0.0</text:p>
          </table:table-cell>
          <table:table-cell table:style-name="ce4" table:formula="of:=[.S72]/(100-[.S73])" office:value-type="float" office:value="0">
            <text:p>0.0</text:p>
          </table:table-cell>
          <table:table-cell table:style-name="ce4" table:formula="of:=[.T72]/(100-[.T73])" office:value-type="float" office:value="0">
            <text:p>0.0</text:p>
          </table:table-cell>
          <table:table-cell table:style-name="ce4" table:formula="of:=[.U72]/(100-[.U73])" office:value-type="float" office:value="0">
            <text:p>0.0</text:p>
          </table:table-cell>
          <table:table-cell table:style-name="ce4" table:formula="of:=[.V72]/(100-[.V73])" office:value-type="float" office:value="0">
            <text:p>0.0</text:p>
          </table:table-cell>
          <table:table-cell table:style-name="ce4" table:formula="of:=[.W72]/(100-[.W73])" office:value-type="float" office:value="0">
            <text:p>0.0</text:p>
          </table:table-cell>
          <table:table-cell table:formula="of:=SUM([.E74:.W74])" office:value-type="float" office:value="1.48718614718615">
            <text:p>1.4871861472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P1</text:p>
          </table:table-cell>
          <table:table-cell table:formula="of:=IF(VLOOKUP([.B75]; Schema; [.$A75]+2; 0)=&quot;x&quot;; INDIRECT([.B75]); &quot;&quot;)">
            <text:p/>
          </table:table-cell>
          <table:table-cell table:style-name="ce7" table:formula="of:=IF(OR(ISNA([.C75]); [.C75]=&quot;&quot;); &quot;-&quot;; [.C75])" office:value-type="string" office:string-value="-">
            <text:p>-</text:p>
          </table:table-cell>
          <table:table-cell table:style-name="ce4" table:number-columns-repeated="19"/>
          <table:table-cell table:formula="of:=SUM([.E75:.W7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P2</text:p>
          </table:table-cell>
          <table:table-cell table:formula="of:=IF(VLOOKUP([.B76]; Schema; [.$A76]+2; 0)=&quot;x&quot;; INDIRECT([.B76]); &quot;&quot;)" office:value-type="string" office:string-value="BP pinpress">
            <text:p>BP pinpress</text:p>
          </table:table-cell>
          <table:table-cell table:style-name="ce7" table:formula="of:=IF(OR(ISNA([.C76]); [.C76]=&quot;&quot;); &quot;-&quot;; [.C76])" office:value-type="string" office:string-value="BP pinpress">
            <text:p>BP pinpress</text:p>
          </table:table-cell>
          <table:table-cell table:number-columns-repeated="4" table:style-name="ce4" office:value-type="float" office:value="3">
            <text:p>3.0</text:p>
          </table:table-cell>
          <table:table-cell table:style-name="ce4" table:number-columns-repeated="15"/>
          <table:table-cell table:formula="of:=SUM([.E76:.W76])" office:value-type="float" office:value="12">
            <text:p>12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P3</text:p>
          </table:table-cell>
          <table:table-cell table:formula="of:=IF(VLOOKUP([.B77]; Schema; [.$A77]+2; 0)=&quot;x&quot;; INDIRECT([.B77]); &quot;&quot;)">
            <text:p/>
          </table:table-cell>
          <table:table-cell table:style-name="ce7" table:formula="of:=IF(OR(ISNA([.C77]); [.C77]=&quot;&quot;); &quot;-&quot;; [.C77])" office:value-type="string" office:string-value="-">
            <text:p>-</text:p>
          </table:table-cell>
          <table:table-cell table:style-name="ce4" table:number-columns-repeated="19"/>
          <table:table-cell table:formula="of:=SUM([.E77:.W7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1</text:p>
          </table:table-cell>
          <table:table-cell table:formula="of:=IF(VLOOKUP([.B78]; Schema; [.$A78]+2; 0)=&quot;x&quot;; INDIRECT([.B78]); &quot;&quot;)" office:value-type="string" office:string-value="flies">
            <text:p>flies</text:p>
          </table:table-cell>
          <table:table-cell table:style-name="ce7" table:formula="of:=IF(OR(ISNA([.C78]); [.C78]=&quot;&quot;); &quot;-&quot;; [.C78])" office:value-type="string" office:string-value="flies">
            <text:p>flies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78:.W78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2</text:p>
          </table:table-cell>
          <table:table-cell table:formula="of:=IF(VLOOKUP([.B79]; Schema; [.$A79]+2; 0)=&quot;x&quot;; INDIRECT([.B79]); &quot;&quot;)">
            <text:p/>
          </table:table-cell>
          <table:table-cell table:style-name="ce7" table:formula="of:=IF(OR(ISNA([.C79]); [.C79]=&quot;&quot;); &quot;-&quot;; [.C79])" office:value-type="string" office:string-value="-">
            <text:p>-</text:p>
          </table:table-cell>
          <table:table-cell table:style-name="ce4" table:number-columns-repeated="19"/>
          <table:table-cell table:formula="of:=SUM([.E79:.W7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3</text:p>
          </table:table-cell>
          <table:table-cell table:formula="of:=IF(VLOOKUP([.B80]; Schema; [.$A80]+2; 0)=&quot;x&quot;; INDIRECT([.B80]); &quot;&quot;)">
            <text:p/>
          </table:table-cell>
          <table:table-cell table:style-name="ce7" table:formula="of:=IF(OR(ISNA([.C80]); [.C80]=&quot;&quot;); &quot;-&quot;; [.C80])" office:value-type="string" office:string-value="-">
            <text:p>-</text:p>
          </table:table-cell>
          <table:table-cell table:style-name="ce4" table:number-columns-repeated="19"/>
          <table:table-cell table:formula="of:=SUM([.E80:.W8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4</text:p>
          </table:table-cell>
          <table:table-cell table:formula="of:=IF(VLOOKUP([.B81]; Schema; [.$A81]+2; 0)=&quot;x&quot;; INDIRECT([.B81]); &quot;&quot;)">
            <text:p/>
          </table:table-cell>
          <table:table-cell table:style-name="ce7" table:formula="of:=IF(OR(ISNA([.C81]); [.C81]=&quot;&quot;); &quot;-&quot;; [.C81])" office:value-type="string" office:string-value="-">
            <text:p>-</text:p>
          </table:table-cell>
          <table:table-cell table:style-name="ce4" table:number-columns-repeated="19"/>
          <table:table-cell table:formula="of:=SUM([.E81:.W8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21</text:p>
          </table:table-cell>
          <table:table-cell table:formula="of:=IF(VLOOKUP([.B82]; Schema; [.$A82]+2; 0)=&quot;x&quot;; INDIRECT([.B82]); &quot;&quot;)">
            <text:p/>
          </table:table-cell>
          <table:table-cell table:style-name="ce7" table:formula="of:=IF(OR(ISNA([.C82]); [.C82]=&quot;&quot;); &quot;-&quot;; [.C82])" office:value-type="string" office:string-value="-">
            <text:p>-</text:p>
          </table:table-cell>
          <table:table-cell table:style-name="ce4" table:number-columns-repeated="19"/>
          <table:table-cell table:formula="of:=SUM([.E82:.W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22</text:p>
          </table:table-cell>
          <table:table-cell table:formula="of:=IF(VLOOKUP([.B83]; Schema; [.$A83]+2; 0)=&quot;x&quot;; INDIRECT([.B83]); &quot;&quot;)">
            <text:p/>
          </table:table-cell>
          <table:table-cell table:style-name="ce7" table:formula="of:=IF(OR(ISNA([.C83]); [.C83]=&quot;&quot;); &quot;-&quot;; [.C83])" office:value-type="string" office:string-value="-">
            <text:p>-</text:p>
          </table:table-cell>
          <table:table-cell table:style-name="ce4" table:number-columns-repeated="19"/>
          <table:table-cell table:formula="of:=SUM([.E83:.W8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1</text:p>
          </table:table-cell>
          <table:table-cell table:formula="of:=IF(VLOOKUP([.B84]; Schema; [.$A84]+2; 0)=&quot;x&quot;; INDIRECT([.B84]); &quot;&quot;)">
            <text:p/>
          </table:table-cell>
          <table:table-cell table:style-name="ce7" table:formula="of:=IF(OR(ISNA([.C84]); [.C84]=&quot;&quot;); &quot;-&quot;; [.C84])" office:value-type="string" office:string-value="-">
            <text:p>-</text:p>
          </table:table-cell>
          <table:table-cell table:style-name="ce4" table:number-columns-repeated="19"/>
          <table:table-cell table:formula="of:=SUM([.E84:.W8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2</text:p>
          </table:table-cell>
          <table:table-cell table:formula="of:=IF(VLOOKUP([.B85]; Schema; [.$A85]+2; 0)=&quot;x&quot;; INDIRECT([.B85]); &quot;&quot;)">
            <text:p/>
          </table:table-cell>
          <table:table-cell table:style-name="ce7" table:formula="of:=IF(OR(ISNA([.C85]); [.C85]=&quot;&quot;); &quot;-&quot;; [.C85])" office:value-type="string" office:string-value="-">
            <text:p>-</text:p>
          </table:table-cell>
          <table:table-cell table:style-name="ce4" table:number-columns-repeated="19"/>
          <table:table-cell table:formula="of:=SUM([.E85:.W8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3</text:p>
          </table:table-cell>
          <table:table-cell table:formula="of:=IF(VLOOKUP([.B86]; Schema; [.$A86]+2; 0)=&quot;x&quot;; INDIRECT([.B86]); &quot;&quot;)">
            <text:p/>
          </table:table-cell>
          <table:table-cell table:style-name="ce7" table:formula="of:=IF(OR(ISNA([.C86]); [.C86]=&quot;&quot;); &quot;-&quot;; [.C86])" office:value-type="string" office:string-value="-">
            <text:p>-</text:p>
          </table:table-cell>
          <table:table-cell table:style-name="ce4" table:number-columns-repeated="19"/>
          <table:table-cell table:formula="of:=SUM([.E86:.W8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4</text:p>
          </table:table-cell>
          <table:table-cell table:formula="of:=IF(VLOOKUP([.B87]; Schema; [.$A87]+2; 0)=&quot;x&quot;; INDIRECT([.B87]); &quot;&quot;)">
            <text:p/>
          </table:table-cell>
          <table:table-cell table:style-name="ce7" table:formula="of:=IF(OR(ISNA([.C87]); [.C87]=&quot;&quot;); &quot;-&quot;; [.C87])" office:value-type="string" office:string-value="-">
            <text:p>-</text:p>
          </table:table-cell>
          <table:table-cell table:style-name="ce4" table:number-columns-repeated="19"/>
          <table:table-cell table:formula="of:=SUM([.E87:.W8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5</text:p>
          </table:table-cell>
          <table:table-cell table:formula="of:=IF(VLOOKUP([.B88]; Schema; [.$A88]+2; 0)=&quot;x&quot;; INDIRECT([.B88]); &quot;&quot;)" office:value-type="string" office:string-value="hantellyft">
            <text:p>hantellyft</text:p>
          </table:table-cell>
          <table:table-cell table:style-name="ce7" table:formula="of:=IF(OR(ISNA([.C88]); [.C88]=&quot;&quot;); &quot;-&quot;; [.C88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88:.W88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6</text:p>
          </table:table-cell>
          <table:table-cell table:formula="of:=IF(VLOOKUP([.B89]; Schema; [.$A89]+2; 0)=&quot;x&quot;; INDIRECT([.B89]); &quot;&quot;)" office:value-type="string" office:string-value="omv. flies">
            <text:p>omv. flies</text:p>
          </table:table-cell>
          <table:table-cell table:style-name="ce7" table:formula="of:=IF(OR(ISNA([.C89]); [.C89]=&quot;&quot;); &quot;-&quot;; [.C89])" office:value-type="string" office:string-value="omv. flies">
            <text:p>omv. flies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89:.W89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</text:p>
          </table:table-cell>
          <table:table-cell office:value-type="string">
            <text:p>python repcalculator.py 2 75 200</text:p>
          </table:table-cell>
          <table:table-cell table:style-name="ce7"/>
          <table:table-cell table:style-name="ce13"/>
          <table:table-cell table:style-name="ce4" table:number-columns-repeated="18"/>
          <table:table-cell table:formula="of:=SUM([.E90:.W9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formula="of:=VLOOKUP(&quot;p&quot;; OFFSET(INDIRECT(&quot;SchemaPrimary&quot; &amp; [.B90]); 0; [.$A91]-1); 22-[.$A91]; 0)" office:value-type="string" office:string-value="ML_P3">
            <text:p>ML_P3</text:p>
          </table:table-cell>
          <table:table-cell table:formula="of:=IF(VLOOKUP([.B91]; Schema; [.$A91]+2; 0)=&quot;&quot;; &quot;&quot;; INDIRECT([.B91]))" office:value-type="string" office:string-value="ML korta">
            <text:p>ML korta</text:p>
          </table:table-cell>
          <table:table-cell table:style-name="ce7" table:formula="of:=IF(OR(ISNA([.C91]); [.C91]=&quot;&quot;); &quot;-&quot;; [.C91])" office:value-type="string" office:string-value="ML korta">
            <text:p>ML korta</text:p>
          </table:table-cell>
          <table:table-cell table:style-name="ce4" table:formula="of:=ROUND((([.E93]/100)*INDIRECT([.$B91] &amp; &quot;_MAX&quot;))/2.5; 0)*2.5" office:value-type="float" office:value="100">
            <text:p>100.0</text:p>
          </table:table-cell>
          <table:table-cell table:style-name="ce4" table:formula="of:=ROUND((([.F93]/100)*INDIRECT([.$B91] &amp; &quot;_MAX&quot;))/2.5; 0)*2.5" office:value-type="float" office:value="100">
            <text:p>100.0</text:p>
          </table:table-cell>
          <table:table-cell table:style-name="ce4" table:formula="of:=ROUND((([.G93]/100)*INDIRECT([.$B91] &amp; &quot;_MAX&quot;))/2.5; 0)*2.5" office:value-type="float" office:value="120">
            <text:p>120.0</text:p>
          </table:table-cell>
          <table:table-cell table:style-name="ce4" table:formula="of:=ROUND((([.H93]/100)*INDIRECT([.$B91] &amp; &quot;_MAX&quot;))/2.5; 0)*2.5" office:value-type="float" office:value="120">
            <text:p>120.0</text:p>
          </table:table-cell>
          <table:table-cell table:style-name="ce4" table:formula="of:=ROUND((([.I93]/100)*INDIRECT([.$B91] &amp; &quot;_MAX&quot;))/2.5; 0)*2.5" office:value-type="float" office:value="140">
            <text:p>140.0</text:p>
          </table:table-cell>
          <table:table-cell table:style-name="ce4" table:formula="of:=ROUND((([.J93]/100)*INDIRECT([.$B91] &amp; &quot;_MAX&quot;))/2.5; 0)*2.5" office:value-type="float" office:value="140">
            <text:p>140.0</text:p>
          </table:table-cell>
          <table:table-cell table:style-name="ce4" table:formula="of:=ROUND((([.K93]/100)*INDIRECT([.$B91] &amp; &quot;_MAX&quot;))/2.5; 0)*2.5" office:value-type="float" office:value="150">
            <text:p>150.0</text:p>
          </table:table-cell>
          <table:table-cell table:style-name="ce4" table:formula="of:=ROUND((([.L93]/100)*INDIRECT([.$B91] &amp; &quot;_MAX&quot;))/2.5; 0)*2.5" office:value-type="float" office:value="150">
            <text:p>150.0</text:p>
          </table:table-cell>
          <table:table-cell table:style-name="ce4" table:formula="of:=ROUND((([.M93]/100)*INDIRECT([.$B91] &amp; &quot;_MAX&quot;))/2.5; 0)*2.5" office:value-type="float" office:value="150">
            <text:p>150.0</text:p>
          </table:table-cell>
          <table:table-cell table:style-name="ce4" table:formula="of:=ROUND((([.N93]/100)*INDIRECT([.$B91] &amp; &quot;_MAX&quot;))/2.5; 0)*2.5" office:value-type="float" office:value="150">
            <text:p>150.0</text:p>
          </table:table-cell>
          <table:table-cell table:style-name="ce4" table:formula="of:=ROUND((([.O93]/100)*INDIRECT([.$B91] &amp; &quot;_MAX&quot;))/2.5; 0)*2.5" office:value-type="float" office:value="140">
            <text:p>140.0</text:p>
          </table:table-cell>
          <table:table-cell table:style-name="ce4" table:formula="of:=ROUND((([.P93]/100)*INDIRECT([.$B91] &amp; &quot;_MAX&quot;))/2.5; 0)*2.5" office:value-type="float" office:value="130">
            <text:p>130.0</text:p>
          </table:table-cell>
          <table:table-cell table:style-name="ce4" table:formula="of:=ROUND((([.Q93]/100)*INDIRECT([.$B91] &amp; &quot;_MAX&quot;))/2.5; 0)*2.5" office:value-type="float" office:value="120">
            <text:p>120.0</text:p>
          </table:table-cell>
          <table:table-cell table:style-name="ce4" table:formula="of:=ROUND((([.R93]/100)*INDIRECT([.$B91] &amp; &quot;_MAX&quot;))/2.5; 0)*2.5" office:value-type="float" office:value="110">
            <text:p>110.0</text:p>
          </table:table-cell>
          <table:table-cell table:style-name="ce4" table:formula="of:=ROUND((([.S93]/100)*INDIRECT([.$B91] &amp; &quot;_MAX&quot;))/2.5; 0)*2.5" office:value-type="float" office:value="100">
            <text:p>100.0</text:p>
          </table:table-cell>
          <table:table-cell table:style-name="ce4" table:formula="of:=ROUND((([.T93]/100)*INDIRECT([.$B91] &amp; &quot;_MAX&quot;))/2.5; 0)*2.5" office:value-type="float" office:value="0">
            <text:p>0.0</text:p>
          </table:table-cell>
          <table:table-cell table:style-name="ce4" table:formula="of:=ROUND((([.U93]/100)*INDIRECT([.$B91] &amp; &quot;_MAX&quot;))/2.5; 0)*2.5" office:value-type="float" office:value="0">
            <text:p>0.0</text:p>
          </table:table-cell>
          <table:table-cell table:style-name="ce4" table:formula="of:=ROUND((([.V93]/100)*INDIRECT([.$B91] &amp; &quot;_MAX&quot;))/2.5; 0)*2.5" office:value-type="float" office:value="0">
            <text:p>0.0</text:p>
          </table:table-cell>
          <table:table-cell table:style-name="ce4" table:formula="of:=ROUND((([.W93]/100)*INDIRECT([.$B91] &amp; &quot;_MAX&quot;))/2.5; 0)*2.5" office:value-type="float" office:value="0">
            <text:p>0.0</text:p>
          </table:table-cell>
          <table:table-cell table:formula="of:=SUM([.E91:.W91])" office:value-type="float" office:value="1920">
            <text:p>192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.0</text:p>
          </table:table-cell>
          <table:table-cell table:number-columns-repeated="4" table:style-name="ce4" office:value-type="float" office:value="5">
            <text:p>5.0</text:p>
          </table:table-cell>
          <table:table-cell table:number-columns-repeated="5" table:style-name="ce4" office:value-type="float" office:value="6">
            <text:p>6.0</text:p>
          </table:table-cell>
          <table:table-cell table:number-columns-repeated="4" table:style-name="ce4" office:value-type="float" office:value="0">
            <text:p>0.0</text:p>
          </table:table-cell>
          <table:table-cell table:formula="of:=SUM([.E92:.W92])" office:value-type="float" office:value="68">
            <text:p>68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75">
            <text:p>75.0</text:p>
          </table:table-cell>
          <table:table-cell table:style-name="ce4" office:value-type="float" office:value="70">
            <text:p>70.0</text:p>
          </table:table-cell>
          <table:table-cell table:style-name="ce4" office:value-type="float" office:value="65">
            <text:p>65.0</text:p>
          </table:table-cell>
          <table:table-cell table:style-name="ce4" office:value-type="float" office:value="60">
            <text:p>60.0</text:p>
          </table:table-cell>
          <table:table-cell table:style-name="ce4" office:value-type="float" office:value="55">
            <text:p>55.0</text:p>
          </table:table-cell>
          <table:table-cell table:style-name="ce4" office:value-type="float" office:value="50">
            <text:p>50.0</text:p>
          </table:table-cell>
          <table:table-cell table:number-columns-repeated="4" table:style-name="ce4" office:value-type="float" office:value="0">
            <text:p>0.0</text:p>
          </table:table-cell>
          <table:table-cell table:formula="of:=SUM([.E93:.W93])" office:value-type="float" office:value="960">
            <text:p>96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7" table:formula="of:=ROUND(SUM([.E94:.W94]); 2)" office:value-type="float" office:value="2.04">
            <text:p>2.04</text:p>
          </table:table-cell>
          <table:table-cell table:style-name="ce4" table:formula="of:=[.E92]/(100-[.E93])" office:value-type="float" office:value="0.06">
            <text:p>0.1</text:p>
          </table:table-cell>
          <table:table-cell table:style-name="ce4" table:formula="of:=[.F92]/(100-[.F93])" office:value-type="float" office:value="0.06">
            <text:p>0.1</text:p>
          </table:table-cell>
          <table:table-cell table:style-name="ce4" table:formula="of:=[.G92]/(100-[.G93])" office:value-type="float" office:value="0.075">
            <text:p>0.1</text:p>
          </table:table-cell>
          <table:table-cell table:style-name="ce4" table:formula="of:=[.H92]/(100-[.H93])" office:value-type="float" office:value="0.075">
            <text:p>0.1</text:p>
          </table:table-cell>
          <table:table-cell table:style-name="ce4" table:formula="of:=[.I92]/(100-[.I93])" office:value-type="float" office:value="0.1">
            <text:p>0.1</text:p>
          </table:table-cell>
          <table:table-cell table:style-name="ce4" table:formula="of:=[.J92]/(100-[.J93])" office:value-type="float" office:value="0.1">
            <text:p>0.1</text:p>
          </table:table-cell>
          <table:table-cell table:style-name="ce4" table:formula="of:=[.K92]/(100-[.K93])" office:value-type="float" office:value="0.2">
            <text:p>0.2</text:p>
          </table:table-cell>
          <table:table-cell table:style-name="ce4" table:formula="of:=[.L92]/(100-[.L93])" office:value-type="float" office:value="0.2">
            <text:p>0.2</text:p>
          </table:table-cell>
          <table:table-cell table:style-name="ce4" table:formula="of:=[.M92]/(100-[.M93])" office:value-type="float" office:value="0.2">
            <text:p>0.2</text:p>
          </table:table-cell>
          <table:table-cell table:style-name="ce4" table:formula="of:=[.N92]/(100-[.N93])" office:value-type="float" office:value="0.2">
            <text:p>0.2</text:p>
          </table:table-cell>
          <table:table-cell table:style-name="ce4" table:formula="of:=[.O92]/(100-[.O93])" office:value-type="float" office:value="0.2">
            <text:p>0.2</text:p>
          </table:table-cell>
          <table:table-cell table:style-name="ce4" table:formula="of:=[.P92]/(100-[.P93])" office:value-type="float" office:value="0.171428571428571">
            <text:p>0.2</text:p>
          </table:table-cell>
          <table:table-cell table:style-name="ce4" table:formula="of:=[.Q92]/(100-[.Q93])" office:value-type="float" office:value="0.15">
            <text:p>0.2</text:p>
          </table:table-cell>
          <table:table-cell table:style-name="ce4" table:formula="of:=[.R92]/(100-[.R93])" office:value-type="float" office:value="0.133333333333333">
            <text:p>0.1</text:p>
          </table:table-cell>
          <table:table-cell table:style-name="ce4" table:formula="of:=[.S92]/(100-[.S93])" office:value-type="float" office:value="0.12">
            <text:p>0.1</text:p>
          </table:table-cell>
          <table:table-cell table:style-name="ce4" table:formula="of:=[.T92]/(100-[.T93])" office:value-type="float" office:value="0">
            <text:p>0.0</text:p>
          </table:table-cell>
          <table:table-cell table:style-name="ce4" table:formula="of:=[.U92]/(100-[.U93])" office:value-type="float" office:value="0">
            <text:p>0.0</text:p>
          </table:table-cell>
          <table:table-cell table:style-name="ce4" table:formula="of:=[.V92]/(100-[.V93])" office:value-type="float" office:value="0">
            <text:p>0.0</text:p>
          </table:table-cell>
          <table:table-cell table:style-name="ce4" table:formula="of:=[.W92]/(100-[.W93])" office:value-type="float" office:value="0">
            <text:p>0.0</text:p>
          </table:table-cell>
          <table:table-cell table:formula="of:=SUM([.E94:.W94])" office:value-type="float" office:value="2.0447619047619">
            <text:p>2.0447619048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0</text:p>
          </table:table-cell>
          <table:table-cell table:formula="of:=IF(VLOOKUP([.B95]; Schema; [.$A95]+2; 0)=&quot;x&quot;; INDIRECT([.B95]); &quot;&quot;)">
            <text:p/>
          </table:table-cell>
          <table:table-cell table:style-name="ce7" table:formula="of:=IF(OR(ISNA([.C95]); [.C95]=&quot;&quot;); &quot;-&quot;; [.C95])" office:value-type="string" office:string-value="-">
            <text:p>-</text:p>
          </table:table-cell>
          <table:table-cell table:style-name="ce4" table:number-columns-repeated="19"/>
          <table:table-cell table:formula="of:=SUM([.E95:.W9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1</text:p>
          </table:table-cell>
          <table:table-cell table:formula="of:=IF(VLOOKUP([.B96]; Schema; [.$A96]+2; 0)=&quot;x&quot;; INDIRECT([.B96]); &quot;&quot;)">
            <text:p/>
          </table:table-cell>
          <table:table-cell table:style-name="ce7" table:formula="of:=IF(OR(ISNA([.C96]); [.C96]=&quot;&quot;); &quot;-&quot;; [.C96])" office:value-type="string" office:string-value="-">
            <text:p>-</text:p>
          </table:table-cell>
          <table:table-cell table:style-name="ce4" table:number-columns-repeated="19"/>
          <table:table-cell table:formula="of:=SUM([.E96:.W9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2</text:p>
          </table:table-cell>
          <table:table-cell table:formula="of:=IF(VLOOKUP([.B97]; Schema; [.$A97]+2; 0)=&quot;x&quot;; INDIRECT([.B97]); &quot;&quot;)">
            <text:p/>
          </table:table-cell>
          <table:table-cell table:style-name="ce7" table:formula="of:=IF(OR(ISNA([.C97]); [.C97]=&quot;&quot;); &quot;-&quot;; [.C97])" office:value-type="string" office:string-value="-">
            <text:p>-</text:p>
          </table:table-cell>
          <table:table-cell table:style-name="ce4" table:number-columns-repeated="19"/>
          <table:table-cell table:formula="of:=SUM([.E97:.W9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3</text:p>
          </table:table-cell>
          <table:table-cell table:formula="of:=IF(VLOOKUP([.B98]; Schema; [.$A98]+2; 0)=&quot;x&quot;; INDIRECT([.B98]); &quot;&quot;)">
            <text:p/>
          </table:table-cell>
          <table:table-cell table:style-name="ce7" table:formula="of:=IF(OR(ISNA([.C98]); [.C98]=&quot;&quot;); &quot;-&quot;; [.C98])" office:value-type="string" office:string-value="-">
            <text:p>-</text:p>
          </table:table-cell>
          <table:table-cell table:style-name="ce4" table:number-columns-repeated="19"/>
          <table:table-cell table:formula="of:=SUM([.E98:.W9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4</text:p>
          </table:table-cell>
          <table:table-cell table:formula="of:=IF(VLOOKUP([.B99]; Schema; [.$A99]+2; 0)=&quot;x&quot;; INDIRECT([.B99]); &quot;&quot;)">
            <text:p/>
          </table:table-cell>
          <table:table-cell table:style-name="ce7" table:formula="of:=IF(OR(ISNA([.C99]); [.C99]=&quot;&quot;); &quot;-&quot;; [.C99])" office:value-type="string" office:string-value="-">
            <text:p>-</text:p>
          </table:table-cell>
          <table:table-cell table:style-name="ce4" table:number-columns-repeated="19"/>
          <table:table-cell table:formula="of:=SUM([.E99:.W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1</text:p>
          </table:table-cell>
          <table:table-cell table:formula="of:=IF(VLOOKUP([.B100]; Schema; [.$A100]+2; 0)=&quot;x&quot;; INDIRECT([.B100]); &quot;&quot;)" office:value-type="string" office:string-value="ryggresning">
            <text:p>ryggresning</text:p>
          </table:table-cell>
          <table:table-cell table:style-name="ce7" table:formula="of:=IF(OR(ISNA([.C100]); [.C100]=&quot;&quot;); &quot;-&quot;; [.C100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100:.W100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2</text:p>
          </table:table-cell>
          <table:table-cell table:formula="of:=IF(VLOOKUP([.B101]; Schema; [.$A101]+2; 0)=&quot;x&quot;; INDIRECT([.B101]); &quot;&quot;)">
            <text:p/>
          </table:table-cell>
          <table:table-cell table:style-name="ce7" table:formula="of:=IF(OR(ISNA([.C101]); [.C101]=&quot;&quot;); &quot;-&quot;; [.C101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101:.W10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3</text:p>
          </table:table-cell>
          <table:table-cell table:formula="of:=IF(VLOOKUP([.B102]; Schema; [.$A102]+2; 0)=&quot;x&quot;; INDIRECT([.B102]); &quot;&quot;)">
            <text:p/>
          </table:table-cell>
          <table:table-cell table:style-name="ce7" table:formula="of:=IF(OR(ISNA([.C102]); [.C102]=&quot;&quot;); &quot;-&quot;; [.C102])" office:value-type="string" office:string-value="-">
            <text:p>-</text:p>
          </table:table-cell>
          <table:table-cell table:style-name="ce4" table:number-columns-repeated="19"/>
          <table:table-cell table:formula="of:=SUM([.E102:.W10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4</text:p>
          </table:table-cell>
          <table:table-cell table:formula="of:=IF(VLOOKUP([.B103]; Schema; [.$A103]+2; 0)=&quot;x&quot;; INDIRECT([.B103]); &quot;&quot;)">
            <text:p/>
          </table:table-cell>
          <table:table-cell table:style-name="ce7" table:formula="of:=IF(OR(ISNA([.C103]); [.C103]=&quot;&quot;); &quot;-&quot;; [.C103])" office:value-type="string" office:string-value="-">
            <text:p>-</text:p>
          </table:table-cell>
          <table:table-cell table:style-name="ce4" table:number-columns-repeated="19"/>
          <table:table-cell table:formula="of:=SUM([.E103:.W10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5</text:p>
          </table:table-cell>
          <table:table-cell table:formula="of:=IF(VLOOKUP([.B104]; Schema; [.$A104]+2; 0)=&quot;x&quot;; INDIRECT([.B104]); &quot;&quot;)">
            <text:p/>
          </table:table-cell>
          <table:table-cell table:style-name="ce7" table:formula="of:=IF(OR(ISNA([.C104]); [.C104]=&quot;&quot;); &quot;-&quot;; [.C104])" office:value-type="string" office:string-value="-">
            <text:p>-</text:p>
          </table:table-cell>
          <table:table-cell table:style-name="ce4" table:number-columns-repeated="19"/>
          <table:table-cell table:formula="of:=SUM([.E104:.W10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3</text:p>
          </table:table-cell>
          <table:table-cell table:formula="of:=IF(VLOOKUP([.B105]; Schema; [.$A105]+2; 0)=&quot;x&quot;; INDIRECT([.B105]); &quot;&quot;)">
            <text:p/>
          </table:table-cell>
          <table:table-cell table:style-name="ce7" table:formula="of:=IF(OR(ISNA([.C105]); [.C105]=&quot;&quot;); &quot;-&quot;; [.C105])" office:value-type="string" office:string-value="-">
            <text:p>-</text:p>
          </table:table-cell>
          <table:table-cell table:style-name="ce4" table:number-columns-repeated="19"/>
          <table:table-cell table:formula="of:=SUM([.E105:.W10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11"/>
          <table:table-cell table:style-name="ce13" table:number-columns-repeated="19"/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2" table:formula="of:=[.A107]" office:value-type="float" office:value="3">
            <text:p>3</text:p>
          </table:table-cell>
          <table:table-cell table:number-columns-repeated="6"/>
          <table:table-cell table:style-name="ce4" table:number-columns-repeated="12"/>
          <table:table-cell table:formula="of:=SUM([.E107:.W107])"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1" table:number-columns-repeated="2"/>
          <table:table-cell table:formula="of:=ADDRESS(ROW();1)&amp;&quot;:&quot;&amp;ADDRESS(ROW()+100;30)" office:value-type="string" office:string-value="$A$108:$AD$208">
            <text:p>$A$108:$AD$208</text:p>
          </table:table-cell>
          <table:table-cell table:formula="of:=VLOOKUP(&quot;END&quot;; INDIRECT([.C108]); 2; 0)" office:value-type="float" office:value="168">
            <text:p>168</text:p>
          </table:table-cell>
          <table:table-cell table:number-columns-repeated="7"/>
          <table:table-cell table:style-name="ce17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19" office:value-type="string">
            <text:p>KB_A</text:p>
          </table:table-cell>
          <table:table-cell table:style-name="ce18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3"/>
          <table:table-cell table:formula="of:=SUM([.X126:.X128])" office:value-type="float" office:value="42">
            <text:p>42</text:p>
          </table:table-cell>
          <table:table-cell table:formula="of:=SUM([.X139:.X144])" office:value-type="float" office:value="34">
            <text:p>34</text:p>
          </table:table-cell>
          <table:table-cell table:formula="of:=SUM([.X146:.X151])" office:value-type="float" office:value="50">
            <text:p>50</text:p>
          </table:table-cell>
          <table:table-cell table:style-name="ce18" table:number-columns-repeated="4"/>
          <table:table-cell table:style-name="ce2"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</text:p>
          </table:table-cell>
          <table:table-cell/>
          <table:table-cell table:style-name="ce22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110:.W110])" office:value-type="float" office:value="0">
            <text:p>0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110]); 0; [.$A111]-1); 22-[.$A111]; 0)" office:value-type="string" office:string-value="KB_P0">
            <text:p>KB_P0</text:p>
          </table:table-cell>
          <table:table-cell table:formula="of:=IF(VLOOKUP([.B111]; Schema; [.$A111]+2; 0)=&quot;&quot;; &quot;&quot;; INDIRECT([.B111]))" office:value-type="string" office:string-value="KB SL bälte">
            <text:p>KB SL bälte</text:p>
          </table:table-cell>
          <table:table-cell table:style-name="ce7" table:formula="of:=IF(OR(ISNA([.C111]); [.C111]=&quot;&quot;); &quot;-&quot;; [.C111])" office:value-type="string" office:string-value="KB SL bälte">
            <text:p>KB SL bälte</text:p>
          </table:table-cell>
          <table:table-cell table:style-name="ce4" table:formula="of:=ROUND((([.E113]/100)*INDIRECT([.$B111] &amp; &quot;_MAX&quot;))/2.5; 0)*2.5" office:value-type="float" office:value="85">
            <text:p>85.0</text:p>
          </table:table-cell>
          <table:table-cell table:style-name="ce4" table:formula="of:=ROUND((([.F113]/100)*INDIRECT([.$B111] &amp; &quot;_MAX&quot;))/2.5; 0)*2.5" office:value-type="float" office:value="85">
            <text:p>85.0</text:p>
          </table:table-cell>
          <table:table-cell table:style-name="ce4" table:formula="of:=ROUND((([.G113]/100)*INDIRECT([.$B111] &amp; &quot;_MAX&quot;))/2.5; 0)*2.5" office:value-type="float" office:value="102.5">
            <text:p>102.5</text:p>
          </table:table-cell>
          <table:table-cell table:style-name="ce4" table:formula="of:=ROUND((([.H113]/100)*INDIRECT([.$B111] &amp; &quot;_MAX&quot;))/2.5; 0)*2.5" office:value-type="float" office:value="102.5">
            <text:p>102.5</text:p>
          </table:table-cell>
          <table:table-cell table:style-name="ce4" table:formula="of:=ROUND((([.I113]/100)*INDIRECT([.$B111] &amp; &quot;_MAX&quot;))/2.5; 0)*2.5" office:value-type="float" office:value="120">
            <text:p>120.0</text:p>
          </table:table-cell>
          <table:table-cell table:style-name="ce4" table:formula="of:=ROUND((([.J113]/100)*INDIRECT([.$B111] &amp; &quot;_MAX&quot;))/2.5; 0)*2.5" office:value-type="float" office:value="120">
            <text:p>120.0</text:p>
          </table:table-cell>
          <table:table-cell table:style-name="ce4" table:formula="of:=ROUND((([.K113]/100)*INDIRECT([.$B111] &amp; &quot;_MAX&quot;))/2.5; 0)*2.5" office:value-type="float" office:value="0">
            <text:p>0.0</text:p>
          </table:table-cell>
          <table:table-cell table:style-name="ce4" table:formula="of:=ROUND((([.L113]/100)*INDIRECT([.$B111] &amp; &quot;_MAX&quot;))/2.5; 0)*2.5" office:value-type="float" office:value="0">
            <text:p>0.0</text:p>
          </table:table-cell>
          <table:table-cell table:style-name="ce4" table:formula="of:=ROUND((([.M113]/100)*INDIRECT([.$B111] &amp; &quot;_MAX&quot;))/2.5; 0)*2.5" office:value-type="float" office:value="0">
            <text:p>0.0</text:p>
          </table:table-cell>
          <table:table-cell table:style-name="ce4" table:formula="of:=ROUND((([.N113]/100)*INDIRECT([.$B111] &amp; &quot;_MAX&quot;))/2.5; 0)*2.5" office:value-type="float" office:value="0">
            <text:p>0.0</text:p>
          </table:table-cell>
          <table:table-cell table:style-name="ce4" table:formula="of:=ROUND((([.O113]/100)*INDIRECT([.$B111] &amp; &quot;_MAX&quot;))/2.5; 0)*2.5" office:value-type="float" office:value="0">
            <text:p>0.0</text:p>
          </table:table-cell>
          <table:table-cell table:style-name="ce4" table:formula="of:=ROUND((([.P113]/100)*INDIRECT([.$B111] &amp; &quot;_MAX&quot;))/2.5; 0)*2.5" office:value-type="float" office:value="0">
            <text:p>0.0</text:p>
          </table:table-cell>
          <table:table-cell table:style-name="ce4" table:formula="of:=ROUND((([.Q113]/100)*INDIRECT([.$B111] &amp; &quot;_MAX&quot;))/2.5; 0)*2.5" office:value-type="float" office:value="0">
            <text:p>0.0</text:p>
          </table:table-cell>
          <table:table-cell table:style-name="ce4" table:formula="of:=ROUND((([.R113]/100)*INDIRECT([.$B111] &amp; &quot;_MAX&quot;))/2.5; 0)*2.5" office:value-type="float" office:value="0">
            <text:p>0.0</text:p>
          </table:table-cell>
          <table:table-cell table:style-name="ce4" table:formula="of:=ROUND((([.S113]/100)*INDIRECT([.$B111] &amp; &quot;_MAX&quot;))/2.5; 0)*2.5" office:value-type="float" office:value="0">
            <text:p>0.0</text:p>
          </table:table-cell>
          <table:table-cell table:style-name="ce4" table:formula="of:=ROUND((([.T113]/100)*INDIRECT([.$B111] &amp; &quot;_MAX&quot;))/2.5; 0)*2.5" office:value-type="float" office:value="0">
            <text:p>0.0</text:p>
          </table:table-cell>
          <table:table-cell table:style-name="ce4" table:formula="of:=ROUND((([.U113]/100)*INDIRECT([.$B111] &amp; &quot;_MAX&quot;))/2.5; 0)*2.5" office:value-type="float" office:value="0">
            <text:p>0.0</text:p>
          </table:table-cell>
          <table:table-cell table:style-name="ce4" table:formula="of:=ROUND((([.V113]/100)*INDIRECT([.$B111] &amp; &quot;_MAX&quot;))/2.5; 0)*2.5" office:value-type="float" office:value="0">
            <text:p>0.0</text:p>
          </table:table-cell>
          <table:table-cell table:style-name="ce4" table:formula="of:=ROUND((([.W113]/100)*INDIRECT([.$B111] &amp; &quot;_MAX&quot;))/2.5; 0)*2.5" office:value-type="float" office:value="0">
            <text:p>0.0</text:p>
          </table:table-cell>
          <table:table-cell table:formula="of:=SUM([.E111:.W111])" office:value-type="float" office:value="615">
            <text:p>615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.0</text:p>
          </table:table-cell>
          <table:table-cell table:number-columns-repeated="13" table:style-name="ce4" office:value-type="float" office:value="0">
            <text:p>0.0</text:p>
          </table:table-cell>
          <table:table-cell table:formula="of:=SUM([.E112:.W112])" office:value-type="float" office:value="18">
            <text:p>18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13" table:style-name="ce4" office:value-type="float" office:value="0">
            <text:p>0.0</text:p>
          </table:table-cell>
          <table:table-cell table:formula="of:=SUM([.E113:.W113])" office:value-type="float" office:value="360">
            <text:p>360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10" table:formula="of:=ROUND(SUM([.E114:.W114]); 2)" office:value-type="float" office:value="0.47">
            <text:p>0.47</text:p>
          </table:table-cell>
          <table:table-cell table:style-name="ce4" table:formula="of:=[.E112]/(100-[.E113])" office:value-type="float" office:value="0.06">
            <text:p>0.1</text:p>
          </table:table-cell>
          <table:table-cell table:style-name="ce4" table:formula="of:=[.F112]/(100-[.F113])" office:value-type="float" office:value="0.06">
            <text:p>0.1</text:p>
          </table:table-cell>
          <table:table-cell table:style-name="ce4" table:formula="of:=[.G112]/(100-[.G113])" office:value-type="float" office:value="0.075">
            <text:p>0.1</text:p>
          </table:table-cell>
          <table:table-cell table:style-name="ce4" table:formula="of:=[.H112]/(100-[.H113])" office:value-type="float" office:value="0.075">
            <text:p>0.1</text:p>
          </table:table-cell>
          <table:table-cell table:style-name="ce4" table:formula="of:=[.I112]/(100-[.I113])" office:value-type="float" office:value="0.1">
            <text:p>0.1</text:p>
          </table:table-cell>
          <table:table-cell table:style-name="ce4" table:formula="of:=[.J112]/(100-[.J113])" office:value-type="float" office:value="0.1">
            <text:p>0.1</text:p>
          </table:table-cell>
          <table:table-cell table:style-name="ce4" table:formula="of:=[.K112]/(100-[.K113])" office:value-type="float" office:value="0">
            <text:p>0.0</text:p>
          </table:table-cell>
          <table:table-cell table:style-name="ce4" table:formula="of:=[.L112]/(100-[.L113])" office:value-type="float" office:value="0">
            <text:p>0.0</text:p>
          </table:table-cell>
          <table:table-cell table:style-name="ce4" table:formula="of:=[.M112]/(100-[.M113])" office:value-type="float" office:value="0">
            <text:p>0.0</text:p>
          </table:table-cell>
          <table:table-cell table:style-name="ce4" table:formula="of:=[.N112]/(100-[.N113])" office:value-type="float" office:value="0">
            <text:p>0.0</text:p>
          </table:table-cell>
          <table:table-cell table:style-name="ce4" table:formula="of:=[.O112]/(100-[.O113])" office:value-type="float" office:value="0">
            <text:p>0.0</text:p>
          </table:table-cell>
          <table:table-cell table:style-name="ce4" table:formula="of:=[.P112]/(100-[.P113])" office:value-type="float" office:value="0">
            <text:p>0.0</text:p>
          </table:table-cell>
          <table:table-cell table:style-name="ce4" table:formula="of:=[.Q112]/(100-[.Q113])" office:value-type="float" office:value="0">
            <text:p>0.0</text:p>
          </table:table-cell>
          <table:table-cell table:style-name="ce4" table:formula="of:=[.R112]/(100-[.R113])" office:value-type="float" office:value="0">
            <text:p>0.0</text:p>
          </table:table-cell>
          <table:table-cell table:style-name="ce4" table:formula="of:=[.S112]/(100-[.S113])" office:value-type="float" office:value="0">
            <text:p>0.0</text:p>
          </table:table-cell>
          <table:table-cell table:style-name="ce4" table:formula="of:=[.T112]/(100-[.T113])" office:value-type="float" office:value="0">
            <text:p>0.0</text:p>
          </table:table-cell>
          <table:table-cell table:style-name="ce4" table:formula="of:=[.U112]/(100-[.U113])" office:value-type="float" office:value="0">
            <text:p>0.0</text:p>
          </table:table-cell>
          <table:table-cell table:style-name="ce4" table:formula="of:=[.V112]/(100-[.V113])" office:value-type="float" office:value="0">
            <text:p>0.0</text:p>
          </table:table-cell>
          <table:table-cell table:style-name="ce4" table:formula="of:=[.W112]/(100-[.W113])" office:value-type="float" office:value="0">
            <text:p>0.0</text:p>
          </table:table-cell>
          <table:table-cell table:formula="of:=SUM([.E114:.W114])" office:value-type="float" office:value="0.47">
            <text:p>0.47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START</text:p>
          </table:table-cell>
          <table:table-cell/>
          <table:table-cell table:style-name="ce10" office:value-type="string">
            <text:p>-</text:p>
          </table:table-cell>
          <table:table-cell table:style-name="ce4" table:number-columns-repeated="19"/>
          <table:table-cell table:number-columns-repeated="2"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0</text:p>
          </table:table-cell>
          <table:table-cell table:formula="of:=IF(VLOOKUP([.B116]; Schema; [.$A116]+2; 0)=&quot;x&quot;; INDIRECT([.B116]); &quot;&quot;)">
            <text:p/>
          </table:table-cell>
          <table:table-cell table:style-name="ce7" table:formula="of:=IF(OR(ISNA([.C116]); [.C116]=&quot;&quot;); &quot;-&quot;; [.C116])" office:value-type="string" office:string-value="-">
            <text:p>-</text:p>
          </table:table-cell>
          <table:table-cell table:style-name="ce4" table:number-columns-repeated="19"/>
          <table:table-cell table:formula="of:=SUM([.E116:.W116])" office:value-type="float" office:value="0">
            <text:p>0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1</text:p>
          </table:table-cell>
          <table:table-cell table:formula="of:=IF(VLOOKUP([.B118]; Schema; [.$A118]+2; 0)=&quot;x&quot;; INDIRECT([.B118]); &quot;&quot;)">
            <text:p/>
          </table:table-cell>
          <table:table-cell table:style-name="ce7" table:formula="of:=IF(OR(ISNA([.C118]); [.C118]=&quot;&quot;); &quot;-&quot;; [.C118])" office:value-type="string" office:string-value="-">
            <text:p>-</text:p>
          </table:table-cell>
          <table:table-cell table:style-name="ce4" table:number-columns-repeated="19"/>
          <table:table-cell table:formula="of:=SUM([.E118:.W11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2</text:p>
          </table:table-cell>
          <table:table-cell table:formula="of:=IF(VLOOKUP([.B120]; Schema; [.$A120]+2; 0)=&quot;x&quot;; INDIRECT([.B120]); &quot;&quot;)">
            <text:p/>
          </table:table-cell>
          <table:table-cell table:style-name="ce7" table:formula="of:=IF(OR(ISNA([.C120]); [.C120]=&quot;&quot;); &quot;-&quot;; [.C120])" office:value-type="string" office:string-value="-">
            <text:p>-</text:p>
          </table:table-cell>
          <table:table-cell table:style-name="ce4" table:number-columns-repeated="19"/>
          <table:table-cell table:formula="of:=SUM([.E120:.W12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3</text:p>
          </table:table-cell>
          <table:table-cell table:formula="of:=IF(VLOOKUP([.B122]; Schema; [.$A122]+2; 0)=&quot;x&quot;; INDIRECT([.B122]); &quot;&quot;)">
            <text:p/>
          </table:table-cell>
          <table:table-cell table:style-name="ce7" table:formula="of:=IF(OR(ISNA([.C122]); [.C122]=&quot;&quot;); &quot;-&quot;; [.C122])" office:value-type="string" office:string-value="-">
            <text:p>-</text:p>
          </table:table-cell>
          <table:table-cell table:style-name="ce4" table:number-columns-repeated="19"/>
          <table:table-cell table:formula="of:=SUM([.E122:.W12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4</text:p>
          </table:table-cell>
          <table:table-cell table:formula="of:=IF(VLOOKUP([.B124]; Schema; [.$A124]+2; 0)=&quot;x&quot;; INDIRECT([.B124]); &quot;&quot;)" office:value-type="string" office:string-value="KB fram">
            <text:p>KB fram</text:p>
          </table:table-cell>
          <table:table-cell table:style-name="ce7" table:formula="of:=IF(OR(ISNA([.C124]); [.C124]=&quot;&quot;); &quot;-&quot;; [.C124])" office:value-type="string" office:string-value="KB fram">
            <text:p>KB fram</text:p>
          </table:table-cell>
          <table:table-cell table:number-columns-repeated="3" table:style-name="ce4" office:value-type="float" office:value="4">
            <text:p>4.0</text:p>
          </table:table-cell>
          <table:table-cell table:style-name="ce4" table:number-columns-repeated="16"/>
          <table:table-cell table:formula="of:=SUM([.E124:.W124])" office:value-type="float" office:value="12">
            <text:p>12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1</text:p>
          </table:table-cell>
          <table:table-cell table:formula="of:=IF(VLOOKUP([.B126]; Schema; [.$A126]+2; 0)=&quot;x&quot;; INDIRECT([.B126]); &quot;&quot;)">
            <text:p/>
          </table:table-cell>
          <table:table-cell table:style-name="ce7" table:formula="of:=IF(OR(ISNA([.C126]); [.C126]=&quot;&quot;); &quot;-&quot;; [.C126])" office:value-type="string" office:string-value="-">
            <text:p>-</text:p>
          </table:table-cell>
          <table:table-cell table:style-name="ce4" table:number-columns-repeated="14"/>
          <table:table-cell table:style-name="ce15"/>
          <table:table-cell table:style-name="ce4" table:number-columns-repeated="4"/>
          <table:table-cell table:formula="of:=SUM([.E126:.W1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2</text:p>
          </table:table-cell>
          <table:table-cell table:formula="of:=IF(VLOOKUP([.B127]; Schema; [.$A127]+2; 0)=&quot;x&quot;; INDIRECT([.B127]); &quot;&quot;)" office:value-type="string" office:string-value="benspark">
            <text:p>benspark</text:p>
          </table:table-cell>
          <table:table-cell table:style-name="ce7" table:formula="of:=IF(OR(ISNA([.C127]); [.C127]=&quot;&quot;); &quot;-&quot;; [.C127])" office:value-type="string" office:string-value="benspark">
            <text:p>benspark</text:p>
          </table:table-cell>
          <table:table-cell table:number-columns-repeated="2" table:style-name="ce4" office:value-type="float" office:value="8">
            <text:p>8.0</text:p>
          </table:table-cell>
          <table:table-cell table:style-name="ce14" office:value-type="float" office:value="8">
            <text:p>8.0</text:p>
          </table:table-cell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127:.W127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3</text:p>
          </table:table-cell>
          <table:table-cell table:formula="of:=IF(VLOOKUP([.B128]; Schema; [.$A128]+2; 0)=&quot;x&quot;; INDIRECT([.B128]); &quot;&quot;)" office:value-type="string" office:string-value="lårcurl">
            <text:p>lårcurl</text:p>
          </table:table-cell>
          <table:table-cell table:style-name="ce7" table:formula="of:=IF(OR(ISNA([.C128]); [.C128]=&quot;&quot;); &quot;-&quot;; [.C128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.0</text:p>
          </table:table-cell>
          <table:table-cell table:style-name="ce4" table:number-columns-repeated="16"/>
          <table:table-cell table:formula="of:=SUM([.E128:.W128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5</text:p>
          </table:table-cell>
          <table:table-cell table:formula="of:=IF(VLOOKUP([.B129]; Schema; [.$A129]+2; 0)=&quot;x&quot;; INDIRECT([.B129]); &quot;&quot;)">
            <text:p/>
          </table:table-cell>
          <table:table-cell table:style-name="ce7" table:formula="of:=IF(OR(ISNA([.C129]); [.C129]=&quot;&quot;); &quot;-&quot;; [.C129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4</text:p>
          </table:table-cell>
          <table:table-cell table:formula="of:=IF(VLOOKUP([.B130]; Schema; [.$A130]+2; 0)=&quot;x&quot;; INDIRECT([.B130]); &quot;&quot;)" office:value-type="string" office:string-value="TKE">
            <text:p>TKE</text:p>
          </table:table-cell>
          <table:table-cell table:style-name="ce7" table:formula="of:=IF(OR(ISNA([.C130]); [.C130]=&quot;&quot;); &quot;-&quot;; [.C130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formula="of:=SUM([.E130:.W130])" office:value-type="float" office:value="90">
            <text:p>9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131:.W1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131]); 0; [.$A132]-1); 22-[.$A132]; 0)" office:value-type="string" office:string-value="BP_P0">
            <text:p>BP_P0</text:p>
          </table:table-cell>
          <table:table-cell table:formula="of:=IF(VLOOKUP([.B132]; Schema; [.$A132]+2; 0)=&quot;&quot;; &quot;&quot;; INDIRECT([.B132]))" office:value-type="string" office:string-value="BP tävling">
            <text:p>BP tävling</text:p>
          </table:table-cell>
          <table:table-cell table:style-name="ce7" table:formula="of:=IF(OR(ISNA([.C132]); [.C132]=&quot;&quot;); &quot;-&quot;; [.C132])" office:value-type="string" office:string-value="BP tävling">
            <text:p>BP tävling</text:p>
          </table:table-cell>
          <table:table-cell table:style-name="ce4" table:formula="of:=ROUND((([.E134]/100)*INDIRECT([.$B132] &amp; &quot;_MAX&quot;))/2.5; 0)*2.5" office:value-type="float" office:value="72.5">
            <text:p>72.5</text:p>
          </table:table-cell>
          <table:table-cell table:style-name="ce4" table:formula="of:=ROUND((([.F134]/100)*INDIRECT([.$B132] &amp; &quot;_MAX&quot;))/2.5; 0)*2.5" office:value-type="float" office:value="72.5">
            <text:p>72.5</text:p>
          </table:table-cell>
          <table:table-cell table:style-name="ce4" table:formula="of:=ROUND((([.G134]/100)*INDIRECT([.$B132] &amp; &quot;_MAX&quot;))/2.5; 0)*2.5" office:value-type="float" office:value="87.5">
            <text:p>87.5</text:p>
          </table:table-cell>
          <table:table-cell table:style-name="ce4" table:formula="of:=ROUND((([.H134]/100)*INDIRECT([.$B132] &amp; &quot;_MAX&quot;))/2.5; 0)*2.5" office:value-type="float" office:value="87.5">
            <text:p>87.5</text:p>
          </table:table-cell>
          <table:table-cell table:style-name="ce4" table:formula="of:=ROUND((([.I134]/100)*INDIRECT([.$B132] &amp; &quot;_MAX&quot;))/2.5; 0)*2.5" office:value-type="float" office:value="102.5">
            <text:p>102.5</text:p>
          </table:table-cell>
          <table:table-cell table:style-name="ce4" table:formula="of:=ROUND((([.J134]/100)*INDIRECT([.$B132] &amp; &quot;_MAX&quot;))/2.5; 0)*2.5" office:value-type="float" office:value="102.5">
            <text:p>102.5</text:p>
          </table:table-cell>
          <table:table-cell table:style-name="ce4" table:formula="of:=ROUND((([.K134]/100)*INDIRECT([.$B132] &amp; &quot;_MAX&quot;))/2.5; 0)*2.5" office:value-type="float" office:value="110">
            <text:p>110.0</text:p>
          </table:table-cell>
          <table:table-cell table:style-name="ce4" table:formula="of:=ROUND((([.L134]/100)*INDIRECT([.$B132] &amp; &quot;_MAX&quot;))/2.5; 0)*2.5" office:value-type="float" office:value="0">
            <text:p>0.0</text:p>
          </table:table-cell>
          <table:table-cell table:style-name="ce4" table:formula="of:=ROUND((([.M134]/100)*INDIRECT([.$B132] &amp; &quot;_MAX&quot;))/2.5; 0)*2.5" office:value-type="float" office:value="0">
            <text:p>0.0</text:p>
          </table:table-cell>
          <table:table-cell table:style-name="ce4" table:formula="of:=ROUND((([.N134]/100)*INDIRECT([.$B132] &amp; &quot;_MAX&quot;))/2.5; 0)*2.5" office:value-type="float" office:value="0">
            <text:p>0.0</text:p>
          </table:table-cell>
          <table:table-cell table:style-name="ce4" table:formula="of:=ROUND((([.O134]/100)*INDIRECT([.$B132] &amp; &quot;_MAX&quot;))/2.5; 0)*2.5" office:value-type="float" office:value="0">
            <text:p>0.0</text:p>
          </table:table-cell>
          <table:table-cell table:style-name="ce4" table:formula="of:=ROUND((([.P134]/100)*INDIRECT([.$B132] &amp; &quot;_MAX&quot;))/2.5; 0)*2.5" office:value-type="float" office:value="0">
            <text:p>0.0</text:p>
          </table:table-cell>
          <table:table-cell table:style-name="ce4" table:formula="of:=ROUND((([.Q134]/100)*INDIRECT([.$B132] &amp; &quot;_MAX&quot;))/2.5; 0)*2.5" office:value-type="float" office:value="0">
            <text:p>0.0</text:p>
          </table:table-cell>
          <table:table-cell table:style-name="ce4" table:formula="of:=ROUND((([.R134]/100)*INDIRECT([.$B132] &amp; &quot;_MAX&quot;))/2.5; 0)*2.5" office:value-type="float" office:value="0">
            <text:p>0.0</text:p>
          </table:table-cell>
          <table:table-cell table:style-name="ce4" table:formula="of:=ROUND((([.S134]/100)*INDIRECT([.$B132] &amp; &quot;_MAX&quot;))/2.5; 0)*2.5" office:value-type="float" office:value="0">
            <text:p>0.0</text:p>
          </table:table-cell>
          <table:table-cell table:style-name="ce4" table:formula="of:=ROUND((([.T134]/100)*INDIRECT([.$B132] &amp; &quot;_MAX&quot;))/2.5; 0)*2.5" office:value-type="float" office:value="0">
            <text:p>0.0</text:p>
          </table:table-cell>
          <table:table-cell table:style-name="ce4" table:formula="of:=ROUND((([.U134]/100)*INDIRECT([.$B132] &amp; &quot;_MAX&quot;))/2.5; 0)*2.5" office:value-type="float" office:value="0">
            <text:p>0.0</text:p>
          </table:table-cell>
          <table:table-cell table:style-name="ce4" table:formula="of:=ROUND((([.V134]/100)*INDIRECT([.$B132] &amp; &quot;_MAX&quot;))/2.5; 0)*2.5" office:value-type="float" office:value="0">
            <text:p>0.0</text:p>
          </table:table-cell>
          <table:table-cell table:style-name="ce4" table:formula="of:=ROUND((([.W134]/100)*INDIRECT([.$B132] &amp; &quot;_MAX&quot;))/2.5; 0)*2.5" office:value-type="float" office:value="0">
            <text:p>0.0</text:p>
          </table:table-cell>
          <table:table-cell table:formula="of:=SUM([.E132:.W132])" office:value-type="float" office:value="635">
            <text:p>635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6" table:style-name="ce4" office:value-type="float" office:value="3">
            <text:p>3.0</text:p>
          </table:table-cell>
          <table:table-cell table:number-columns-repeated="12" table:style-name="ce4" office:value-type="float" office:value="0">
            <text:p>0.0</text:p>
          </table:table-cell>
          <table:table-cell table:formula="of:=SUM([.E133:.W133])" office:value-type="float" office:value="21">
            <text:p>21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style-name="ce4" office:value-type="float" office:value="75">
            <text:p>75.0</text:p>
          </table:table-cell>
          <table:table-cell table:number-columns-repeated="12" table:style-name="ce4" office:value-type="float" office:value="0">
            <text:p>0.0</text:p>
          </table:table-cell>
          <table:table-cell table:formula="of:=SUM([.E134:.W134])" office:value-type="float" office:value="435">
            <text:p>435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10" table:formula="of:=ROUND(SUM([.E135:.W135]); 2)" office:value-type="float" office:value="0.59">
            <text:p>0.59</text:p>
          </table:table-cell>
          <table:table-cell table:style-name="ce4" table:formula="of:=[.E133]/(100-[.E134])" office:value-type="float" office:value="0.06">
            <text:p>0.1</text:p>
          </table:table-cell>
          <table:table-cell table:style-name="ce4" table:formula="of:=[.F133]/(100-[.F134])" office:value-type="float" office:value="0.06">
            <text:p>0.1</text:p>
          </table:table-cell>
          <table:table-cell table:style-name="ce4" table:formula="of:=[.G133]/(100-[.G134])" office:value-type="float" office:value="0.075">
            <text:p>0.1</text:p>
          </table:table-cell>
          <table:table-cell table:style-name="ce4" table:formula="of:=[.H133]/(100-[.H134])" office:value-type="float" office:value="0.075">
            <text:p>0.1</text:p>
          </table:table-cell>
          <table:table-cell table:style-name="ce4" table:formula="of:=[.I133]/(100-[.I134])" office:value-type="float" office:value="0.1">
            <text:p>0.1</text:p>
          </table:table-cell>
          <table:table-cell table:style-name="ce4" table:formula="of:=[.J133]/(100-[.J134])" office:value-type="float" office:value="0.1">
            <text:p>0.1</text:p>
          </table:table-cell>
          <table:table-cell table:style-name="ce4" table:formula="of:=[.K133]/(100-[.K134])" office:value-type="float" office:value="0.12">
            <text:p>0.1</text:p>
          </table:table-cell>
          <table:table-cell table:style-name="ce4" table:formula="of:=[.L133]/(100-[.L134])" office:value-type="float" office:value="0">
            <text:p>0.0</text:p>
          </table:table-cell>
          <table:table-cell table:style-name="ce4" table:formula="of:=[.M133]/(100-[.M134])" office:value-type="float" office:value="0">
            <text:p>0.0</text:p>
          </table:table-cell>
          <table:table-cell table:style-name="ce4" table:formula="of:=[.N133]/(100-[.N134])" office:value-type="float" office:value="0">
            <text:p>0.0</text:p>
          </table:table-cell>
          <table:table-cell table:style-name="ce4" table:formula="of:=[.O133]/(100-[.O134])" office:value-type="float" office:value="0">
            <text:p>0.0</text:p>
          </table:table-cell>
          <table:table-cell table:style-name="ce4" table:formula="of:=[.P133]/(100-[.P134])" office:value-type="float" office:value="0">
            <text:p>0.0</text:p>
          </table:table-cell>
          <table:table-cell table:style-name="ce4" table:formula="of:=[.Q133]/(100-[.Q134])" office:value-type="float" office:value="0">
            <text:p>0.0</text:p>
          </table:table-cell>
          <table:table-cell table:style-name="ce4" table:formula="of:=[.R133]/(100-[.R134])" office:value-type="float" office:value="0">
            <text:p>0.0</text:p>
          </table:table-cell>
          <table:table-cell table:style-name="ce4" table:formula="of:=[.S133]/(100-[.S134])" office:value-type="float" office:value="0">
            <text:p>0.0</text:p>
          </table:table-cell>
          <table:table-cell table:style-name="ce4" table:formula="of:=[.T133]/(100-[.T134])" office:value-type="float" office:value="0">
            <text:p>0.0</text:p>
          </table:table-cell>
          <table:table-cell table:style-name="ce4" table:formula="of:=[.U133]/(100-[.U134])" office:value-type="float" office:value="0">
            <text:p>0.0</text:p>
          </table:table-cell>
          <table:table-cell table:style-name="ce4" table:formula="of:=[.V133]/(100-[.V134])" office:value-type="float" office:value="0">
            <text:p>0.0</text:p>
          </table:table-cell>
          <table:table-cell table:style-name="ce4" table:formula="of:=[.W133]/(100-[.W134])" office:value-type="float" office:value="0">
            <text:p>0.0</text:p>
          </table:table-cell>
          <table:table-cell table:formula="of:=SUM([.E135:.W135])" office:value-type="float" office:value="0.59">
            <text:p>0.59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P1</text:p>
          </table:table-cell>
          <table:table-cell table:formula="of:=IF(VLOOKUP([.B136]; Schema; [.$A136]+2; 0)=&quot;x&quot;; INDIRECT([.B136]); &quot;&quot;)">
            <text:p/>
          </table:table-cell>
          <table:table-cell table:style-name="ce7" table:formula="of:=IF(OR(ISNA([.C136]); [.C136]=&quot;&quot;); &quot;-&quot;; [.C136])" office:value-type="string" office:string-value="-">
            <text:p>-</text:p>
          </table:table-cell>
          <table:table-cell table:style-name="ce4" table:number-columns-repeated="19"/>
          <table:table-cell table:formula="of:=SUM([.E136:.W13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P2</text:p>
          </table:table-cell>
          <table:table-cell table:formula="of:=IF(VLOOKUP([.B137]; Schema; [.$A137]+2; 0)=&quot;x&quot;; INDIRECT([.B137]); &quot;&quot;)">
            <text:p/>
          </table:table-cell>
          <table:table-cell table:style-name="ce7" table:formula="of:=IF(OR(ISNA([.C137]); [.C137]=&quot;&quot;); &quot;-&quot;; [.C137])" office:value-type="string" office:string-value="-">
            <text:p>-</text:p>
          </table:table-cell>
          <table:table-cell table:style-name="ce4" table:number-columns-repeated="19"/>
          <table:table-cell table:formula="of:=SUM([.E137:.W13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P3</text:p>
          </table:table-cell>
          <table:table-cell table:formula="of:=IF(VLOOKUP([.B138]; Schema; [.$A138]+2; 0)=&quot;x&quot;; INDIRECT([.B138]); &quot;&quot;)">
            <text:p/>
          </table:table-cell>
          <table:table-cell table:style-name="ce7" table:formula="of:=IF(OR(ISNA([.C138]); [.C138]=&quot;&quot;); &quot;-&quot;; [.C138])" office:value-type="string" office:string-value="-">
            <text:p>-</text:p>
          </table:table-cell>
          <table:table-cell table:style-name="ce4" table:number-columns-repeated="19"/>
          <table:table-cell table:formula="of:=SUM([.E138:.W13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1</text:p>
          </table:table-cell>
          <table:table-cell table:formula="of:=IF(VLOOKUP([.B139]; Schema; [.$A139]+2; 0)=&quot;x&quot;; INDIRECT([.B139]); &quot;&quot;)" office:value-type="string" office:string-value="flies">
            <text:p>flies</text:p>
          </table:table-cell>
          <table:table-cell table:style-name="ce7" table:formula="of:=IF(OR(ISNA([.C139]); [.C139]=&quot;&quot;); &quot;-&quot;; [.C139])" office:value-type="string" office:string-value="flies">
            <text:p>flies</text:p>
          </table:table-cell>
          <table:table-cell table:number-columns-repeated="3" table:style-name="ce4" office:value-type="float" office:value="6">
            <text:p>6.0</text:p>
          </table:table-cell>
          <table:table-cell table:style-name="ce4" table:number-columns-repeated="16"/>
          <table:table-cell table:formula="of:=SUM([.E139:.W139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2</text:p>
          </table:table-cell>
          <table:table-cell table:formula="of:=IF(VLOOKUP([.B140]; Schema; [.$A140]+2; 0)=&quot;x&quot;; INDIRECT([.B140]); &quot;&quot;)">
            <text:p/>
          </table:table-cell>
          <table:table-cell table:style-name="ce7" table:formula="of:=IF(OR(ISNA([.C140]); [.C140]=&quot;&quot;); &quot;-&quot;; [.C140])" office:value-type="string" office:string-value="-">
            <text:p>-</text:p>
          </table:table-cell>
          <table:table-cell table:style-name="ce4" table:number-columns-repeated="19"/>
          <table:table-cell table:formula="of:=SUM([.E140:.W14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3</text:p>
          </table:table-cell>
          <table:table-cell table:formula="of:=IF(VLOOKUP([.B141]; Schema; [.$A141]+2; 0)=&quot;x&quot;; INDIRECT([.B141]); &quot;&quot;)">
            <text:p/>
          </table:table-cell>
          <table:table-cell table:style-name="ce7" table:formula="of:=IF(OR(ISNA([.C141]); [.C141]=&quot;&quot;); &quot;-&quot;; [.C141])" office:value-type="string" office:string-value="-">
            <text:p>-</text:p>
          </table:table-cell>
          <table:table-cell table:style-name="ce4" table:number-columns-repeated="19"/>
          <table:table-cell table:formula="of:=SUM([.E141:.W14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4</text:p>
          </table:table-cell>
          <table:table-cell table:formula="of:=IF(VLOOKUP([.B142]; Schema; [.$A142]+2; 0)=&quot;x&quot;; INDIRECT([.B142]); &quot;&quot;)">
            <text:p/>
          </table:table-cell>
          <table:table-cell table:style-name="ce7" table:formula="of:=IF(OR(ISNA([.C142]); [.C142]=&quot;&quot;); &quot;-&quot;; [.C142])" office:value-type="string" office:string-value="-">
            <text:p>-</text:p>
          </table:table-cell>
          <table:table-cell table:style-name="ce4" table:number-columns-repeated="19"/>
          <table:table-cell table:formula="of:=SUM([.E142:.W14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21</text:p>
          </table:table-cell>
          <table:table-cell table:formula="of:=IF(VLOOKUP([.B143]; Schema; [.$A143]+2; 0)=&quot;x&quot;; INDIRECT([.B143]); &quot;&quot;)">
            <text:p/>
          </table:table-cell>
          <table:table-cell table:style-name="ce7" table:formula="of:=IF(OR(ISNA([.C143]); [.C143]=&quot;&quot;); &quot;-&quot;; [.C143])" office:value-type="string" office:string-value="-">
            <text:p>-</text:p>
          </table:table-cell>
          <table:table-cell table:style-name="ce4" table:number-columns-repeated="19"/>
          <table:table-cell table:formula="of:=SUM([.E143:.W14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22</text:p>
          </table:table-cell>
          <table:table-cell table:formula="of:=IF(VLOOKUP([.B144]; Schema; [.$A144]+2; 0)=&quot;x&quot;; INDIRECT([.B144]); &quot;&quot;)" office:value-type="string" office:string-value="räckhävning">
            <text:p>räckhävning</text:p>
          </table:table-cell>
          <table:table-cell table:style-name="ce7" table:formula="of:=IF(OR(ISNA([.C144]); [.C144]=&quot;&quot;); &quot;-&quot;; [.C144])" office:value-type="string" office:string-value="räckhävning">
            <text:p>räckhävning</text:p>
          </table:table-cell>
          <table:table-cell table:style-name="ce4" office:value-type="float" office:value="10">
            <text:p>10.0</text:p>
          </table:table-cell>
          <table:table-cell table:style-name="ce4" office:value-type="float" office:value="6">
            <text:p>6.0</text:p>
          </table:table-cell>
          <table:table-cell table:style-name="ce4" table:number-columns-repeated="17"/>
          <table:table-cell table:formula="of:=SUM([.E144:.W144])" office:value-type="float" office:value="16">
            <text:p>16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23</text:p>
          </table:table-cell>
          <table:table-cell table:formula="of:=IF(VLOOKUP([.B145]; Schema; [.$A145]+2; 0)=&quot;x&quot;; INDIRECT([.B145]); &quot;&quot;)">
            <text:p/>
          </table:table-cell>
          <table:table-cell table:style-name="ce7" table:formula="of:=IF(OR(ISNA([.C145]); [.C145]=&quot;&quot;); &quot;-&quot;; [.C145])" office:value-type="string" office:string-value="-">
            <text:p>-</text:p>
          </table:table-cell>
          <table:table-cell table:style-name="ce4" table:number-columns-repeated="19"/>
          <table:table-cell table:formula="of:=SUM([.E145:.W14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1</text:p>
          </table:table-cell>
          <table:table-cell table:formula="of:=IF(VLOOKUP([.B146]; Schema; [.$A146]+2; 0)=&quot;x&quot;; INDIRECT([.B146]); &quot;&quot;)" office:value-type="string" office:string-value="hängande rodd">
            <text:p>hängande rodd</text:p>
          </table:table-cell>
          <table:table-cell table:style-name="ce7" table:formula="of:=IF(OR(ISNA([.C146]); [.C146]=&quot;&quot;); &quot;-&quot;; [.C146])" office:value-type="string" office:string-value="hängande rodd">
            <text:p>hängande rodd</text:p>
          </table:table-cell>
          <table:table-cell table:number-columns-repeated="2" table:style-name="ce4" office:value-type="float" office:value="10">
            <text:p>10.0</text:p>
          </table:table-cell>
          <table:table-cell table:style-name="ce4" table:number-columns-repeated="17"/>
          <table:table-cell table:formula="of:=SUM([.E146:.W146])" office:value-type="float" office:value="20">
            <text:p>2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2</text:p>
          </table:table-cell>
          <table:table-cell table:formula="of:=IF(VLOOKUP([.B147]; Schema; [.$A147]+2; 0)=&quot;x&quot;; INDIRECT([.B147]); &quot;&quot;)">
            <text:p/>
          </table:table-cell>
          <table:table-cell table:style-name="ce7" table:formula="of:=IF(OR(ISNA([.C147]); [.C147]=&quot;&quot;); &quot;-&quot;; [.C147])" office:value-type="string" office:string-value="-">
            <text:p>-</text:p>
          </table:table-cell>
          <table:table-cell table:style-name="ce4" table:number-columns-repeated="19"/>
          <table:table-cell table:formula="of:=SUM([.E147:.W14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3</text:p>
          </table:table-cell>
          <table:table-cell table:formula="of:=IF(VLOOKUP([.B148]; Schema; [.$A148]+2; 0)=&quot;x&quot;; INDIRECT([.B148]); &quot;&quot;)">
            <text:p/>
          </table:table-cell>
          <table:table-cell table:style-name="ce7" table:formula="of:=IF(OR(ISNA([.C148]); [.C148]=&quot;&quot;); &quot;-&quot;; [.C148])" office:value-type="string" office:string-value="-">
            <text:p>-</text:p>
          </table:table-cell>
          <table:table-cell table:style-name="ce4" table:number-columns-repeated="19"/>
          <table:table-cell table:formula="of:=SUM([.E148:.W14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4</text:p>
          </table:table-cell>
          <table:table-cell table:formula="of:=IF(VLOOKUP([.B149]; Schema; [.$A149]+2; 0)=&quot;x&quot;; INDIRECT([.B149]); &quot;&quot;)">
            <text:p/>
          </table:table-cell>
          <table:table-cell table:style-name="ce7" table:formula="of:=IF(OR(ISNA([.C149]); [.C149]=&quot;&quot;); &quot;-&quot;; [.C149])" office:value-type="string" office:string-value="-">
            <text:p>-</text:p>
          </table:table-cell>
          <table:table-cell table:style-name="ce4" table:number-columns-repeated="19"/>
          <table:table-cell table:formula="of:=SUM([.E149:.W14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5</text:p>
          </table:table-cell>
          <table:table-cell table:formula="of:=IF(VLOOKUP([.B150]; Schema; [.$A150]+2; 0)=&quot;x&quot;; INDIRECT([.B150]); &quot;&quot;)" office:value-type="string" office:string-value="hantellyft">
            <text:p>hantellyft</text:p>
          </table:table-cell>
          <table:table-cell table:style-name="ce7" table:formula="of:=IF(OR(ISNA([.C150]); [.C150]=&quot;&quot;); &quot;-&quot;; [.C150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150:.W150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6</text:p>
          </table:table-cell>
          <table:table-cell table:formula="of:=IF(VLOOKUP([.B151]; Schema; [.$A151]+2; 0)=&quot;x&quot;; INDIRECT([.B151]); &quot;&quot;)">
            <text:p/>
          </table:table-cell>
          <table:table-cell table:style-name="ce7" table:formula="of:=IF(OR(ISNA([.C151]); [.C151]=&quot;&quot;); &quot;-&quot;; [.C151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151:.W1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formula="of:=SUM([.E152:.W1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152]); 0; [.$A153]-1); 22-[.$A153]; 0)" office:value-type="string" office:string-value="ML_P0">
            <text:p>ML_P0</text:p>
          </table:table-cell>
          <table:table-cell table:formula="of:=IF(VLOOKUP([.B153]; Schema; [.$A153]+2; 0)=&quot;&quot;; &quot;&quot;; INDIRECT([.B153]))" office:value-type="string" office:string-value="ML bälte ej skor">
            <text:p>ML bälte ej skor</text:p>
          </table:table-cell>
          <table:table-cell table:style-name="ce7" table:formula="of:=IF(OR(ISNA([.C153]); [.C153]=&quot;&quot;); &quot;-&quot;; [.C153])" office:value-type="string" office:string-value="ML bälte ej skor">
            <text:p>ML bälte ej skor</text:p>
          </table:table-cell>
          <table:table-cell table:style-name="ce4" table:formula="of:=ROUND((([.E155]/100)*INDIRECT([.$B153] &amp; &quot;_MAX&quot;))/2.5; 0)*2.5" office:value-type="float" office:value="117.5">
            <text:p>117.5</text:p>
          </table:table-cell>
          <table:table-cell table:style-name="ce4" table:formula="of:=ROUND((([.F155]/100)*INDIRECT([.$B153] &amp; &quot;_MAX&quot;))/2.5; 0)*2.5" office:value-type="float" office:value="117.5">
            <text:p>117.5</text:p>
          </table:table-cell>
          <table:table-cell table:style-name="ce4" table:formula="of:=ROUND((([.G155]/100)*INDIRECT([.$B153] &amp; &quot;_MAX&quot;))/2.5; 0)*2.5" office:value-type="float" office:value="130">
            <text:p>130.0</text:p>
          </table:table-cell>
          <table:table-cell table:style-name="ce4" table:formula="of:=ROUND((([.H155]/100)*INDIRECT([.$B153] &amp; &quot;_MAX&quot;))/2.5; 0)*2.5" office:value-type="float" office:value="130">
            <text:p>130.0</text:p>
          </table:table-cell>
          <table:table-cell table:style-name="ce4" table:formula="of:=ROUND((([.I155]/100)*INDIRECT([.$B153] &amp; &quot;_MAX&quot;))/2.5; 0)*2.5" office:value-type="float" office:value="0">
            <text:p>0.0</text:p>
          </table:table-cell>
          <table:table-cell table:style-name="ce4" table:formula="of:=ROUND((([.J155]/100)*INDIRECT([.$B153] &amp; &quot;_MAX&quot;))/2.5; 0)*2.5" office:value-type="float" office:value="0">
            <text:p>0.0</text:p>
          </table:table-cell>
          <table:table-cell table:style-name="ce4" table:formula="of:=ROUND((([.K155]/100)*INDIRECT([.$B153] &amp; &quot;_MAX&quot;))/2.5; 0)*2.5" office:value-type="float" office:value="0">
            <text:p>0.0</text:p>
          </table:table-cell>
          <table:table-cell table:style-name="ce4" table:formula="of:=ROUND((([.L155]/100)*INDIRECT([.$B153] &amp; &quot;_MAX&quot;))/2.5; 0)*2.5" office:value-type="float" office:value="0">
            <text:p>0.0</text:p>
          </table:table-cell>
          <table:table-cell table:style-name="ce4" table:formula="of:=ROUND((([.M155]/100)*INDIRECT([.$B153] &amp; &quot;_MAX&quot;))/2.5; 0)*2.5" office:value-type="float" office:value="0">
            <text:p>0.0</text:p>
          </table:table-cell>
          <table:table-cell table:style-name="ce4" table:formula="of:=ROUND((([.N155]/100)*INDIRECT([.$B153] &amp; &quot;_MAX&quot;))/2.5; 0)*2.5" office:value-type="float" office:value="0">
            <text:p>0.0</text:p>
          </table:table-cell>
          <table:table-cell table:style-name="ce4" table:formula="of:=ROUND((([.O155]/100)*INDIRECT([.$B153] &amp; &quot;_MAX&quot;))/2.5; 0)*2.5" office:value-type="float" office:value="0">
            <text:p>0.0</text:p>
          </table:table-cell>
          <table:table-cell table:style-name="ce4" table:formula="of:=ROUND((([.P155]/100)*INDIRECT([.$B153] &amp; &quot;_MAX&quot;))/2.5; 0)*2.5" office:value-type="float" office:value="0">
            <text:p>0.0</text:p>
          </table:table-cell>
          <table:table-cell table:style-name="ce4" table:formula="of:=ROUND((([.Q155]/100)*INDIRECT([.$B153] &amp; &quot;_MAX&quot;))/2.5; 0)*2.5" office:value-type="float" office:value="0">
            <text:p>0.0</text:p>
          </table:table-cell>
          <table:table-cell table:style-name="ce4" table:formula="of:=ROUND((([.R155]/100)*INDIRECT([.$B153] &amp; &quot;_MAX&quot;))/2.5; 0)*2.5" office:value-type="float" office:value="0">
            <text:p>0.0</text:p>
          </table:table-cell>
          <table:table-cell table:style-name="ce4" table:formula="of:=ROUND((([.S155]/100)*INDIRECT([.$B153] &amp; &quot;_MAX&quot;))/2.5; 0)*2.5" office:value-type="float" office:value="0">
            <text:p>0.0</text:p>
          </table:table-cell>
          <table:table-cell table:style-name="ce4" table:formula="of:=ROUND((([.T155]/100)*INDIRECT([.$B153] &amp; &quot;_MAX&quot;))/2.5; 0)*2.5" office:value-type="float" office:value="0">
            <text:p>0.0</text:p>
          </table:table-cell>
          <table:table-cell table:style-name="ce4" table:formula="of:=ROUND((([.U155]/100)*INDIRECT([.$B153] &amp; &quot;_MAX&quot;))/2.5; 0)*2.5" office:value-type="float" office:value="0">
            <text:p>0.0</text:p>
          </table:table-cell>
          <table:table-cell table:style-name="ce4" table:formula="of:=ROUND((([.V155]/100)*INDIRECT([.$B153] &amp; &quot;_MAX&quot;))/2.5; 0)*2.5" office:value-type="float" office:value="0">
            <text:p>0.0</text:p>
          </table:table-cell>
          <table:table-cell table:style-name="ce4" table:formula="of:=ROUND((([.W155]/100)*INDIRECT([.$B153] &amp; &quot;_MAX&quot;))/2.5; 0)*2.5" office:value-type="float" office:value="0">
            <text:p>0.0</text:p>
          </table:table-cell>
          <table:table-cell table:formula="of:=SUM([.E153:.W153])" office:value-type="float" office:value="495">
            <text:p>495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4" table:style-name="ce4" office:value-type="float" office:value="3">
            <text:p>3.0</text:p>
          </table:table-cell>
          <table:table-cell table:number-columns-repeated="15" table:style-name="ce4" office:value-type="float" office:value="0">
            <text:p>0.0</text:p>
          </table:table-cell>
          <table:table-cell table:formula="of:=SUM([.E154:.W154])" office:value-type="float" office:value="12">
            <text:p>12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55">
            <text:p>55.0</text:p>
          </table:table-cell>
          <table:table-cell table:number-columns-repeated="15" table:style-name="ce4" office:value-type="float" office:value="0">
            <text:p>0.0</text:p>
          </table:table-cell>
          <table:table-cell table:formula="of:=SUM([.E155:.W155])" office:value-type="float" office:value="210">
            <text:p>21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10" table:formula="of:=ROUND(SUM([.E156:.W156]); 2)" office:value-type="float" office:value="0.25">
            <text:p>0.25</text:p>
          </table:table-cell>
          <table:table-cell table:style-name="ce4" table:formula="of:=[.E154]/(100-[.E155])" office:value-type="float" office:value="0.06">
            <text:p>0.1</text:p>
          </table:table-cell>
          <table:table-cell table:style-name="ce4" table:formula="of:=[.F154]/(100-[.F155])" office:value-type="float" office:value="0.06">
            <text:p>0.1</text:p>
          </table:table-cell>
          <table:table-cell table:style-name="ce4" table:formula="of:=[.G154]/(100-[.G155])" office:value-type="float" office:value="0.0666666666666667">
            <text:p>0.1</text:p>
          </table:table-cell>
          <table:table-cell table:style-name="ce4" table:formula="of:=[.H154]/(100-[.H155])" office:value-type="float" office:value="0.0666666666666667">
            <text:p>0.1</text:p>
          </table:table-cell>
          <table:table-cell table:style-name="ce4" table:formula="of:=[.I154]/(100-[.I155])" office:value-type="float" office:value="0">
            <text:p>0.0</text:p>
          </table:table-cell>
          <table:table-cell table:style-name="ce4" table:formula="of:=[.J154]/(100-[.J155])" office:value-type="float" office:value="0">
            <text:p>0.0</text:p>
          </table:table-cell>
          <table:table-cell table:style-name="ce4" table:formula="of:=[.K154]/(100-[.K155])" office:value-type="float" office:value="0">
            <text:p>0.0</text:p>
          </table:table-cell>
          <table:table-cell table:style-name="ce4" table:formula="of:=[.L154]/(100-[.L155])" office:value-type="float" office:value="0">
            <text:p>0.0</text:p>
          </table:table-cell>
          <table:table-cell table:style-name="ce4" table:formula="of:=[.M154]/(100-[.M155])" office:value-type="float" office:value="0">
            <text:p>0.0</text:p>
          </table:table-cell>
          <table:table-cell table:style-name="ce4" table:formula="of:=[.N154]/(100-[.N155])" office:value-type="float" office:value="0">
            <text:p>0.0</text:p>
          </table:table-cell>
          <table:table-cell table:style-name="ce4" table:formula="of:=[.O154]/(100-[.O155])" office:value-type="float" office:value="0">
            <text:p>0.0</text:p>
          </table:table-cell>
          <table:table-cell table:style-name="ce4" table:formula="of:=[.P154]/(100-[.P155])" office:value-type="float" office:value="0">
            <text:p>0.0</text:p>
          </table:table-cell>
          <table:table-cell table:style-name="ce4" table:formula="of:=[.Q154]/(100-[.Q155])" office:value-type="float" office:value="0">
            <text:p>0.0</text:p>
          </table:table-cell>
          <table:table-cell table:style-name="ce4" table:formula="of:=[.R154]/(100-[.R155])" office:value-type="float" office:value="0">
            <text:p>0.0</text:p>
          </table:table-cell>
          <table:table-cell table:style-name="ce4" table:formula="of:=[.S154]/(100-[.S155])" office:value-type="float" office:value="0">
            <text:p>0.0</text:p>
          </table:table-cell>
          <table:table-cell table:style-name="ce4" table:formula="of:=[.T154]/(100-[.T155])" office:value-type="float" office:value="0">
            <text:p>0.0</text:p>
          </table:table-cell>
          <table:table-cell table:style-name="ce4" table:formula="of:=[.U154]/(100-[.U155])" office:value-type="float" office:value="0">
            <text:p>0.0</text:p>
          </table:table-cell>
          <table:table-cell table:style-name="ce4" table:formula="of:=[.V154]/(100-[.V155])" office:value-type="float" office:value="0">
            <text:p>0.0</text:p>
          </table:table-cell>
          <table:table-cell table:style-name="ce4" table:formula="of:=[.W154]/(100-[.W155])" office:value-type="float" office:value="0">
            <text:p>0.0</text:p>
          </table:table-cell>
          <table:table-cell table:formula="of:=SUM([.E156:.W156])" office:value-type="float" office:value="0.253333333333333">
            <text:p>0.2533333333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0</text:p>
          </table:table-cell>
          <table:table-cell table:formula="of:=IF(VLOOKUP([.B157]; Schema; [.$A157]+2; 0)=&quot;x&quot;; INDIRECT([.B157]); &quot;&quot;)">
            <text:p/>
          </table:table-cell>
          <table:table-cell table:style-name="ce7" table:formula="of:=IF(OR(ISNA([.C157]); [.C157]=&quot;&quot;); &quot;-&quot;; [.C157])" office:value-type="string" office:string-value="-">
            <text:p>-</text:p>
          </table:table-cell>
          <table:table-cell table:style-name="ce4" table:number-columns-repeated="19"/>
          <table:table-cell table:formula="of:=SUM([.E157:.W15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1</text:p>
          </table:table-cell>
          <table:table-cell table:formula="of:=IF(VLOOKUP([.B158]; Schema; [.$A158]+2; 0)=&quot;x&quot;; INDIRECT([.B158]); &quot;&quot;)">
            <text:p/>
          </table:table-cell>
          <table:table-cell table:style-name="ce7" table:formula="of:=IF(OR(ISNA([.C158]); [.C158]=&quot;&quot;); &quot;-&quot;; [.C158])" office:value-type="string" office:string-value="-">
            <text:p>-</text:p>
          </table:table-cell>
          <table:table-cell table:style-name="ce4" table:number-columns-repeated="19"/>
          <table:table-cell table:formula="of:=SUM([.E158:.W15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2</text:p>
          </table:table-cell>
          <table:table-cell table:formula="of:=IF(VLOOKUP([.B159]; Schema; [.$A159]+2; 0)=&quot;x&quot;; INDIRECT([.B159]); &quot;&quot;)">
            <text:p/>
          </table:table-cell>
          <table:table-cell table:style-name="ce7" table:formula="of:=IF(OR(ISNA([.C159]); [.C159]=&quot;&quot;); &quot;-&quot;; [.C159])" office:value-type="string" office:string-value="-">
            <text:p>-</text:p>
          </table:table-cell>
          <table:table-cell table:style-name="ce4" table:number-columns-repeated="19"/>
          <table:table-cell table:formula="of:=SUM([.E159:.W15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3</text:p>
          </table:table-cell>
          <table:table-cell table:formula="of:=IF(VLOOKUP([.B160]; Schema; [.$A160]+2; 0)=&quot;x&quot;; INDIRECT([.B160]); &quot;&quot;)">
            <text:p/>
          </table:table-cell>
          <table:table-cell table:style-name="ce7" table:formula="of:=IF(OR(ISNA([.C160]); [.C160]=&quot;&quot;); &quot;-&quot;; [.C160])" office:value-type="string" office:string-value="-">
            <text:p>-</text:p>
          </table:table-cell>
          <table:table-cell table:style-name="ce4" table:number-columns-repeated="19"/>
          <table:table-cell table:formula="of:=SUM([.E160:.W16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4</text:p>
          </table:table-cell>
          <table:table-cell table:formula="of:=IF(VLOOKUP([.B161]; Schema; [.$A161]+2; 0)=&quot;x&quot;; INDIRECT([.B161]); &quot;&quot;)">
            <text:p/>
          </table:table-cell>
          <table:table-cell table:style-name="ce7" table:formula="of:=IF(OR(ISNA([.C161]); [.C161]=&quot;&quot;); &quot;-&quot;; [.C161])" office:value-type="string" office:string-value="-">
            <text:p>-</text:p>
          </table:table-cell>
          <table:table-cell table:style-name="ce4" table:number-columns-repeated="19"/>
          <table:table-cell table:formula="of:=SUM([.E161:.W1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1</text:p>
          </table:table-cell>
          <table:table-cell table:formula="of:=IF(VLOOKUP([.B162]; Schema; [.$A162]+2; 0)=&quot;x&quot;; INDIRECT([.B162]); &quot;&quot;)">
            <text:p/>
          </table:table-cell>
          <table:table-cell table:style-name="ce7" table:formula="of:=IF(OR(ISNA([.C162]); [.C162]=&quot;&quot;); &quot;-&quot;; [.C162])" office:value-type="string" office:string-value="-">
            <text:p>-</text:p>
          </table:table-cell>
          <table:table-cell table:style-name="ce4" table:number-columns-repeated="19"/>
          <table:table-cell table:formula="of:=SUM([.E162:.W16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2</text:p>
          </table:table-cell>
          <table:table-cell table:formula="of:=IF(VLOOKUP([.B163]; Schema; [.$A163]+2; 0)=&quot;x&quot;; INDIRECT([.B163]); &quot;&quot;)">
            <text:p/>
          </table:table-cell>
          <table:table-cell table:style-name="ce7" table:formula="of:=IF(OR(ISNA([.C163]); [.C163]=&quot;&quot;); &quot;-&quot;; [.C163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163:.W16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3</text:p>
          </table:table-cell>
          <table:table-cell table:formula="of:=IF(VLOOKUP([.B164]; Schema; [.$A164]+2; 0)=&quot;x&quot;; INDIRECT([.B164]); &quot;&quot;)">
            <text:p/>
          </table:table-cell>
          <table:table-cell table:style-name="ce7" table:formula="of:=IF(OR(ISNA([.C164]); [.C164]=&quot;&quot;); &quot;-&quot;; [.C164])" office:value-type="string" office:string-value="-">
            <text:p>-</text:p>
          </table:table-cell>
          <table:table-cell table:style-name="ce4" table:number-columns-repeated="19"/>
          <table:table-cell table:formula="of:=SUM([.E164:.W1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4</text:p>
          </table:table-cell>
          <table:table-cell table:formula="of:=IF(VLOOKUP([.B165]; Schema; [.$A165]+2; 0)=&quot;x&quot;; INDIRECT([.B165]); &quot;&quot;)">
            <text:p/>
          </table:table-cell>
          <table:table-cell table:style-name="ce7" table:formula="of:=IF(OR(ISNA([.C165]); [.C165]=&quot;&quot;); &quot;-&quot;; [.C165])" office:value-type="string" office:string-value="-">
            <text:p>-</text:p>
          </table:table-cell>
          <table:table-cell table:style-name="ce4" table:number-columns-repeated="19"/>
          <table:table-cell table:formula="of:=SUM([.E165:.W1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5</text:p>
          </table:table-cell>
          <table:table-cell table:formula="of:=IF(VLOOKUP([.B166]; Schema; [.$A166]+2; 0)=&quot;x&quot;; INDIRECT([.B166]); &quot;&quot;)">
            <text:p/>
          </table:table-cell>
          <table:table-cell table:style-name="ce7" table:formula="of:=IF(OR(ISNA([.C166]); [.C166]=&quot;&quot;); &quot;-&quot;; [.C166])" office:value-type="string" office:string-value="-">
            <text:p>-</text:p>
          </table:table-cell>
          <table:table-cell table:style-name="ce4" table:number-columns-repeated="19"/>
          <table:table-cell table:formula="of:=SUM([.E166:.W1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3</text:p>
          </table:table-cell>
          <table:table-cell table:formula="of:=IF(VLOOKUP([.B167]; Schema; [.$A167]+2; 0)=&quot;x&quot;; INDIRECT([.B167]); &quot;&quot;)">
            <text:p/>
          </table:table-cell>
          <table:table-cell table:style-name="ce7" table:formula="of:=IF(OR(ISNA([.C167]); [.C167]=&quot;&quot;); &quot;-&quot;; [.C167])" office:value-type="string" office:string-value="-">
            <text:p>-</text:p>
          </table:table-cell>
          <table:table-cell table:style-name="ce4" table:number-columns-repeated="19"/>
          <table:table-cell table:formula="of:=SUM([.E167:.W16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168">
            <text:p>168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2" table:formula="of:=[.A169]" office:value-type="float" office:value="4">
            <text:p>4</text:p>
          </table:table-cell>
          <table:table-cell table:number-columns-repeated="6"/>
          <table:table-cell table:style-name="ce4" table:number-columns-repeated="12"/>
          <table:table-cell table:formula="of:=SUM([.E169:.W169])"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number-columns-repeated="9"/>
          <table:table-cell table:style-name="ce17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19" office:value-type="string">
            <text:p>KB_A</text:p>
          </table:table-cell>
          <table:table-cell table:style-name="ce18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3"/>
          <table:table-cell table:formula="of:=SUM([.X188:.X190])" office:value-type="float" office:value="42">
            <text:p>42</text:p>
          </table:table-cell>
          <table:table-cell table:formula="of:=SUM([.X201:.X206])" office:value-type="float" office:value="48">
            <text:p>48</text:p>
          </table:table-cell>
          <table:table-cell table:formula="of:=SUM([.X208:.X213])" office:value-type="float" office:value="30">
            <text:p>30</text:p>
          </table:table-cell>
          <table:table-cell table:style-name="ce18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</text:p>
          </table:table-cell>
          <table:table-cell/>
          <table:table-cell table:style-name="ce22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172:.W17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172]); 0; [.$A173]-1); 22-[.$A173]; 0)" office:value-type="string" office:string-value="KB_P0">
            <text:p>KB_P0</text:p>
          </table:table-cell>
          <table:table-cell table:formula="of:=IF(VLOOKUP([.B173]; Schema; [.$A173]+2; 0)=&quot;&quot;; &quot;&quot;; INDIRECT([.B173]))" office:value-type="string" office:string-value="KB SL bälte">
            <text:p>KB SL bälte</text:p>
          </table:table-cell>
          <table:table-cell table:style-name="ce7" table:formula="of:=IF(OR(ISNA([.C173]); [.C173]=&quot;&quot;); &quot;-&quot;; [.C173])" office:value-type="string" office:string-value="KB SL bälte">
            <text:p>KB SL bälte</text:p>
          </table:table-cell>
          <table:table-cell table:style-name="ce4" table:formula="of:=ROUND((([.E175]/100)*INDIRECT([.$B173] &amp; &quot;_MAX&quot;))/2.5; 0)*2.5" office:value-type="float" office:value="85">
            <text:p>85.0</text:p>
          </table:table-cell>
          <table:table-cell table:style-name="ce4" table:formula="of:=ROUND((([.F175]/100)*INDIRECT([.$B173] &amp; &quot;_MAX&quot;))/2.5; 0)*2.5" office:value-type="float" office:value="85">
            <text:p>85.0</text:p>
          </table:table-cell>
          <table:table-cell table:style-name="ce4" table:formula="of:=ROUND((([.G175]/100)*INDIRECT([.$B173] &amp; &quot;_MAX&quot;))/2.5; 0)*2.5" office:value-type="float" office:value="102.5">
            <text:p>102.5</text:p>
          </table:table-cell>
          <table:table-cell table:style-name="ce4" table:formula="of:=ROUND((([.H175]/100)*INDIRECT([.$B173] &amp; &quot;_MAX&quot;))/2.5; 0)*2.5" office:value-type="float" office:value="102.5">
            <text:p>102.5</text:p>
          </table:table-cell>
          <table:table-cell table:style-name="ce4" table:formula="of:=ROUND((([.I175]/100)*INDIRECT([.$B173] &amp; &quot;_MAX&quot;))/2.5; 0)*2.5" office:value-type="float" office:value="120">
            <text:p>120.0</text:p>
          </table:table-cell>
          <table:table-cell table:style-name="ce4" table:formula="of:=ROUND((([.J175]/100)*INDIRECT([.$B173] &amp; &quot;_MAX&quot;))/2.5; 0)*2.5" office:value-type="float" office:value="120">
            <text:p>120.0</text:p>
          </table:table-cell>
          <table:table-cell table:style-name="ce4" table:formula="of:=ROUND((([.K175]/100)*INDIRECT([.$B173] &amp; &quot;_MAX&quot;))/2.5; 0)*2.5" office:value-type="float" office:value="135">
            <text:p>135.0</text:p>
          </table:table-cell>
          <table:table-cell table:style-name="ce4" table:formula="of:=ROUND((([.L175]/100)*INDIRECT([.$B173] &amp; &quot;_MAX&quot;))/2.5; 0)*2.5" office:value-type="float" office:value="135">
            <text:p>135.0</text:p>
          </table:table-cell>
          <table:table-cell table:style-name="ce4" table:formula="of:=ROUND((([.M175]/100)*INDIRECT([.$B173] &amp; &quot;_MAX&quot;))/2.5; 0)*2.5" office:value-type="float" office:value="135">
            <text:p>135.0</text:p>
          </table:table-cell>
          <table:table-cell table:style-name="ce4" table:formula="of:=ROUND((([.N175]/100)*INDIRECT([.$B173] &amp; &quot;_MAX&quot;))/2.5; 0)*2.5" office:value-type="float" office:value="135">
            <text:p>135.0</text:p>
          </table:table-cell>
          <table:table-cell table:style-name="ce4" table:formula="of:=ROUND((([.O175]/100)*INDIRECT([.$B173] &amp; &quot;_MAX&quot;))/2.5; 0)*2.5" office:value-type="float" office:value="127.5">
            <text:p>127.5</text:p>
          </table:table-cell>
          <table:table-cell table:style-name="ce4" table:formula="of:=ROUND((([.P175]/100)*INDIRECT([.$B173] &amp; &quot;_MAX&quot;))/2.5; 0)*2.5" office:value-type="float" office:value="120">
            <text:p>120.0</text:p>
          </table:table-cell>
          <table:table-cell table:style-name="ce4" table:formula="of:=ROUND((([.Q175]/100)*INDIRECT([.$B173] &amp; &quot;_MAX&quot;))/2.5; 0)*2.5" office:value-type="float" office:value="110">
            <text:p>110.0</text:p>
          </table:table-cell>
          <table:table-cell table:style-name="ce4" table:formula="of:=ROUND((([.R175]/100)*INDIRECT([.$B173] &amp; &quot;_MAX&quot;))/2.5; 0)*2.5" office:value-type="float" office:value="102.5">
            <text:p>102.5</text:p>
          </table:table-cell>
          <table:table-cell table:style-name="ce4" table:formula="of:=ROUND((([.S175]/100)*INDIRECT([.$B173] &amp; &quot;_MAX&quot;))/2.5; 0)*2.5" office:value-type="float" office:value="0">
            <text:p>0.0</text:p>
          </table:table-cell>
          <table:table-cell table:style-name="ce4" table:formula="of:=ROUND((([.T175]/100)*INDIRECT([.$B173] &amp; &quot;_MAX&quot;))/2.5; 0)*2.5" office:value-type="float" office:value="0">
            <text:p>0.0</text:p>
          </table:table-cell>
          <table:table-cell table:style-name="ce4" table:formula="of:=ROUND((([.U175]/100)*INDIRECT([.$B173] &amp; &quot;_MAX&quot;))/2.5; 0)*2.5" office:value-type="float" office:value="0">
            <text:p>0.0</text:p>
          </table:table-cell>
          <table:table-cell table:style-name="ce4" table:formula="of:=ROUND((([.V175]/100)*INDIRECT([.$B173] &amp; &quot;_MAX&quot;))/2.5; 0)*2.5" office:value-type="float" office:value="0">
            <text:p>0.0</text:p>
          </table:table-cell>
          <table:table-cell table:style-name="ce4" table:formula="of:=ROUND((([.W175]/100)*INDIRECT([.$B173] &amp; &quot;_MAX&quot;))/2.5; 0)*2.5" office:value-type="float" office:value="0">
            <text:p>0.0</text:p>
          </table:table-cell>
          <table:table-cell table:formula="of:=SUM([.E173:.W173])" office:value-type="float" office:value="1615">
            <text:p>1615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.0</text:p>
          </table:table-cell>
          <table:table-cell table:number-columns-repeated="4" table:style-name="ce4" office:value-type="float" office:value="4">
            <text:p>4.0</text:p>
          </table:table-cell>
          <table:table-cell table:number-columns-repeated="4" table:style-name="ce4" office:value-type="float" office:value="6">
            <text:p>6.0</text:p>
          </table:table-cell>
          <table:table-cell table:number-columns-repeated="5" table:style-name="ce4" office:value-type="float" office:value="0">
            <text:p>0.0</text:p>
          </table:table-cell>
          <table:table-cell table:formula="of:=SUM([.E174:.W174])" office:value-type="float" office:value="58">
            <text:p>58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80">
            <text:p>80.0</text:p>
          </table:table-cell>
          <table:table-cell table:style-name="ce4" office:value-type="float" office:value="75">
            <text:p>75.0</text:p>
          </table:table-cell>
          <table:table-cell table:style-name="ce4" office:value-type="float" office:value="70">
            <text:p>70.0</text:p>
          </table:table-cell>
          <table:table-cell table:style-name="ce4" office:value-type="float" office:value="65">
            <text:p>65.0</text:p>
          </table:table-cell>
          <table:table-cell table:style-name="ce4" office:value-type="float" office:value="60">
            <text:p>60.0</text:p>
          </table:table-cell>
          <table:table-cell table:number-columns-repeated="5" table:style-name="ce4" office:value-type="float" office:value="0">
            <text:p>0.0</text:p>
          </table:table-cell>
          <table:table-cell table:formula="of:=SUM([.E175:.W175])" office:value-type="float" office:value="950">
            <text:p>95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10" table:formula="of:=ROUND(SUM([.E176:.W176]); 2)" office:value-type="float" office:value="2.03">
            <text:p>2.03</text:p>
          </table:table-cell>
          <table:table-cell table:style-name="ce4" table:formula="of:=[.E174]/(100-[.E175])" office:value-type="float" office:value="0.06">
            <text:p>0.1</text:p>
          </table:table-cell>
          <table:table-cell table:style-name="ce4" table:formula="of:=[.F174]/(100-[.F175])" office:value-type="float" office:value="0.06">
            <text:p>0.1</text:p>
          </table:table-cell>
          <table:table-cell table:style-name="ce4" table:formula="of:=[.G174]/(100-[.G175])" office:value-type="float" office:value="0.075">
            <text:p>0.1</text:p>
          </table:table-cell>
          <table:table-cell table:style-name="ce4" table:formula="of:=[.H174]/(100-[.H175])" office:value-type="float" office:value="0.075">
            <text:p>0.1</text:p>
          </table:table-cell>
          <table:table-cell table:style-name="ce4" table:formula="of:=[.I174]/(100-[.I175])" office:value-type="float" office:value="0.1">
            <text:p>0.1</text:p>
          </table:table-cell>
          <table:table-cell table:style-name="ce4" table:formula="of:=[.J174]/(100-[.J175])" office:value-type="float" office:value="0.1">
            <text:p>0.1</text:p>
          </table:table-cell>
          <table:table-cell table:style-name="ce4" table:formula="of:=[.K174]/(100-[.K175])" office:value-type="float" office:value="0.2">
            <text:p>0.2</text:p>
          </table:table-cell>
          <table:table-cell table:style-name="ce4" table:formula="of:=[.L174]/(100-[.L175])" office:value-type="float" office:value="0.2">
            <text:p>0.2</text:p>
          </table:table-cell>
          <table:table-cell table:style-name="ce4" table:formula="of:=[.M174]/(100-[.M175])" office:value-type="float" office:value="0.2">
            <text:p>0.2</text:p>
          </table:table-cell>
          <table:table-cell table:style-name="ce4" table:formula="of:=[.N174]/(100-[.N175])" office:value-type="float" office:value="0.2">
            <text:p>0.2</text:p>
          </table:table-cell>
          <table:table-cell table:style-name="ce4" table:formula="of:=[.O174]/(100-[.O175])" office:value-type="float" office:value="0.24">
            <text:p>0.2</text:p>
          </table:table-cell>
          <table:table-cell table:style-name="ce4" table:formula="of:=[.P174]/(100-[.P175])" office:value-type="float" office:value="0.2">
            <text:p>0.2</text:p>
          </table:table-cell>
          <table:table-cell table:style-name="ce4" table:formula="of:=[.Q174]/(100-[.Q175])" office:value-type="float" office:value="0.171428571428571">
            <text:p>0.2</text:p>
          </table:table-cell>
          <table:table-cell table:style-name="ce4" table:formula="of:=[.R174]/(100-[.R175])" office:value-type="float" office:value="0.15">
            <text:p>0.2</text:p>
          </table:table-cell>
          <table:table-cell table:style-name="ce4" table:formula="of:=[.S174]/(100-[.S175])" office:value-type="float" office:value="0">
            <text:p>0.0</text:p>
          </table:table-cell>
          <table:table-cell table:style-name="ce4" table:formula="of:=[.T174]/(100-[.T175])" office:value-type="float" office:value="0">
            <text:p>0.0</text:p>
          </table:table-cell>
          <table:table-cell table:style-name="ce4" table:formula="of:=[.U174]/(100-[.U175])" office:value-type="float" office:value="0">
            <text:p>0.0</text:p>
          </table:table-cell>
          <table:table-cell table:style-name="ce4" table:formula="of:=[.V174]/(100-[.V175])" office:value-type="float" office:value="0">
            <text:p>0.0</text:p>
          </table:table-cell>
          <table:table-cell table:style-name="ce4" table:formula="of:=[.W174]/(100-[.W175])" office:value-type="float" office:value="0">
            <text:p>0.0</text:p>
          </table:table-cell>
          <table:table-cell table:formula="of:=SUM([.E176:.W176])" office:value-type="float" office:value="2.03142857142857">
            <text:p>2.0314285714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START</text:p>
          </table:table-cell>
          <table:table-cell/>
          <table:table-cell table:style-name="ce10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0</text:p>
          </table:table-cell>
          <table:table-cell table:formula="of:=IF(VLOOKUP([.B178]; Schema; [.$A178]+2; 0)=&quot;x&quot;; INDIRECT([.B178]); &quot;&quot;)">
            <text:p/>
          </table:table-cell>
          <table:table-cell table:style-name="ce7" table:formula="of:=IF(OR(ISNA([.C178]); [.C178]=&quot;&quot;); &quot;-&quot;; [.C178])" office:value-type="string" office:string-value="-">
            <text:p>-</text:p>
          </table:table-cell>
          <table:table-cell table:style-name="ce4" table:number-columns-repeated="19"/>
          <table:table-cell table:formula="of:=SUM([.E178:.W17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1</text:p>
          </table:table-cell>
          <table:table-cell table:formula="of:=IF(VLOOKUP([.B180]; Schema; [.$A180]+2; 0)=&quot;x&quot;; INDIRECT([.B180]); &quot;&quot;)">
            <text:p/>
          </table:table-cell>
          <table:table-cell table:style-name="ce7" table:formula="of:=IF(OR(ISNA([.C180]); [.C180]=&quot;&quot;); &quot;-&quot;; [.C180])" office:value-type="string" office:string-value="-">
            <text:p>-</text:p>
          </table:table-cell>
          <table:table-cell table:style-name="ce4" table:number-columns-repeated="19"/>
          <table:table-cell table:formula="of:=SUM([.E180:.W18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2</text:p>
          </table:table-cell>
          <table:table-cell table:formula="of:=IF(VLOOKUP([.B182]; Schema; [.$A182]+2; 0)=&quot;x&quot;; INDIRECT([.B182]); &quot;&quot;)">
            <text:p/>
          </table:table-cell>
          <table:table-cell table:style-name="ce7" table:formula="of:=IF(OR(ISNA([.C182]); [.C182]=&quot;&quot;); &quot;-&quot;; [.C182])" office:value-type="string" office:string-value="-">
            <text:p>-</text:p>
          </table:table-cell>
          <table:table-cell table:style-name="ce4" table:number-columns-repeated="19"/>
          <table:table-cell table:formula="of:=SUM([.E182:.W1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3</text:p>
          </table:table-cell>
          <table:table-cell table:formula="of:=IF(VLOOKUP([.B184]; Schema; [.$A184]+2; 0)=&quot;x&quot;; INDIRECT([.B184]); &quot;&quot;)" office:value-type="string" office:string-value="KB pinpress">
            <text:p>KB pinpress</text:p>
          </table:table-cell>
          <table:table-cell table:style-name="ce7" table:formula="of:=IF(OR(ISNA([.C184]); [.C184]=&quot;&quot;); &quot;-&quot;; [.C184])" office:value-type="string" office:string-value="KB pinpress">
            <text:p>KB pinpress</text:p>
          </table:table-cell>
          <table:table-cell table:number-columns-repeated="3" table:style-name="ce4" office:value-type="float" office:value="3">
            <text:p>3.0</text:p>
          </table:table-cell>
          <table:table-cell table:style-name="ce4" table:number-columns-repeated="16"/>
          <table:table-cell table:formula="of:=SUM([.E184:.W184])" office:value-type="float" office:value="9">
            <text:p>9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4</text:p>
          </table:table-cell>
          <table:table-cell table:formula="of:=IF(VLOOKUP([.B186]; Schema; [.$A186]+2; 0)=&quot;x&quot;; INDIRECT([.B186]); &quot;&quot;)">
            <text:p/>
          </table:table-cell>
          <table:table-cell table:style-name="ce7" table:formula="of:=IF(OR(ISNA([.C186]); [.C186]=&quot;&quot;); &quot;-&quot;; [.C186])" office:value-type="string" office:string-value="-">
            <text:p>-</text:p>
          </table:table-cell>
          <table:table-cell table:style-name="ce4" table:number-columns-repeated="19"/>
          <table:table-cell table:formula="of:=SUM([.E186:.W18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1</text:p>
          </table:table-cell>
          <table:table-cell table:formula="of:=IF(VLOOKUP([.B188]; Schema; [.$A188]+2; 0)=&quot;x&quot;; INDIRECT([.B188]); &quot;&quot;)">
            <text:p/>
          </table:table-cell>
          <table:table-cell table:style-name="ce7" table:formula="of:=IF(OR(ISNA([.C188]); [.C188]=&quot;&quot;); &quot;-&quot;; [.C188])" office:value-type="string" office:string-value="-">
            <text:p>-</text:p>
          </table:table-cell>
          <table:table-cell table:style-name="ce4" table:number-columns-repeated="14"/>
          <table:table-cell table:style-name="ce15"/>
          <table:table-cell table:style-name="ce4" table:number-columns-repeated="4"/>
          <table:table-cell table:formula="of:=SUM([.E188:.W18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2</text:p>
          </table:table-cell>
          <table:table-cell table:formula="of:=IF(VLOOKUP([.B189]; Schema; [.$A189]+2; 0)=&quot;x&quot;; INDIRECT([.B189]); &quot;&quot;)" office:value-type="string" office:string-value="benspark">
            <text:p>benspark</text:p>
          </table:table-cell>
          <table:table-cell table:style-name="ce7" table:formula="of:=IF(OR(ISNA([.C189]); [.C189]=&quot;&quot;); &quot;-&quot;; [.C189])" office:value-type="string" office:string-value="benspark">
            <text:p>benspark</text:p>
          </table:table-cell>
          <table:table-cell table:number-columns-repeated="2" table:style-name="ce4" office:value-type="float" office:value="8">
            <text:p>8.0</text:p>
          </table:table-cell>
          <table:table-cell table:style-name="ce14" office:value-type="float" office:value="8">
            <text:p>8.0</text:p>
          </table:table-cell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189:.W189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3</text:p>
          </table:table-cell>
          <table:table-cell table:formula="of:=IF(VLOOKUP([.B190]; Schema; [.$A190]+2; 0)=&quot;x&quot;; INDIRECT([.B190]); &quot;&quot;)" office:value-type="string" office:string-value="lårcurl">
            <text:p>lårcurl</text:p>
          </table:table-cell>
          <table:table-cell table:style-name="ce7" table:formula="of:=IF(OR(ISNA([.C190]); [.C190]=&quot;&quot;); &quot;-&quot;; [.C190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.0</text:p>
          </table:table-cell>
          <table:table-cell table:style-name="ce4" table:number-columns-repeated="16"/>
          <table:table-cell table:formula="of:=SUM([.E190:.W190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5</text:p>
          </table:table-cell>
          <table:table-cell table:formula="of:=IF(VLOOKUP([.B191]; Schema; [.$A191]+2; 0)=&quot;x&quot;; INDIRECT([.B191]); &quot;&quot;)">
            <text:p/>
          </table:table-cell>
          <table:table-cell table:style-name="ce7" table:formula="of:=IF(OR(ISNA([.C191]); [.C191]=&quot;&quot;); &quot;-&quot;; [.C191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4</text:p>
          </table:table-cell>
          <table:table-cell table:formula="of:=IF(VLOOKUP([.B192]; Schema; [.$A192]+2; 0)=&quot;x&quot;; INDIRECT([.B192]); &quot;&quot;)" office:value-type="string" office:string-value="TKE">
            <text:p>TKE</text:p>
          </table:table-cell>
          <table:table-cell table:style-name="ce7" table:formula="of:=IF(OR(ISNA([.C192]); [.C192]=&quot;&quot;); &quot;-&quot;; [.C192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formula="of:=SUM([.E192:.W192])" office:value-type="float" office:value="90">
            <text:p>9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193:.W19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193]); 0; [.$A194]-1); 22-[.$A194]; 0)" office:value-type="string" office:string-value="BP_P0">
            <text:p>BP_P0</text:p>
          </table:table-cell>
          <table:table-cell table:formula="of:=IF(VLOOKUP([.B194]; Schema; [.$A194]+2; 0)=&quot;&quot;; &quot;&quot;; INDIRECT([.B194]))" office:value-type="string" office:string-value="BP tävling">
            <text:p>BP tävling</text:p>
          </table:table-cell>
          <table:table-cell table:style-name="ce7" table:formula="of:=IF(OR(ISNA([.C194]); [.C194]=&quot;&quot;); &quot;-&quot;; [.C194])" office:value-type="string" office:string-value="BP tävling">
            <text:p>BP tävling</text:p>
          </table:table-cell>
          <table:table-cell table:style-name="ce4" table:formula="of:=ROUND((([.E196]/100)*INDIRECT([.$B194] &amp; &quot;_MAX&quot;))/2.5; 0)*2.5" office:value-type="float" office:value="72.5">
            <text:p>72.5</text:p>
          </table:table-cell>
          <table:table-cell table:style-name="ce4" table:formula="of:=ROUND((([.F196]/100)*INDIRECT([.$B194] &amp; &quot;_MAX&quot;))/2.5; 0)*2.5" office:value-type="float" office:value="72.5">
            <text:p>72.5</text:p>
          </table:table-cell>
          <table:table-cell table:style-name="ce4" table:formula="of:=ROUND((([.G196]/100)*INDIRECT([.$B194] &amp; &quot;_MAX&quot;))/2.5; 0)*2.5" office:value-type="float" office:value="87.5">
            <text:p>87.5</text:p>
          </table:table-cell>
          <table:table-cell table:style-name="ce4" table:formula="of:=ROUND((([.H196]/100)*INDIRECT([.$B194] &amp; &quot;_MAX&quot;))/2.5; 0)*2.5" office:value-type="float" office:value="87.5">
            <text:p>87.5</text:p>
          </table:table-cell>
          <table:table-cell table:style-name="ce4" table:formula="of:=ROUND((([.I196]/100)*INDIRECT([.$B194] &amp; &quot;_MAX&quot;))/2.5; 0)*2.5" office:value-type="float" office:value="102.5">
            <text:p>102.5</text:p>
          </table:table-cell>
          <table:table-cell table:style-name="ce4" table:formula="of:=ROUND((([.J196]/100)*INDIRECT([.$B194] &amp; &quot;_MAX&quot;))/2.5; 0)*2.5" office:value-type="float" office:value="102.5">
            <text:p>102.5</text:p>
          </table:table-cell>
          <table:table-cell table:style-name="ce4" table:formula="of:=ROUND((([.K196]/100)*INDIRECT([.$B194] &amp; &quot;_MAX&quot;))/2.5; 0)*2.5" office:value-type="float" office:value="115">
            <text:p>115.0</text:p>
          </table:table-cell>
          <table:table-cell table:style-name="ce4" table:formula="of:=ROUND((([.L196]/100)*INDIRECT([.$B194] &amp; &quot;_MAX&quot;))/2.5; 0)*2.5" office:value-type="float" office:value="115">
            <text:p>115.0</text:p>
          </table:table-cell>
          <table:table-cell table:style-name="ce4" table:formula="of:=ROUND((([.M196]/100)*INDIRECT([.$B194] &amp; &quot;_MAX&quot;))/2.5; 0)*2.5" office:value-type="float" office:value="115">
            <text:p>115.0</text:p>
          </table:table-cell>
          <table:table-cell table:style-name="ce4" table:formula="of:=ROUND((([.N196]/100)*INDIRECT([.$B194] &amp; &quot;_MAX&quot;))/2.5; 0)*2.5" office:value-type="float" office:value="115">
            <text:p>115.0</text:p>
          </table:table-cell>
          <table:table-cell table:style-name="ce4" table:formula="of:=ROUND((([.O196]/100)*INDIRECT([.$B194] &amp; &quot;_MAX&quot;))/2.5; 0)*2.5" office:value-type="float" office:value="0">
            <text:p>0.0</text:p>
          </table:table-cell>
          <table:table-cell table:style-name="ce4" table:formula="of:=ROUND((([.P196]/100)*INDIRECT([.$B194] &amp; &quot;_MAX&quot;))/2.5; 0)*2.5" office:value-type="float" office:value="0">
            <text:p>0.0</text:p>
          </table:table-cell>
          <table:table-cell table:style-name="ce4" table:formula="of:=ROUND((([.Q196]/100)*INDIRECT([.$B194] &amp; &quot;_MAX&quot;))/2.5; 0)*2.5" office:value-type="float" office:value="0">
            <text:p>0.0</text:p>
          </table:table-cell>
          <table:table-cell table:style-name="ce4" table:formula="of:=ROUND((([.R196]/100)*INDIRECT([.$B194] &amp; &quot;_MAX&quot;))/2.5; 0)*2.5" office:value-type="float" office:value="0">
            <text:p>0.0</text:p>
          </table:table-cell>
          <table:table-cell table:style-name="ce4" table:formula="of:=ROUND((([.S196]/100)*INDIRECT([.$B194] &amp; &quot;_MAX&quot;))/2.5; 0)*2.5" office:value-type="float" office:value="0">
            <text:p>0.0</text:p>
          </table:table-cell>
          <table:table-cell table:style-name="ce4" table:formula="of:=ROUND((([.T196]/100)*INDIRECT([.$B194] &amp; &quot;_MAX&quot;))/2.5; 0)*2.5" office:value-type="float" office:value="0">
            <text:p>0.0</text:p>
          </table:table-cell>
          <table:table-cell table:style-name="ce4" table:formula="of:=ROUND((([.U196]/100)*INDIRECT([.$B194] &amp; &quot;_MAX&quot;))/2.5; 0)*2.5" office:value-type="float" office:value="0">
            <text:p>0.0</text:p>
          </table:table-cell>
          <table:table-cell table:style-name="ce4" table:formula="of:=ROUND((([.V196]/100)*INDIRECT([.$B194] &amp; &quot;_MAX&quot;))/2.5; 0)*2.5" office:value-type="float" office:value="0">
            <text:p>0.0</text:p>
          </table:table-cell>
          <table:table-cell table:style-name="ce4" table:formula="of:=ROUND((([.W196]/100)*INDIRECT([.$B194] &amp; &quot;_MAX&quot;))/2.5; 0)*2.5" office:value-type="float" office:value="0">
            <text:p>0.0</text:p>
          </table:table-cell>
          <table:table-cell table:formula="of:=SUM([.E194:.W194])" office:value-type="float" office:value="985">
            <text:p>985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9" table:style-name="ce4" office:value-type="float" office:value="3">
            <text:p>3.0</text:p>
          </table:table-cell>
          <table:table-cell table:number-columns-repeated="9" table:style-name="ce4" office:value-type="float" office:value="0">
            <text:p>0.0</text:p>
          </table:table-cell>
          <table:table-cell table:formula="of:=SUM([.E195:.W195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80">
            <text:p>80.0</text:p>
          </table:table-cell>
          <table:table-cell table:number-columns-repeated="9" table:style-name="ce4" office:value-type="float" office:value="0">
            <text:p>0.0</text:p>
          </table:table-cell>
          <table:table-cell table:formula="of:=SUM([.E196:.W196])" office:value-type="float" office:value="680">
            <text:p>68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10" table:formula="of:=ROUND(SUM([.E197:.W197]); 2)" office:value-type="float" office:value="1.07">
            <text:p>1.07</text:p>
          </table:table-cell>
          <table:table-cell table:style-name="ce4" table:formula="of:=[.E195]/(100-[.E196])" office:value-type="float" office:value="0.06">
            <text:p>0.1</text:p>
          </table:table-cell>
          <table:table-cell table:style-name="ce4" table:formula="of:=[.F195]/(100-[.F196])" office:value-type="float" office:value="0.06">
            <text:p>0.1</text:p>
          </table:table-cell>
          <table:table-cell table:style-name="ce4" table:formula="of:=[.G195]/(100-[.G196])" office:value-type="float" office:value="0.075">
            <text:p>0.1</text:p>
          </table:table-cell>
          <table:table-cell table:style-name="ce4" table:formula="of:=[.H195]/(100-[.H196])" office:value-type="float" office:value="0.075">
            <text:p>0.1</text:p>
          </table:table-cell>
          <table:table-cell table:style-name="ce4" table:formula="of:=[.I195]/(100-[.I196])" office:value-type="float" office:value="0.1">
            <text:p>0.1</text:p>
          </table:table-cell>
          <table:table-cell table:style-name="ce4" table:formula="of:=[.J195]/(100-[.J196])" office:value-type="float" office:value="0.1">
            <text:p>0.1</text:p>
          </table:table-cell>
          <table:table-cell table:style-name="ce4" table:formula="of:=[.K195]/(100-[.K196])" office:value-type="float" office:value="0.15">
            <text:p>0.2</text:p>
          </table:table-cell>
          <table:table-cell table:style-name="ce4" table:formula="of:=[.L195]/(100-[.L196])" office:value-type="float" office:value="0.15">
            <text:p>0.2</text:p>
          </table:table-cell>
          <table:table-cell table:style-name="ce4" table:formula="of:=[.M195]/(100-[.M196])" office:value-type="float" office:value="0.15">
            <text:p>0.2</text:p>
          </table:table-cell>
          <table:table-cell table:style-name="ce4" table:formula="of:=[.N195]/(100-[.N196])" office:value-type="float" office:value="0.15">
            <text:p>0.2</text:p>
          </table:table-cell>
          <table:table-cell table:style-name="ce4" table:formula="of:=[.O195]/(100-[.O196])" office:value-type="float" office:value="0">
            <text:p>0.0</text:p>
          </table:table-cell>
          <table:table-cell table:style-name="ce4" table:formula="of:=[.P195]/(100-[.P196])" office:value-type="float" office:value="0">
            <text:p>0.0</text:p>
          </table:table-cell>
          <table:table-cell table:style-name="ce4" table:formula="of:=[.Q195]/(100-[.Q196])" office:value-type="float" office:value="0">
            <text:p>0.0</text:p>
          </table:table-cell>
          <table:table-cell table:style-name="ce4" table:formula="of:=[.R195]/(100-[.R196])" office:value-type="float" office:value="0">
            <text:p>0.0</text:p>
          </table:table-cell>
          <table:table-cell table:style-name="ce4" table:formula="of:=[.S195]/(100-[.S196])" office:value-type="float" office:value="0">
            <text:p>0.0</text:p>
          </table:table-cell>
          <table:table-cell table:style-name="ce4" table:formula="of:=[.T195]/(100-[.T196])" office:value-type="float" office:value="0">
            <text:p>0.0</text:p>
          </table:table-cell>
          <table:table-cell table:style-name="ce4" table:formula="of:=[.U195]/(100-[.U196])" office:value-type="float" office:value="0">
            <text:p>0.0</text:p>
          </table:table-cell>
          <table:table-cell table:style-name="ce4" table:formula="of:=[.V195]/(100-[.V196])" office:value-type="float" office:value="0">
            <text:p>0.0</text:p>
          </table:table-cell>
          <table:table-cell table:style-name="ce4" table:formula="of:=[.W195]/(100-[.W196])" office:value-type="float" office:value="0">
            <text:p>0.0</text:p>
          </table:table-cell>
          <table:table-cell table:formula="of:=SUM([.E197:.W197])" office:value-type="float" office:value="1.07">
            <text:p>1.07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1</text:p>
          </table:table-cell>
          <table:table-cell table:formula="of:=IF(VLOOKUP([.B198]; Schema; [.$A198]+2; 0)=&quot;x&quot;; INDIRECT([.B198]); &quot;&quot;)" office:value-type="string" office:string-value="BP FU">
            <text:p>BP FU</text:p>
          </table:table-cell>
          <table:table-cell table:style-name="ce7" table:formula="of:=IF(OR(ISNA([.C198]); [.C198]=&quot;&quot;); &quot;-&quot;; [.C198])" office:value-type="string" office:string-value="BP FU">
            <text:p>BP FU</text:p>
          </table:table-cell>
          <table:table-cell table:number-columns-repeated="3" table:style-name="ce4" office:value-type="float" office:value="3">
            <text:p>3.0</text:p>
          </table:table-cell>
          <table:table-cell table:style-name="ce4" table:number-columns-repeated="16"/>
          <table:table-cell table:formula="of:=SUM([.E198:.W198])" office:value-type="float" office:value="9">
            <text:p>9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2</text:p>
          </table:table-cell>
          <table:table-cell table:formula="of:=IF(VLOOKUP([.B199]; Schema; [.$A199]+2; 0)=&quot;x&quot;; INDIRECT([.B199]); &quot;&quot;)">
            <text:p/>
          </table:table-cell>
          <table:table-cell table:style-name="ce7" table:formula="of:=IF(OR(ISNA([.C199]); [.C199]=&quot;&quot;); &quot;-&quot;; [.C199])" office:value-type="string" office:string-value="-">
            <text:p>-</text:p>
          </table:table-cell>
          <table:table-cell table:style-name="ce4" table:number-columns-repeated="19"/>
          <table:table-cell table:formula="of:=SUM([.E199:.W1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3</text:p>
          </table:table-cell>
          <table:table-cell table:formula="of:=IF(VLOOKUP([.B200]; Schema; [.$A200]+2; 0)=&quot;x&quot;; INDIRECT([.B200]); &quot;&quot;)">
            <text:p/>
          </table:table-cell>
          <table:table-cell table:style-name="ce7" table:formula="of:=IF(OR(ISNA([.C200]); [.C200]=&quot;&quot;); &quot;-&quot;; [.C200])" office:value-type="string" office:string-value="-">
            <text:p>-</text:p>
          </table:table-cell>
          <table:table-cell table:style-name="ce4" table:number-columns-repeated="19"/>
          <table:table-cell table:formula="of:=SUM([.E200:.W20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1</text:p>
          </table:table-cell>
          <table:table-cell table:formula="of:=IF(VLOOKUP([.B201]; Schema; [.$A201]+2; 0)=&quot;x&quot;; INDIRECT([.B201]); &quot;&quot;)" office:value-type="string" office:string-value="flies">
            <text:p>flies</text:p>
          </table:table-cell>
          <table:table-cell table:style-name="ce7" table:formula="of:=IF(OR(ISNA([.C201]); [.C201]=&quot;&quot;); &quot;-&quot;; [.C201])" office:value-type="string" office:string-value="flies">
            <text:p>flies</text:p>
          </table:table-cell>
          <table:table-cell table:number-columns-repeated="3" table:style-name="ce4" office:value-type="float" office:value="6">
            <text:p>6.0</text:p>
          </table:table-cell>
          <table:table-cell table:style-name="ce4" table:number-columns-repeated="16"/>
          <table:table-cell table:formula="of:=SUM([.E201:.W201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2</text:p>
          </table:table-cell>
          <table:table-cell table:formula="of:=IF(VLOOKUP([.B202]; Schema; [.$A202]+2; 0)=&quot;x&quot;; INDIRECT([.B202]); &quot;&quot;)">
            <text:p/>
          </table:table-cell>
          <table:table-cell table:style-name="ce7" table:formula="of:=IF(OR(ISNA([.C202]); [.C202]=&quot;&quot;); &quot;-&quot;; [.C202])" office:value-type="string" office:string-value="-">
            <text:p>-</text:p>
          </table:table-cell>
          <table:table-cell table:style-name="ce4" table:number-columns-repeated="19"/>
          <table:table-cell table:formula="of:=SUM([.E202:.W20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3</text:p>
          </table:table-cell>
          <table:table-cell table:formula="of:=IF(VLOOKUP([.B203]; Schema; [.$A203]+2; 0)=&quot;x&quot;; INDIRECT([.B203]); &quot;&quot;)">
            <text:p/>
          </table:table-cell>
          <table:table-cell table:style-name="ce7" table:formula="of:=IF(OR(ISNA([.C203]); [.C203]=&quot;&quot;); &quot;-&quot;; [.C203])" office:value-type="string" office:string-value="-">
            <text:p>-</text:p>
          </table:table-cell>
          <table:table-cell table:style-name="ce4" table:number-columns-repeated="19"/>
          <table:table-cell table:formula="of:=SUM([.E203:.W20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4</text:p>
          </table:table-cell>
          <table:table-cell table:formula="of:=IF(VLOOKUP([.B204]; Schema; [.$A204]+2; 0)=&quot;x&quot;; INDIRECT([.B204]); &quot;&quot;)" office:value-type="string" office:string-value="pushdowns">
            <text:p>pushdowns</text:p>
          </table:table-cell>
          <table:table-cell table:style-name="ce7" table:formula="of:=IF(OR(ISNA([.C204]); [.C204]=&quot;&quot;); &quot;-&quot;; [.C204])" office:value-type="string" office:string-value="pushdowns">
            <text:p>pushdowns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204:.W204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21</text:p>
          </table:table-cell>
          <table:table-cell table:formula="of:=IF(VLOOKUP([.B205]; Schema; [.$A205]+2; 0)=&quot;x&quot;; INDIRECT([.B205]); &quot;&quot;)">
            <text:p/>
          </table:table-cell>
          <table:table-cell table:style-name="ce7" table:formula="of:=IF(OR(ISNA([.C205]); [.C205]=&quot;&quot;); &quot;-&quot;; [.C205])" office:value-type="string" office:string-value="-">
            <text:p>-</text:p>
          </table:table-cell>
          <table:table-cell table:style-name="ce4" table:number-columns-repeated="19"/>
          <table:table-cell table:formula="of:=SUM([.E205:.W20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22</text:p>
          </table:table-cell>
          <table:table-cell table:formula="of:=IF(VLOOKUP([.B206]; Schema; [.$A206]+2; 0)=&quot;x&quot;; INDIRECT([.B206]); &quot;&quot;)">
            <text:p/>
          </table:table-cell>
          <table:table-cell table:style-name="ce7" table:formula="of:=IF(OR(ISNA([.C206]); [.C206]=&quot;&quot;); &quot;-&quot;; [.C206])" office:value-type="string" office:string-value="-">
            <text:p>-</text:p>
          </table:table-cell>
          <table:table-cell table:style-name="ce4" table:number-columns-repeated="19"/>
          <table:table-cell table:formula="of:=SUM([.E206:.W20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23</text:p>
          </table:table-cell>
          <table:table-cell table:formula="of:=IF(VLOOKUP([.B207]; Schema; [.$A207]+2; 0)=&quot;x&quot;; INDIRECT([.B207]); &quot;&quot;)">
            <text:p/>
          </table:table-cell>
          <table:table-cell table:style-name="ce7" table:formula="of:=IF(OR(ISNA([.C207]); [.C207]=&quot;&quot;); &quot;-&quot;; [.C207])" office:value-type="string" office:string-value="-">
            <text:p>-</text:p>
          </table:table-cell>
          <table:table-cell table:style-name="ce4" table:number-columns-repeated="19"/>
          <table:table-cell table:formula="of:=SUM([.E207:.W20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1</text:p>
          </table:table-cell>
          <table:table-cell table:formula="of:=IF(VLOOKUP([.B208]; Schema; [.$A208]+2; 0)=&quot;x&quot;; INDIRECT([.B208]); &quot;&quot;)">
            <text:p/>
          </table:table-cell>
          <table:table-cell table:style-name="ce7" table:formula="of:=IF(OR(ISNA([.C208]); [.C208]=&quot;&quot;); &quot;-&quot;; [.C208])" office:value-type="string" office:string-value="-">
            <text:p>-</text:p>
          </table:table-cell>
          <table:table-cell table:style-name="ce4" table:number-columns-repeated="19"/>
          <table:table-cell table:formula="of:=SUM([.E208:.W20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2</text:p>
          </table:table-cell>
          <table:table-cell table:formula="of:=IF(VLOOKUP([.B209]; Schema; [.$A209]+2; 0)=&quot;x&quot;; INDIRECT([.B209]); &quot;&quot;)">
            <text:p/>
          </table:table-cell>
          <table:table-cell table:style-name="ce7" table:formula="of:=IF(OR(ISNA([.C209]); [.C209]=&quot;&quot;); &quot;-&quot;; [.C209])" office:value-type="string" office:string-value="-">
            <text:p>-</text:p>
          </table:table-cell>
          <table:table-cell table:style-name="ce4" table:number-columns-repeated="19"/>
          <table:table-cell table:formula="of:=SUM([.E209:.W20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3</text:p>
          </table:table-cell>
          <table:table-cell table:formula="of:=IF(VLOOKUP([.B210]; Schema; [.$A210]+2; 0)=&quot;x&quot;; INDIRECT([.B210]); &quot;&quot;)">
            <text:p/>
          </table:table-cell>
          <table:table-cell table:style-name="ce7" table:formula="of:=IF(OR(ISNA([.C210]); [.C210]=&quot;&quot;); &quot;-&quot;; [.C210])" office:value-type="string" office:string-value="-">
            <text:p>-</text:p>
          </table:table-cell>
          <table:table-cell table:style-name="ce4" table:number-columns-repeated="19"/>
          <table:table-cell table:formula="of:=SUM([.E210:.W21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4</text:p>
          </table:table-cell>
          <table:table-cell table:formula="of:=IF(VLOOKUP([.B211]; Schema; [.$A211]+2; 0)=&quot;x&quot;; INDIRECT([.B211]); &quot;&quot;)" office:value-type="string" office:string-value="tryndrag">
            <text:p>tryndrag</text:p>
          </table:table-cell>
          <table:table-cell table:style-name="ce7" table:formula="of:=IF(OR(ISNA([.C211]); [.C211]=&quot;&quot;); &quot;-&quot;; [.C211])" office:value-type="string" office:string-value="tryndrag">
            <text:p>tryndra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211:.W211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5</text:p>
          </table:table-cell>
          <table:table-cell table:formula="of:=IF(VLOOKUP([.B212]; Schema; [.$A212]+2; 0)=&quot;x&quot;; INDIRECT([.B212]); &quot;&quot;)">
            <text:p/>
          </table:table-cell>
          <table:table-cell table:style-name="ce7" table:formula="of:=IF(OR(ISNA([.C212]); [.C212]=&quot;&quot;); &quot;-&quot;; [.C212])" office:value-type="string" office:string-value="-">
            <text:p>-</text:p>
          </table:table-cell>
          <table:table-cell table:style-name="ce4" table:number-columns-repeated="19"/>
          <table:table-cell table:formula="of:=SUM([.E212:.W21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6</text:p>
          </table:table-cell>
          <table:table-cell table:formula="of:=IF(VLOOKUP([.B213]; Schema; [.$A213]+2; 0)=&quot;x&quot;; INDIRECT([.B213]); &quot;&quot;)">
            <text:p/>
          </table:table-cell>
          <table:table-cell table:style-name="ce7" table:formula="of:=IF(OR(ISNA([.C213]); [.C213]=&quot;&quot;); &quot;-&quot;; [.C213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213:.W21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formula="of:=SUM([.E214:.W21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214]); 0; [.$A215]-1); 22-[.$A215]; 0)" office:value-type="string" office:string-value="ML_P0">
            <text:p>ML_P0</text:p>
          </table:table-cell>
          <table:table-cell table:formula="of:=IF(VLOOKUP([.B215]; Schema; [.$A215]+2; 0)=&quot;&quot;; &quot;&quot;; INDIRECT([.B215]))" office:value-type="string" office:string-value="ML bälte ej skor">
            <text:p>ML bälte ej skor</text:p>
          </table:table-cell>
          <table:table-cell table:style-name="ce7" table:formula="of:=IF(OR(ISNA([.C215]); [.C215]=&quot;&quot;); &quot;-&quot;; [.C215])" office:value-type="string" office:string-value="ML bälte ej skor">
            <text:p>ML bälte ej skor</text:p>
          </table:table-cell>
          <table:table-cell table:style-name="ce4" table:formula="of:=ROUND((([.E217]/100)*INDIRECT([.$B215] &amp; &quot;_MAX&quot;))/2.5; 0)*2.5" office:value-type="float" office:value="117.5">
            <text:p>117.5</text:p>
          </table:table-cell>
          <table:table-cell table:style-name="ce4" table:formula="of:=ROUND((([.F217]/100)*INDIRECT([.$B215] &amp; &quot;_MAX&quot;))/2.5; 0)*2.5" office:value-type="float" office:value="117.5">
            <text:p>117.5</text:p>
          </table:table-cell>
          <table:table-cell table:style-name="ce4" table:formula="of:=ROUND((([.G217]/100)*INDIRECT([.$B215] &amp; &quot;_MAX&quot;))/2.5; 0)*2.5" office:value-type="float" office:value="140">
            <text:p>140.0</text:p>
          </table:table-cell>
          <table:table-cell table:style-name="ce4" table:formula="of:=ROUND((([.H217]/100)*INDIRECT([.$B215] &amp; &quot;_MAX&quot;))/2.5; 0)*2.5" office:value-type="float" office:value="140">
            <text:p>140.0</text:p>
          </table:table-cell>
          <table:table-cell table:style-name="ce4" table:formula="of:=ROUND((([.I217]/100)*INDIRECT([.$B215] &amp; &quot;_MAX&quot;))/2.5; 0)*2.5" office:value-type="float" office:value="165">
            <text:p>165.0</text:p>
          </table:table-cell>
          <table:table-cell table:style-name="ce4" table:formula="of:=ROUND((([.J217]/100)*INDIRECT([.$B215] &amp; &quot;_MAX&quot;))/2.5; 0)*2.5" office:value-type="float" office:value="165">
            <text:p>165.0</text:p>
          </table:table-cell>
          <table:table-cell table:style-name="ce4" table:formula="of:=ROUND((([.K217]/100)*INDIRECT([.$B215] &amp; &quot;_MAX&quot;))/2.5; 0)*2.5" office:value-type="float" office:value="0">
            <text:p>0.0</text:p>
          </table:table-cell>
          <table:table-cell table:style-name="ce4" table:formula="of:=ROUND((([.L217]/100)*INDIRECT([.$B215] &amp; &quot;_MAX&quot;))/2.5; 0)*2.5" office:value-type="float" office:value="0">
            <text:p>0.0</text:p>
          </table:table-cell>
          <table:table-cell table:style-name="ce4" table:formula="of:=ROUND((([.M217]/100)*INDIRECT([.$B215] &amp; &quot;_MAX&quot;))/2.5; 0)*2.5" office:value-type="float" office:value="0">
            <text:p>0.0</text:p>
          </table:table-cell>
          <table:table-cell table:style-name="ce4" table:formula="of:=ROUND((([.N217]/100)*INDIRECT([.$B215] &amp; &quot;_MAX&quot;))/2.5; 0)*2.5" office:value-type="float" office:value="0">
            <text:p>0.0</text:p>
          </table:table-cell>
          <table:table-cell table:style-name="ce4" table:formula="of:=ROUND((([.O217]/100)*INDIRECT([.$B215] &amp; &quot;_MAX&quot;))/2.5; 0)*2.5" office:value-type="float" office:value="0">
            <text:p>0.0</text:p>
          </table:table-cell>
          <table:table-cell table:style-name="ce4" table:formula="of:=ROUND((([.P217]/100)*INDIRECT([.$B215] &amp; &quot;_MAX&quot;))/2.5; 0)*2.5" office:value-type="float" office:value="0">
            <text:p>0.0</text:p>
          </table:table-cell>
          <table:table-cell table:style-name="ce4" table:formula="of:=ROUND((([.Q217]/100)*INDIRECT([.$B215] &amp; &quot;_MAX&quot;))/2.5; 0)*2.5" office:value-type="float" office:value="0">
            <text:p>0.0</text:p>
          </table:table-cell>
          <table:table-cell table:style-name="ce4" table:formula="of:=ROUND((([.R217]/100)*INDIRECT([.$B215] &amp; &quot;_MAX&quot;))/2.5; 0)*2.5" office:value-type="float" office:value="0">
            <text:p>0.0</text:p>
          </table:table-cell>
          <table:table-cell table:style-name="ce4" table:formula="of:=ROUND((([.S217]/100)*INDIRECT([.$B215] &amp; &quot;_MAX&quot;))/2.5; 0)*2.5" office:value-type="float" office:value="0">
            <text:p>0.0</text:p>
          </table:table-cell>
          <table:table-cell table:style-name="ce4" table:formula="of:=ROUND((([.T217]/100)*INDIRECT([.$B215] &amp; &quot;_MAX&quot;))/2.5; 0)*2.5" office:value-type="float" office:value="0">
            <text:p>0.0</text:p>
          </table:table-cell>
          <table:table-cell table:style-name="ce4" table:formula="of:=ROUND((([.U217]/100)*INDIRECT([.$B215] &amp; &quot;_MAX&quot;))/2.5; 0)*2.5" office:value-type="float" office:value="0">
            <text:p>0.0</text:p>
          </table:table-cell>
          <table:table-cell table:style-name="ce4" table:formula="of:=ROUND((([.V217]/100)*INDIRECT([.$B215] &amp; &quot;_MAX&quot;))/2.5; 0)*2.5" office:value-type="float" office:value="0">
            <text:p>0.0</text:p>
          </table:table-cell>
          <table:table-cell table:style-name="ce4" table:formula="of:=ROUND((([.W217]/100)*INDIRECT([.$B215] &amp; &quot;_MAX&quot;))/2.5; 0)*2.5" office:value-type="float" office:value="0">
            <text:p>0.0</text:p>
          </table:table-cell>
          <table:table-cell table:formula="of:=SUM([.E215:.W215])" office:value-type="float" office:value="845">
            <text:p>845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.0</text:p>
          </table:table-cell>
          <table:table-cell table:number-columns-repeated="13" table:style-name="ce4" office:value-type="float" office:value="0">
            <text:p>0.0</text:p>
          </table:table-cell>
          <table:table-cell table:formula="of:=SUM([.E216:.W216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13" table:style-name="ce4" office:value-type="float" office:value="0">
            <text:p>0.0</text:p>
          </table:table-cell>
          <table:table-cell table:formula="of:=SUM([.E217:.W217])" office:value-type="float" office:value="360">
            <text:p>36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10" table:formula="of:=ROUND(SUM([.E218:.W218]); 2)" office:value-type="float" office:value="0.47">
            <text:p>0.47</text:p>
          </table:table-cell>
          <table:table-cell table:style-name="ce4" table:formula="of:=[.E216]/(100-[.E217])" office:value-type="float" office:value="0.06">
            <text:p>0.1</text:p>
          </table:table-cell>
          <table:table-cell table:style-name="ce4" table:formula="of:=[.F216]/(100-[.F217])" office:value-type="float" office:value="0.06">
            <text:p>0.1</text:p>
          </table:table-cell>
          <table:table-cell table:style-name="ce4" table:formula="of:=[.G216]/(100-[.G217])" office:value-type="float" office:value="0.075">
            <text:p>0.1</text:p>
          </table:table-cell>
          <table:table-cell table:style-name="ce4" table:formula="of:=[.H216]/(100-[.H217])" office:value-type="float" office:value="0.075">
            <text:p>0.1</text:p>
          </table:table-cell>
          <table:table-cell table:style-name="ce4" table:formula="of:=[.I216]/(100-[.I217])" office:value-type="float" office:value="0.1">
            <text:p>0.1</text:p>
          </table:table-cell>
          <table:table-cell table:style-name="ce4" table:formula="of:=[.J216]/(100-[.J217])" office:value-type="float" office:value="0.1">
            <text:p>0.1</text:p>
          </table:table-cell>
          <table:table-cell table:style-name="ce4" table:formula="of:=[.K216]/(100-[.K217])" office:value-type="float" office:value="0">
            <text:p>0.0</text:p>
          </table:table-cell>
          <table:table-cell table:style-name="ce4" table:formula="of:=[.L216]/(100-[.L217])" office:value-type="float" office:value="0">
            <text:p>0.0</text:p>
          </table:table-cell>
          <table:table-cell table:style-name="ce4" table:formula="of:=[.M216]/(100-[.M217])" office:value-type="float" office:value="0">
            <text:p>0.0</text:p>
          </table:table-cell>
          <table:table-cell table:style-name="ce4" table:formula="of:=[.N216]/(100-[.N217])" office:value-type="float" office:value="0">
            <text:p>0.0</text:p>
          </table:table-cell>
          <table:table-cell table:style-name="ce4" table:formula="of:=[.O216]/(100-[.O217])" office:value-type="float" office:value="0">
            <text:p>0.0</text:p>
          </table:table-cell>
          <table:table-cell table:style-name="ce4" table:formula="of:=[.P216]/(100-[.P217])" office:value-type="float" office:value="0">
            <text:p>0.0</text:p>
          </table:table-cell>
          <table:table-cell table:style-name="ce4" table:formula="of:=[.Q216]/(100-[.Q217])" office:value-type="float" office:value="0">
            <text:p>0.0</text:p>
          </table:table-cell>
          <table:table-cell table:style-name="ce4" table:formula="of:=[.R216]/(100-[.R217])" office:value-type="float" office:value="0">
            <text:p>0.0</text:p>
          </table:table-cell>
          <table:table-cell table:style-name="ce4" table:formula="of:=[.S216]/(100-[.S217])" office:value-type="float" office:value="0">
            <text:p>0.0</text:p>
          </table:table-cell>
          <table:table-cell table:style-name="ce4" table:formula="of:=[.T216]/(100-[.T217])" office:value-type="float" office:value="0">
            <text:p>0.0</text:p>
          </table:table-cell>
          <table:table-cell table:style-name="ce4" table:formula="of:=[.U216]/(100-[.U217])" office:value-type="float" office:value="0">
            <text:p>0.0</text:p>
          </table:table-cell>
          <table:table-cell table:style-name="ce4" table:formula="of:=[.V216]/(100-[.V217])" office:value-type="float" office:value="0">
            <text:p>0.0</text:p>
          </table:table-cell>
          <table:table-cell table:style-name="ce4" table:formula="of:=[.W216]/(100-[.W217])" office:value-type="float" office:value="0">
            <text:p>0.0</text:p>
          </table:table-cell>
          <table:table-cell table:formula="of:=SUM([.E218:.W218])" office:value-type="float" office:value="0.47">
            <text:p>0.47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0</text:p>
          </table:table-cell>
          <table:table-cell table:formula="of:=IF(VLOOKUP([.B219]; Schema; [.$A219]+2; 0)=&quot;x&quot;; INDIRECT([.B219]); &quot;&quot;)">
            <text:p/>
          </table:table-cell>
          <table:table-cell table:style-name="ce7" table:formula="of:=IF(OR(ISNA([.C219]); [.C219]=&quot;&quot;); &quot;-&quot;; [.C219])" office:value-type="string" office:string-value="-">
            <text:p>-</text:p>
          </table:table-cell>
          <table:table-cell table:style-name="ce4" table:number-columns-repeated="19"/>
          <table:table-cell table:formula="of:=SUM([.E219:.W21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1</text:p>
          </table:table-cell>
          <table:table-cell table:formula="of:=IF(VLOOKUP([.B220]; Schema; [.$A220]+2; 0)=&quot;x&quot;; INDIRECT([.B220]); &quot;&quot;)">
            <text:p/>
          </table:table-cell>
          <table:table-cell table:style-name="ce7" table:formula="of:=IF(OR(ISNA([.C220]); [.C220]=&quot;&quot;); &quot;-&quot;; [.C220])" office:value-type="string" office:string-value="-">
            <text:p>-</text:p>
          </table:table-cell>
          <table:table-cell table:style-name="ce4" table:number-columns-repeated="19"/>
          <table:table-cell table:formula="of:=SUM([.E220:.W22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2</text:p>
          </table:table-cell>
          <table:table-cell table:formula="of:=IF(VLOOKUP([.B221]; Schema; [.$A221]+2; 0)=&quot;x&quot;; INDIRECT([.B221]); &quot;&quot;)">
            <text:p/>
          </table:table-cell>
          <table:table-cell table:style-name="ce7" table:formula="of:=IF(OR(ISNA([.C221]); [.C221]=&quot;&quot;); &quot;-&quot;; [.C221])" office:value-type="string" office:string-value="-">
            <text:p>-</text:p>
          </table:table-cell>
          <table:table-cell table:style-name="ce4" table:number-columns-repeated="19"/>
          <table:table-cell table:formula="of:=SUM([.E221:.W22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3</text:p>
          </table:table-cell>
          <table:table-cell table:formula="of:=IF(VLOOKUP([.B222]; Schema; [.$A222]+2; 0)=&quot;x&quot;; INDIRECT([.B222]); &quot;&quot;)">
            <text:p/>
          </table:table-cell>
          <table:table-cell table:style-name="ce7" table:formula="of:=IF(OR(ISNA([.C222]); [.C222]=&quot;&quot;); &quot;-&quot;; [.C222])" office:value-type="string" office:string-value="-">
            <text:p>-</text:p>
          </table:table-cell>
          <table:table-cell table:style-name="ce4" table:number-columns-repeated="19"/>
          <table:table-cell table:formula="of:=SUM([.E222:.W22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4</text:p>
          </table:table-cell>
          <table:table-cell table:formula="of:=IF(VLOOKUP([.B223]; Schema; [.$A223]+2; 0)=&quot;x&quot;; INDIRECT([.B223]); &quot;&quot;)">
            <text:p/>
          </table:table-cell>
          <table:table-cell table:style-name="ce7" table:formula="of:=IF(OR(ISNA([.C223]); [.C223]=&quot;&quot;); &quot;-&quot;; [.C223])" office:value-type="string" office:string-value="-">
            <text:p>-</text:p>
          </table:table-cell>
          <table:table-cell table:style-name="ce4" table:number-columns-repeated="19"/>
          <table:table-cell table:formula="of:=SUM([.E223:.W22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1</text:p>
          </table:table-cell>
          <table:table-cell table:formula="of:=IF(VLOOKUP([.B224]; Schema; [.$A224]+2; 0)=&quot;x&quot;; INDIRECT([.B224]); &quot;&quot;)" office:value-type="string" office:string-value="ryggresning">
            <text:p>ryggresning</text:p>
          </table:table-cell>
          <table:table-cell table:style-name="ce7" table:formula="of:=IF(OR(ISNA([.C224]); [.C224]=&quot;&quot;); &quot;-&quot;; [.C224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224:.W224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2</text:p>
          </table:table-cell>
          <table:table-cell table:formula="of:=IF(VLOOKUP([.B225]; Schema; [.$A225]+2; 0)=&quot;x&quot;; INDIRECT([.B225]); &quot;&quot;)">
            <text:p/>
          </table:table-cell>
          <table:table-cell table:style-name="ce7" table:formula="of:=IF(OR(ISNA([.C225]); [.C225]=&quot;&quot;); &quot;-&quot;; [.C225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225:.W22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3</text:p>
          </table:table-cell>
          <table:table-cell table:formula="of:=IF(VLOOKUP([.B226]; Schema; [.$A226]+2; 0)=&quot;x&quot;; INDIRECT([.B226]); &quot;&quot;)">
            <text:p/>
          </table:table-cell>
          <table:table-cell table:style-name="ce7" table:formula="of:=IF(OR(ISNA([.C226]); [.C226]=&quot;&quot;); &quot;-&quot;; [.C226])" office:value-type="string" office:string-value="-">
            <text:p>-</text:p>
          </table:table-cell>
          <table:table-cell table:style-name="ce4" table:number-columns-repeated="19"/>
          <table:table-cell table:formula="of:=SUM([.E226:.W2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4</text:p>
          </table:table-cell>
          <table:table-cell table:formula="of:=IF(VLOOKUP([.B227]; Schema; [.$A227]+2; 0)=&quot;x&quot;; INDIRECT([.B227]); &quot;&quot;)">
            <text:p/>
          </table:table-cell>
          <table:table-cell table:style-name="ce7" table:formula="of:=IF(OR(ISNA([.C227]); [.C227]=&quot;&quot;); &quot;-&quot;; [.C227])" office:value-type="string" office:string-value="-">
            <text:p>-</text:p>
          </table:table-cell>
          <table:table-cell table:style-name="ce4" table:number-columns-repeated="19"/>
          <table:table-cell table:formula="of:=SUM([.E227:.W22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5</text:p>
          </table:table-cell>
          <table:table-cell table:formula="of:=IF(VLOOKUP([.B228]; Schema; [.$A228]+2; 0)=&quot;x&quot;; INDIRECT([.B228]); &quot;&quot;)">
            <text:p/>
          </table:table-cell>
          <table:table-cell table:style-name="ce7" table:formula="of:=IF(OR(ISNA([.C228]); [.C228]=&quot;&quot;); &quot;-&quot;; [.C228])" office:value-type="string" office:string-value="-">
            <text:p>-</text:p>
          </table:table-cell>
          <table:table-cell table:style-name="ce4" table:number-columns-repeated="19"/>
          <table:table-cell table:formula="of:=SUM([.E228:.W2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3</text:p>
          </table:table-cell>
          <table:table-cell table:formula="of:=IF(VLOOKUP([.B229]; Schema; [.$A229]+2; 0)=&quot;x&quot;; INDIRECT([.B229]); &quot;&quot;)">
            <text:p/>
          </table:table-cell>
          <table:table-cell table:style-name="ce7" table:formula="of:=IF(OR(ISNA([.C229]); [.C229]=&quot;&quot;); &quot;-&quot;; [.C229])" office:value-type="string" office:string-value="-">
            <text:p>-</text:p>
          </table:table-cell>
          <table:table-cell table:style-name="ce4" table:number-columns-repeated="19"/>
          <table:table-cell table:formula="of:=SUM([.E229:.W22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230">
            <text:p>230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2" table:formula="of:=[.A231]" office:value-type="float" office:value="5">
            <text:p>5</text:p>
          </table:table-cell>
          <table:table-cell table:number-columns-repeated="6"/>
          <table:table-cell table:style-name="ce4" table:number-columns-repeated="12"/>
          <table:table-cell table:formula="of:=SUM([.E231:.W231])" office:value-type="float" office:value="5">
            <text:p>5</text:p>
          </table:table-cell>
          <table:table-cell table:number-columns-repeated="1000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number-columns-repeated="9"/>
          <table:table-cell table:style-name="ce17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19" office:value-type="string">
            <text:p>KB_A</text:p>
          </table:table-cell>
          <table:table-cell table:style-name="ce18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3"/>
          <table:table-cell table:formula="of:=SUM([.X250:.X252])" office:value-type="float" office:value="60">
            <text:p>60</text:p>
          </table:table-cell>
          <table:table-cell table:formula="of:=SUM([.X263:.X268])" office:value-type="float" office:value="24">
            <text:p>24</text:p>
          </table:table-cell>
          <table:table-cell table:formula="of:=SUM([.X270:.X275])" office:value-type="float" office:value="36">
            <text:p>36</text:p>
          </table:table-cell>
          <table:table-cell table:style-name="ce18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</text:p>
          </table:table-cell>
          <table:table-cell/>
          <table:table-cell table:style-name="ce22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234:.W23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234]); 0; [.$A235]-1); 22-[.$A235]; 0)" office:value-type="string" office:string-value="KB_P1">
            <text:p>KB_P1</text:p>
          </table:table-cell>
          <table:table-cell table:formula="of:=IF(VLOOKUP([.B235]; Schema; [.$A235]+2; 0)=&quot;&quot;; &quot;&quot;; INDIRECT([.B235]))" office:value-type="string" office:string-value="KB OL">
            <text:p>KB OL</text:p>
          </table:table-cell>
          <table:table-cell table:style-name="ce7" table:formula="of:=IF(OR(ISNA([.C235]); [.C235]=&quot;&quot;); &quot;-&quot;; [.C235])" office:value-type="string" office:string-value="KB OL">
            <text:p>KB OL</text:p>
          </table:table-cell>
          <table:table-cell table:style-name="ce4" table:formula="of:=ROUND((([.E237]/100)*INDIRECT([.$B235] &amp; &quot;_MAX&quot;))/2.5; 0)*2.5" office:value-type="float" office:value="70">
            <text:p>70.0</text:p>
          </table:table-cell>
          <table:table-cell table:style-name="ce4" table:formula="of:=ROUND((([.F237]/100)*INDIRECT([.$B235] &amp; &quot;_MAX&quot;))/2.5; 0)*2.5" office:value-type="float" office:value="70">
            <text:p>70.0</text:p>
          </table:table-cell>
          <table:table-cell table:style-name="ce4" table:formula="of:=ROUND((([.G237]/100)*INDIRECT([.$B235] &amp; &quot;_MAX&quot;))/2.5; 0)*2.5" office:value-type="float" office:value="85">
            <text:p>85.0</text:p>
          </table:table-cell>
          <table:table-cell table:style-name="ce4" table:formula="of:=ROUND((([.H237]/100)*INDIRECT([.$B235] &amp; &quot;_MAX&quot;))/2.5; 0)*2.5" office:value-type="float" office:value="85">
            <text:p>85.0</text:p>
          </table:table-cell>
          <table:table-cell table:style-name="ce4" table:formula="of:=ROUND((([.I237]/100)*INDIRECT([.$B235] &amp; &quot;_MAX&quot;))/2.5; 0)*2.5" office:value-type="float" office:value="97.5">
            <text:p>97.5</text:p>
          </table:table-cell>
          <table:table-cell table:style-name="ce4" table:formula="of:=ROUND((([.J237]/100)*INDIRECT([.$B235] &amp; &quot;_MAX&quot;))/2.5; 0)*2.5" office:value-type="float" office:value="97.5">
            <text:p>97.5</text:p>
          </table:table-cell>
          <table:table-cell table:style-name="ce4" table:formula="of:=ROUND((([.K237]/100)*INDIRECT([.$B235] &amp; &quot;_MAX&quot;))/2.5; 0)*2.5" office:value-type="float" office:value="97.5">
            <text:p>97.5</text:p>
          </table:table-cell>
          <table:table-cell table:style-name="ce4" table:formula="of:=ROUND((([.L237]/100)*INDIRECT([.$B235] &amp; &quot;_MAX&quot;))/2.5; 0)*2.5" office:value-type="float" office:value="97.5">
            <text:p>97.5</text:p>
          </table:table-cell>
          <table:table-cell table:style-name="ce4" table:formula="of:=ROUND((([.M237]/100)*INDIRECT([.$B235] &amp; &quot;_MAX&quot;))/2.5; 0)*2.5" office:value-type="float" office:value="0">
            <text:p>0.0</text:p>
          </table:table-cell>
          <table:table-cell table:style-name="ce4" table:formula="of:=ROUND((([.N237]/100)*INDIRECT([.$B235] &amp; &quot;_MAX&quot;))/2.5; 0)*2.5" office:value-type="float" office:value="0">
            <text:p>0.0</text:p>
          </table:table-cell>
          <table:table-cell table:style-name="ce4" table:formula="of:=ROUND((([.O237]/100)*INDIRECT([.$B235] &amp; &quot;_MAX&quot;))/2.5; 0)*2.5" office:value-type="float" office:value="0">
            <text:p>0.0</text:p>
          </table:table-cell>
          <table:table-cell table:style-name="ce4" table:formula="of:=ROUND((([.P237]/100)*INDIRECT([.$B235] &amp; &quot;_MAX&quot;))/2.5; 0)*2.5" office:value-type="float" office:value="0">
            <text:p>0.0</text:p>
          </table:table-cell>
          <table:table-cell table:style-name="ce4" table:formula="of:=ROUND((([.Q237]/100)*INDIRECT([.$B235] &amp; &quot;_MAX&quot;))/2.5; 0)*2.5" office:value-type="float" office:value="0">
            <text:p>0.0</text:p>
          </table:table-cell>
          <table:table-cell table:style-name="ce4" table:formula="of:=ROUND((([.R237]/100)*INDIRECT([.$B235] &amp; &quot;_MAX&quot;))/2.5; 0)*2.5" office:value-type="float" office:value="0">
            <text:p>0.0</text:p>
          </table:table-cell>
          <table:table-cell table:style-name="ce4" table:formula="of:=ROUND((([.S237]/100)*INDIRECT([.$B235] &amp; &quot;_MAX&quot;))/2.5; 0)*2.5" office:value-type="float" office:value="0">
            <text:p>0.0</text:p>
          </table:table-cell>
          <table:table-cell table:style-name="ce4" table:formula="of:=ROUND((([.T237]/100)*INDIRECT([.$B235] &amp; &quot;_MAX&quot;))/2.5; 0)*2.5" office:value-type="float" office:value="0">
            <text:p>0.0</text:p>
          </table:table-cell>
          <table:table-cell table:style-name="ce4" table:formula="of:=ROUND((([.U237]/100)*INDIRECT([.$B235] &amp; &quot;_MAX&quot;))/2.5; 0)*2.5" office:value-type="float" office:value="0">
            <text:p>0.0</text:p>
          </table:table-cell>
          <table:table-cell table:style-name="ce4" table:formula="of:=ROUND((([.V237]/100)*INDIRECT([.$B235] &amp; &quot;_MAX&quot;))/2.5; 0)*2.5" office:value-type="float" office:value="0">
            <text:p>0.0</text:p>
          </table:table-cell>
          <table:table-cell table:style-name="ce4" table:formula="of:=ROUND((([.W237]/100)*INDIRECT([.$B235] &amp; &quot;_MAX&quot;))/2.5; 0)*2.5" office:value-type="float" office:value="0">
            <text:p>0.0</text:p>
          </table:table-cell>
          <table:table-cell table:formula="of:=SUM([.E235:.W235])" office:value-type="float" office:value="700">
            <text:p>70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8" table:style-name="ce4" office:value-type="float" office:value="3">
            <text:p>3.0</text:p>
          </table:table-cell>
          <table:table-cell table:number-columns-repeated="11" table:style-name="ce4" office:value-type="float" office:value="0">
            <text:p>0.0</text:p>
          </table:table-cell>
          <table:table-cell table:formula="of:=SUM([.E236:.W236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4" table:style-name="ce4" office:value-type="float" office:value="70">
            <text:p>70.0</text:p>
          </table:table-cell>
          <table:table-cell table:number-columns-repeated="11" table:style-name="ce4" office:value-type="float" office:value="0">
            <text:p>0.0</text:p>
          </table:table-cell>
          <table:table-cell table:formula="of:=SUM([.E237:.W237])" office:value-type="float" office:value="500">
            <text:p>50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10" table:formula="of:=ROUND(SUM([.E238:.W238]); 2)" office:value-type="float" office:value="0.67">
            <text:p>0.67</text:p>
          </table:table-cell>
          <table:table-cell table:style-name="ce4" table:formula="of:=[.E236]/(100-[.E237])" office:value-type="float" office:value="0.06">
            <text:p>0.1</text:p>
          </table:table-cell>
          <table:table-cell table:style-name="ce4" table:formula="of:=[.F236]/(100-[.F237])" office:value-type="float" office:value="0.06">
            <text:p>0.1</text:p>
          </table:table-cell>
          <table:table-cell table:style-name="ce4" table:formula="of:=[.G236]/(100-[.G237])" office:value-type="float" office:value="0.075">
            <text:p>0.1</text:p>
          </table:table-cell>
          <table:table-cell table:style-name="ce4" table:formula="of:=[.H236]/(100-[.H237])" office:value-type="float" office:value="0.075">
            <text:p>0.1</text:p>
          </table:table-cell>
          <table:table-cell table:style-name="ce4" table:formula="of:=[.I236]/(100-[.I237])" office:value-type="float" office:value="0.1">
            <text:p>0.1</text:p>
          </table:table-cell>
          <table:table-cell table:style-name="ce4" table:formula="of:=[.J236]/(100-[.J237])" office:value-type="float" office:value="0.1">
            <text:p>0.1</text:p>
          </table:table-cell>
          <table:table-cell table:style-name="ce4" table:formula="of:=[.K236]/(100-[.K237])" office:value-type="float" office:value="0.1">
            <text:p>0.1</text:p>
          </table:table-cell>
          <table:table-cell table:style-name="ce4" table:formula="of:=[.L236]/(100-[.L237])" office:value-type="float" office:value="0.1">
            <text:p>0.1</text:p>
          </table:table-cell>
          <table:table-cell table:style-name="ce4" table:formula="of:=[.M236]/(100-[.M237])" office:value-type="float" office:value="0">
            <text:p>0.0</text:p>
          </table:table-cell>
          <table:table-cell table:style-name="ce4" table:formula="of:=[.N236]/(100-[.N237])" office:value-type="float" office:value="0">
            <text:p>0.0</text:p>
          </table:table-cell>
          <table:table-cell table:style-name="ce4" table:formula="of:=[.O236]/(100-[.O237])" office:value-type="float" office:value="0">
            <text:p>0.0</text:p>
          </table:table-cell>
          <table:table-cell table:style-name="ce4" table:formula="of:=[.P236]/(100-[.P237])" office:value-type="float" office:value="0">
            <text:p>0.0</text:p>
          </table:table-cell>
          <table:table-cell table:style-name="ce4" table:formula="of:=[.Q236]/(100-[.Q237])" office:value-type="float" office:value="0">
            <text:p>0.0</text:p>
          </table:table-cell>
          <table:table-cell table:style-name="ce4" table:formula="of:=[.R236]/(100-[.R237])" office:value-type="float" office:value="0">
            <text:p>0.0</text:p>
          </table:table-cell>
          <table:table-cell table:style-name="ce4" table:formula="of:=[.S236]/(100-[.S237])" office:value-type="float" office:value="0">
            <text:p>0.0</text:p>
          </table:table-cell>
          <table:table-cell table:style-name="ce4" table:formula="of:=[.T236]/(100-[.T237])" office:value-type="float" office:value="0">
            <text:p>0.0</text:p>
          </table:table-cell>
          <table:table-cell table:style-name="ce4" table:formula="of:=[.U236]/(100-[.U237])" office:value-type="float" office:value="0">
            <text:p>0.0</text:p>
          </table:table-cell>
          <table:table-cell table:style-name="ce4" table:formula="of:=[.V236]/(100-[.V237])" office:value-type="float" office:value="0">
            <text:p>0.0</text:p>
          </table:table-cell>
          <table:table-cell table:style-name="ce4" table:formula="of:=[.W236]/(100-[.W237])" office:value-type="float" office:value="0">
            <text:p>0.0</text:p>
          </table:table-cell>
          <table:table-cell table:formula="of:=SUM([.E238:.W238])" office:value-type="float" office:value="0.67">
            <text:p>0.67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START</text:p>
          </table:table-cell>
          <table:table-cell/>
          <table:table-cell table:style-name="ce10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0</text:p>
          </table:table-cell>
          <table:table-cell table:formula="of:=IF(VLOOKUP([.B240]; Schema; [.$A240]+2; 0)=&quot;x&quot;; INDIRECT([.B240]); &quot;&quot;)">
            <text:p/>
          </table:table-cell>
          <table:table-cell table:style-name="ce7" table:formula="of:=IF(OR(ISNA([.C240]); [.C240]=&quot;&quot;); &quot;-&quot;; [.C240])" office:value-type="string" office:string-value="-">
            <text:p>-</text:p>
          </table:table-cell>
          <table:table-cell table:style-name="ce4" table:number-columns-repeated="19"/>
          <table:table-cell table:formula="of:=SUM([.E240:.W24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1</text:p>
          </table:table-cell>
          <table:table-cell table:formula="of:=IF(VLOOKUP([.B242]; Schema; [.$A242]+2; 0)=&quot;x&quot;; INDIRECT([.B242]); &quot;&quot;)">
            <text:p/>
          </table:table-cell>
          <table:table-cell table:style-name="ce7" table:formula="of:=IF(OR(ISNA([.C242]); [.C242]=&quot;&quot;); &quot;-&quot;; [.C242])" office:value-type="string" office:string-value="-">
            <text:p>-</text:p>
          </table:table-cell>
          <table:table-cell table:style-name="ce4" table:number-columns-repeated="19"/>
          <table:table-cell table:formula="of:=SUM([.E242:.W24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2</text:p>
          </table:table-cell>
          <table:table-cell table:formula="of:=IF(VLOOKUP([.B244]; Schema; [.$A244]+2; 0)=&quot;x&quot;; INDIRECT([.B244]); &quot;&quot;)">
            <text:p/>
          </table:table-cell>
          <table:table-cell table:style-name="ce7" table:formula="of:=IF(OR(ISNA([.C244]); [.C244]=&quot;&quot;); &quot;-&quot;; [.C244])" office:value-type="string" office:string-value="-">
            <text:p>-</text:p>
          </table:table-cell>
          <table:table-cell table:style-name="ce4" table:number-columns-repeated="19"/>
          <table:table-cell table:formula="of:=SUM([.E244:.W24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3</text:p>
          </table:table-cell>
          <table:table-cell table:formula="of:=IF(VLOOKUP([.B246]; Schema; [.$A246]+2; 0)=&quot;x&quot;; INDIRECT([.B246]); &quot;&quot;)">
            <text:p/>
          </table:table-cell>
          <table:table-cell table:style-name="ce7" table:formula="of:=IF(OR(ISNA([.C246]); [.C246]=&quot;&quot;); &quot;-&quot;; [.C246])" office:value-type="string" office:string-value="-">
            <text:p>-</text:p>
          </table:table-cell>
          <table:table-cell table:style-name="ce4" table:number-columns-repeated="19"/>
          <table:table-cell table:formula="of:=SUM([.E246:.W24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4</text:p>
          </table:table-cell>
          <table:table-cell table:formula="of:=IF(VLOOKUP([.B248]; Schema; [.$A248]+2; 0)=&quot;x&quot;; INDIRECT([.B248]); &quot;&quot;)">
            <text:p/>
          </table:table-cell>
          <table:table-cell table:style-name="ce7" table:formula="of:=IF(OR(ISNA([.C248]); [.C248]=&quot;&quot;); &quot;-&quot;; [.C248])" office:value-type="string" office:string-value="-">
            <text:p>-</text:p>
          </table:table-cell>
          <table:table-cell table:style-name="ce4" table:number-columns-repeated="19"/>
          <table:table-cell table:formula="of:=SUM([.E248:.W24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1</text:p>
          </table:table-cell>
          <table:table-cell table:formula="of:=IF(VLOOKUP([.B250]; Schema; [.$A250]+2; 0)=&quot;x&quot;; INDIRECT([.B250]); &quot;&quot;)" office:value-type="string" office:string-value="benpress">
            <text:p>benpress</text:p>
          </table:table-cell>
          <table:table-cell table:style-name="ce7" table:formula="of:=IF(OR(ISNA([.C250]); [.C250]=&quot;&quot;); &quot;-&quot;; [.C250])" office:value-type="string" office:string-value="benpress">
            <text:p>benpress</text:p>
          </table:table-cell>
          <table:table-cell table:number-columns-repeated="4" table:style-name="ce4" office:value-type="float" office:value="15">
            <text:p>15.0</text:p>
          </table:table-cell>
          <table:table-cell table:style-name="ce4" table:number-columns-repeated="10"/>
          <table:table-cell table:style-name="ce15"/>
          <table:table-cell table:style-name="ce4" table:number-columns-repeated="4"/>
          <table:table-cell table:formula="of:=SUM([.E250:.W250])" office:value-type="float" office:value="60">
            <text:p>6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2</text:p>
          </table:table-cell>
          <table:table-cell table:formula="of:=IF(VLOOKUP([.B251]; Schema; [.$A251]+2; 0)=&quot;x&quot;; INDIRECT([.B251]); &quot;&quot;)">
            <text:p/>
          </table:table-cell>
          <table:table-cell table:style-name="ce7" table:formula="of:=IF(OR(ISNA([.C251]); [.C251]=&quot;&quot;); &quot;-&quot;; [.C251])" office:value-type="string" office:string-value="-">
            <text:p>-</text:p>
          </table:table-cell>
          <table:table-cell table:style-name="ce4" table:number-columns-repeated="2"/>
          <table:table-cell table:style-name="ce14"/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251:.W2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3</text:p>
          </table:table-cell>
          <table:table-cell table:formula="of:=IF(VLOOKUP([.B252]; Schema; [.$A252]+2; 0)=&quot;x&quot;; INDIRECT([.B252]); &quot;&quot;)">
            <text:p/>
          </table:table-cell>
          <table:table-cell table:style-name="ce7" table:formula="of:=IF(OR(ISNA([.C252]); [.C252]=&quot;&quot;); &quot;-&quot;; [.C252])" office:value-type="string" office:string-value="-">
            <text:p>-</text:p>
          </table:table-cell>
          <table:table-cell table:style-name="ce4" table:number-columns-repeated="19"/>
          <table:table-cell table:formula="of:=SUM([.E252:.W2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5</text:p>
          </table:table-cell>
          <table:table-cell table:formula="of:=IF(VLOOKUP([.B253]; Schema; [.$A253]+2; 0)=&quot;x&quot;; INDIRECT([.B253]); &quot;&quot;)">
            <text:p/>
          </table:table-cell>
          <table:table-cell table:style-name="ce7" table:formula="of:=IF(OR(ISNA([.C253]); [.C253]=&quot;&quot;); &quot;-&quot;; [.C253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4</text:p>
          </table:table-cell>
          <table:table-cell table:formula="of:=IF(VLOOKUP([.B254]; Schema; [.$A254]+2; 0)=&quot;x&quot;; INDIRECT([.B254]); &quot;&quot;)" office:value-type="string" office:string-value="TKE">
            <text:p>TKE</text:p>
          </table:table-cell>
          <table:table-cell table:style-name="ce7" table:formula="of:=IF(OR(ISNA([.C254]); [.C254]=&quot;&quot;); &quot;-&quot;; [.C254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formula="of:=SUM([.E254:.W254])" office:value-type="float" office:value="90">
            <text:p>9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255:.W25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255]); 0; [.$A256]-1); 22-[.$A256]; 0)" office:value-type="string" office:string-value="BP_P0">
            <text:p>BP_P0</text:p>
          </table:table-cell>
          <table:table-cell table:formula="of:=IF(VLOOKUP([.B256]; Schema; [.$A256]+2; 0)=&quot;&quot;; &quot;&quot;; INDIRECT([.B256]))" office:value-type="string" office:string-value="BP tävling">
            <text:p>BP tävling</text:p>
          </table:table-cell>
          <table:table-cell table:style-name="ce7" table:formula="of:=IF(OR(ISNA([.C256]); [.C256]=&quot;&quot;); &quot;-&quot;; [.C256])" office:value-type="string" office:string-value="BP tävling">
            <text:p>BP tävling</text:p>
          </table:table-cell>
          <table:table-cell table:style-name="ce4" table:formula="of:=ROUND((([.E258]/100)*INDIRECT([.$B256] &amp; &quot;_MAX&quot;))/2.5; 0)*2.5" office:value-type="float" office:value="72.5">
            <text:p>72.5</text:p>
          </table:table-cell>
          <table:table-cell table:style-name="ce4" table:formula="of:=ROUND((([.F258]/100)*INDIRECT([.$B256] &amp; &quot;_MAX&quot;))/2.5; 0)*2.5" office:value-type="float" office:value="72.5">
            <text:p>72.5</text:p>
          </table:table-cell>
          <table:table-cell table:style-name="ce4" table:formula="of:=ROUND((([.G258]/100)*INDIRECT([.$B256] &amp; &quot;_MAX&quot;))/2.5; 0)*2.5" office:value-type="float" office:value="87.5">
            <text:p>87.5</text:p>
          </table:table-cell>
          <table:table-cell table:style-name="ce4" table:formula="of:=ROUND((([.H258]/100)*INDIRECT([.$B256] &amp; &quot;_MAX&quot;))/2.5; 0)*2.5" office:value-type="float" office:value="87.5">
            <text:p>87.5</text:p>
          </table:table-cell>
          <table:table-cell table:style-name="ce4" table:formula="of:=ROUND((([.I258]/100)*INDIRECT([.$B256] &amp; &quot;_MAX&quot;))/2.5; 0)*2.5" office:value-type="float" office:value="95">
            <text:p>95.0</text:p>
          </table:table-cell>
          <table:table-cell table:style-name="ce4" table:formula="of:=ROUND((([.J258]/100)*INDIRECT([.$B256] &amp; &quot;_MAX&quot;))/2.5; 0)*2.5" office:value-type="float" office:value="95">
            <text:p>95.0</text:p>
          </table:table-cell>
          <table:table-cell table:style-name="ce4" table:formula="of:=ROUND((([.K258]/100)*INDIRECT([.$B256] &amp; &quot;_MAX&quot;))/2.5; 0)*2.5" office:value-type="float" office:value="95">
            <text:p>95.0</text:p>
          </table:table-cell>
          <table:table-cell table:style-name="ce4" table:formula="of:=ROUND((([.L258]/100)*INDIRECT([.$B256] &amp; &quot;_MAX&quot;))/2.5; 0)*2.5" office:value-type="float" office:value="95">
            <text:p>95.0</text:p>
          </table:table-cell>
          <table:table-cell table:style-name="ce4" table:formula="of:=ROUND((([.M258]/100)*INDIRECT([.$B256] &amp; &quot;_MAX&quot;))/2.5; 0)*2.5" office:value-type="float" office:value="95">
            <text:p>95.0</text:p>
          </table:table-cell>
          <table:table-cell table:style-name="ce4" table:formula="of:=ROUND((([.N258]/100)*INDIRECT([.$B256] &amp; &quot;_MAX&quot;))/2.5; 0)*2.5" office:value-type="float" office:value="0">
            <text:p>0.0</text:p>
          </table:table-cell>
          <table:table-cell table:style-name="ce4" table:formula="of:=ROUND((([.O258]/100)*INDIRECT([.$B256] &amp; &quot;_MAX&quot;))/2.5; 0)*2.5" office:value-type="float" office:value="0">
            <text:p>0.0</text:p>
          </table:table-cell>
          <table:table-cell table:style-name="ce4" table:formula="of:=ROUND((([.P258]/100)*INDIRECT([.$B256] &amp; &quot;_MAX&quot;))/2.5; 0)*2.5" office:value-type="float" office:value="0">
            <text:p>0.0</text:p>
          </table:table-cell>
          <table:table-cell table:style-name="ce4" table:formula="of:=ROUND((([.Q258]/100)*INDIRECT([.$B256] &amp; &quot;_MAX&quot;))/2.5; 0)*2.5" office:value-type="float" office:value="0">
            <text:p>0.0</text:p>
          </table:table-cell>
          <table:table-cell table:style-name="ce4" table:formula="of:=ROUND((([.R258]/100)*INDIRECT([.$B256] &amp; &quot;_MAX&quot;))/2.5; 0)*2.5" office:value-type="float" office:value="0">
            <text:p>0.0</text:p>
          </table:table-cell>
          <table:table-cell table:style-name="ce4" table:formula="of:=ROUND((([.S258]/100)*INDIRECT([.$B256] &amp; &quot;_MAX&quot;))/2.5; 0)*2.5" office:value-type="float" office:value="0">
            <text:p>0.0</text:p>
          </table:table-cell>
          <table:table-cell table:style-name="ce4" table:formula="of:=ROUND((([.T258]/100)*INDIRECT([.$B256] &amp; &quot;_MAX&quot;))/2.5; 0)*2.5" office:value-type="float" office:value="0">
            <text:p>0.0</text:p>
          </table:table-cell>
          <table:table-cell table:style-name="ce4" table:formula="of:=ROUND((([.U258]/100)*INDIRECT([.$B256] &amp; &quot;_MAX&quot;))/2.5; 0)*2.5" office:value-type="float" office:value="0">
            <text:p>0.0</text:p>
          </table:table-cell>
          <table:table-cell table:style-name="ce4" table:formula="of:=ROUND((([.V258]/100)*INDIRECT([.$B256] &amp; &quot;_MAX&quot;))/2.5; 0)*2.5" office:value-type="float" office:value="0">
            <text:p>0.0</text:p>
          </table:table-cell>
          <table:table-cell table:style-name="ce4" table:formula="of:=ROUND((([.W258]/100)*INDIRECT([.$B256] &amp; &quot;_MAX&quot;))/2.5; 0)*2.5" office:value-type="float" office:value="0">
            <text:p>0.0</text:p>
          </table:table-cell>
          <table:table-cell table:formula="of:=SUM([.E256:.W256])" office:value-type="float" office:value="795">
            <text:p>795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8" table:style-name="ce4" office:value-type="float" office:value="3">
            <text:p>3.0</text:p>
          </table:table-cell>
          <table:table-cell table:number-columns-repeated="10" table:style-name="ce4" office:value-type="float" office:value="0">
            <text:p>0.0</text:p>
          </table:table-cell>
          <table:table-cell table:formula="of:=SUM([.E257:.W257])" office:value-type="float" office:value="27">
            <text:p>27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5" table:style-name="ce4" office:value-type="float" office:value="65">
            <text:p>65.0</text:p>
          </table:table-cell>
          <table:table-cell table:number-columns-repeated="10" table:style-name="ce4" office:value-type="float" office:value="0">
            <text:p>0.0</text:p>
          </table:table-cell>
          <table:table-cell table:formula="of:=SUM([.E258:.W258])" office:value-type="float" office:value="545">
            <text:p>545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10" table:formula="of:=ROUND(SUM([.E259:.W259]); 2)" office:value-type="float" office:value="0.7">
            <text:p>0.7</text:p>
          </table:table-cell>
          <table:table-cell table:style-name="ce4" table:formula="of:=[.E257]/(100-[.E258])" office:value-type="float" office:value="0.06">
            <text:p>0.1</text:p>
          </table:table-cell>
          <table:table-cell table:style-name="ce4" table:formula="of:=[.F257]/(100-[.F258])" office:value-type="float" office:value="0.06">
            <text:p>0.1</text:p>
          </table:table-cell>
          <table:table-cell table:style-name="ce4" table:formula="of:=[.G257]/(100-[.G258])" office:value-type="float" office:value="0.075">
            <text:p>0.1</text:p>
          </table:table-cell>
          <table:table-cell table:style-name="ce4" table:formula="of:=[.H257]/(100-[.H258])" office:value-type="float" office:value="0.075">
            <text:p>0.1</text:p>
          </table:table-cell>
          <table:table-cell table:style-name="ce4" table:formula="of:=[.I257]/(100-[.I258])" office:value-type="float" office:value="0.0857142857142857">
            <text:p>0.1</text:p>
          </table:table-cell>
          <table:table-cell table:style-name="ce4" table:formula="of:=[.J257]/(100-[.J258])" office:value-type="float" office:value="0.0857142857142857">
            <text:p>0.1</text:p>
          </table:table-cell>
          <table:table-cell table:style-name="ce4" table:formula="of:=[.K257]/(100-[.K258])" office:value-type="float" office:value="0.0857142857142857">
            <text:p>0.1</text:p>
          </table:table-cell>
          <table:table-cell table:style-name="ce4" table:formula="of:=[.L257]/(100-[.L258])" office:value-type="float" office:value="0.0857142857142857">
            <text:p>0.1</text:p>
          </table:table-cell>
          <table:table-cell table:style-name="ce4" table:formula="of:=[.M257]/(100-[.M258])" office:value-type="float" office:value="0.0857142857142857">
            <text:p>0.1</text:p>
          </table:table-cell>
          <table:table-cell table:style-name="ce4" table:formula="of:=[.N257]/(100-[.N258])" office:value-type="float" office:value="0">
            <text:p>0.0</text:p>
          </table:table-cell>
          <table:table-cell table:style-name="ce4" table:formula="of:=[.O257]/(100-[.O258])" office:value-type="float" office:value="0">
            <text:p>0.0</text:p>
          </table:table-cell>
          <table:table-cell table:style-name="ce4" table:formula="of:=[.P257]/(100-[.P258])" office:value-type="float" office:value="0">
            <text:p>0.0</text:p>
          </table:table-cell>
          <table:table-cell table:style-name="ce4" table:formula="of:=[.Q257]/(100-[.Q258])" office:value-type="float" office:value="0">
            <text:p>0.0</text:p>
          </table:table-cell>
          <table:table-cell table:style-name="ce4" table:formula="of:=[.R257]/(100-[.R258])" office:value-type="float" office:value="0">
            <text:p>0.0</text:p>
          </table:table-cell>
          <table:table-cell table:style-name="ce4" table:formula="of:=[.S257]/(100-[.S258])" office:value-type="float" office:value="0">
            <text:p>0.0</text:p>
          </table:table-cell>
          <table:table-cell table:style-name="ce4" table:formula="of:=[.T257]/(100-[.T258])" office:value-type="float" office:value="0">
            <text:p>0.0</text:p>
          </table:table-cell>
          <table:table-cell table:style-name="ce4" table:formula="of:=[.U257]/(100-[.U258])" office:value-type="float" office:value="0">
            <text:p>0.0</text:p>
          </table:table-cell>
          <table:table-cell table:style-name="ce4" table:formula="of:=[.V257]/(100-[.V258])" office:value-type="float" office:value="0">
            <text:p>0.0</text:p>
          </table:table-cell>
          <table:table-cell table:style-name="ce4" table:formula="of:=[.W257]/(100-[.W258])" office:value-type="float" office:value="0">
            <text:p>0.0</text:p>
          </table:table-cell>
          <table:table-cell table:formula="of:=SUM([.E259:.W259])" office:value-type="float" office:value="0.698571428571429">
            <text:p>0.6985714286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P1</text:p>
          </table:table-cell>
          <table:table-cell table:formula="of:=IF(VLOOKUP([.B260]; Schema; [.$A260]+2; 0)=&quot;x&quot;; INDIRECT([.B260]); &quot;&quot;)">
            <text:p/>
          </table:table-cell>
          <table:table-cell table:style-name="ce7" table:formula="of:=IF(OR(ISNA([.C260]); [.C260]=&quot;&quot;); &quot;-&quot;; [.C260])" office:value-type="string" office:string-value="-">
            <text:p>-</text:p>
          </table:table-cell>
          <table:table-cell table:number-columns-repeated="3" table:style-name="ce4" office:value-type="float" office:value="3">
            <text:p>3.0</text:p>
          </table:table-cell>
          <table:table-cell table:style-name="ce4" table:number-columns-repeated="16"/>
          <table:table-cell table:formula="of:=SUM([.E260:.W260])" office:value-type="float" office:value="9">
            <text:p>9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P2</text:p>
          </table:table-cell>
          <table:table-cell table:formula="of:=IF(VLOOKUP([.B261]; Schema; [.$A261]+2; 0)=&quot;x&quot;; INDIRECT([.B261]); &quot;&quot;)">
            <text:p/>
          </table:table-cell>
          <table:table-cell table:style-name="ce7" table:formula="of:=IF(OR(ISNA([.C261]); [.C261]=&quot;&quot;); &quot;-&quot;; [.C261])" office:value-type="string" office:string-value="-">
            <text:p>-</text:p>
          </table:table-cell>
          <table:table-cell table:style-name="ce4" table:number-columns-repeated="19"/>
          <table:table-cell table:formula="of:=SUM([.E261:.W2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P3</text:p>
          </table:table-cell>
          <table:table-cell table:formula="of:=IF(VLOOKUP([.B262]; Schema; [.$A262]+2; 0)=&quot;x&quot;; INDIRECT([.B262]); &quot;&quot;)">
            <text:p/>
          </table:table-cell>
          <table:table-cell table:style-name="ce7" table:formula="of:=IF(OR(ISNA([.C262]); [.C262]=&quot;&quot;); &quot;-&quot;; [.C262])" office:value-type="string" office:string-value="-">
            <text:p>-</text:p>
          </table:table-cell>
          <table:table-cell table:style-name="ce4" table:number-columns-repeated="19"/>
          <table:table-cell table:formula="of:=SUM([.E262:.W26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1</text:p>
          </table:table-cell>
          <table:table-cell table:formula="of:=IF(VLOOKUP([.B263]; Schema; [.$A263]+2; 0)=&quot;x&quot;; INDIRECT([.B263]); &quot;&quot;)">
            <text:p/>
          </table:table-cell>
          <table:table-cell table:style-name="ce7" table:formula="of:=IF(OR(ISNA([.C263]); [.C263]=&quot;&quot;); &quot;-&quot;; [.C263])" office:value-type="string" office:string-value="-">
            <text:p>-</text:p>
          </table:table-cell>
          <table:table-cell table:style-name="ce4" table:number-columns-repeated="19"/>
          <table:table-cell table:formula="of:=SUM([.E263:.W26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2</text:p>
          </table:table-cell>
          <table:table-cell table:formula="of:=IF(VLOOKUP([.B264]; Schema; [.$A264]+2; 0)=&quot;x&quot;; INDIRECT([.B264]); &quot;&quot;)">
            <text:p/>
          </table:table-cell>
          <table:table-cell table:style-name="ce7" table:formula="of:=IF(OR(ISNA([.C264]); [.C264]=&quot;&quot;); &quot;-&quot;; [.C264])" office:value-type="string" office:string-value="-">
            <text:p>-</text:p>
          </table:table-cell>
          <table:table-cell table:style-name="ce4" table:number-columns-repeated="19"/>
          <table:table-cell table:formula="of:=SUM([.E264:.W2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3</text:p>
          </table:table-cell>
          <table:table-cell table:formula="of:=IF(VLOOKUP([.B265]; Schema; [.$A265]+2; 0)=&quot;x&quot;; INDIRECT([.B265]); &quot;&quot;)">
            <text:p/>
          </table:table-cell>
          <table:table-cell table:style-name="ce7" table:formula="of:=IF(OR(ISNA([.C265]); [.C265]=&quot;&quot;); &quot;-&quot;; [.C265])" office:value-type="string" office:string-value="-">
            <text:p>-</text:p>
          </table:table-cell>
          <table:table-cell table:style-name="ce4" table:number-columns-repeated="19"/>
          <table:table-cell table:formula="of:=SUM([.E265:.W2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4</text:p>
          </table:table-cell>
          <table:table-cell table:formula="of:=IF(VLOOKUP([.B266]; Schema; [.$A266]+2; 0)=&quot;x&quot;; INDIRECT([.B266]); &quot;&quot;)">
            <text:p/>
          </table:table-cell>
          <table:table-cell table:style-name="ce7" table:formula="of:=IF(OR(ISNA([.C266]); [.C266]=&quot;&quot;); &quot;-&quot;; [.C266])" office:value-type="string" office:string-value="-">
            <text:p>-</text:p>
          </table:table-cell>
          <table:table-cell table:style-name="ce4" table:number-columns-repeated="19"/>
          <table:table-cell table:formula="of:=SUM([.E266:.W2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1</text:p>
          </table:table-cell>
          <table:table-cell table:formula="of:=IF(VLOOKUP([.B267]; Schema; [.$A267]+2; 0)=&quot;x&quot;; INDIRECT([.B267]); &quot;&quot;)" office:value-type="string" office:string-value="press">
            <text:p>press</text:p>
          </table:table-cell>
          <table:table-cell table:style-name="ce7" table:formula="of:=IF(OR(ISNA([.C267]); [.C267]=&quot;&quot;); &quot;-&quot;; [.C267])" office:value-type="string" office:string-value="press">
            <text:p>press</text:p>
          </table:table-cell>
          <table:table-cell table:number-columns-repeated="4" table:style-name="ce4" office:value-type="float" office:value="6">
            <text:p>6.0</text:p>
          </table:table-cell>
          <table:table-cell table:style-name="ce4" table:number-columns-repeated="15"/>
          <table:table-cell table:formula="of:=SUM([.E267:.W267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2</text:p>
          </table:table-cell>
          <table:table-cell table:formula="of:=IF(VLOOKUP([.B268]; Schema; [.$A268]+2; 0)=&quot;x&quot;; INDIRECT([.B268]); &quot;&quot;)">
            <text:p/>
          </table:table-cell>
          <table:table-cell table:style-name="ce7" table:formula="of:=IF(OR(ISNA([.C268]); [.C268]=&quot;&quot;); &quot;-&quot;; [.C268])" office:value-type="string" office:string-value="-">
            <text:p>-</text:p>
          </table:table-cell>
          <table:table-cell table:style-name="ce4" table:number-columns-repeated="19"/>
          <table:table-cell table:formula="of:=SUM([.E268:.W26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3</text:p>
          </table:table-cell>
          <table:table-cell table:formula="of:=IF(VLOOKUP([.B269]; Schema; [.$A269]+2; 0)=&quot;x&quot;; INDIRECT([.B269]); &quot;&quot;)">
            <text:p/>
          </table:table-cell>
          <table:table-cell table:style-name="ce7" table:formula="of:=IF(OR(ISNA([.C269]); [.C269]=&quot;&quot;); &quot;-&quot;; [.C269])" office:value-type="string" office:string-value="-">
            <text:p>-</text:p>
          </table:table-cell>
          <table:table-cell table:style-name="ce4" table:number-columns-repeated="19"/>
          <table:table-cell table:formula="of:=SUM([.E269:.W26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1</text:p>
          </table:table-cell>
          <table:table-cell table:formula="of:=IF(VLOOKUP([.B270]; Schema; [.$A270]+2; 0)=&quot;x&quot;; INDIRECT([.B270]); &quot;&quot;)">
            <text:p/>
          </table:table-cell>
          <table:table-cell table:style-name="ce7" table:formula="of:=IF(OR(ISNA([.C270]); [.C270]=&quot;&quot;); &quot;-&quot;; [.C270])" office:value-type="string" office:string-value="-">
            <text:p>-</text:p>
          </table:table-cell>
          <table:table-cell table:style-name="ce4" table:number-columns-repeated="19"/>
          <table:table-cell table:formula="of:=SUM([.E270:.W2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2</text:p>
          </table:table-cell>
          <table:table-cell table:formula="of:=IF(VLOOKUP([.B271]; Schema; [.$A271]+2; 0)=&quot;x&quot;; INDIRECT([.B271]); &quot;&quot;)">
            <text:p/>
          </table:table-cell>
          <table:table-cell table:style-name="ce7" table:formula="of:=IF(OR(ISNA([.C271]); [.C271]=&quot;&quot;); &quot;-&quot;; [.C271])" office:value-type="string" office:string-value="-">
            <text:p>-</text:p>
          </table:table-cell>
          <table:table-cell table:style-name="ce4" table:number-columns-repeated="19"/>
          <table:table-cell table:formula="of:=SUM([.E271:.W27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3</text:p>
          </table:table-cell>
          <table:table-cell table:formula="of:=IF(VLOOKUP([.B272]; Schema; [.$A272]+2; 0)=&quot;x&quot;; INDIRECT([.B272]); &quot;&quot;)" office:value-type="string" office:string-value="sittande rodd">
            <text:p>sittande rodd</text:p>
          </table:table-cell>
          <table:table-cell table:style-name="ce7" table:formula="of:=IF(OR(ISNA([.C272]); [.C272]=&quot;&quot;); &quot;-&quot;; [.C272])" office:value-type="string" office:string-value="sittande rodd">
            <text:p>sittande rodd</text:p>
          </table:table-cell>
          <table:table-cell table:number-columns-repeated="3" table:style-name="ce4" office:value-type="float" office:value="12">
            <text:p>12.0</text:p>
          </table:table-cell>
          <table:table-cell table:style-name="ce4" table:number-columns-repeated="16"/>
          <table:table-cell table:formula="of:=SUM([.E272:.W272])" office:value-type="float" office:value="36">
            <text:p>36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4</text:p>
          </table:table-cell>
          <table:table-cell table:formula="of:=IF(VLOOKUP([.B273]; Schema; [.$A273]+2; 0)=&quot;x&quot;; INDIRECT([.B273]); &quot;&quot;)">
            <text:p/>
          </table:table-cell>
          <table:table-cell table:style-name="ce7" table:formula="of:=IF(OR(ISNA([.C273]); [.C273]=&quot;&quot;); &quot;-&quot;; [.C273])" office:value-type="string" office:string-value="-">
            <text:p>-</text:p>
          </table:table-cell>
          <table:table-cell table:style-name="ce4" table:number-columns-repeated="19"/>
          <table:table-cell table:formula="of:=SUM([.E273:.W27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5</text:p>
          </table:table-cell>
          <table:table-cell table:formula="of:=IF(VLOOKUP([.B274]; Schema; [.$A274]+2; 0)=&quot;x&quot;; INDIRECT([.B274]); &quot;&quot;)">
            <text:p/>
          </table:table-cell>
          <table:table-cell table:style-name="ce7" table:formula="of:=IF(OR(ISNA([.C274]); [.C274]=&quot;&quot;); &quot;-&quot;; [.C274])" office:value-type="string" office:string-value="-">
            <text:p>-</text:p>
          </table:table-cell>
          <table:table-cell table:style-name="ce4" table:number-columns-repeated="19"/>
          <table:table-cell table:formula="of:=SUM([.E274:.W27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6</text:p>
          </table:table-cell>
          <table:table-cell table:formula="of:=IF(VLOOKUP([.B275]; Schema; [.$A275]+2; 0)=&quot;x&quot;; INDIRECT([.B275]); &quot;&quot;)">
            <text:p/>
          </table:table-cell>
          <table:table-cell table:style-name="ce7" table:formula="of:=IF(OR(ISNA([.C275]); [.C275]=&quot;&quot;); &quot;-&quot;; [.C275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275:.W27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formula="of:=SUM([.E276:.W27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276]); 0; [.$A277]-1); 22-[.$A277]; 0)" office:value-type="float" office:value="0">
            <text:p>#N/A</text:p>
          </table:table-cell>
          <table:table-cell table:formula="of:=IF(VLOOKUP([.B277]; Schema; [.$A277]+2; 0)=&quot;&quot;; &quot;&quot;; INDIRECT([.B277]))" office:value-type="float" office:value="0">
            <text:p>#N/A</text:p>
          </table:table-cell>
          <table:table-cell table:style-name="ce7" table:formula="of:=IF(OR(ISNA([.C277]); [.C277]=&quot;&quot;); &quot;-&quot;; [.C277])" office:value-type="float" office:value="0">
            <text:p>#N/A</text:p>
          </table:table-cell>
          <table:table-cell table:style-name="ce4" table:formula="of:=ROUND((([.E279]/100)*INDIRECT([.$B277] &amp; &quot;_MAX&quot;))/2.5; 0)*2.5" office:value-type="float" office:value="0">
            <text:p>#N/A</text:p>
          </table:table-cell>
          <table:table-cell table:style-name="ce4" table:formula="of:=ROUND((([.F279]/100)*INDIRECT([.$B277] &amp; &quot;_MAX&quot;))/2.5; 0)*2.5" office:value-type="float" office:value="0">
            <text:p>#N/A</text:p>
          </table:table-cell>
          <table:table-cell table:style-name="ce4" table:formula="of:=ROUND((([.G279]/100)*INDIRECT([.$B277] &amp; &quot;_MAX&quot;))/2.5; 0)*2.5" office:value-type="float" office:value="0">
            <text:p>#N/A</text:p>
          </table:table-cell>
          <table:table-cell table:style-name="ce4" table:formula="of:=ROUND((([.H279]/100)*INDIRECT([.$B277] &amp; &quot;_MAX&quot;))/2.5; 0)*2.5" office:value-type="float" office:value="0">
            <text:p>#N/A</text:p>
          </table:table-cell>
          <table:table-cell table:style-name="ce4" table:formula="of:=ROUND((([.I279]/100)*INDIRECT([.$B277] &amp; &quot;_MAX&quot;))/2.5; 0)*2.5" office:value-type="float" office:value="0">
            <text:p>#N/A</text:p>
          </table:table-cell>
          <table:table-cell table:style-name="ce4" table:formula="of:=ROUND((([.J279]/100)*INDIRECT([.$B277] &amp; &quot;_MAX&quot;))/2.5; 0)*2.5" office:value-type="float" office:value="0">
            <text:p>#N/A</text:p>
          </table:table-cell>
          <table:table-cell table:style-name="ce4" table:formula="of:=ROUND((([.K279]/100)*INDIRECT([.$B277] &amp; &quot;_MAX&quot;))/2.5; 0)*2.5" office:value-type="float" office:value="0">
            <text:p>#N/A</text:p>
          </table:table-cell>
          <table:table-cell table:style-name="ce4" table:formula="of:=ROUND((([.L279]/100)*INDIRECT([.$B277] &amp; &quot;_MAX&quot;))/2.5; 0)*2.5" office:value-type="float" office:value="0">
            <text:p>#N/A</text:p>
          </table:table-cell>
          <table:table-cell table:style-name="ce4" table:formula="of:=ROUND((([.M279]/100)*INDIRECT([.$B277] &amp; &quot;_MAX&quot;))/2.5; 0)*2.5" office:value-type="float" office:value="0">
            <text:p>#N/A</text:p>
          </table:table-cell>
          <table:table-cell table:style-name="ce4" table:formula="of:=ROUND((([.N279]/100)*INDIRECT([.$B277] &amp; &quot;_MAX&quot;))/2.5; 0)*2.5" office:value-type="float" office:value="0">
            <text:p>#N/A</text:p>
          </table:table-cell>
          <table:table-cell table:style-name="ce4" table:formula="of:=ROUND((([.O279]/100)*INDIRECT([.$B277] &amp; &quot;_MAX&quot;))/2.5; 0)*2.5" office:value-type="float" office:value="0">
            <text:p>#N/A</text:p>
          </table:table-cell>
          <table:table-cell table:style-name="ce4" table:formula="of:=ROUND((([.P279]/100)*INDIRECT([.$B277] &amp; &quot;_MAX&quot;))/2.5; 0)*2.5" office:value-type="float" office:value="0">
            <text:p>#N/A</text:p>
          </table:table-cell>
          <table:table-cell table:style-name="ce4" table:formula="of:=ROUND((([.Q279]/100)*INDIRECT([.$B277] &amp; &quot;_MAX&quot;))/2.5; 0)*2.5" office:value-type="float" office:value="0">
            <text:p>#N/A</text:p>
          </table:table-cell>
          <table:table-cell table:style-name="ce4" table:formula="of:=ROUND((([.R279]/100)*INDIRECT([.$B277] &amp; &quot;_MAX&quot;))/2.5; 0)*2.5" office:value-type="float" office:value="0">
            <text:p>#N/A</text:p>
          </table:table-cell>
          <table:table-cell table:style-name="ce4" table:formula="of:=ROUND((([.S279]/100)*INDIRECT([.$B277] &amp; &quot;_MAX&quot;))/2.5; 0)*2.5" office:value-type="float" office:value="0">
            <text:p>#N/A</text:p>
          </table:table-cell>
          <table:table-cell table:style-name="ce4" table:formula="of:=ROUND((([.T279]/100)*INDIRECT([.$B277] &amp; &quot;_MAX&quot;))/2.5; 0)*2.5" office:value-type="float" office:value="0">
            <text:p>#N/A</text:p>
          </table:table-cell>
          <table:table-cell table:style-name="ce4" table:formula="of:=ROUND((([.U279]/100)*INDIRECT([.$B277] &amp; &quot;_MAX&quot;))/2.5; 0)*2.5" office:value-type="float" office:value="0">
            <text:p>#N/A</text:p>
          </table:table-cell>
          <table:table-cell table:style-name="ce4" table:formula="of:=ROUND((([.V279]/100)*INDIRECT([.$B277] &amp; &quot;_MAX&quot;))/2.5; 0)*2.5" office:value-type="float" office:value="0">
            <text:p>#N/A</text:p>
          </table:table-cell>
          <table:table-cell table:style-name="ce4" table:formula="of:=ROUND((([.W279]/100)*INDIRECT([.$B277] &amp; &quot;_MAX&quot;))/2.5; 0)*2.5" office:value-type="float" office:value="0">
            <text:p>#N/A</text:p>
          </table:table-cell>
          <table:table-cell table:formula="of:=SUM([.E277:.W277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.0</text:p>
          </table:table-cell>
          <table:table-cell table:number-columns-repeated="13" table:style-name="ce4" office:value-type="float" office:value="0">
            <text:p>0.0</text:p>
          </table:table-cell>
          <table:table-cell table:formula="of:=SUM([.E278:.W278])" office:value-type="float" office:value="18">
            <text:p>18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13" table:style-name="ce4" office:value-type="float" office:value="0">
            <text:p>0.0</text:p>
          </table:table-cell>
          <table:table-cell table:formula="of:=SUM([.E279:.W279])" office:value-type="float" office:value="360">
            <text:p>36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10" table:formula="of:=ROUND(SUM([.E280:.W280]); 2)" office:value-type="float" office:value="0.47">
            <text:p>0.47</text:p>
          </table:table-cell>
          <table:table-cell table:style-name="ce4" table:formula="of:=[.E278]/(100-[.E279])" office:value-type="float" office:value="0.06">
            <text:p>0.1</text:p>
          </table:table-cell>
          <table:table-cell table:style-name="ce4" table:formula="of:=[.F278]/(100-[.F279])" office:value-type="float" office:value="0.06">
            <text:p>0.1</text:p>
          </table:table-cell>
          <table:table-cell table:style-name="ce4" table:formula="of:=[.G278]/(100-[.G279])" office:value-type="float" office:value="0.075">
            <text:p>0.1</text:p>
          </table:table-cell>
          <table:table-cell table:style-name="ce4" table:formula="of:=[.H278]/(100-[.H279])" office:value-type="float" office:value="0.075">
            <text:p>0.1</text:p>
          </table:table-cell>
          <table:table-cell table:style-name="ce4" table:formula="of:=[.I278]/(100-[.I279])" office:value-type="float" office:value="0.1">
            <text:p>0.1</text:p>
          </table:table-cell>
          <table:table-cell table:style-name="ce4" table:formula="of:=[.J278]/(100-[.J279])" office:value-type="float" office:value="0.1">
            <text:p>0.1</text:p>
          </table:table-cell>
          <table:table-cell table:style-name="ce4" table:formula="of:=[.K278]/(100-[.K279])" office:value-type="float" office:value="0">
            <text:p>0.0</text:p>
          </table:table-cell>
          <table:table-cell table:style-name="ce4" table:formula="of:=[.L278]/(100-[.L279])" office:value-type="float" office:value="0">
            <text:p>0.0</text:p>
          </table:table-cell>
          <table:table-cell table:style-name="ce4" table:formula="of:=[.M278]/(100-[.M279])" office:value-type="float" office:value="0">
            <text:p>0.0</text:p>
          </table:table-cell>
          <table:table-cell table:style-name="ce4" table:formula="of:=[.N278]/(100-[.N279])" office:value-type="float" office:value="0">
            <text:p>0.0</text:p>
          </table:table-cell>
          <table:table-cell table:style-name="ce4" table:formula="of:=[.O278]/(100-[.O279])" office:value-type="float" office:value="0">
            <text:p>0.0</text:p>
          </table:table-cell>
          <table:table-cell table:style-name="ce4" table:formula="of:=[.P278]/(100-[.P279])" office:value-type="float" office:value="0">
            <text:p>0.0</text:p>
          </table:table-cell>
          <table:table-cell table:style-name="ce4" table:formula="of:=[.Q278]/(100-[.Q279])" office:value-type="float" office:value="0">
            <text:p>0.0</text:p>
          </table:table-cell>
          <table:table-cell table:style-name="ce4" table:formula="of:=[.R278]/(100-[.R279])" office:value-type="float" office:value="0">
            <text:p>0.0</text:p>
          </table:table-cell>
          <table:table-cell table:style-name="ce4" table:formula="of:=[.S278]/(100-[.S279])" office:value-type="float" office:value="0">
            <text:p>0.0</text:p>
          </table:table-cell>
          <table:table-cell table:style-name="ce4" table:formula="of:=[.T278]/(100-[.T279])" office:value-type="float" office:value="0">
            <text:p>0.0</text:p>
          </table:table-cell>
          <table:table-cell table:style-name="ce4" table:formula="of:=[.U278]/(100-[.U279])" office:value-type="float" office:value="0">
            <text:p>0.0</text:p>
          </table:table-cell>
          <table:table-cell table:style-name="ce4" table:formula="of:=[.V278]/(100-[.V279])" office:value-type="float" office:value="0">
            <text:p>0.0</text:p>
          </table:table-cell>
          <table:table-cell table:style-name="ce4" table:formula="of:=[.W278]/(100-[.W279])" office:value-type="float" office:value="0">
            <text:p>0.0</text:p>
          </table:table-cell>
          <table:table-cell table:formula="of:=SUM([.E280:.W280])" office:value-type="float" office:value="0.47">
            <text:p>0.47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0</text:p>
          </table:table-cell>
          <table:table-cell table:formula="of:=IF(VLOOKUP([.B281]; Schema; [.$A281]+2; 0)=&quot;x&quot;; INDIRECT([.B281]); &quot;&quot;)">
            <text:p/>
          </table:table-cell>
          <table:table-cell table:style-name="ce7" table:formula="of:=IF(OR(ISNA([.C281]); [.C281]=&quot;&quot;); &quot;-&quot;; [.C281])" office:value-type="string" office:string-value="-">
            <text:p>-</text:p>
          </table:table-cell>
          <table:table-cell table:style-name="ce4" table:number-columns-repeated="19"/>
          <table:table-cell table:formula="of:=SUM([.E281:.W28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1</text:p>
          </table:table-cell>
          <table:table-cell table:formula="of:=IF(VLOOKUP([.B282]; Schema; [.$A282]+2; 0)=&quot;x&quot;; INDIRECT([.B282]); &quot;&quot;)">
            <text:p/>
          </table:table-cell>
          <table:table-cell table:style-name="ce7" table:formula="of:=IF(OR(ISNA([.C282]); [.C282]=&quot;&quot;); &quot;-&quot;; [.C282])" office:value-type="string" office:string-value="-">
            <text:p>-</text:p>
          </table:table-cell>
          <table:table-cell table:style-name="ce4" table:number-columns-repeated="19"/>
          <table:table-cell table:formula="of:=SUM([.E282:.W2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2</text:p>
          </table:table-cell>
          <table:table-cell table:formula="of:=IF(VLOOKUP([.B283]; Schema; [.$A283]+2; 0)=&quot;x&quot;; INDIRECT([.B283]); &quot;&quot;)">
            <text:p/>
          </table:table-cell>
          <table:table-cell table:style-name="ce7" table:formula="of:=IF(OR(ISNA([.C283]); [.C283]=&quot;&quot;); &quot;-&quot;; [.C283])" office:value-type="string" office:string-value="-">
            <text:p>-</text:p>
          </table:table-cell>
          <table:table-cell table:style-name="ce4" table:number-columns-repeated="19"/>
          <table:table-cell table:formula="of:=SUM([.E283:.W28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3</text:p>
          </table:table-cell>
          <table:table-cell table:formula="of:=IF(VLOOKUP([.B284]; Schema; [.$A284]+2; 0)=&quot;x&quot;; INDIRECT([.B284]); &quot;&quot;)">
            <text:p/>
          </table:table-cell>
          <table:table-cell table:style-name="ce7" table:formula="of:=IF(OR(ISNA([.C284]); [.C284]=&quot;&quot;); &quot;-&quot;; [.C284])" office:value-type="string" office:string-value="-">
            <text:p>-</text:p>
          </table:table-cell>
          <table:table-cell table:style-name="ce4" table:number-columns-repeated="19"/>
          <table:table-cell table:formula="of:=SUM([.E284:.W28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4</text:p>
          </table:table-cell>
          <table:table-cell table:formula="of:=IF(VLOOKUP([.B285]; Schema; [.$A285]+2; 0)=&quot;x&quot;; INDIRECT([.B285]); &quot;&quot;)">
            <text:p/>
          </table:table-cell>
          <table:table-cell table:style-name="ce7" table:formula="of:=IF(OR(ISNA([.C285]); [.C285]=&quot;&quot;); &quot;-&quot;; [.C285])" office:value-type="string" office:string-value="-">
            <text:p>-</text:p>
          </table:table-cell>
          <table:table-cell table:style-name="ce4" table:number-columns-repeated="19"/>
          <table:table-cell table:formula="of:=SUM([.E285:.W28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1</text:p>
          </table:table-cell>
          <table:table-cell table:formula="of:=IF(VLOOKUP([.B286]; Schema; [.$A286]+2; 0)=&quot;x&quot;; INDIRECT([.B286]); &quot;&quot;)" office:value-type="string" office:string-value="ryggresning">
            <text:p>ryggresning</text:p>
          </table:table-cell>
          <table:table-cell table:style-name="ce7" table:formula="of:=IF(OR(ISNA([.C286]); [.C286]=&quot;&quot;); &quot;-&quot;; [.C286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286:.W286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2</text:p>
          </table:table-cell>
          <table:table-cell table:formula="of:=IF(VLOOKUP([.B287]; Schema; [.$A287]+2; 0)=&quot;x&quot;; INDIRECT([.B287]); &quot;&quot;)">
            <text:p/>
          </table:table-cell>
          <table:table-cell table:style-name="ce7" table:formula="of:=IF(OR(ISNA([.C287]); [.C287]=&quot;&quot;); &quot;-&quot;; [.C287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287:.W28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3</text:p>
          </table:table-cell>
          <table:table-cell table:formula="of:=IF(VLOOKUP([.B288]; Schema; [.$A288]+2; 0)=&quot;x&quot;; INDIRECT([.B288]); &quot;&quot;)">
            <text:p/>
          </table:table-cell>
          <table:table-cell table:style-name="ce7" table:formula="of:=IF(OR(ISNA([.C288]); [.C288]=&quot;&quot;); &quot;-&quot;; [.C288])" office:value-type="string" office:string-value="-">
            <text:p>-</text:p>
          </table:table-cell>
          <table:table-cell table:style-name="ce4" table:number-columns-repeated="19"/>
          <table:table-cell table:formula="of:=SUM([.E288:.W28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4</text:p>
          </table:table-cell>
          <table:table-cell table:formula="of:=IF(VLOOKUP([.B289]; Schema; [.$A289]+2; 0)=&quot;x&quot;; INDIRECT([.B289]); &quot;&quot;)" office:value-type="string" office:string-value="sidomage">
            <text:p>sidomage</text:p>
          </table:table-cell>
          <table:table-cell table:style-name="ce7" table:formula="of:=IF(OR(ISNA([.C289]); [.C289]=&quot;&quot;); &quot;-&quot;; [.C289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formula="of:=SUM([.E289:.W289])" office:value-type="float" office:value="45">
            <text:p>45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5</text:p>
          </table:table-cell>
          <table:table-cell table:formula="of:=IF(VLOOKUP([.B290]; Schema; [.$A290]+2; 0)=&quot;x&quot;; INDIRECT([.B290]); &quot;&quot;)">
            <text:p/>
          </table:table-cell>
          <table:table-cell table:style-name="ce7" table:formula="of:=IF(OR(ISNA([.C290]); [.C290]=&quot;&quot;); &quot;-&quot;; [.C290])" office:value-type="string" office:string-value="-">
            <text:p>-</text:p>
          </table:table-cell>
          <table:table-cell table:style-name="ce4" table:number-columns-repeated="19"/>
          <table:table-cell table:formula="of:=SUM([.E290:.W29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3</text:p>
          </table:table-cell>
          <table:table-cell table:formula="of:=IF(VLOOKUP([.B291]; Schema; [.$A291]+2; 0)=&quot;x&quot;; INDIRECT([.B291]); &quot;&quot;)">
            <text:p/>
          </table:table-cell>
          <table:table-cell table:style-name="ce7" table:formula="of:=IF(OR(ISNA([.C291]); [.C291]=&quot;&quot;); &quot;-&quot;; [.C291])" office:value-type="string" office:string-value="-">
            <text:p>-</text:p>
          </table:table-cell>
          <table:table-cell table:style-name="ce4" table:number-columns-repeated="19"/>
          <table:table-cell table:formula="of:=SUM([.E291:.W29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292">
            <text:p>292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2" table:formula="of:=[.A293]" office:value-type="float" office:value="6">
            <text:p>6</text:p>
          </table:table-cell>
          <table:table-cell table:number-columns-repeated="6"/>
          <table:table-cell table:style-name="ce4" table:number-columns-repeated="12"/>
          <table:table-cell table:formula="of:=SUM([.E293:.W293])" office:value-type="float" office:value="6">
            <text:p>6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 table:number-columns-repeated="9"/>
          <table:table-cell table:style-name="ce17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19" office:value-type="string">
            <text:p>KB_A</text:p>
          </table:table-cell>
          <table:table-cell table:style-name="ce18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3"/>
          <table:table-cell table:formula="of:=SUM([.X312:.X314])" office:value-type="float" office:value="0">
            <text:p>0</text:p>
          </table:table-cell>
          <table:table-cell table:formula="of:=SUM([.X325:.X330])" office:value-type="float" office:value="64">
            <text:p>64</text:p>
          </table:table-cell>
          <table:table-cell table:formula="of:=SUM([.X332:.X337])" office:value-type="float" office:value="60">
            <text:p>60</text:p>
          </table:table-cell>
          <table:table-cell table:style-name="ce18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/>
          <table:table-cell table:style-name="ce22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296:.W29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296]); 0; [.$A297]-1); 22-[.$A297]; 0)" office:value-type="float" office:value="0">
            <text:p>#N/A</text:p>
          </table:table-cell>
          <table:table-cell table:formula="of:=IF(VLOOKUP([.B297]; Schema; [.$A297]+2; 0)=&quot;&quot;; &quot;&quot;; INDIRECT([.B297]))" office:value-type="float" office:value="0">
            <text:p>#N/A</text:p>
          </table:table-cell>
          <table:table-cell table:style-name="ce7" table:formula="of:=IF(OR(ISNA([.C297]); [.C297]=&quot;&quot;); &quot;-&quot;; [.C297])" office:value-type="float" office:value="0">
            <text:p>#N/A</text:p>
          </table:table-cell>
          <table:table-cell table:style-name="ce4" table:formula="of:=ROUND((([.E299]/100)*INDIRECT([.$B297] &amp; &quot;_MAX&quot;))/2.5; 0)*2.5" office:value-type="float" office:value="0">
            <text:p>#N/A</text:p>
          </table:table-cell>
          <table:table-cell table:style-name="ce4" table:formula="of:=ROUND((([.F299]/100)*INDIRECT([.$B297] &amp; &quot;_MAX&quot;))/2.5; 0)*2.5" office:value-type="float" office:value="0">
            <text:p>#N/A</text:p>
          </table:table-cell>
          <table:table-cell table:style-name="ce4" table:formula="of:=ROUND((([.G299]/100)*INDIRECT([.$B297] &amp; &quot;_MAX&quot;))/2.5; 0)*2.5" office:value-type="float" office:value="0">
            <text:p>#N/A</text:p>
          </table:table-cell>
          <table:table-cell table:style-name="ce4" table:formula="of:=ROUND((([.H299]/100)*INDIRECT([.$B297] &amp; &quot;_MAX&quot;))/2.5; 0)*2.5" office:value-type="float" office:value="0">
            <text:p>#N/A</text:p>
          </table:table-cell>
          <table:table-cell table:style-name="ce4" table:formula="of:=ROUND((([.I299]/100)*INDIRECT([.$B297] &amp; &quot;_MAX&quot;))/2.5; 0)*2.5" office:value-type="float" office:value="0">
            <text:p>#N/A</text:p>
          </table:table-cell>
          <table:table-cell table:style-name="ce4" table:formula="of:=ROUND((([.J299]/100)*INDIRECT([.$B297] &amp; &quot;_MAX&quot;))/2.5; 0)*2.5" office:value-type="float" office:value="0">
            <text:p>#N/A</text:p>
          </table:table-cell>
          <table:table-cell table:style-name="ce4" table:formula="of:=ROUND((([.K299]/100)*INDIRECT([.$B297] &amp; &quot;_MAX&quot;))/2.5; 0)*2.5" office:value-type="float" office:value="0">
            <text:p>#N/A</text:p>
          </table:table-cell>
          <table:table-cell table:style-name="ce4" table:formula="of:=ROUND((([.L299]/100)*INDIRECT([.$B297] &amp; &quot;_MAX&quot;))/2.5; 0)*2.5" office:value-type="float" office:value="0">
            <text:p>#N/A</text:p>
          </table:table-cell>
          <table:table-cell table:style-name="ce4" table:formula="of:=ROUND((([.M299]/100)*INDIRECT([.$B297] &amp; &quot;_MAX&quot;))/2.5; 0)*2.5" office:value-type="float" office:value="0">
            <text:p>#N/A</text:p>
          </table:table-cell>
          <table:table-cell table:style-name="ce4" table:formula="of:=ROUND((([.N299]/100)*INDIRECT([.$B297] &amp; &quot;_MAX&quot;))/2.5; 0)*2.5" office:value-type="float" office:value="0">
            <text:p>#N/A</text:p>
          </table:table-cell>
          <table:table-cell table:style-name="ce4" table:formula="of:=ROUND((([.O299]/100)*INDIRECT([.$B297] &amp; &quot;_MAX&quot;))/2.5; 0)*2.5" office:value-type="float" office:value="0">
            <text:p>#N/A</text:p>
          </table:table-cell>
          <table:table-cell table:style-name="ce4" table:formula="of:=ROUND((([.P299]/100)*INDIRECT([.$B297] &amp; &quot;_MAX&quot;))/2.5; 0)*2.5" office:value-type="float" office:value="0">
            <text:p>#N/A</text:p>
          </table:table-cell>
          <table:table-cell table:style-name="ce4" table:formula="of:=ROUND((([.Q299]/100)*INDIRECT([.$B297] &amp; &quot;_MAX&quot;))/2.5; 0)*2.5" office:value-type="float" office:value="0">
            <text:p>#N/A</text:p>
          </table:table-cell>
          <table:table-cell table:style-name="ce4" table:formula="of:=ROUND((([.R299]/100)*INDIRECT([.$B297] &amp; &quot;_MAX&quot;))/2.5; 0)*2.5" office:value-type="float" office:value="0">
            <text:p>#N/A</text:p>
          </table:table-cell>
          <table:table-cell table:style-name="ce4" table:formula="of:=ROUND((([.S299]/100)*INDIRECT([.$B297] &amp; &quot;_MAX&quot;))/2.5; 0)*2.5" office:value-type="float" office:value="0">
            <text:p>#N/A</text:p>
          </table:table-cell>
          <table:table-cell table:style-name="ce4" table:formula="of:=ROUND((([.T299]/100)*INDIRECT([.$B297] &amp; &quot;_MAX&quot;))/2.5; 0)*2.5" office:value-type="float" office:value="0">
            <text:p>#N/A</text:p>
          </table:table-cell>
          <table:table-cell table:style-name="ce4" table:formula="of:=ROUND((([.U299]/100)*INDIRECT([.$B297] &amp; &quot;_MAX&quot;))/2.5; 0)*2.5" office:value-type="float" office:value="0">
            <text:p>#N/A</text:p>
          </table:table-cell>
          <table:table-cell table:style-name="ce4" table:formula="of:=ROUND((([.V299]/100)*INDIRECT([.$B297] &amp; &quot;_MAX&quot;))/2.5; 0)*2.5" office:value-type="float" office:value="0">
            <text:p>#N/A</text:p>
          </table:table-cell>
          <table:table-cell table:style-name="ce4" table:formula="of:=ROUND((([.W299]/100)*INDIRECT([.$B297] &amp; &quot;_MAX&quot;))/2.5; 0)*2.5" office:value-type="float" office:value="0">
            <text:p>#N/A</text:p>
          </table:table-cell>
          <table:table-cell table:formula="of:=SUM([.E297:.W297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9" office:value-type="string">
            <text:p>-</text:p>
          </table:table-cell>
          <table:table-cell table:number-columns-repeated="19" table:style-name="ce4"/>
          <table:table-cell table:formula="of:=SUM([.E298:.W29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10" office:value-type="string">
            <text:p>-</text:p>
          </table:table-cell>
          <table:table-cell table:number-columns-repeated="19" table:style-name="ce4"/>
          <table:table-cell table:formula="of:=SUM([.E299:.W2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10" table:formula="of:=ROUND(SUM([.E300:.W300]); 2)" office:value-type="float" office:value="0">
            <text:p>0</text:p>
          </table:table-cell>
          <table:table-cell table:style-name="ce4" table:formula="of:=[.E298]/(100-[.E299])" office:value-type="float" office:value="0">
            <text:p>0.0</text:p>
          </table:table-cell>
          <table:table-cell table:style-name="ce4" table:formula="of:=[.F298]/(100-[.F299])" office:value-type="float" office:value="0">
            <text:p>0.0</text:p>
          </table:table-cell>
          <table:table-cell table:style-name="ce4" table:formula="of:=[.G298]/(100-[.G299])" office:value-type="float" office:value="0">
            <text:p>0.0</text:p>
          </table:table-cell>
          <table:table-cell table:style-name="ce4" table:formula="of:=[.H298]/(100-[.H299])" office:value-type="float" office:value="0">
            <text:p>0.0</text:p>
          </table:table-cell>
          <table:table-cell table:style-name="ce4" table:formula="of:=[.I298]/(100-[.I299])" office:value-type="float" office:value="0">
            <text:p>0.0</text:p>
          </table:table-cell>
          <table:table-cell table:style-name="ce4" table:formula="of:=[.J298]/(100-[.J299])" office:value-type="float" office:value="0">
            <text:p>0.0</text:p>
          </table:table-cell>
          <table:table-cell table:style-name="ce4" table:formula="of:=[.K298]/(100-[.K299])" office:value-type="float" office:value="0">
            <text:p>0.0</text:p>
          </table:table-cell>
          <table:table-cell table:style-name="ce4" table:formula="of:=[.L298]/(100-[.L299])" office:value-type="float" office:value="0">
            <text:p>0.0</text:p>
          </table:table-cell>
          <table:table-cell table:style-name="ce4" table:formula="of:=[.M298]/(100-[.M299])" office:value-type="float" office:value="0">
            <text:p>0.0</text:p>
          </table:table-cell>
          <table:table-cell table:style-name="ce4" table:formula="of:=[.N298]/(100-[.N299])" office:value-type="float" office:value="0">
            <text:p>0.0</text:p>
          </table:table-cell>
          <table:table-cell table:style-name="ce4" table:formula="of:=[.O298]/(100-[.O299])" office:value-type="float" office:value="0">
            <text:p>0.0</text:p>
          </table:table-cell>
          <table:table-cell table:style-name="ce4" table:formula="of:=[.P298]/(100-[.P299])" office:value-type="float" office:value="0">
            <text:p>0.0</text:p>
          </table:table-cell>
          <table:table-cell table:style-name="ce4" table:formula="of:=[.Q298]/(100-[.Q299])" office:value-type="float" office:value="0">
            <text:p>0.0</text:p>
          </table:table-cell>
          <table:table-cell table:style-name="ce4" table:formula="of:=[.R298]/(100-[.R299])" office:value-type="float" office:value="0">
            <text:p>0.0</text:p>
          </table:table-cell>
          <table:table-cell table:style-name="ce4" table:formula="of:=[.S298]/(100-[.S299])" office:value-type="float" office:value="0">
            <text:p>0.0</text:p>
          </table:table-cell>
          <table:table-cell table:style-name="ce4" table:formula="of:=[.T298]/(100-[.T299])" office:value-type="float" office:value="0">
            <text:p>0.0</text:p>
          </table:table-cell>
          <table:table-cell table:style-name="ce4" table:formula="of:=[.U298]/(100-[.U299])" office:value-type="float" office:value="0">
            <text:p>0.0</text:p>
          </table:table-cell>
          <table:table-cell table:style-name="ce4" table:formula="of:=[.V298]/(100-[.V299])" office:value-type="float" office:value="0">
            <text:p>0.0</text:p>
          </table:table-cell>
          <table:table-cell table:style-name="ce4" table:formula="of:=[.W298]/(100-[.W299])" office:value-type="float" office:value="0">
            <text:p>0.0</text:p>
          </table:table-cell>
          <table:table-cell table:formula="of:=SUM([.E300:.W30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START</text:p>
          </table:table-cell>
          <table:table-cell/>
          <table:table-cell table:style-name="ce10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0</text:p>
          </table:table-cell>
          <table:table-cell table:formula="of:=IF(VLOOKUP([.B302]; Schema; [.$A302]+2; 0)=&quot;x&quot;; INDIRECT([.B302]); &quot;&quot;)">
            <text:p/>
          </table:table-cell>
          <table:table-cell table:style-name="ce7" table:formula="of:=IF(OR(ISNA([.C302]); [.C302]=&quot;&quot;); &quot;-&quot;; [.C302])" office:value-type="string" office:string-value="-">
            <text:p>-</text:p>
          </table:table-cell>
          <table:table-cell table:style-name="ce4" table:number-columns-repeated="19"/>
          <table:table-cell table:formula="of:=SUM([.E302:.W30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1</text:p>
          </table:table-cell>
          <table:table-cell table:formula="of:=IF(VLOOKUP([.B304]; Schema; [.$A304]+2; 0)=&quot;x&quot;; INDIRECT([.B304]); &quot;&quot;)">
            <text:p/>
          </table:table-cell>
          <table:table-cell table:style-name="ce7" table:formula="of:=IF(OR(ISNA([.C304]); [.C304]=&quot;&quot;); &quot;-&quot;; [.C304])" office:value-type="string" office:string-value="-">
            <text:p>-</text:p>
          </table:table-cell>
          <table:table-cell table:style-name="ce4" table:number-columns-repeated="19"/>
          <table:table-cell table:formula="of:=SUM([.E304:.W30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2</text:p>
          </table:table-cell>
          <table:table-cell table:formula="of:=IF(VLOOKUP([.B306]; Schema; [.$A306]+2; 0)=&quot;x&quot;; INDIRECT([.B306]); &quot;&quot;)">
            <text:p/>
          </table:table-cell>
          <table:table-cell table:style-name="ce7" table:formula="of:=IF(OR(ISNA([.C306]); [.C306]=&quot;&quot;); &quot;-&quot;; [.C306])" office:value-type="string" office:string-value="-">
            <text:p>-</text:p>
          </table:table-cell>
          <table:table-cell table:style-name="ce4" table:number-columns-repeated="19"/>
          <table:table-cell table:formula="of:=SUM([.E306:.W30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3</text:p>
          </table:table-cell>
          <table:table-cell table:formula="of:=IF(VLOOKUP([.B308]; Schema; [.$A308]+2; 0)=&quot;x&quot;; INDIRECT([.B308]); &quot;&quot;)">
            <text:p/>
          </table:table-cell>
          <table:table-cell table:style-name="ce7" table:formula="of:=IF(OR(ISNA([.C308]); [.C308]=&quot;&quot;); &quot;-&quot;; [.C308])" office:value-type="string" office:string-value="-">
            <text:p>-</text:p>
          </table:table-cell>
          <table:table-cell table:style-name="ce4" table:number-columns-repeated="19"/>
          <table:table-cell table:formula="of:=SUM([.E308:.W30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4</text:p>
          </table:table-cell>
          <table:table-cell table:formula="of:=IF(VLOOKUP([.B310]; Schema; [.$A310]+2; 0)=&quot;x&quot;; INDIRECT([.B310]); &quot;&quot;)">
            <text:p/>
          </table:table-cell>
          <table:table-cell table:style-name="ce7" table:formula="of:=IF(OR(ISNA([.C310]); [.C310]=&quot;&quot;); &quot;-&quot;; [.C310])" office:value-type="string" office:string-value="-">
            <text:p>-</text:p>
          </table:table-cell>
          <table:table-cell table:style-name="ce4" table:number-columns-repeated="19"/>
          <table:table-cell table:formula="of:=SUM([.E310:.W31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1</text:p>
          </table:table-cell>
          <table:table-cell table:formula="of:=IF(VLOOKUP([.B312]; Schema; [.$A312]+2; 0)=&quot;x&quot;; INDIRECT([.B312]); &quot;&quot;)">
            <text:p/>
          </table:table-cell>
          <table:table-cell table:style-name="ce7" table:formula="of:=IF(OR(ISNA([.C312]); [.C312]=&quot;&quot;); &quot;-&quot;; [.C312])" office:value-type="string" office:string-value="-">
            <text:p>-</text:p>
          </table:table-cell>
          <table:table-cell table:style-name="ce4" table:number-columns-repeated="14"/>
          <table:table-cell table:style-name="ce15"/>
          <table:table-cell table:style-name="ce4" table:number-columns-repeated="4"/>
          <table:table-cell table:formula="of:=SUM([.E312:.W31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2</text:p>
          </table:table-cell>
          <table:table-cell table:formula="of:=IF(VLOOKUP([.B313]; Schema; [.$A313]+2; 0)=&quot;x&quot;; INDIRECT([.B313]); &quot;&quot;)" office:value-type="string" office:string-value="benspark">
            <text:p>benspark</text:p>
          </table:table-cell>
          <table:table-cell table:style-name="ce7" table:formula="of:=IF(OR(ISNA([.C313]); [.C313]=&quot;&quot;); &quot;-&quot;; [.C313])" office:value-type="string" office:string-value="benspark">
            <text:p>benspark</text:p>
          </table:table-cell>
          <table:table-cell table:style-name="ce4" table:number-columns-repeated="2"/>
          <table:table-cell table:style-name="ce14"/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313:.W31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3</text:p>
          </table:table-cell>
          <table:table-cell table:formula="of:=IF(VLOOKUP([.B314]; Schema; [.$A314]+2; 0)=&quot;x&quot;; INDIRECT([.B314]); &quot;&quot;)" office:value-type="string" office:string-value="lårcurl">
            <text:p>lårcurl</text:p>
          </table:table-cell>
          <table:table-cell table:style-name="ce7" table:formula="of:=IF(OR(ISNA([.C314]); [.C314]=&quot;&quot;); &quot;-&quot;; [.C314])" office:value-type="string" office:string-value="lårcurl">
            <text:p>lårcurl</text:p>
          </table:table-cell>
          <table:table-cell table:style-name="ce4" table:number-columns-repeated="19"/>
          <table:table-cell table:formula="of:=SUM([.E314:.W31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5</text:p>
          </table:table-cell>
          <table:table-cell table:formula="of:=IF(VLOOKUP([.B315]; Schema; [.$A315]+2; 0)=&quot;x&quot;; INDIRECT([.B315]); &quot;&quot;)">
            <text:p/>
          </table:table-cell>
          <table:table-cell table:style-name="ce7" table:formula="of:=IF(OR(ISNA([.C315]); [.C315]=&quot;&quot;); &quot;-&quot;; [.C315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4</text:p>
          </table:table-cell>
          <table:table-cell table:formula="of:=IF(VLOOKUP([.B316]; Schema; [.$A316]+2; 0)=&quot;x&quot;; INDIRECT([.B316]); &quot;&quot;)" office:value-type="string" office:string-value="TKE">
            <text:p>TKE</text:p>
          </table:table-cell>
          <table:table-cell table:style-name="ce7" table:formula="of:=IF(OR(ISNA([.C316]); [.C316]=&quot;&quot;); &quot;-&quot;; [.C316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formula="of:=SUM([.E316:.W316])" office:value-type="float" office:value="90">
            <text:p>9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317:.W31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317]); 0; [.$A318]-1); 22-[.$A318]; 0)" office:value-type="float" office:value="0">
            <text:p>#N/A</text:p>
          </table:table-cell>
          <table:table-cell table:formula="of:=IF(VLOOKUP([.B318]; Schema; [.$A318]+2; 0)=&quot;&quot;; &quot;&quot;; INDIRECT([.B318]))" office:value-type="float" office:value="0">
            <text:p>#N/A</text:p>
          </table:table-cell>
          <table:table-cell table:style-name="ce7" table:formula="of:=IF(OR(ISNA([.C318]); [.C318]=&quot;&quot;); &quot;-&quot;; [.C318])" office:value-type="float" office:value="0">
            <text:p>#N/A</text:p>
          </table:table-cell>
          <table:table-cell table:style-name="ce4" table:formula="of:=ROUND((([.E320]/100)*INDIRECT([.$B318] &amp; &quot;_MAX&quot;))/2.5; 0)*2.5" office:value-type="float" office:value="0">
            <text:p>#N/A</text:p>
          </table:table-cell>
          <table:table-cell table:style-name="ce4" table:formula="of:=ROUND((([.F320]/100)*INDIRECT([.$B318] &amp; &quot;_MAX&quot;))/2.5; 0)*2.5" office:value-type="float" office:value="0">
            <text:p>#N/A</text:p>
          </table:table-cell>
          <table:table-cell table:style-name="ce4" table:formula="of:=ROUND((([.G320]/100)*INDIRECT([.$B318] &amp; &quot;_MAX&quot;))/2.5; 0)*2.5" office:value-type="float" office:value="0">
            <text:p>#N/A</text:p>
          </table:table-cell>
          <table:table-cell table:style-name="ce4" table:formula="of:=ROUND((([.H320]/100)*INDIRECT([.$B318] &amp; &quot;_MAX&quot;))/2.5; 0)*2.5" office:value-type="float" office:value="0">
            <text:p>#N/A</text:p>
          </table:table-cell>
          <table:table-cell table:style-name="ce4" table:formula="of:=ROUND((([.I320]/100)*INDIRECT([.$B318] &amp; &quot;_MAX&quot;))/2.5; 0)*2.5" office:value-type="float" office:value="0">
            <text:p>#N/A</text:p>
          </table:table-cell>
          <table:table-cell table:style-name="ce4" table:formula="of:=ROUND((([.J320]/100)*INDIRECT([.$B318] &amp; &quot;_MAX&quot;))/2.5; 0)*2.5" office:value-type="float" office:value="0">
            <text:p>#N/A</text:p>
          </table:table-cell>
          <table:table-cell table:style-name="ce4" table:formula="of:=ROUND((([.K320]/100)*INDIRECT([.$B318] &amp; &quot;_MAX&quot;))/2.5; 0)*2.5" office:value-type="float" office:value="0">
            <text:p>#N/A</text:p>
          </table:table-cell>
          <table:table-cell table:style-name="ce4" table:formula="of:=ROUND((([.L320]/100)*INDIRECT([.$B318] &amp; &quot;_MAX&quot;))/2.5; 0)*2.5" office:value-type="float" office:value="0">
            <text:p>#N/A</text:p>
          </table:table-cell>
          <table:table-cell table:style-name="ce4" table:formula="of:=ROUND((([.M320]/100)*INDIRECT([.$B318] &amp; &quot;_MAX&quot;))/2.5; 0)*2.5" office:value-type="float" office:value="0">
            <text:p>#N/A</text:p>
          </table:table-cell>
          <table:table-cell table:style-name="ce4" table:formula="of:=ROUND((([.N320]/100)*INDIRECT([.$B318] &amp; &quot;_MAX&quot;))/2.5; 0)*2.5" office:value-type="float" office:value="0">
            <text:p>#N/A</text:p>
          </table:table-cell>
          <table:table-cell table:style-name="ce4" table:formula="of:=ROUND((([.O320]/100)*INDIRECT([.$B318] &amp; &quot;_MAX&quot;))/2.5; 0)*2.5" office:value-type="float" office:value="0">
            <text:p>#N/A</text:p>
          </table:table-cell>
          <table:table-cell table:style-name="ce4" table:formula="of:=ROUND((([.P320]/100)*INDIRECT([.$B318] &amp; &quot;_MAX&quot;))/2.5; 0)*2.5" office:value-type="float" office:value="0">
            <text:p>#N/A</text:p>
          </table:table-cell>
          <table:table-cell table:style-name="ce4" table:formula="of:=ROUND((([.Q320]/100)*INDIRECT([.$B318] &amp; &quot;_MAX&quot;))/2.5; 0)*2.5" office:value-type="float" office:value="0">
            <text:p>#N/A</text:p>
          </table:table-cell>
          <table:table-cell table:style-name="ce4" table:formula="of:=ROUND((([.R320]/100)*INDIRECT([.$B318] &amp; &quot;_MAX&quot;))/2.5; 0)*2.5" office:value-type="float" office:value="0">
            <text:p>#N/A</text:p>
          </table:table-cell>
          <table:table-cell table:style-name="ce4" table:formula="of:=ROUND((([.S320]/100)*INDIRECT([.$B318] &amp; &quot;_MAX&quot;))/2.5; 0)*2.5" office:value-type="float" office:value="0">
            <text:p>#N/A</text:p>
          </table:table-cell>
          <table:table-cell table:style-name="ce4" table:formula="of:=ROUND((([.T320]/100)*INDIRECT([.$B318] &amp; &quot;_MAX&quot;))/2.5; 0)*2.5" office:value-type="float" office:value="0">
            <text:p>#N/A</text:p>
          </table:table-cell>
          <table:table-cell table:style-name="ce4" table:formula="of:=ROUND((([.U320]/100)*INDIRECT([.$B318] &amp; &quot;_MAX&quot;))/2.5; 0)*2.5" office:value-type="float" office:value="0">
            <text:p>#N/A</text:p>
          </table:table-cell>
          <table:table-cell table:style-name="ce4" table:formula="of:=ROUND((([.V320]/100)*INDIRECT([.$B318] &amp; &quot;_MAX&quot;))/2.5; 0)*2.5" office:value-type="float" office:value="0">
            <text:p>#N/A</text:p>
          </table:table-cell>
          <table:table-cell table:style-name="ce4" table:formula="of:=ROUND((([.W320]/100)*INDIRECT([.$B318] &amp; &quot;_MAX&quot;))/2.5; 0)*2.5" office:value-type="float" office:value="0">
            <text:p>#N/A</text:p>
          </table:table-cell>
          <table:table-cell table:formula="of:=SUM([.E318:.W318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8" table:style-name="ce4" office:value-type="float" office:value="3">
            <text:p>3.0</text:p>
          </table:table-cell>
          <table:table-cell table:number-columns-repeated="10" table:style-name="ce4" office:value-type="float" office:value="0">
            <text:p>0.0</text:p>
          </table:table-cell>
          <table:table-cell table:formula="of:=SUM([.E319:.W319])" office:value-type="float" office:value="27">
            <text:p>27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5" table:style-name="ce4" office:value-type="float" office:value="65">
            <text:p>65.0</text:p>
          </table:table-cell>
          <table:table-cell table:number-columns-repeated="10" table:style-name="ce4" office:value-type="float" office:value="0">
            <text:p>0.0</text:p>
          </table:table-cell>
          <table:table-cell table:formula="of:=SUM([.E320:.W320])" office:value-type="float" office:value="545">
            <text:p>545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10" table:formula="of:=ROUND(SUM([.E321:.W321]); 2)" office:value-type="float" office:value="0.7">
            <text:p>0.7</text:p>
          </table:table-cell>
          <table:table-cell table:style-name="ce4" table:formula="of:=[.E319]/(100-[.E320])" office:value-type="float" office:value="0.06">
            <text:p>0.1</text:p>
          </table:table-cell>
          <table:table-cell table:style-name="ce4" table:formula="of:=[.F319]/(100-[.F320])" office:value-type="float" office:value="0.06">
            <text:p>0.1</text:p>
          </table:table-cell>
          <table:table-cell table:style-name="ce4" table:formula="of:=[.G319]/(100-[.G320])" office:value-type="float" office:value="0.075">
            <text:p>0.1</text:p>
          </table:table-cell>
          <table:table-cell table:style-name="ce4" table:formula="of:=[.H319]/(100-[.H320])" office:value-type="float" office:value="0.075">
            <text:p>0.1</text:p>
          </table:table-cell>
          <table:table-cell table:style-name="ce4" table:formula="of:=[.I319]/(100-[.I320])" office:value-type="float" office:value="0.0857142857142857">
            <text:p>0.1</text:p>
          </table:table-cell>
          <table:table-cell table:style-name="ce4" table:formula="of:=[.J319]/(100-[.J320])" office:value-type="float" office:value="0.0857142857142857">
            <text:p>0.1</text:p>
          </table:table-cell>
          <table:table-cell table:style-name="ce4" table:formula="of:=[.K319]/(100-[.K320])" office:value-type="float" office:value="0.0857142857142857">
            <text:p>0.1</text:p>
          </table:table-cell>
          <table:table-cell table:style-name="ce4" table:formula="of:=[.L319]/(100-[.L320])" office:value-type="float" office:value="0.0857142857142857">
            <text:p>0.1</text:p>
          </table:table-cell>
          <table:table-cell table:style-name="ce4" table:formula="of:=[.M319]/(100-[.M320])" office:value-type="float" office:value="0.0857142857142857">
            <text:p>0.1</text:p>
          </table:table-cell>
          <table:table-cell table:style-name="ce4" table:formula="of:=[.N319]/(100-[.N320])" office:value-type="float" office:value="0">
            <text:p>0.0</text:p>
          </table:table-cell>
          <table:table-cell table:style-name="ce4" table:formula="of:=[.O319]/(100-[.O320])" office:value-type="float" office:value="0">
            <text:p>0.0</text:p>
          </table:table-cell>
          <table:table-cell table:style-name="ce4" table:formula="of:=[.P319]/(100-[.P320])" office:value-type="float" office:value="0">
            <text:p>0.0</text:p>
          </table:table-cell>
          <table:table-cell table:style-name="ce4" table:formula="of:=[.Q319]/(100-[.Q320])" office:value-type="float" office:value="0">
            <text:p>0.0</text:p>
          </table:table-cell>
          <table:table-cell table:style-name="ce4" table:formula="of:=[.R319]/(100-[.R320])" office:value-type="float" office:value="0">
            <text:p>0.0</text:p>
          </table:table-cell>
          <table:table-cell table:style-name="ce4" table:formula="of:=[.S319]/(100-[.S320])" office:value-type="float" office:value="0">
            <text:p>0.0</text:p>
          </table:table-cell>
          <table:table-cell table:style-name="ce4" table:formula="of:=[.T319]/(100-[.T320])" office:value-type="float" office:value="0">
            <text:p>0.0</text:p>
          </table:table-cell>
          <table:table-cell table:style-name="ce4" table:formula="of:=[.U319]/(100-[.U320])" office:value-type="float" office:value="0">
            <text:p>0.0</text:p>
          </table:table-cell>
          <table:table-cell table:style-name="ce4" table:formula="of:=[.V319]/(100-[.V320])" office:value-type="float" office:value="0">
            <text:p>0.0</text:p>
          </table:table-cell>
          <table:table-cell table:style-name="ce4" table:formula="of:=[.W319]/(100-[.W320])" office:value-type="float" office:value="0">
            <text:p>0.0</text:p>
          </table:table-cell>
          <table:table-cell table:formula="of:=SUM([.E321:.W321])" office:value-type="float" office:value="0.698571428571429">
            <text:p>0.6985714286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P1</text:p>
          </table:table-cell>
          <table:table-cell table:formula="of:=IF(VLOOKUP([.B322]; Schema; [.$A322]+2; 0)=&quot;x&quot;; INDIRECT([.B322]); &quot;&quot;)">
            <text:p/>
          </table:table-cell>
          <table:table-cell table:style-name="ce7" table:formula="of:=IF(OR(ISNA([.C322]); [.C322]=&quot;&quot;); &quot;-&quot;; [.C322])" office:value-type="string" office:string-value="-">
            <text:p>-</text:p>
          </table:table-cell>
          <table:table-cell table:number-columns-repeated="3" table:style-name="ce4" office:value-type="float" office:value="3">
            <text:p>3.0</text:p>
          </table:table-cell>
          <table:table-cell table:style-name="ce4" table:number-columns-repeated="16"/>
          <table:table-cell table:formula="of:=SUM([.E322:.W322])" office:value-type="float" office:value="9">
            <text:p>9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P2</text:p>
          </table:table-cell>
          <table:table-cell table:formula="of:=IF(VLOOKUP([.B323]; Schema; [.$A323]+2; 0)=&quot;x&quot;; INDIRECT([.B323]); &quot;&quot;)">
            <text:p/>
          </table:table-cell>
          <table:table-cell table:style-name="ce7" table:formula="of:=IF(OR(ISNA([.C323]); [.C323]=&quot;&quot;); &quot;-&quot;; [.C323])" office:value-type="string" office:string-value="-">
            <text:p>-</text:p>
          </table:table-cell>
          <table:table-cell table:style-name="ce4" table:number-columns-repeated="19"/>
          <table:table-cell table:formula="of:=SUM([.E323:.W32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P3</text:p>
          </table:table-cell>
          <table:table-cell table:formula="of:=IF(VLOOKUP([.B324]; Schema; [.$A324]+2; 0)=&quot;x&quot;; INDIRECT([.B324]); &quot;&quot;)">
            <text:p/>
          </table:table-cell>
          <table:table-cell table:style-name="ce7" table:formula="of:=IF(OR(ISNA([.C324]); [.C324]=&quot;&quot;); &quot;-&quot;; [.C324])" office:value-type="string" office:string-value="-">
            <text:p>-</text:p>
          </table:table-cell>
          <table:table-cell table:style-name="ce4" table:number-columns-repeated="19"/>
          <table:table-cell table:formula="of:=SUM([.E324:.W32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1</text:p>
          </table:table-cell>
          <table:table-cell table:formula="of:=IF(VLOOKUP([.B325]; Schema; [.$A325]+2; 0)=&quot;x&quot;; INDIRECT([.B325]); &quot;&quot;)">
            <text:p/>
          </table:table-cell>
          <table:table-cell table:style-name="ce7" table:formula="of:=IF(OR(ISNA([.C325]); [.C325]=&quot;&quot;); &quot;-&quot;; [.C325])" office:value-type="string" office:string-value="-">
            <text:p>-</text:p>
          </table:table-cell>
          <table:table-cell table:style-name="ce4" table:number-columns-repeated="19"/>
          <table:table-cell table:formula="of:=SUM([.E325:.W32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2</text:p>
          </table:table-cell>
          <table:table-cell table:formula="of:=IF(VLOOKUP([.B326]; Schema; [.$A326]+2; 0)=&quot;x&quot;; INDIRECT([.B326]); &quot;&quot;)">
            <text:p/>
          </table:table-cell>
          <table:table-cell table:style-name="ce7" table:formula="of:=IF(OR(ISNA([.C326]); [.C326]=&quot;&quot;); &quot;-&quot;; [.C326])" office:value-type="string" office:string-value="-">
            <text:p>-</text:p>
          </table:table-cell>
          <table:table-cell table:style-name="ce4" table:number-columns-repeated="19"/>
          <table:table-cell table:formula="of:=SUM([.E326:.W3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3</text:p>
          </table:table-cell>
          <table:table-cell table:formula="of:=IF(VLOOKUP([.B327]; Schema; [.$A327]+2; 0)=&quot;x&quot;; INDIRECT([.B327]); &quot;&quot;)" office:value-type="string" office:string-value="dips">
            <text:p>dips</text:p>
          </table:table-cell>
          <table:table-cell table:style-name="ce7" table:formula="of:=IF(OR(ISNA([.C327]); [.C327]=&quot;&quot;); &quot;-&quot;; [.C327])" office:value-type="string" office:string-value="dips">
            <text:p>dips</text:p>
          </table:table-cell>
          <table:table-cell table:number-columns-repeated="4" table:style-name="ce4" office:value-type="float" office:value="10">
            <text:p>10.0</text:p>
          </table:table-cell>
          <table:table-cell table:style-name="ce4" table:number-columns-repeated="15"/>
          <table:table-cell table:formula="of:=SUM([.E327:.W327])" office:value-type="float" office:value="40">
            <text:p>4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4</text:p>
          </table:table-cell>
          <table:table-cell table:formula="of:=IF(VLOOKUP([.B328]; Schema; [.$A328]+2; 0)=&quot;x&quot;; INDIRECT([.B328]); &quot;&quot;)">
            <text:p/>
          </table:table-cell>
          <table:table-cell table:style-name="ce7" table:formula="of:=IF(OR(ISNA([.C328]); [.C328]=&quot;&quot;); &quot;-&quot;; [.C328])" office:value-type="string" office:string-value="-">
            <text:p>-</text:p>
          </table:table-cell>
          <table:table-cell table:style-name="ce4" table:number-columns-repeated="19"/>
          <table:table-cell table:formula="of:=SUM([.E328:.W3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1</text:p>
          </table:table-cell>
          <table:table-cell table:formula="of:=IF(VLOOKUP([.B329]; Schema; [.$A329]+2; 0)=&quot;x&quot;; INDIRECT([.B329]); &quot;&quot;)">
            <text:p/>
          </table:table-cell>
          <table:table-cell table:style-name="ce7" table:formula="of:=IF(OR(ISNA([.C329]); [.C329]=&quot;&quot;); &quot;-&quot;; [.C329])" office:value-type="string" office:string-value="-">
            <text:p>-</text:p>
          </table:table-cell>
          <table:table-cell table:style-name="ce4" table:number-columns-repeated="19"/>
          <table:table-cell table:formula="of:=SUM([.E329:.W32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2</text:p>
          </table:table-cell>
          <table:table-cell table:formula="of:=IF(VLOOKUP([.B330]; Schema; [.$A330]+2; 0)=&quot;x&quot;; INDIRECT([.B330]); &quot;&quot;)" office:value-type="string" office:string-value="räckhävning">
            <text:p>räckhävning</text:p>
          </table:table-cell>
          <table:table-cell table:style-name="ce7" table:formula="of:=IF(OR(ISNA([.C330]); [.C330]=&quot;&quot;); &quot;-&quot;; [.C330])" office:value-type="string" office:string-value="räckhävning">
            <text:p>räckhävning</text:p>
          </table:table-cell>
          <table:table-cell table:number-columns-repeated="4" table:style-name="ce4" office:value-type="float" office:value="6">
            <text:p>6.0</text:p>
          </table:table-cell>
          <table:table-cell table:style-name="ce4" table:number-columns-repeated="15"/>
          <table:table-cell table:formula="of:=SUM([.E330:.W330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3</text:p>
          </table:table-cell>
          <table:table-cell table:formula="of:=IF(VLOOKUP([.B331]; Schema; [.$A331]+2; 0)=&quot;x&quot;; INDIRECT([.B331]); &quot;&quot;)">
            <text:p/>
          </table:table-cell>
          <table:table-cell table:style-name="ce7" table:formula="of:=IF(OR(ISNA([.C331]); [.C331]=&quot;&quot;); &quot;-&quot;; [.C331])" office:value-type="string" office:string-value="-">
            <text:p>-</text:p>
          </table:table-cell>
          <table:table-cell table:style-name="ce4" table:number-columns-repeated="19"/>
          <table:table-cell table:formula="of:=SUM([.E331:.W3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1</text:p>
          </table:table-cell>
          <table:table-cell table:formula="of:=IF(VLOOKUP([.B332]; Schema; [.$A332]+2; 0)=&quot;x&quot;; INDIRECT([.B332]); &quot;&quot;)">
            <text:p/>
          </table:table-cell>
          <table:table-cell table:style-name="ce7" table:formula="of:=IF(OR(ISNA([.C332]); [.C332]=&quot;&quot;); &quot;-&quot;; [.C332])" office:value-type="string" office:string-value="-">
            <text:p>-</text:p>
          </table:table-cell>
          <table:table-cell table:style-name="ce4" table:number-columns-repeated="19"/>
          <table:table-cell table:formula="of:=SUM([.E332:.W33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2</text:p>
          </table:table-cell>
          <table:table-cell table:formula="of:=IF(VLOOKUP([.B333]; Schema; [.$A333]+2; 0)=&quot;x&quot;; INDIRECT([.B333]); &quot;&quot;)">
            <text:p/>
          </table:table-cell>
          <table:table-cell table:style-name="ce7" table:formula="of:=IF(OR(ISNA([.C333]); [.C333]=&quot;&quot;); &quot;-&quot;; [.C333])" office:value-type="string" office:string-value="-">
            <text:p>-</text:p>
          </table:table-cell>
          <table:table-cell table:style-name="ce4" table:number-columns-repeated="19"/>
          <table:table-cell table:formula="of:=SUM([.E333:.W33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3</text:p>
          </table:table-cell>
          <table:table-cell table:formula="of:=IF(VLOOKUP([.B334]; Schema; [.$A334]+2; 0)=&quot;x&quot;; INDIRECT([.B334]); &quot;&quot;)">
            <text:p/>
          </table:table-cell>
          <table:table-cell table:style-name="ce7" table:formula="of:=IF(OR(ISNA([.C334]); [.C334]=&quot;&quot;); &quot;-&quot;; [.C334])" office:value-type="string" office:string-value="-">
            <text:p>-</text:p>
          </table:table-cell>
          <table:table-cell table:style-name="ce4" table:number-columns-repeated="19"/>
          <table:table-cell table:formula="of:=SUM([.E334:.W33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4</text:p>
          </table:table-cell>
          <table:table-cell table:formula="of:=IF(VLOOKUP([.B335]; Schema; [.$A335]+2; 0)=&quot;x&quot;; INDIRECT([.B335]); &quot;&quot;)" office:value-type="string" office:string-value="tryndrag">
            <text:p>tryndrag</text:p>
          </table:table-cell>
          <table:table-cell table:style-name="ce7" table:formula="of:=IF(OR(ISNA([.C335]); [.C335]=&quot;&quot;); &quot;-&quot;; [.C335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.0</text:p>
          </table:table-cell>
          <table:table-cell table:style-name="ce4" table:number-columns-repeated="16"/>
          <table:table-cell table:formula="of:=SUM([.E335:.W335])" office:value-type="float" office:value="36">
            <text:p>36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5</text:p>
          </table:table-cell>
          <table:table-cell table:formula="of:=IF(VLOOKUP([.B336]; Schema; [.$A336]+2; 0)=&quot;x&quot;; INDIRECT([.B336]); &quot;&quot;)">
            <text:p/>
          </table:table-cell>
          <table:table-cell table:style-name="ce7" table:formula="of:=IF(OR(ISNA([.C336]); [.C336]=&quot;&quot;); &quot;-&quot;; [.C336])" office:value-type="string" office:string-value="-">
            <text:p>-</text:p>
          </table:table-cell>
          <table:table-cell table:style-name="ce4" table:number-columns-repeated="19"/>
          <table:table-cell table:formula="of:=SUM([.E336:.W33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6</text:p>
          </table:table-cell>
          <table:table-cell table:formula="of:=IF(VLOOKUP([.B337]; Schema; [.$A337]+2; 0)=&quot;x&quot;; INDIRECT([.B337]); &quot;&quot;)" office:value-type="string" office:string-value="omv. flies">
            <text:p>omv. flies</text:p>
          </table:table-cell>
          <table:table-cell table:style-name="ce7" table:formula="of:=IF(OR(ISNA([.C337]); [.C337]=&quot;&quot;); &quot;-&quot;; [.C337])" office:value-type="string" office:string-value="omv. flies">
            <text:p>omv. flies</text:p>
          </table:table-cell>
          <table:table-cell table:number-columns-repeated="3" office:value-type="float" office:value="8">
            <text:p>8</text:p>
          </table:table-cell>
          <table:table-cell table:style-name="ce4" table:number-columns-repeated="16"/>
          <table:table-cell table:formula="of:=SUM([.E337:.W337])" office:value-type="float" office:value="24">
            <text:p>24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formula="of:=SUM([.E338:.W33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338]); 0; [.$A339]-1); 22-[.$A339]; 0)" office:value-type="string" office:string-value="ML_P4">
            <text:p>ML_P4</text:p>
          </table:table-cell>
          <table:table-cell table:formula="of:=IF(VLOOKUP([.B339]; Schema; [.$A339]+2; 0)=&quot;&quot;; &quot;&quot;; INDIRECT([.B339]))" office:value-type="string" office:string-value="ML pausmark (mellan)">
            <text:p>ML pausmark (mellan)</text:p>
          </table:table-cell>
          <table:table-cell table:style-name="ce7" table:formula="of:=IF(OR(ISNA([.C339]); [.C339]=&quot;&quot;); &quot;-&quot;; [.C339])" office:value-type="string" office:string-value="ML pausmark (mellan)">
            <text:p>ML pausmark (mellan)</text:p>
          </table:table-cell>
          <table:table-cell table:style-name="ce4" table:formula="of:=ROUND((([.E341]/100)*INDIRECT([.$B339] &amp; &quot;_MAX&quot;))/2.5; 0)*2.5" office:value-type="float" office:value="90">
            <text:p>90.0</text:p>
          </table:table-cell>
          <table:table-cell table:style-name="ce4" table:formula="of:=ROUND((([.F341]/100)*INDIRECT([.$B339] &amp; &quot;_MAX&quot;))/2.5; 0)*2.5" office:value-type="float" office:value="90">
            <text:p>90.0</text:p>
          </table:table-cell>
          <table:table-cell table:style-name="ce4" table:formula="of:=ROUND((([.G341]/100)*INDIRECT([.$B339] &amp; &quot;_MAX&quot;))/2.5; 0)*2.5" office:value-type="float" office:value="107.5">
            <text:p>107.5</text:p>
          </table:table-cell>
          <table:table-cell table:style-name="ce4" table:formula="of:=ROUND((([.H341]/100)*INDIRECT([.$B339] &amp; &quot;_MAX&quot;))/2.5; 0)*2.5" office:value-type="float" office:value="107.5">
            <text:p>107.5</text:p>
          </table:table-cell>
          <table:table-cell table:style-name="ce4" table:formula="of:=ROUND((([.I341]/100)*INDIRECT([.$B339] &amp; &quot;_MAX&quot;))/2.5; 0)*2.5" office:value-type="float" office:value="117.5">
            <text:p>117.5</text:p>
          </table:table-cell>
          <table:table-cell table:style-name="ce4" table:formula="of:=ROUND((([.J341]/100)*INDIRECT([.$B339] &amp; &quot;_MAX&quot;))/2.5; 0)*2.5" office:value-type="float" office:value="117.5">
            <text:p>117.5</text:p>
          </table:table-cell>
          <table:table-cell table:style-name="ce4" table:formula="of:=ROUND((([.K341]/100)*INDIRECT([.$B339] &amp; &quot;_MAX&quot;))/2.5; 0)*2.5" office:value-type="float" office:value="117.5">
            <text:p>117.5</text:p>
          </table:table-cell>
          <table:table-cell table:style-name="ce4" table:formula="of:=ROUND((([.L341]/100)*INDIRECT([.$B339] &amp; &quot;_MAX&quot;))/2.5; 0)*2.5" office:value-type="float" office:value="0">
            <text:p>0.0</text:p>
          </table:table-cell>
          <table:table-cell table:style-name="ce4" table:formula="of:=ROUND((([.M341]/100)*INDIRECT([.$B339] &amp; &quot;_MAX&quot;))/2.5; 0)*2.5" office:value-type="float" office:value="0">
            <text:p>0.0</text:p>
          </table:table-cell>
          <table:table-cell table:style-name="ce4" table:formula="of:=ROUND((([.N341]/100)*INDIRECT([.$B339] &amp; &quot;_MAX&quot;))/2.5; 0)*2.5" office:value-type="float" office:value="0">
            <text:p>0.0</text:p>
          </table:table-cell>
          <table:table-cell table:style-name="ce4" table:formula="of:=ROUND((([.O341]/100)*INDIRECT([.$B339] &amp; &quot;_MAX&quot;))/2.5; 0)*2.5" office:value-type="float" office:value="0">
            <text:p>0.0</text:p>
          </table:table-cell>
          <table:table-cell table:style-name="ce4" table:formula="of:=ROUND((([.P341]/100)*INDIRECT([.$B339] &amp; &quot;_MAX&quot;))/2.5; 0)*2.5" office:value-type="float" office:value="0">
            <text:p>0.0</text:p>
          </table:table-cell>
          <table:table-cell table:style-name="ce4" table:formula="of:=ROUND((([.Q341]/100)*INDIRECT([.$B339] &amp; &quot;_MAX&quot;))/2.5; 0)*2.5" office:value-type="float" office:value="0">
            <text:p>0.0</text:p>
          </table:table-cell>
          <table:table-cell table:style-name="ce4" table:formula="of:=ROUND((([.R341]/100)*INDIRECT([.$B339] &amp; &quot;_MAX&quot;))/2.5; 0)*2.5" office:value-type="float" office:value="0">
            <text:p>0.0</text:p>
          </table:table-cell>
          <table:table-cell table:style-name="ce4" table:formula="of:=ROUND((([.S341]/100)*INDIRECT([.$B339] &amp; &quot;_MAX&quot;))/2.5; 0)*2.5" office:value-type="float" office:value="0">
            <text:p>0.0</text:p>
          </table:table-cell>
          <table:table-cell table:style-name="ce4" table:formula="of:=ROUND((([.T341]/100)*INDIRECT([.$B339] &amp; &quot;_MAX&quot;))/2.5; 0)*2.5" office:value-type="float" office:value="0">
            <text:p>0.0</text:p>
          </table:table-cell>
          <table:table-cell table:style-name="ce4" table:formula="of:=ROUND((([.U341]/100)*INDIRECT([.$B339] &amp; &quot;_MAX&quot;))/2.5; 0)*2.5" office:value-type="float" office:value="0">
            <text:p>0.0</text:p>
          </table:table-cell>
          <table:table-cell table:style-name="ce4" table:formula="of:=ROUND((([.V341]/100)*INDIRECT([.$B339] &amp; &quot;_MAX&quot;))/2.5; 0)*2.5" office:value-type="float" office:value="0">
            <text:p>0.0</text:p>
          </table:table-cell>
          <table:table-cell table:style-name="ce4" table:formula="of:=ROUND((([.W341]/100)*INDIRECT([.$B339] &amp; &quot;_MAX&quot;))/2.5; 0)*2.5" office:value-type="float" office:value="0">
            <text:p>0.0</text:p>
          </table:table-cell>
          <table:table-cell table:formula="of:=SUM([.E339:.W339])" office:value-type="float" office:value="747.5">
            <text:p>747.5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.0</text:p>
          </table:table-cell>
          <table:table-cell table:number-columns-repeated="12" table:style-name="ce4" office:value-type="float" office:value="0">
            <text:p>0.0</text:p>
          </table:table-cell>
          <table:table-cell table:formula="of:=SUM([.E340:.W340])" office:value-type="float" office:value="21">
            <text:p>21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3" table:style-name="ce4" office:value-type="float" office:value="65">
            <text:p>65.0</text:p>
          </table:table-cell>
          <table:table-cell table:number-columns-repeated="12" table:style-name="ce4" office:value-type="float" office:value="0">
            <text:p>0.0</text:p>
          </table:table-cell>
          <table:table-cell table:formula="of:=SUM([.E341:.W341])" office:value-type="float" office:value="415">
            <text:p>415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10" table:formula="of:=ROUND(SUM([.E342:.W342]); 2)" office:value-type="float" office:value="0.53">
            <text:p>0.53</text:p>
          </table:table-cell>
          <table:table-cell table:style-name="ce4" table:formula="of:=[.E340]/(100-[.E341])" office:value-type="float" office:value="0.06">
            <text:p>0.1</text:p>
          </table:table-cell>
          <table:table-cell table:style-name="ce4" table:formula="of:=[.F340]/(100-[.F341])" office:value-type="float" office:value="0.06">
            <text:p>0.1</text:p>
          </table:table-cell>
          <table:table-cell table:style-name="ce4" table:formula="of:=[.G340]/(100-[.G341])" office:value-type="float" office:value="0.075">
            <text:p>0.1</text:p>
          </table:table-cell>
          <table:table-cell table:style-name="ce4" table:formula="of:=[.H340]/(100-[.H341])" office:value-type="float" office:value="0.075">
            <text:p>0.1</text:p>
          </table:table-cell>
          <table:table-cell table:style-name="ce4" table:formula="of:=[.I340]/(100-[.I341])" office:value-type="float" office:value="0.0857142857142857">
            <text:p>0.1</text:p>
          </table:table-cell>
          <table:table-cell table:style-name="ce4" table:formula="of:=[.J340]/(100-[.J341])" office:value-type="float" office:value="0.0857142857142857">
            <text:p>0.1</text:p>
          </table:table-cell>
          <table:table-cell table:style-name="ce4" table:formula="of:=[.K340]/(100-[.K341])" office:value-type="float" office:value="0.0857142857142857">
            <text:p>0.1</text:p>
          </table:table-cell>
          <table:table-cell table:style-name="ce4" table:formula="of:=[.L340]/(100-[.L341])" office:value-type="float" office:value="0">
            <text:p>0.0</text:p>
          </table:table-cell>
          <table:table-cell table:style-name="ce4" table:formula="of:=[.M340]/(100-[.M341])" office:value-type="float" office:value="0">
            <text:p>0.0</text:p>
          </table:table-cell>
          <table:table-cell table:style-name="ce4" table:formula="of:=[.N340]/(100-[.N341])" office:value-type="float" office:value="0">
            <text:p>0.0</text:p>
          </table:table-cell>
          <table:table-cell table:style-name="ce4" table:formula="of:=[.O340]/(100-[.O341])" office:value-type="float" office:value="0">
            <text:p>0.0</text:p>
          </table:table-cell>
          <table:table-cell table:style-name="ce4" table:formula="of:=[.P340]/(100-[.P341])" office:value-type="float" office:value="0">
            <text:p>0.0</text:p>
          </table:table-cell>
          <table:table-cell table:style-name="ce4" table:formula="of:=[.Q340]/(100-[.Q341])" office:value-type="float" office:value="0">
            <text:p>0.0</text:p>
          </table:table-cell>
          <table:table-cell table:style-name="ce4" table:formula="of:=[.R340]/(100-[.R341])" office:value-type="float" office:value="0">
            <text:p>0.0</text:p>
          </table:table-cell>
          <table:table-cell table:style-name="ce4" table:formula="of:=[.S340]/(100-[.S341])" office:value-type="float" office:value="0">
            <text:p>0.0</text:p>
          </table:table-cell>
          <table:table-cell table:style-name="ce4" table:formula="of:=[.T340]/(100-[.T341])" office:value-type="float" office:value="0">
            <text:p>0.0</text:p>
          </table:table-cell>
          <table:table-cell table:style-name="ce4" table:formula="of:=[.U340]/(100-[.U341])" office:value-type="float" office:value="0">
            <text:p>0.0</text:p>
          </table:table-cell>
          <table:table-cell table:style-name="ce4" table:formula="of:=[.V340]/(100-[.V341])" office:value-type="float" office:value="0">
            <text:p>0.0</text:p>
          </table:table-cell>
          <table:table-cell table:style-name="ce4" table:formula="of:=[.W340]/(100-[.W341])" office:value-type="float" office:value="0">
            <text:p>0.0</text:p>
          </table:table-cell>
          <table:table-cell table:formula="of:=SUM([.E342:.W342])" office:value-type="float" office:value="0.527142857142857">
            <text:p>0.5271428571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0</text:p>
          </table:table-cell>
          <table:table-cell table:formula="of:=IF(VLOOKUP([.B343]; Schema; [.$A343]+2; 0)=&quot;x&quot;; INDIRECT([.B343]); &quot;&quot;)">
            <text:p/>
          </table:table-cell>
          <table:table-cell table:style-name="ce7" table:formula="of:=IF(OR(ISNA([.C343]); [.C343]=&quot;&quot;); &quot;-&quot;; [.C343])" office:value-type="string" office:string-value="-">
            <text:p>-</text:p>
          </table:table-cell>
          <table:table-cell table:style-name="ce4" table:number-columns-repeated="19"/>
          <table:table-cell table:formula="of:=SUM([.E343:.W34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1</text:p>
          </table:table-cell>
          <table:table-cell table:formula="of:=IF(VLOOKUP([.B344]; Schema; [.$A344]+2; 0)=&quot;x&quot;; INDIRECT([.B344]); &quot;&quot;)">
            <text:p/>
          </table:table-cell>
          <table:table-cell table:style-name="ce7" table:formula="of:=IF(OR(ISNA([.C344]); [.C344]=&quot;&quot;); &quot;-&quot;; [.C344])" office:value-type="string" office:string-value="-">
            <text:p>-</text:p>
          </table:table-cell>
          <table:table-cell table:style-name="ce4" table:number-columns-repeated="19"/>
          <table:table-cell table:formula="of:=SUM([.E344:.W34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2</text:p>
          </table:table-cell>
          <table:table-cell table:formula="of:=IF(VLOOKUP([.B345]; Schema; [.$A345]+2; 0)=&quot;x&quot;; INDIRECT([.B345]); &quot;&quot;)">
            <text:p/>
          </table:table-cell>
          <table:table-cell table:style-name="ce7" table:formula="of:=IF(OR(ISNA([.C345]); [.C345]=&quot;&quot;); &quot;-&quot;; [.C345])" office:value-type="string" office:string-value="-">
            <text:p>-</text:p>
          </table:table-cell>
          <table:table-cell table:style-name="ce4" table:number-columns-repeated="19"/>
          <table:table-cell table:formula="of:=SUM([.E345:.W34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3</text:p>
          </table:table-cell>
          <table:table-cell table:formula="of:=IF(VLOOKUP([.B346]; Schema; [.$A346]+2; 0)=&quot;x&quot;; INDIRECT([.B346]); &quot;&quot;)">
            <text:p/>
          </table:table-cell>
          <table:table-cell table:style-name="ce7" table:formula="of:=IF(OR(ISNA([.C346]); [.C346]=&quot;&quot;); &quot;-&quot;; [.C346])" office:value-type="string" office:string-value="-">
            <text:p>-</text:p>
          </table:table-cell>
          <table:table-cell table:style-name="ce4" table:number-columns-repeated="19"/>
          <table:table-cell table:formula="of:=SUM([.E346:.W34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4</text:p>
          </table:table-cell>
          <table:table-cell table:formula="of:=IF(VLOOKUP([.B347]; Schema; [.$A347]+2; 0)=&quot;x&quot;; INDIRECT([.B347]); &quot;&quot;)">
            <text:p/>
          </table:table-cell>
          <table:table-cell table:style-name="ce7" table:formula="of:=IF(OR(ISNA([.C347]); [.C347]=&quot;&quot;); &quot;-&quot;; [.C347])" office:value-type="string" office:string-value="-">
            <text:p>-</text:p>
          </table:table-cell>
          <table:table-cell table:style-name="ce4" table:number-columns-repeated="19"/>
          <table:table-cell table:formula="of:=SUM([.E347:.W34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1</text:p>
          </table:table-cell>
          <table:table-cell table:formula="of:=IF(VLOOKUP([.B348]; Schema; [.$A348]+2; 0)=&quot;x&quot;; INDIRECT([.B348]); &quot;&quot;)" office:value-type="string" office:string-value="ryggresning">
            <text:p>ryggresning</text:p>
          </table:table-cell>
          <table:table-cell table:style-name="ce7" table:formula="of:=IF(OR(ISNA([.C348]); [.C348]=&quot;&quot;); &quot;-&quot;; [.C348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348:.W348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2</text:p>
          </table:table-cell>
          <table:table-cell table:formula="of:=IF(VLOOKUP([.B349]; Schema; [.$A349]+2; 0)=&quot;x&quot;; INDIRECT([.B349]); &quot;&quot;)">
            <text:p/>
          </table:table-cell>
          <table:table-cell table:style-name="ce7" table:formula="of:=IF(OR(ISNA([.C349]); [.C349]=&quot;&quot;); &quot;-&quot;; [.C349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349:.W34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3</text:p>
          </table:table-cell>
          <table:table-cell table:formula="of:=IF(VLOOKUP([.B350]; Schema; [.$A350]+2; 0)=&quot;x&quot;; INDIRECT([.B350]); &quot;&quot;)">
            <text:p/>
          </table:table-cell>
          <table:table-cell table:style-name="ce7" table:formula="of:=IF(OR(ISNA([.C350]); [.C350]=&quot;&quot;); &quot;-&quot;; [.C350])" office:value-type="string" office:string-value="-">
            <text:p>-</text:p>
          </table:table-cell>
          <table:table-cell table:style-name="ce4" table:number-columns-repeated="19"/>
          <table:table-cell table:formula="of:=SUM([.E350:.W35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4</text:p>
          </table:table-cell>
          <table:table-cell table:formula="of:=IF(VLOOKUP([.B351]; Schema; [.$A351]+2; 0)=&quot;x&quot;; INDIRECT([.B351]); &quot;&quot;)">
            <text:p/>
          </table:table-cell>
          <table:table-cell table:style-name="ce7" table:formula="of:=IF(OR(ISNA([.C351]); [.C351]=&quot;&quot;); &quot;-&quot;; [.C351])" office:value-type="string" office:string-value="-">
            <text:p>-</text:p>
          </table:table-cell>
          <table:table-cell table:style-name="ce4" table:number-columns-repeated="19"/>
          <table:table-cell table:formula="of:=SUM([.E351:.W3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5</text:p>
          </table:table-cell>
          <table:table-cell table:formula="of:=IF(VLOOKUP([.B352]; Schema; [.$A352]+2; 0)=&quot;x&quot;; INDIRECT([.B352]); &quot;&quot;)">
            <text:p/>
          </table:table-cell>
          <table:table-cell table:style-name="ce7" table:formula="of:=IF(OR(ISNA([.C352]); [.C352]=&quot;&quot;); &quot;-&quot;; [.C352])" office:value-type="string" office:string-value="-">
            <text:p>-</text:p>
          </table:table-cell>
          <table:table-cell table:style-name="ce4" table:number-columns-repeated="19"/>
          <table:table-cell table:formula="of:=SUM([.E352:.W3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3</text:p>
          </table:table-cell>
          <table:table-cell table:formula="of:=IF(VLOOKUP([.B353]; Schema; [.$A353]+2; 0)=&quot;x&quot;; INDIRECT([.B353]); &quot;&quot;)">
            <text:p/>
          </table:table-cell>
          <table:table-cell table:style-name="ce7" table:formula="of:=IF(OR(ISNA([.C353]); [.C353]=&quot;&quot;); &quot;-&quot;; [.C353])" office:value-type="string" office:string-value="-">
            <text:p>-</text:p>
          </table:table-cell>
          <table:table-cell table:style-name="ce4" table:number-columns-repeated="19"/>
          <table:table-cell table:formula="of:=SUM([.E353:.W35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354">
            <text:p>354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2" table:formula="of:=[.A355]" office:value-type="float" office:value="7">
            <text:p>7</text:p>
          </table:table-cell>
          <table:table-cell table:number-columns-repeated="6"/>
          <table:table-cell table:style-name="ce4" table:number-columns-repeated="12"/>
          <table:table-cell table:formula="of:=SUM([.E355:.W355])" office:value-type="float" office:value="7">
            <text:p>7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style-name="ce1"/>
          <table:table-cell table:number-columns-repeated="9"/>
          <table:table-cell table:style-name="ce17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19" office:value-type="string">
            <text:p>KB_A</text:p>
          </table:table-cell>
          <table:table-cell table:style-name="ce18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style-name="ce2" table:number-columns-repeated="2"/>
          <table:table-cell table:style-name="ce6"/>
          <table:table-cell table:number-columns-repeated="7"/>
          <table:table-cell table:style-name="ce18" table:number-columns-repeated="2"/>
          <table:table-cell table:number-columns-repeated="3"/>
          <table:table-cell table:formula="of:=SUM([.X374:.X376])" office:value-type="float" office:value="0">
            <text:p>0</text:p>
          </table:table-cell>
          <table:table-cell table:formula="of:=SUM([.X387:.X392])" office:value-type="float" office:value="30">
            <text:p>30</text:p>
          </table:table-cell>
          <table:table-cell table:formula="of:=SUM([.X394:.X399])" office:value-type="float" office:value="60">
            <text:p>60</text:p>
          </table:table-cell>
          <table:table-cell table:style-name="ce18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</text:p>
          </table:table-cell>
          <table:table-cell/>
          <table:table-cell table:style-name="ce22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358:.W35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358]); 0; [.$A359]-1); 22-[.$A359]; 0)" office:value-type="string" office:string-value="KB_P1">
            <text:p>KB_P1</text:p>
          </table:table-cell>
          <table:table-cell table:formula="of:=IF(VLOOKUP([.B359]; Schema; [.$A359]+2; 0)=&quot;&quot;; &quot;&quot;; INDIRECT([.B359]))" office:value-type="string" office:string-value="KB OL">
            <text:p>KB OL</text:p>
          </table:table-cell>
          <table:table-cell table:style-name="ce7" table:formula="of:=IF(OR(ISNA([.C359]); [.C359]=&quot;&quot;); &quot;-&quot;; [.C359])" office:value-type="string" office:string-value="KB OL">
            <text:p>KB OL</text:p>
          </table:table-cell>
          <table:table-cell table:style-name="ce4" table:formula="of:=ROUND((([.E361]/100)*INDIRECT([.$B359] &amp; &quot;_MAX&quot;))/2.5; 0)*2.5" office:value-type="float" office:value="70">
            <text:p>70.0</text:p>
          </table:table-cell>
          <table:table-cell table:style-name="ce4" table:formula="of:=ROUND((([.F361]/100)*INDIRECT([.$B359] &amp; &quot;_MAX&quot;))/2.5; 0)*2.5" office:value-type="float" office:value="70">
            <text:p>70.0</text:p>
          </table:table-cell>
          <table:table-cell table:style-name="ce4" table:formula="of:=ROUND((([.G361]/100)*INDIRECT([.$B359] &amp; &quot;_MAX&quot;))/2.5; 0)*2.5" office:value-type="float" office:value="85">
            <text:p>85.0</text:p>
          </table:table-cell>
          <table:table-cell table:style-name="ce4" table:formula="of:=ROUND((([.H361]/100)*INDIRECT([.$B359] &amp; &quot;_MAX&quot;))/2.5; 0)*2.5" office:value-type="float" office:value="85">
            <text:p>85.0</text:p>
          </table:table-cell>
          <table:table-cell table:style-name="ce4" table:formula="of:=ROUND((([.I361]/100)*INDIRECT([.$B359] &amp; &quot;_MAX&quot;))/2.5; 0)*2.5" office:value-type="float" office:value="97.5">
            <text:p>97.5</text:p>
          </table:table-cell>
          <table:table-cell table:style-name="ce4" table:formula="of:=ROUND((([.J361]/100)*INDIRECT([.$B359] &amp; &quot;_MAX&quot;))/2.5; 0)*2.5" office:value-type="float" office:value="97.5">
            <text:p>97.5</text:p>
          </table:table-cell>
          <table:table-cell table:style-name="ce4" table:formula="of:=ROUND((([.K361]/100)*INDIRECT([.$B359] &amp; &quot;_MAX&quot;))/2.5; 0)*2.5" office:value-type="float" office:value="112.5">
            <text:p>112.5</text:p>
          </table:table-cell>
          <table:table-cell table:style-name="ce4" table:formula="of:=ROUND((([.L361]/100)*INDIRECT([.$B359] &amp; &quot;_MAX&quot;))/2.5; 0)*2.5" office:value-type="float" office:value="112.5">
            <text:p>112.5</text:p>
          </table:table-cell>
          <table:table-cell table:style-name="ce4" table:formula="of:=ROUND((([.M361]/100)*INDIRECT([.$B359] &amp; &quot;_MAX&quot;))/2.5; 0)*2.5" office:value-type="float" office:value="112.5">
            <text:p>112.5</text:p>
          </table:table-cell>
          <table:table-cell table:style-name="ce4" table:formula="of:=ROUND((([.N361]/100)*INDIRECT([.$B359] &amp; &quot;_MAX&quot;))/2.5; 0)*2.5" office:value-type="float" office:value="112.5">
            <text:p>112.5</text:p>
          </table:table-cell>
          <table:table-cell table:style-name="ce4" table:formula="of:=ROUND((([.O361]/100)*INDIRECT([.$B359] &amp; &quot;_MAX&quot;))/2.5; 0)*2.5" office:value-type="float" office:value="0">
            <text:p>0.0</text:p>
          </table:table-cell>
          <table:table-cell table:style-name="ce4" table:formula="of:=ROUND((([.P361]/100)*INDIRECT([.$B359] &amp; &quot;_MAX&quot;))/2.5; 0)*2.5" office:value-type="float" office:value="0">
            <text:p>0.0</text:p>
          </table:table-cell>
          <table:table-cell table:style-name="ce4" table:formula="of:=ROUND((([.Q361]/100)*INDIRECT([.$B359] &amp; &quot;_MAX&quot;))/2.5; 0)*2.5" office:value-type="float" office:value="0">
            <text:p>0.0</text:p>
          </table:table-cell>
          <table:table-cell table:style-name="ce4" table:formula="of:=ROUND((([.R361]/100)*INDIRECT([.$B359] &amp; &quot;_MAX&quot;))/2.5; 0)*2.5" office:value-type="float" office:value="0">
            <text:p>0.0</text:p>
          </table:table-cell>
          <table:table-cell table:style-name="ce4" table:formula="of:=ROUND((([.S361]/100)*INDIRECT([.$B359] &amp; &quot;_MAX&quot;))/2.5; 0)*2.5" office:value-type="float" office:value="0">
            <text:p>0.0</text:p>
          </table:table-cell>
          <table:table-cell table:style-name="ce4" table:formula="of:=ROUND((([.T361]/100)*INDIRECT([.$B359] &amp; &quot;_MAX&quot;))/2.5; 0)*2.5" office:value-type="float" office:value="0">
            <text:p>0.0</text:p>
          </table:table-cell>
          <table:table-cell table:style-name="ce4" table:formula="of:=ROUND((([.U361]/100)*INDIRECT([.$B359] &amp; &quot;_MAX&quot;))/2.5; 0)*2.5" office:value-type="float" office:value="0">
            <text:p>0.0</text:p>
          </table:table-cell>
          <table:table-cell table:style-name="ce4" table:formula="of:=ROUND((([.V361]/100)*INDIRECT([.$B359] &amp; &quot;_MAX&quot;))/2.5; 0)*2.5" office:value-type="float" office:value="0">
            <text:p>0.0</text:p>
          </table:table-cell>
          <table:table-cell table:style-name="ce4" table:formula="of:=ROUND((([.W361]/100)*INDIRECT([.$B359] &amp; &quot;_MAX&quot;))/2.5; 0)*2.5" office:value-type="float" office:value="0">
            <text:p>0.0</text:p>
          </table:table-cell>
          <table:table-cell table:formula="of:=SUM([.E359:.W359])" office:value-type="float" office:value="955">
            <text:p>95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9"/>
          <table:table-cell table:number-columns-repeated="10" table:style-name="ce4" office:value-type="float" office:value="3">
            <text:p>3.0</text:p>
          </table:table-cell>
          <table:table-cell table:number-columns-repeated="9" table:style-name="ce4" office:value-type="float" office:value="0">
            <text:p>0.0</text:p>
          </table:table-cell>
          <table:table-cell table:formula="of:=SUM([.E360:.W360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10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80">
            <text:p>80.0</text:p>
          </table:table-cell>
          <table:table-cell table:number-columns-repeated="9" table:style-name="ce4" office:value-type="float" office:value="0">
            <text:p>0.0</text:p>
          </table:table-cell>
          <table:table-cell table:formula="of:=SUM([.E361:.W361])" office:value-type="float" office:value="680">
            <text:p>68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10" table:formula="of:=ROUND(SUM([.E362:.W362]); 2)" office:value-type="float" office:value="1.07">
            <text:p>1.07</text:p>
          </table:table-cell>
          <table:table-cell table:style-name="ce4" table:formula="of:=[.E360]/(100-[.E361])" office:value-type="float" office:value="0.06">
            <text:p>0.1</text:p>
          </table:table-cell>
          <table:table-cell table:style-name="ce4" table:formula="of:=[.F360]/(100-[.F361])" office:value-type="float" office:value="0.06">
            <text:p>0.1</text:p>
          </table:table-cell>
          <table:table-cell table:style-name="ce4" table:formula="of:=[.G360]/(100-[.G361])" office:value-type="float" office:value="0.075">
            <text:p>0.1</text:p>
          </table:table-cell>
          <table:table-cell table:style-name="ce4" table:formula="of:=[.H360]/(100-[.H361])" office:value-type="float" office:value="0.075">
            <text:p>0.1</text:p>
          </table:table-cell>
          <table:table-cell table:style-name="ce4" table:formula="of:=[.I360]/(100-[.I361])" office:value-type="float" office:value="0.1">
            <text:p>0.1</text:p>
          </table:table-cell>
          <table:table-cell table:style-name="ce4" table:formula="of:=[.J360]/(100-[.J361])" office:value-type="float" office:value="0.1">
            <text:p>0.1</text:p>
          </table:table-cell>
          <table:table-cell table:style-name="ce4" table:formula="of:=[.K360]/(100-[.K361])" office:value-type="float" office:value="0.15">
            <text:p>0.2</text:p>
          </table:table-cell>
          <table:table-cell table:style-name="ce4" table:formula="of:=[.L360]/(100-[.L361])" office:value-type="float" office:value="0.15">
            <text:p>0.2</text:p>
          </table:table-cell>
          <table:table-cell table:style-name="ce4" table:formula="of:=[.M360]/(100-[.M361])" office:value-type="float" office:value="0.15">
            <text:p>0.2</text:p>
          </table:table-cell>
          <table:table-cell table:style-name="ce4" table:formula="of:=[.N360]/(100-[.N361])" office:value-type="float" office:value="0.15">
            <text:p>0.2</text:p>
          </table:table-cell>
          <table:table-cell table:style-name="ce4" table:formula="of:=[.O360]/(100-[.O361])" office:value-type="float" office:value="0">
            <text:p>0.0</text:p>
          </table:table-cell>
          <table:table-cell table:style-name="ce4" table:formula="of:=[.P360]/(100-[.P361])" office:value-type="float" office:value="0">
            <text:p>0.0</text:p>
          </table:table-cell>
          <table:table-cell table:style-name="ce4" table:formula="of:=[.Q360]/(100-[.Q361])" office:value-type="float" office:value="0">
            <text:p>0.0</text:p>
          </table:table-cell>
          <table:table-cell table:style-name="ce4" table:formula="of:=[.R360]/(100-[.R361])" office:value-type="float" office:value="0">
            <text:p>0.0</text:p>
          </table:table-cell>
          <table:table-cell table:style-name="ce4" table:formula="of:=[.S360]/(100-[.S361])" office:value-type="float" office:value="0">
            <text:p>0.0</text:p>
          </table:table-cell>
          <table:table-cell table:style-name="ce4" table:formula="of:=[.T360]/(100-[.T361])" office:value-type="float" office:value="0">
            <text:p>0.0</text:p>
          </table:table-cell>
          <table:table-cell table:style-name="ce4" table:formula="of:=[.U360]/(100-[.U361])" office:value-type="float" office:value="0">
            <text:p>0.0</text:p>
          </table:table-cell>
          <table:table-cell table:style-name="ce4" table:formula="of:=[.V360]/(100-[.V361])" office:value-type="float" office:value="0">
            <text:p>0.0</text:p>
          </table:table-cell>
          <table:table-cell table:style-name="ce4" table:formula="of:=[.W360]/(100-[.W361])" office:value-type="float" office:value="0">
            <text:p>0.0</text:p>
          </table:table-cell>
          <table:table-cell table:formula="of:=SUM([.E362:.W362])" office:value-type="float" office:value="1.07">
            <text:p>1.07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START</text:p>
          </table:table-cell>
          <table:table-cell/>
          <table:table-cell table:style-name="ce10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0</text:p>
          </table:table-cell>
          <table:table-cell table:formula="of:=IF(VLOOKUP([.B364]; Schema; [.$A364]+2; 0)=&quot;x&quot;; INDIRECT([.B364]); &quot;&quot;)">
            <text:p/>
          </table:table-cell>
          <table:table-cell table:style-name="ce7" table:formula="of:=IF(OR(ISNA([.C364]); [.C364]=&quot;&quot;); &quot;-&quot;; [.C364])" office:value-type="string" office:string-value="-">
            <text:p>-</text:p>
          </table:table-cell>
          <table:table-cell table:style-name="ce4" table:number-columns-repeated="19"/>
          <table:table-cell table:formula="of:=SUM([.E364:.W3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1</text:p>
          </table:table-cell>
          <table:table-cell table:formula="of:=IF(VLOOKUP([.B366]; Schema; [.$A366]+2; 0)=&quot;x&quot;; INDIRECT([.B366]); &quot;&quot;)">
            <text:p/>
          </table:table-cell>
          <table:table-cell table:style-name="ce7" table:formula="of:=IF(OR(ISNA([.C366]); [.C366]=&quot;&quot;); &quot;-&quot;; [.C366])" office:value-type="string" office:string-value="-">
            <text:p>-</text:p>
          </table:table-cell>
          <table:table-cell table:style-name="ce4" table:number-columns-repeated="19"/>
          <table:table-cell table:formula="of:=SUM([.E366:.W3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2</text:p>
          </table:table-cell>
          <table:table-cell table:formula="of:=IF(VLOOKUP([.B368]; Schema; [.$A368]+2; 0)=&quot;x&quot;; INDIRECT([.B368]); &quot;&quot;)">
            <text:p/>
          </table:table-cell>
          <table:table-cell table:style-name="ce7" table:formula="of:=IF(OR(ISNA([.C368]); [.C368]=&quot;&quot;); &quot;-&quot;; [.C368])" office:value-type="string" office:string-value="-">
            <text:p>-</text:p>
          </table:table-cell>
          <table:table-cell table:style-name="ce4" table:number-columns-repeated="19"/>
          <table:table-cell table:formula="of:=SUM([.E368:.W36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3</text:p>
          </table:table-cell>
          <table:table-cell table:formula="of:=IF(VLOOKUP([.B370]; Schema; [.$A370]+2; 0)=&quot;x&quot;; INDIRECT([.B370]); &quot;&quot;)">
            <text:p/>
          </table:table-cell>
          <table:table-cell table:style-name="ce7" table:formula="of:=IF(OR(ISNA([.C370]); [.C370]=&quot;&quot;); &quot;-&quot;; [.C370])" office:value-type="string" office:string-value="-">
            <text:p>-</text:p>
          </table:table-cell>
          <table:table-cell table:style-name="ce4" table:number-columns-repeated="19"/>
          <table:table-cell table:formula="of:=SUM([.E370:.W3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4</text:p>
          </table:table-cell>
          <table:table-cell table:formula="of:=IF(VLOOKUP([.B372]; Schema; [.$A372]+2; 0)=&quot;x&quot;; INDIRECT([.B372]); &quot;&quot;)">
            <text:p/>
          </table:table-cell>
          <table:table-cell table:style-name="ce7" table:formula="of:=IF(OR(ISNA([.C372]); [.C372]=&quot;&quot;); &quot;-&quot;; [.C372])" office:value-type="string" office:string-value="-">
            <text:p>-</text:p>
          </table:table-cell>
          <table:table-cell table:style-name="ce4" table:number-columns-repeated="19"/>
          <table:table-cell table:formula="of:=SUM([.E372:.W37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1</text:p>
          </table:table-cell>
          <table:table-cell table:formula="of:=IF(VLOOKUP([.B374]; Schema; [.$A374]+2; 0)=&quot;x&quot;; INDIRECT([.B374]); &quot;&quot;)">
            <text:p/>
          </table:table-cell>
          <table:table-cell table:style-name="ce7" table:formula="of:=IF(OR(ISNA([.C374]); [.C374]=&quot;&quot;); &quot;-&quot;; [.C374])" office:value-type="string" office:string-value="-">
            <text:p>-</text:p>
          </table:table-cell>
          <table:table-cell table:style-name="ce4" table:number-columns-repeated="14"/>
          <table:table-cell table:style-name="ce15"/>
          <table:table-cell table:style-name="ce4" table:number-columns-repeated="4"/>
          <table:table-cell table:formula="of:=SUM([.E374:.W37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2</text:p>
          </table:table-cell>
          <table:table-cell table:formula="of:=IF(VLOOKUP([.B375]; Schema; [.$A375]+2; 0)=&quot;x&quot;; INDIRECT([.B375]); &quot;&quot;)">
            <text:p/>
          </table:table-cell>
          <table:table-cell table:style-name="ce7" table:formula="of:=IF(OR(ISNA([.C375]); [.C375]=&quot;&quot;); &quot;-&quot;; [.C375])" office:value-type="string" office:string-value="-">
            <text:p>-</text:p>
          </table:table-cell>
          <table:table-cell table:style-name="ce4" table:number-columns-repeated="2"/>
          <table:table-cell table:style-name="ce14"/>
          <table:table-cell table:style-name="ce15" table:number-columns-repeated="2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375:.W37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3</text:p>
          </table:table-cell>
          <table:table-cell table:formula="of:=IF(VLOOKUP([.B376]; Schema; [.$A376]+2; 0)=&quot;x&quot;; INDIRECT([.B376]); &quot;&quot;)">
            <text:p/>
          </table:table-cell>
          <table:table-cell table:style-name="ce7" table:formula="of:=IF(OR(ISNA([.C376]); [.C376]=&quot;&quot;); &quot;-&quot;; [.C376])" office:value-type="string" office:string-value="-">
            <text:p>-</text:p>
          </table:table-cell>
          <table:table-cell table:style-name="ce4" table:number-columns-repeated="19"/>
          <table:table-cell table:formula="of:=SUM([.E376:.W37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5</text:p>
          </table:table-cell>
          <table:table-cell table:formula="of:=IF(VLOOKUP([.B377]; Schema; [.$A377]+2; 0)=&quot;x&quot;; INDIRECT([.B377]); &quot;&quot;)">
            <text:p/>
          </table:table-cell>
          <table:table-cell table:style-name="ce7" table:formula="of:=IF(OR(ISNA([.C377]); [.C377]=&quot;&quot;); &quot;-&quot;; [.C377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4</text:p>
          </table:table-cell>
          <table:table-cell table:formula="of:=IF(VLOOKUP([.B378]; Schema; [.$A378]+2; 0)=&quot;x&quot;; INDIRECT([.B378]); &quot;&quot;)" office:value-type="string" office:string-value="TKE">
            <text:p>TKE</text:p>
          </table:table-cell>
          <table:table-cell table:style-name="ce7" table:formula="of:=IF(OR(ISNA([.C378]); [.C378]=&quot;&quot;); &quot;-&quot;; [.C378])" office:value-type="string" office:string-value="TKE">
            <text:p>TKE</text:p>
          </table:table-cell>
          <table:table-cell table:number-columns-repeated="3" table:style-name="ce4" office:value-type="float" office:value="30">
            <text:p>30.0</text:p>
          </table:table-cell>
          <table:table-cell table:style-name="ce4" table:number-columns-repeated="16"/>
          <table:table-cell table:formula="of:=SUM([.E378:.W378])" office:value-type="float" office:value="90">
            <text:p>9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379:.W37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379]); 0; [.$A380]-1); 22-[.$A380]; 0)" office:value-type="string" office:string-value="BP_P0">
            <text:p>BP_P0</text:p>
          </table:table-cell>
          <table:table-cell table:formula="of:=IF(VLOOKUP([.B380]; Schema; [.$A380]+2; 0)=&quot;&quot;; &quot;&quot;; INDIRECT([.B380]))" office:value-type="string" office:string-value="BP tävling">
            <text:p>BP tävling</text:p>
          </table:table-cell>
          <table:table-cell table:style-name="ce7" table:formula="of:=IF(OR(ISNA([.C380]); [.C380]=&quot;&quot;); &quot;-&quot;; [.C380])" office:value-type="string" office:string-value="BP tävling">
            <text:p>BP tävling</text:p>
          </table:table-cell>
          <table:table-cell table:style-name="ce4" table:formula="of:=ROUND((([.E382]/100)*INDIRECT([.$B380] &amp; &quot;_MAX&quot;))/2.5; 0)*2.5" office:value-type="float" office:value="72.5">
            <text:p>72.5</text:p>
          </table:table-cell>
          <table:table-cell table:style-name="ce4" table:formula="of:=ROUND((([.F382]/100)*INDIRECT([.$B380] &amp; &quot;_MAX&quot;))/2.5; 0)*2.5" office:value-type="float" office:value="72.5">
            <text:p>72.5</text:p>
          </table:table-cell>
          <table:table-cell table:style-name="ce4" table:formula="of:=ROUND((([.G382]/100)*INDIRECT([.$B380] &amp; &quot;_MAX&quot;))/2.5; 0)*2.5" office:value-type="float" office:value="87.5">
            <text:p>87.5</text:p>
          </table:table-cell>
          <table:table-cell table:style-name="ce4" table:formula="of:=ROUND((([.H382]/100)*INDIRECT([.$B380] &amp; &quot;_MAX&quot;))/2.5; 0)*2.5" office:value-type="float" office:value="87.5">
            <text:p>87.5</text:p>
          </table:table-cell>
          <table:table-cell table:style-name="ce4" table:formula="of:=ROUND((([.I382]/100)*INDIRECT([.$B380] &amp; &quot;_MAX&quot;))/2.5; 0)*2.5" office:value-type="float" office:value="102.5">
            <text:p>102.5</text:p>
          </table:table-cell>
          <table:table-cell table:style-name="ce4" table:formula="of:=ROUND((([.J382]/100)*INDIRECT([.$B380] &amp; &quot;_MAX&quot;))/2.5; 0)*2.5" office:value-type="float" office:value="102.5">
            <text:p>102.5</text:p>
          </table:table-cell>
          <table:table-cell table:style-name="ce4" table:formula="of:=ROUND((([.K382]/100)*INDIRECT([.$B380] &amp; &quot;_MAX&quot;))/2.5; 0)*2.5" office:value-type="float" office:value="115">
            <text:p>115.0</text:p>
          </table:table-cell>
          <table:table-cell table:style-name="ce4" table:formula="of:=ROUND((([.L382]/100)*INDIRECT([.$B380] &amp; &quot;_MAX&quot;))/2.5; 0)*2.5" office:value-type="float" office:value="115">
            <text:p>115.0</text:p>
          </table:table-cell>
          <table:table-cell table:style-name="ce4" table:formula="of:=ROUND((([.M382]/100)*INDIRECT([.$B380] &amp; &quot;_MAX&quot;))/2.5; 0)*2.5" office:value-type="float" office:value="115">
            <text:p>115.0</text:p>
          </table:table-cell>
          <table:table-cell table:style-name="ce4" table:formula="of:=ROUND((([.N382]/100)*INDIRECT([.$B380] &amp; &quot;_MAX&quot;))/2.5; 0)*2.5" office:value-type="float" office:value="115">
            <text:p>115.0</text:p>
          </table:table-cell>
          <table:table-cell table:style-name="ce4" table:formula="of:=ROUND((([.O382]/100)*INDIRECT([.$B380] &amp; &quot;_MAX&quot;))/2.5; 0)*2.5" office:value-type="float" office:value="0">
            <text:p>0.0</text:p>
          </table:table-cell>
          <table:table-cell table:style-name="ce4" table:formula="of:=ROUND((([.P382]/100)*INDIRECT([.$B380] &amp; &quot;_MAX&quot;))/2.5; 0)*2.5" office:value-type="float" office:value="0">
            <text:p>0.0</text:p>
          </table:table-cell>
          <table:table-cell table:style-name="ce4" table:formula="of:=ROUND((([.Q382]/100)*INDIRECT([.$B380] &amp; &quot;_MAX&quot;))/2.5; 0)*2.5" office:value-type="float" office:value="0">
            <text:p>0.0</text:p>
          </table:table-cell>
          <table:table-cell table:style-name="ce4" table:formula="of:=ROUND((([.R382]/100)*INDIRECT([.$B380] &amp; &quot;_MAX&quot;))/2.5; 0)*2.5" office:value-type="float" office:value="0">
            <text:p>0.0</text:p>
          </table:table-cell>
          <table:table-cell table:style-name="ce4" table:formula="of:=ROUND((([.S382]/100)*INDIRECT([.$B380] &amp; &quot;_MAX&quot;))/2.5; 0)*2.5" office:value-type="float" office:value="0">
            <text:p>0.0</text:p>
          </table:table-cell>
          <table:table-cell table:style-name="ce4" table:formula="of:=ROUND((([.T382]/100)*INDIRECT([.$B380] &amp; &quot;_MAX&quot;))/2.5; 0)*2.5" office:value-type="float" office:value="0">
            <text:p>0.0</text:p>
          </table:table-cell>
          <table:table-cell table:style-name="ce4" table:formula="of:=ROUND((([.U382]/100)*INDIRECT([.$B380] &amp; &quot;_MAX&quot;))/2.5; 0)*2.5" office:value-type="float" office:value="0">
            <text:p>0.0</text:p>
          </table:table-cell>
          <table:table-cell table:style-name="ce4" table:formula="of:=ROUND((([.V382]/100)*INDIRECT([.$B380] &amp; &quot;_MAX&quot;))/2.5; 0)*2.5" office:value-type="float" office:value="0">
            <text:p>0.0</text:p>
          </table:table-cell>
          <table:table-cell table:style-name="ce4" table:formula="of:=ROUND((([.W382]/100)*INDIRECT([.$B380] &amp; &quot;_MAX&quot;))/2.5; 0)*2.5" office:value-type="float" office:value="0">
            <text:p>0.0</text:p>
          </table:table-cell>
          <table:table-cell table:formula="of:=SUM([.E380:.W380])" office:value-type="float" office:value="985">
            <text:p>98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style-name="ce13" office:value-type="float" office:value="3">
            <text:p>3</text:p>
          </table:table-cell>
          <table:table-cell table:number-columns-repeated="9" table:style-name="ce4" office:value-type="float" office:value="3">
            <text:p>3.0</text:p>
          </table:table-cell>
          <table:table-cell table:number-columns-repeated="9" table:style-name="ce4" office:value-type="float" office:value="0">
            <text:p>0.0</text:p>
          </table:table-cell>
          <table:table-cell table:formula="of:=SUM([.E381:.W381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2" table:style-name="ce4" office:value-type="float" office:value="70">
            <text:p>70.0</text:p>
          </table:table-cell>
          <table:table-cell table:number-columns-repeated="4" table:style-name="ce4" office:value-type="float" office:value="80">
            <text:p>80.0</text:p>
          </table:table-cell>
          <table:table-cell table:number-columns-repeated="9" table:style-name="ce4" office:value-type="float" office:value="0">
            <text:p>0.0</text:p>
          </table:table-cell>
          <table:table-cell table:formula="of:=SUM([.E382:.W382])" office:value-type="float" office:value="680">
            <text:p>68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10" table:formula="of:=ROUND(SUM([.E383:.W383]); 2)" office:value-type="float" office:value="1.07">
            <text:p>1.07</text:p>
          </table:table-cell>
          <table:table-cell table:style-name="ce4" table:formula="of:=[.E381]/(100-[.E382])" office:value-type="float" office:value="0.06">
            <text:p>0.1</text:p>
          </table:table-cell>
          <table:table-cell table:style-name="ce4" table:formula="of:=[.F381]/(100-[.F382])" office:value-type="float" office:value="0.06">
            <text:p>0.1</text:p>
          </table:table-cell>
          <table:table-cell table:style-name="ce4" table:formula="of:=[.G381]/(100-[.G382])" office:value-type="float" office:value="0.075">
            <text:p>0.1</text:p>
          </table:table-cell>
          <table:table-cell table:style-name="ce4" table:formula="of:=[.H381]/(100-[.H382])" office:value-type="float" office:value="0.075">
            <text:p>0.1</text:p>
          </table:table-cell>
          <table:table-cell table:style-name="ce4" table:formula="of:=[.I381]/(100-[.I382])" office:value-type="float" office:value="0.1">
            <text:p>0.1</text:p>
          </table:table-cell>
          <table:table-cell table:style-name="ce4" table:formula="of:=[.J381]/(100-[.J382])" office:value-type="float" office:value="0.1">
            <text:p>0.1</text:p>
          </table:table-cell>
          <table:table-cell table:style-name="ce4" table:formula="of:=[.K381]/(100-[.K382])" office:value-type="float" office:value="0.15">
            <text:p>0.2</text:p>
          </table:table-cell>
          <table:table-cell table:style-name="ce4" table:formula="of:=[.L381]/(100-[.L382])" office:value-type="float" office:value="0.15">
            <text:p>0.2</text:p>
          </table:table-cell>
          <table:table-cell table:style-name="ce4" table:formula="of:=[.M381]/(100-[.M382])" office:value-type="float" office:value="0.15">
            <text:p>0.2</text:p>
          </table:table-cell>
          <table:table-cell table:style-name="ce4" table:formula="of:=[.N381]/(100-[.N382])" office:value-type="float" office:value="0.15">
            <text:p>0.2</text:p>
          </table:table-cell>
          <table:table-cell table:style-name="ce4" table:formula="of:=[.O381]/(100-[.O382])" office:value-type="float" office:value="0">
            <text:p>0.0</text:p>
          </table:table-cell>
          <table:table-cell table:style-name="ce4" table:formula="of:=[.P381]/(100-[.P382])" office:value-type="float" office:value="0">
            <text:p>0.0</text:p>
          </table:table-cell>
          <table:table-cell table:style-name="ce4" table:formula="of:=[.Q381]/(100-[.Q382])" office:value-type="float" office:value="0">
            <text:p>0.0</text:p>
          </table:table-cell>
          <table:table-cell table:style-name="ce4" table:formula="of:=[.R381]/(100-[.R382])" office:value-type="float" office:value="0">
            <text:p>0.0</text:p>
          </table:table-cell>
          <table:table-cell table:style-name="ce4" table:formula="of:=[.S381]/(100-[.S382])" office:value-type="float" office:value="0">
            <text:p>0.0</text:p>
          </table:table-cell>
          <table:table-cell table:style-name="ce4" table:formula="of:=[.T381]/(100-[.T382])" office:value-type="float" office:value="0">
            <text:p>0.0</text:p>
          </table:table-cell>
          <table:table-cell table:style-name="ce4" table:formula="of:=[.U381]/(100-[.U382])" office:value-type="float" office:value="0">
            <text:p>0.0</text:p>
          </table:table-cell>
          <table:table-cell table:style-name="ce4" table:formula="of:=[.V381]/(100-[.V382])" office:value-type="float" office:value="0">
            <text:p>0.0</text:p>
          </table:table-cell>
          <table:table-cell table:style-name="ce4" table:formula="of:=[.W381]/(100-[.W382])" office:value-type="float" office:value="0">
            <text:p>0.0</text:p>
          </table:table-cell>
          <table:table-cell table:formula="of:=SUM([.E383:.W383])" office:value-type="float" office:value="1.07">
            <text:p>1.07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P1</text:p>
          </table:table-cell>
          <table:table-cell table:formula="of:=IF(VLOOKUP([.B384]; Schema; [.$A384]+2; 0)=&quot;x&quot;; INDIRECT([.B384]); &quot;&quot;)">
            <text:p/>
          </table:table-cell>
          <table:table-cell table:style-name="ce7" table:formula="of:=IF(OR(ISNA([.C384]); [.C384]=&quot;&quot;); &quot;-&quot;; [.C384])" office:value-type="string" office:string-value="-">
            <text:p>-</text:p>
          </table:table-cell>
          <table:table-cell table:number-columns-repeated="3" table:style-name="ce4" office:value-type="float" office:value="3">
            <text:p>3.0</text:p>
          </table:table-cell>
          <table:table-cell table:style-name="ce4" table:number-columns-repeated="16"/>
          <table:table-cell table:formula="of:=SUM([.E384:.W384])" office:value-type="float" office:value="9">
            <text:p>9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P2</text:p>
          </table:table-cell>
          <table:table-cell table:formula="of:=IF(VLOOKUP([.B385]; Schema; [.$A385]+2; 0)=&quot;x&quot;; INDIRECT([.B385]); &quot;&quot;)">
            <text:p/>
          </table:table-cell>
          <table:table-cell table:style-name="ce7" table:formula="of:=IF(OR(ISNA([.C385]); [.C385]=&quot;&quot;); &quot;-&quot;; [.C385])" office:value-type="string" office:string-value="-">
            <text:p>-</text:p>
          </table:table-cell>
          <table:table-cell table:style-name="ce4" table:number-columns-repeated="19"/>
          <table:table-cell table:formula="of:=SUM([.E385:.W38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P3</text:p>
          </table:table-cell>
          <table:table-cell table:formula="of:=IF(VLOOKUP([.B386]; Schema; [.$A386]+2; 0)=&quot;x&quot;; INDIRECT([.B386]); &quot;&quot;)">
            <text:p/>
          </table:table-cell>
          <table:table-cell table:style-name="ce7" table:formula="of:=IF(OR(ISNA([.C386]); [.C386]=&quot;&quot;); &quot;-&quot;; [.C386])" office:value-type="string" office:string-value="-">
            <text:p>-</text:p>
          </table:table-cell>
          <table:table-cell table:style-name="ce4" table:number-columns-repeated="19"/>
          <table:table-cell table:formula="of:=SUM([.E386:.W38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1</text:p>
          </table:table-cell>
          <table:table-cell table:formula="of:=IF(VLOOKUP([.B387]; Schema; [.$A387]+2; 0)=&quot;x&quot;; INDIRECT([.B387]); &quot;&quot;)" office:value-type="string" office:string-value="flies">
            <text:p>flies</text:p>
          </table:table-cell>
          <table:table-cell table:style-name="ce7" table:formula="of:=IF(OR(ISNA([.C387]); [.C387]=&quot;&quot;); &quot;-&quot;; [.C387])" office:value-type="string" office:string-value="flies">
            <text:p>flies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387:.W387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2</text:p>
          </table:table-cell>
          <table:table-cell table:formula="of:=IF(VLOOKUP([.B388]; Schema; [.$A388]+2; 0)=&quot;x&quot;; INDIRECT([.B388]); &quot;&quot;)">
            <text:p/>
          </table:table-cell>
          <table:table-cell table:style-name="ce7" table:formula="of:=IF(OR(ISNA([.C388]); [.C388]=&quot;&quot;); &quot;-&quot;; [.C388])" office:value-type="string" office:string-value="-">
            <text:p>-</text:p>
          </table:table-cell>
          <table:table-cell table:style-name="ce4" table:number-columns-repeated="19"/>
          <table:table-cell table:formula="of:=SUM([.E388:.W38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3</text:p>
          </table:table-cell>
          <table:table-cell table:formula="of:=IF(VLOOKUP([.B389]; Schema; [.$A389]+2; 0)=&quot;x&quot;; INDIRECT([.B389]); &quot;&quot;)">
            <text:p/>
          </table:table-cell>
          <table:table-cell table:style-name="ce7" table:formula="of:=IF(OR(ISNA([.C389]); [.C389]=&quot;&quot;); &quot;-&quot;; [.C389])" office:value-type="string" office:string-value="-">
            <text:p>-</text:p>
          </table:table-cell>
          <table:table-cell table:style-name="ce4" table:number-columns-repeated="19"/>
          <table:table-cell table:formula="of:=SUM([.E389:.W38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4</text:p>
          </table:table-cell>
          <table:table-cell table:formula="of:=IF(VLOOKUP([.B390]; Schema; [.$A390]+2; 0)=&quot;x&quot;; INDIRECT([.B390]); &quot;&quot;)">
            <text:p/>
          </table:table-cell>
          <table:table-cell table:style-name="ce7" table:formula="of:=IF(OR(ISNA([.C390]); [.C390]=&quot;&quot;); &quot;-&quot;; [.C390])" office:value-type="string" office:string-value="-">
            <text:p>-</text:p>
          </table:table-cell>
          <table:table-cell table:style-name="ce4" table:number-columns-repeated="19"/>
          <table:table-cell table:formula="of:=SUM([.E390:.W39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1</text:p>
          </table:table-cell>
          <table:table-cell table:formula="of:=IF(VLOOKUP([.B391]; Schema; [.$A391]+2; 0)=&quot;x&quot;; INDIRECT([.B391]); &quot;&quot;)">
            <text:p/>
          </table:table-cell>
          <table:table-cell table:style-name="ce7" table:formula="of:=IF(OR(ISNA([.C391]); [.C391]=&quot;&quot;); &quot;-&quot;; [.C391])" office:value-type="string" office:string-value="-">
            <text:p>-</text:p>
          </table:table-cell>
          <table:table-cell table:style-name="ce4" table:number-columns-repeated="19"/>
          <table:table-cell table:formula="of:=SUM([.E391:.W39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2</text:p>
          </table:table-cell>
          <table:table-cell table:formula="of:=IF(VLOOKUP([.B392]; Schema; [.$A392]+2; 0)=&quot;x&quot;; INDIRECT([.B392]); &quot;&quot;)">
            <text:p/>
          </table:table-cell>
          <table:table-cell table:style-name="ce7" table:formula="of:=IF(OR(ISNA([.C392]); [.C392]=&quot;&quot;); &quot;-&quot;; [.C392])" office:value-type="string" office:string-value="-">
            <text:p>-</text:p>
          </table:table-cell>
          <table:table-cell table:style-name="ce4" table:number-columns-repeated="19"/>
          <table:table-cell table:formula="of:=SUM([.E392:.W39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3</text:p>
          </table:table-cell>
          <table:table-cell table:formula="of:=IF(VLOOKUP([.B393]; Schema; [.$A393]+2; 0)=&quot;x&quot;; INDIRECT([.B393]); &quot;&quot;)" office:value-type="string" office:string-value="biceps">
            <text:p>biceps</text:p>
          </table:table-cell>
          <table:table-cell table:style-name="ce7" table:formula="of:=IF(OR(ISNA([.C393]); [.C393]=&quot;&quot;); &quot;-&quot;; [.C393])" office:value-type="string" office:string-value="biceps">
            <text:p>biceps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formula="of:=SUM([.E393:.W393])" office:value-type="float" office:value="45">
            <text:p>4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1</text:p>
          </table:table-cell>
          <table:table-cell table:formula="of:=IF(VLOOKUP([.B394]; Schema; [.$A394]+2; 0)=&quot;x&quot;; INDIRECT([.B394]); &quot;&quot;)" office:value-type="string" office:string-value="hängande rodd">
            <text:p>hängande rodd</text:p>
          </table:table-cell>
          <table:table-cell table:style-name="ce7" table:formula="of:=IF(OR(ISNA([.C394]); [.C394]=&quot;&quot;); &quot;-&quot;; [.C394])" office:value-type="string" office:string-value="hängande rodd">
            <text:p>hängande rodd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394:.W394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2</text:p>
          </table:table-cell>
          <table:table-cell table:formula="of:=IF(VLOOKUP([.B395]; Schema; [.$A395]+2; 0)=&quot;x&quot;; INDIRECT([.B395]); &quot;&quot;)">
            <text:p/>
          </table:table-cell>
          <table:table-cell table:style-name="ce7" table:formula="of:=IF(OR(ISNA([.C395]); [.C395]=&quot;&quot;); &quot;-&quot;; [.C395])" office:value-type="string" office:string-value="-">
            <text:p>-</text:p>
          </table:table-cell>
          <table:table-cell table:style-name="ce4" table:number-columns-repeated="19"/>
          <table:table-cell table:formula="of:=SUM([.E395:.W39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3</text:p>
          </table:table-cell>
          <table:table-cell table:formula="of:=IF(VLOOKUP([.B396]; Schema; [.$A396]+2; 0)=&quot;x&quot;; INDIRECT([.B396]); &quot;&quot;)">
            <text:p/>
          </table:table-cell>
          <table:table-cell table:style-name="ce7" table:formula="of:=IF(OR(ISNA([.C396]); [.C396]=&quot;&quot;); &quot;-&quot;; [.C396])" office:value-type="string" office:string-value="-">
            <text:p>-</text:p>
          </table:table-cell>
          <table:table-cell table:style-name="ce4" table:number-columns-repeated="19"/>
          <table:table-cell table:formula="of:=SUM([.E396:.W39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4</text:p>
          </table:table-cell>
          <table:table-cell table:formula="of:=IF(VLOOKUP([.B397]; Schema; [.$A397]+2; 0)=&quot;x&quot;; INDIRECT([.B397]); &quot;&quot;)">
            <text:p/>
          </table:table-cell>
          <table:table-cell table:style-name="ce7" table:formula="of:=IF(OR(ISNA([.C397]); [.C397]=&quot;&quot;); &quot;-&quot;; [.C397])" office:value-type="string" office:string-value="-">
            <text:p>-</text:p>
          </table:table-cell>
          <table:table-cell table:style-name="ce4" table:number-columns-repeated="19"/>
          <table:table-cell table:formula="of:=SUM([.E397:.W39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5</text:p>
          </table:table-cell>
          <table:table-cell table:formula="of:=IF(VLOOKUP([.B398]; Schema; [.$A398]+2; 0)=&quot;x&quot;; INDIRECT([.B398]); &quot;&quot;)" office:value-type="string" office:string-value="hantellyft">
            <text:p>hantellyft</text:p>
          </table:table-cell>
          <table:table-cell table:style-name="ce7" table:formula="of:=IF(OR(ISNA([.C398]); [.C398]=&quot;&quot;); &quot;-&quot;; [.C398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398:.W398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6</text:p>
          </table:table-cell>
          <table:table-cell table:formula="of:=IF(VLOOKUP([.B399]; Schema; [.$A399]+2; 0)=&quot;x&quot;; INDIRECT([.B399]); &quot;&quot;)">
            <text:p/>
          </table:table-cell>
          <table:table-cell table:style-name="ce7" table:formula="of:=IF(OR(ISNA([.C399]); [.C399]=&quot;&quot;); &quot;-&quot;; [.C399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399:.W3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3"/>
          <table:table-cell table:style-name="ce4" table:number-columns-repeated="18"/>
          <table:table-cell table:formula="of:=SUM([.E400:.W40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400]); 0; [.$A401]-1); 22-[.$A401]; 0)" office:value-type="float" office:value="0">
            <text:p>#N/A</text:p>
          </table:table-cell>
          <table:table-cell table:formula="of:=IF(VLOOKUP([.B401]; Schema; [.$A401]+2; 0)=&quot;&quot;; &quot;&quot;; INDIRECT([.B401]))" office:value-type="float" office:value="0">
            <text:p>#N/A</text:p>
          </table:table-cell>
          <table:table-cell table:style-name="ce7" table:formula="of:=IF(OR(ISNA([.C401]); [.C401]=&quot;&quot;); &quot;-&quot;; [.C401])" office:value-type="float" office:value="0">
            <text:p>#N/A</text:p>
          </table:table-cell>
          <table:table-cell table:style-name="ce4" table:formula="of:=ROUND((([.E403]/100)*INDIRECT([.$B401] &amp; &quot;_MAX&quot;))/2.5; 0)*2.5" office:value-type="float" office:value="0">
            <text:p>#N/A</text:p>
          </table:table-cell>
          <table:table-cell table:style-name="ce4" table:formula="of:=ROUND((([.F403]/100)*INDIRECT([.$B401] &amp; &quot;_MAX&quot;))/2.5; 0)*2.5" office:value-type="float" office:value="0">
            <text:p>#N/A</text:p>
          </table:table-cell>
          <table:table-cell table:style-name="ce4" table:formula="of:=ROUND((([.G403]/100)*INDIRECT([.$B401] &amp; &quot;_MAX&quot;))/2.5; 0)*2.5" office:value-type="float" office:value="0">
            <text:p>#N/A</text:p>
          </table:table-cell>
          <table:table-cell table:style-name="ce4" table:formula="of:=ROUND((([.H403]/100)*INDIRECT([.$B401] &amp; &quot;_MAX&quot;))/2.5; 0)*2.5" office:value-type="float" office:value="0">
            <text:p>#N/A</text:p>
          </table:table-cell>
          <table:table-cell table:style-name="ce4" table:formula="of:=ROUND((([.I403]/100)*INDIRECT([.$B401] &amp; &quot;_MAX&quot;))/2.5; 0)*2.5" office:value-type="float" office:value="0">
            <text:p>#N/A</text:p>
          </table:table-cell>
          <table:table-cell table:style-name="ce4" table:formula="of:=ROUND((([.J403]/100)*INDIRECT([.$B401] &amp; &quot;_MAX&quot;))/2.5; 0)*2.5" office:value-type="float" office:value="0">
            <text:p>#N/A</text:p>
          </table:table-cell>
          <table:table-cell table:style-name="ce4" table:formula="of:=ROUND((([.K403]/100)*INDIRECT([.$B401] &amp; &quot;_MAX&quot;))/2.5; 0)*2.5" office:value-type="float" office:value="0">
            <text:p>#N/A</text:p>
          </table:table-cell>
          <table:table-cell table:style-name="ce4" table:formula="of:=ROUND((([.L403]/100)*INDIRECT([.$B401] &amp; &quot;_MAX&quot;))/2.5; 0)*2.5" office:value-type="float" office:value="0">
            <text:p>#N/A</text:p>
          </table:table-cell>
          <table:table-cell table:style-name="ce4" table:formula="of:=ROUND((([.M403]/100)*INDIRECT([.$B401] &amp; &quot;_MAX&quot;))/2.5; 0)*2.5" office:value-type="float" office:value="0">
            <text:p>#N/A</text:p>
          </table:table-cell>
          <table:table-cell table:style-name="ce4" table:formula="of:=ROUND((([.N403]/100)*INDIRECT([.$B401] &amp; &quot;_MAX&quot;))/2.5; 0)*2.5" office:value-type="float" office:value="0">
            <text:p>#N/A</text:p>
          </table:table-cell>
          <table:table-cell table:style-name="ce4" table:formula="of:=ROUND((([.O403]/100)*INDIRECT([.$B401] &amp; &quot;_MAX&quot;))/2.5; 0)*2.5" office:value-type="float" office:value="0">
            <text:p>#N/A</text:p>
          </table:table-cell>
          <table:table-cell table:style-name="ce4" table:formula="of:=ROUND((([.P403]/100)*INDIRECT([.$B401] &amp; &quot;_MAX&quot;))/2.5; 0)*2.5" office:value-type="float" office:value="0">
            <text:p>#N/A</text:p>
          </table:table-cell>
          <table:table-cell table:style-name="ce4" table:formula="of:=ROUND((([.Q403]/100)*INDIRECT([.$B401] &amp; &quot;_MAX&quot;))/2.5; 0)*2.5" office:value-type="float" office:value="0">
            <text:p>#N/A</text:p>
          </table:table-cell>
          <table:table-cell table:style-name="ce4" table:formula="of:=ROUND((([.R403]/100)*INDIRECT([.$B401] &amp; &quot;_MAX&quot;))/2.5; 0)*2.5" office:value-type="float" office:value="0">
            <text:p>#N/A</text:p>
          </table:table-cell>
          <table:table-cell table:style-name="ce4" table:formula="of:=ROUND((([.S403]/100)*INDIRECT([.$B401] &amp; &quot;_MAX&quot;))/2.5; 0)*2.5" office:value-type="float" office:value="0">
            <text:p>#N/A</text:p>
          </table:table-cell>
          <table:table-cell table:style-name="ce4" table:formula="of:=ROUND((([.T403]/100)*INDIRECT([.$B401] &amp; &quot;_MAX&quot;))/2.5; 0)*2.5" office:value-type="float" office:value="0">
            <text:p>#N/A</text:p>
          </table:table-cell>
          <table:table-cell table:style-name="ce4" table:formula="of:=ROUND((([.U403]/100)*INDIRECT([.$B401] &amp; &quot;_MAX&quot;))/2.5; 0)*2.5" office:value-type="float" office:value="0">
            <text:p>#N/A</text:p>
          </table:table-cell>
          <table:table-cell table:style-name="ce4" table:formula="of:=ROUND((([.V403]/100)*INDIRECT([.$B401] &amp; &quot;_MAX&quot;))/2.5; 0)*2.5" office:value-type="float" office:value="0">
            <text:p>#N/A</text:p>
          </table:table-cell>
          <table:table-cell table:style-name="ce4" table:formula="of:=ROUND((([.W403]/100)*INDIRECT([.$B401] &amp; &quot;_MAX&quot;))/2.5; 0)*2.5" office:value-type="float" office:value="0">
            <text:p>#N/A</text:p>
          </table:table-cell>
          <table:table-cell table:formula="of:=SUM([.E401:.W401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.0</text:p>
          </table:table-cell>
          <table:table-cell table:number-columns-repeated="12" table:style-name="ce4" office:value-type="float" office:value="0">
            <text:p>0.0</text:p>
          </table:table-cell>
          <table:table-cell table:formula="of:=SUM([.E402:.W402])" office:value-type="float" office:value="21">
            <text:p>21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.0</text:p>
          </table:table-cell>
          <table:table-cell table:number-columns-repeated="2" table:style-name="ce4" office:value-type="float" office:value="60">
            <text:p>60.0</text:p>
          </table:table-cell>
          <table:table-cell table:number-columns-repeated="3" table:style-name="ce4" office:value-type="float" office:value="65">
            <text:p>65.0</text:p>
          </table:table-cell>
          <table:table-cell table:number-columns-repeated="12" table:style-name="ce4" office:value-type="float" office:value="0">
            <text:p>0.0</text:p>
          </table:table-cell>
          <table:table-cell table:formula="of:=SUM([.E403:.W403])" office:value-type="float" office:value="415">
            <text:p>41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10" table:formula="of:=ROUND(SUM([.E404:.W404]); 2)" office:value-type="float" office:value="0.53">
            <text:p>0.53</text:p>
          </table:table-cell>
          <table:table-cell table:style-name="ce4" table:formula="of:=[.E402]/(100-[.E403])" office:value-type="float" office:value="0.06">
            <text:p>0.1</text:p>
          </table:table-cell>
          <table:table-cell table:style-name="ce4" table:formula="of:=[.F402]/(100-[.F403])" office:value-type="float" office:value="0.06">
            <text:p>0.1</text:p>
          </table:table-cell>
          <table:table-cell table:style-name="ce4" table:formula="of:=[.G402]/(100-[.G403])" office:value-type="float" office:value="0.075">
            <text:p>0.1</text:p>
          </table:table-cell>
          <table:table-cell table:style-name="ce4" table:formula="of:=[.H402]/(100-[.H403])" office:value-type="float" office:value="0.075">
            <text:p>0.1</text:p>
          </table:table-cell>
          <table:table-cell table:style-name="ce4" table:formula="of:=[.I402]/(100-[.I403])" office:value-type="float" office:value="0.0857142857142857">
            <text:p>0.1</text:p>
          </table:table-cell>
          <table:table-cell table:style-name="ce4" table:formula="of:=[.J402]/(100-[.J403])" office:value-type="float" office:value="0.0857142857142857">
            <text:p>0.1</text:p>
          </table:table-cell>
          <table:table-cell table:style-name="ce4" table:formula="of:=[.K402]/(100-[.K403])" office:value-type="float" office:value="0.0857142857142857">
            <text:p>0.1</text:p>
          </table:table-cell>
          <table:table-cell table:style-name="ce4" table:formula="of:=[.L402]/(100-[.L403])" office:value-type="float" office:value="0">
            <text:p>0.0</text:p>
          </table:table-cell>
          <table:table-cell table:style-name="ce4" table:formula="of:=[.M402]/(100-[.M403])" office:value-type="float" office:value="0">
            <text:p>0.0</text:p>
          </table:table-cell>
          <table:table-cell table:style-name="ce4" table:formula="of:=[.N402]/(100-[.N403])" office:value-type="float" office:value="0">
            <text:p>0.0</text:p>
          </table:table-cell>
          <table:table-cell table:style-name="ce4" table:formula="of:=[.O402]/(100-[.O403])" office:value-type="float" office:value="0">
            <text:p>0.0</text:p>
          </table:table-cell>
          <table:table-cell table:style-name="ce4" table:formula="of:=[.P402]/(100-[.P403])" office:value-type="float" office:value="0">
            <text:p>0.0</text:p>
          </table:table-cell>
          <table:table-cell table:style-name="ce4" table:formula="of:=[.Q402]/(100-[.Q403])" office:value-type="float" office:value="0">
            <text:p>0.0</text:p>
          </table:table-cell>
          <table:table-cell table:style-name="ce4" table:formula="of:=[.R402]/(100-[.R403])" office:value-type="float" office:value="0">
            <text:p>0.0</text:p>
          </table:table-cell>
          <table:table-cell table:style-name="ce4" table:formula="of:=[.S402]/(100-[.S403])" office:value-type="float" office:value="0">
            <text:p>0.0</text:p>
          </table:table-cell>
          <table:table-cell table:style-name="ce4" table:formula="of:=[.T402]/(100-[.T403])" office:value-type="float" office:value="0">
            <text:p>0.0</text:p>
          </table:table-cell>
          <table:table-cell table:style-name="ce4" table:formula="of:=[.U402]/(100-[.U403])" office:value-type="float" office:value="0">
            <text:p>0.0</text:p>
          </table:table-cell>
          <table:table-cell table:style-name="ce4" table:formula="of:=[.V402]/(100-[.V403])" office:value-type="float" office:value="0">
            <text:p>0.0</text:p>
          </table:table-cell>
          <table:table-cell table:style-name="ce4" table:formula="of:=[.W402]/(100-[.W403])" office:value-type="float" office:value="0">
            <text:p>0.0</text:p>
          </table:table-cell>
          <table:table-cell table:formula="of:=SUM([.E404:.W404])" office:value-type="float" office:value="0.527142857142857">
            <text:p>0.5271428571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0</text:p>
          </table:table-cell>
          <table:table-cell table:formula="of:=IF(VLOOKUP([.B405]; Schema; [.$A405]+2; 0)=&quot;x&quot;; INDIRECT([.B405]); &quot;&quot;)">
            <text:p/>
          </table:table-cell>
          <table:table-cell table:style-name="ce7" table:formula="of:=IF(OR(ISNA([.C405]); [.C405]=&quot;&quot;); &quot;-&quot;; [.C405])" office:value-type="string" office:string-value="-">
            <text:p>-</text:p>
          </table:table-cell>
          <table:table-cell table:style-name="ce4" table:number-columns-repeated="19"/>
          <table:table-cell table:formula="of:=SUM([.E405:.W40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1</text:p>
          </table:table-cell>
          <table:table-cell table:formula="of:=IF(VLOOKUP([.B406]; Schema; [.$A406]+2; 0)=&quot;x&quot;; INDIRECT([.B406]); &quot;&quot;)">
            <text:p/>
          </table:table-cell>
          <table:table-cell table:style-name="ce7" table:formula="of:=IF(OR(ISNA([.C406]); [.C406]=&quot;&quot;); &quot;-&quot;; [.C406])" office:value-type="string" office:string-value="-">
            <text:p>-</text:p>
          </table:table-cell>
          <table:table-cell table:style-name="ce4" table:number-columns-repeated="19"/>
          <table:table-cell table:formula="of:=SUM([.E406:.W40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2</text:p>
          </table:table-cell>
          <table:table-cell table:formula="of:=IF(VLOOKUP([.B407]; Schema; [.$A407]+2; 0)=&quot;x&quot;; INDIRECT([.B407]); &quot;&quot;)">
            <text:p/>
          </table:table-cell>
          <table:table-cell table:style-name="ce7" table:formula="of:=IF(OR(ISNA([.C407]); [.C407]=&quot;&quot;); &quot;-&quot;; [.C407])" office:value-type="string" office:string-value="-">
            <text:p>-</text:p>
          </table:table-cell>
          <table:table-cell table:style-name="ce4" table:number-columns-repeated="19"/>
          <table:table-cell table:formula="of:=SUM([.E407:.W40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3</text:p>
          </table:table-cell>
          <table:table-cell table:formula="of:=IF(VLOOKUP([.B408]; Schema; [.$A408]+2; 0)=&quot;x&quot;; INDIRECT([.B408]); &quot;&quot;)">
            <text:p/>
          </table:table-cell>
          <table:table-cell table:style-name="ce7" table:formula="of:=IF(OR(ISNA([.C408]); [.C408]=&quot;&quot;); &quot;-&quot;; [.C408])" office:value-type="string" office:string-value="-">
            <text:p>-</text:p>
          </table:table-cell>
          <table:table-cell table:style-name="ce4" table:number-columns-repeated="19"/>
          <table:table-cell table:formula="of:=SUM([.E408:.W40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4</text:p>
          </table:table-cell>
          <table:table-cell table:formula="of:=IF(VLOOKUP([.B409]; Schema; [.$A409]+2; 0)=&quot;x&quot;; INDIRECT([.B409]); &quot;&quot;)">
            <text:p/>
          </table:table-cell>
          <table:table-cell table:style-name="ce7" table:formula="of:=IF(OR(ISNA([.C409]); [.C409]=&quot;&quot;); &quot;-&quot;; [.C409])" office:value-type="string" office:string-value="-">
            <text:p>-</text:p>
          </table:table-cell>
          <table:table-cell table:style-name="ce4" table:number-columns-repeated="19"/>
          <table:table-cell table:formula="of:=SUM([.E409:.W40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1</text:p>
          </table:table-cell>
          <table:table-cell table:formula="of:=IF(VLOOKUP([.B410]; Schema; [.$A410]+2; 0)=&quot;x&quot;; INDIRECT([.B410]); &quot;&quot;)" office:value-type="string" office:string-value="ryggresning">
            <text:p>ryggresning</text:p>
          </table:table-cell>
          <table:table-cell table:style-name="ce7" table:formula="of:=IF(OR(ISNA([.C410]); [.C410]=&quot;&quot;); &quot;-&quot;; [.C410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.0</text:p>
          </table:table-cell>
          <table:table-cell table:style-name="ce4" table:number-columns-repeated="16"/>
          <table:table-cell table:formula="of:=SUM([.E410:.W410])" office:value-type="float" office:value="30">
            <text:p>3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2</text:p>
          </table:table-cell>
          <table:table-cell table:formula="of:=IF(VLOOKUP([.B411]; Schema; [.$A411]+2; 0)=&quot;x&quot;; INDIRECT([.B411]); &quot;&quot;)">
            <text:p/>
          </table:table-cell>
          <table:table-cell table:style-name="ce7" table:formula="of:=IF(OR(ISNA([.C411]); [.C411]=&quot;&quot;); &quot;-&quot;; [.C411])" office:value-type="string" office:string-value="-">
            <text:p>-</text:p>
          </table:table-cell>
          <table:table-cell table:style-name="ce4" table:number-columns-repeated="2"/>
          <table:table-cell table:style-name="ce15" table:number-columns-repeated="3"/>
          <table:table-cell table:style-name="ce16"/>
          <table:table-cell table:style-name="ce4" table:number-columns-repeated="2"/>
          <table:table-cell table:style-name="ce15" table:number-columns-repeated="2"/>
          <table:table-cell table:style-name="ce4" table:number-columns-repeated="9"/>
          <table:table-cell table:formula="of:=SUM([.E411:.W41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3</text:p>
          </table:table-cell>
          <table:table-cell table:formula="of:=IF(VLOOKUP([.B412]; Schema; [.$A412]+2; 0)=&quot;x&quot;; INDIRECT([.B412]); &quot;&quot;)">
            <text:p/>
          </table:table-cell>
          <table:table-cell table:style-name="ce7" table:formula="of:=IF(OR(ISNA([.C412]); [.C412]=&quot;&quot;); &quot;-&quot;; [.C412])" office:value-type="string" office:string-value="-">
            <text:p>-</text:p>
          </table:table-cell>
          <table:table-cell table:style-name="ce4" table:number-columns-repeated="19"/>
          <table:table-cell table:formula="of:=SUM([.E412:.W41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4</text:p>
          </table:table-cell>
          <table:table-cell table:formula="of:=IF(VLOOKUP([.B413]; Schema; [.$A413]+2; 0)=&quot;x&quot;; INDIRECT([.B413]); &quot;&quot;)" office:value-type="string" office:string-value="sidomage">
            <text:p>sidomage</text:p>
          </table:table-cell>
          <table:table-cell table:style-name="ce7" table:formula="of:=IF(OR(ISNA([.C413]); [.C413]=&quot;&quot;); &quot;-&quot;; [.C413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.0</text:p>
          </table:table-cell>
          <table:table-cell table:style-name="ce4" table:number-columns-repeated="16"/>
          <table:table-cell table:formula="of:=SUM([.E413:.W413])" office:value-type="float" office:value="45">
            <text:p>4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5</text:p>
          </table:table-cell>
          <table:table-cell table:formula="of:=IF(VLOOKUP([.B414]; Schema; [.$A414]+2; 0)=&quot;x&quot;; INDIRECT([.B414]); &quot;&quot;)">
            <text:p/>
          </table:table-cell>
          <table:table-cell table:style-name="ce7" table:formula="of:=IF(OR(ISNA([.C414]); [.C414]=&quot;&quot;); &quot;-&quot;; [.C414])" office:value-type="string" office:string-value="-">
            <text:p>-</text:p>
          </table:table-cell>
          <table:table-cell table:style-name="ce4" table:number-columns-repeated="19"/>
          <table:table-cell table:formula="of:=SUM([.E414:.W41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3</text:p>
          </table:table-cell>
          <table:table-cell table:formula="of:=IF(VLOOKUP([.B415]; Schema; [.$A415]+2; 0)=&quot;x&quot;; INDIRECT([.B415]); &quot;&quot;)">
            <text:p/>
          </table:table-cell>
          <table:table-cell table:style-name="ce7" table:formula="of:=IF(OR(ISNA([.C415]); [.C415]=&quot;&quot;); &quot;-&quot;; [.C415])" office:value-type="string" office:string-value="-">
            <text:p>-</text:p>
          </table:table-cell>
          <table:table-cell table:style-name="ce4" table:number-columns-repeated="19"/>
          <table:table-cell table:formula="of:=SUM([.E415:.W41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416">
            <text:p>416</text:p>
          </table:table-cell>
          <table:table-cell table:number-columns-repeated="1022"/>
        </table:table-row>
        <table:table-row table:style-name="ro2" table:number-rows-repeated="10481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" table:style-name="ta1">
        <table:shapes>
          <draw:frame draw:z-index="0" draw:style-name="gr1" draw:text-style-name="P1" svg:width="9.2516in" svg:height="5.9047in" svg:x="7.7232in" svg:y="5.2835in">
            <draw:object draw:notify-on-update-of-ranges="Schedule.Z2:Schedule.Z2 Schedule.AA2:Schedule.AA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0" table:number-columns-repeated="16" table:default-cell-style-name="Default"/>
        <table:table-column table:style-name="co18" table:number-columns-repeated="3" table:default-cell-style-name="Default"/>
        <table:table-column table:style-name="co18" table:number-columns-repeated="10" table:default-cell-style-name="ce13"/>
        <table:table-row table:style-name="ro2">
          <table:table-cell table:number-columns-repeated="2"/>
          <table:table-cell table:style-name="ce13" office:value-type="string" table:number-columns-spanned="4" table:number-rows-spanned="1">
            <text:p>Vecka 1</text:p>
          </table:table-cell>
          <table:covered-table-cell table:number-columns-repeated="3" table:style-name="ce13"/>
          <table:table-cell table:style-name="ce13" office:value-type="string" table:number-columns-spanned="4" table:number-rows-spanned="1">
            <text:p>Turkiet</text:p>
          </table:table-cell>
          <table:covered-table-cell table:number-columns-repeated="3" table:style-name="ce13"/>
          <table:table-cell table:style-name="ce13" office:value-type="string" table:number-columns-spanned="4" table:number-rows-spanned="1">
            <text:p>Vecka 3</text:p>
          </table:table-cell>
          <table:covered-table-cell table:number-columns-repeated="3" table:style-name="ce13"/>
          <table:table-cell table:style-name="ce13" office:value-type="string" table:number-columns-spanned="4" table:number-rows-spanned="1">
            <text:p>Vecka 4</text:p>
          </table:table-cell>
          <table:covered-table-cell table:number-columns-repeated="3" table:style-name="ce13"/>
          <table:table-cell table:style-name="ce13" office:value-type="string" table:number-columns-spanned="4" table:number-rows-spanned="1">
            <text:p>Tävling</text:p>
          </table:table-cell>
          <table:covered-table-cell table:number-columns-repeated="3" table:style-name="ce13"/>
          <table:table-cell table:style-name="ce13"/>
          <table:table-cell/>
          <table:table-cell table:style-name="ce28" table:formula="of:=1.12*10" office:value-type="float" office:value="11.2">
            <text:p>11.2</text:p>
          </table:table-cell>
          <table:table-cell table:style-name="ce8" office:value-type="string" table:number-columns-spanned="3" table:number-rows-spanned="1">
            <text:p>Böj</text:p>
          </table:table-cell>
          <table:covered-table-cell table:number-columns-repeated="2"/>
          <table:table-cell table:style-name="ce8" office:value-type="string" table:number-columns-spanned="4" table:number-rows-spanned="1">
            <text:p>Bänk</text:p>
          </table:table-cell>
          <table:covered-table-cell table:number-columns-repeated="3"/>
          <table:table-cell table:style-name="ce8" office:value-type="string" table:number-columns-spanned="2" table:number-rows-spanned="1">
            <text:p>Mark</text:p>
          </table:table-cell>
          <table:covered-table-cell/>
          <table:table-cell/>
        </table:table-row>
        <table:table-row table:style-name="ro3">
          <table:table-cell table:number-columns-repeated="2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3"/>
          <table:table-cell table:number-columns-repeated="2"/>
          <table:table-cell table:style-name="ce30" office:value-type="string">
            <text:p>Procent</text:p>
          </table:table-cell>
          <table:table-cell office:value-type="string">
            <text:p>INOL</text:p>
          </table:table-cell>
          <table:table-cell table:style-name="ce32" office:value-type="string">
            <text:p>Komplement</text:p>
          </table:table-cell>
          <table:table-cell table:style-name="ce30" office:value-type="string">
            <text:p>Procent</text:p>
          </table:table-cell>
          <table:table-cell office:value-type="string">
            <text:p>INOL</text:p>
          </table:table-cell>
          <table:table-cell office:value-type="string">
            <text:p>Komplement</text:p>
          </table:table-cell>
          <table:table-cell table:style-name="ce32" office:value-type="string">
            <text:p>Antagonister</text:p>
          </table:table-cell>
          <table:table-cell table:style-name="ce30" office:value-type="string">
            <text:p>Procent</text:p>
          </table:table-cell>
          <table:table-cell office:value-type="string">
            <text:p>Inol</text:p>
          </table:table-cell>
          <table:table-cell table:style-name="ce32" office:value-type="string">
            <text:p>Komplement</text:p>
          </table:table-cell>
        </table:table-row>
        <table:table-row table:style-name="ro3">
          <table:table-cell office:value-type="string">
            <text:p>KB_P0</text:p>
          </table:table-cell>
          <table:table-cell table:formula="of:=INDIRECT([.A3])" office:value-type="string" office:string-value="KB SL bälte">
            <text:p>KB SL bälte</text:p>
          </table:table-cell>
          <table:table-cell table:style-name="ce27" office:value-type="string">
            <text:p>p</text:p>
          </table:table-cell>
          <table:table-cell table:style-name="ce27"/>
          <table:table-cell table:number-columns-repeated="2" table:style-name="ce27" office:value-type="string">
            <text:p>p</text:p>
          </table:table-cell>
          <table:table-cell table:style-name="ce27" table:number-columns-repeated="3"/>
          <table:table-cell table:number-columns-repeated="13" table:style-name="ce27" office:value-type="string">
            <text:p>x</text:p>
          </table:table-cell>
          <table:table-cell table:formula="of:=[.A3]" office:value-type="string" office:string-value="KB_P0">
            <text:p>KB_P0</text:p>
          </table:table-cell>
          <table:table-cell office:value-type="string">
            <text:p>Vecka 1</text:p>
          </table:table-cell>
          <table:table-cell table:style-name="ce29" office:value-type="float" office:value="1">
            <text:p>1</text:p>
          </table:table-cell>
          <table:table-cell table:style-name="ce31" office:value-type="float" office:value="65">
            <text:p>65</text:p>
          </table:table-cell>
          <table:table-cell table:style-name="ce28" office:value-type="float" office:value="1.12">
            <text:p>1.12</text:p>
          </table:table-cell>
          <table:table-cell table:style-name="ce33"/>
          <table:table-cell table:style-name="ce31" office:value-type="float" office:value="65">
            <text:p>65</text:p>
          </table:table-cell>
          <table:table-cell table:style-name="ce28" office:value-type="float" office:value="1.12">
            <text:p>1.12</text:p>
          </table:table-cell>
          <table:table-cell table:style-name="ce28"/>
          <table:table-cell table:style-name="ce33"/>
          <table:table-cell table:style-name="ce31" office:value-type="float" office:value="65">
            <text:p>65</text:p>
          </table:table-cell>
          <table:table-cell table:style-name="ce28" office:value-type="float" office:value="0.5">
            <text:p>0.5</text:p>
          </table:table-cell>
          <table:table-cell table:style-name="ce33"/>
        </table:table-row>
        <table:table-row table:style-name="ro3">
          <table:table-cell office:value-type="string">
            <text:p>KB_P1</text:p>
          </table:table-cell>
          <table:table-cell table:formula="of:=INDIRECT([.A4])" office:value-type="string" office:string-value="KB OL">
            <text:p>KB OL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p</text:p>
          </table:table-cell>
          <table:table-cell table:style-name="ce27" table:number-columns-repeated="2"/>
          <table:table-cell table:style-name="ce27" office:value-type="string">
            <text:p>p</text:p>
          </table:table-cell>
          <table:table-cell table:style-name="ce27"/>
          <table:table-cell table:style-name="ce27" office:value-type="string">
            <text:p>p</text:p>
          </table:table-cell>
          <table:table-cell table:style-name="ce27" table:number-columns-repeated="13"/>
          <table:table-cell table:formula="of:=[.A4]" office:value-type="string" office:string-value="KB_P1">
            <text:p>KB_P1</text:p>
          </table:table-cell>
          <table:table-cell/>
          <table:table-cell table:style-name="ce29" office:value-type="float" office:value="2">
            <text:p>2</text:p>
          </table:table-cell>
          <table:table-cell table:style-name="ce30" office:value-type="float" office:value="70">
            <text:p>70</text:p>
          </table:table-cell>
          <table:table-cell table:formula="of:=1.3" office:value-type="float" office:value="1.3">
            <text:p>1.3</text:p>
          </table:table-cell>
          <table:table-cell table:style-name="ce32" office:value-type="float" office:value="63">
            <text:p>63</text:p>
          </table:table-cell>
          <table:table-cell table:style-name="ce30" office:value-type="float" office:value="70">
            <text:p>70</text:p>
          </table:table-cell>
          <table:table-cell office:value-type="float" office:value="1.3">
            <text:p>1.3</text:p>
          </table:table-cell>
          <table:table-cell table:formula="of:=30+12" office:value-type="float" office:value="42">
            <text:p>42</text:p>
          </table:table-cell>
          <table:table-cell table:style-name="ce32" office:value-type="float" office:value="60">
            <text:p>60</text:p>
          </table:table-cell>
          <table:table-cell table:style-name="ce30" office:value-type="float" office:value="55">
            <text:p>55</text:p>
          </table:table-cell>
          <table:table-cell table:formula="of:=2.04" office:value-type="float" office:value="2.04">
            <text:p>2.04</text:p>
          </table:table-cell>
          <table:table-cell table:style-name="ce32" office:value-type="float" office:value="30">
            <text:p>30</text:p>
          </table:table-cell>
        </table:table-row>
        <table:table-row table:style-name="ro3">
          <table:table-cell office:value-type="string">
            <text:p>KB_P2</text:p>
          </table:table-cell>
          <table:table-cell table:formula="of:=INDIRECT([.A5])" office:value-type="string" office:string-value="KB OL stopp">
            <text:p>KB OL stopp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8"/>
          <table:table-cell table:formula="of:=[.A5]" office:value-type="string" office:string-value="KB_P2">
            <text:p>KB_P2</text:p>
          </table:table-cell>
          <table:table-cell/>
          <table:table-cell table:style-name="ce29" office:value-type="float" office:value="3">
            <text:p>3</text:p>
          </table:table-cell>
          <table:table-cell table:style-name="ce30" office:value-type="float" office:value="70">
            <text:p>70</text:p>
          </table:table-cell>
          <table:table-cell table:formula="of:=0.5" office:value-type="float" office:value="0.5">
            <text:p>0.5</text:p>
          </table:table-cell>
          <table:table-cell table:style-name="ce32" office:value-type="float" office:value="42">
            <text:p>42</text:p>
          </table:table-cell>
          <table:table-cell table:style-name="ce30"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34">
            <text:p>34</text:p>
          </table:table-cell>
          <table:table-cell table:style-name="ce32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 office:value-type="float" office:value="0.26">
            <text:p>0.26</text:p>
          </table:table-cell>
          <table:table-cell table:style-name="ce32"/>
        </table:table-row>
        <table:table-row table:style-name="ro3">
          <table:table-cell office:value-type="string">
            <text:p>KB_P3</text:p>
          </table:table-cell>
          <table:table-cell table:formula="of:=INDIRECT([.A6])" office:value-type="string" office:string-value="KB pinpress">
            <text:p>KB pinpress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6"/>
          <table:table-cell table:formula="of:=[.A6]" office:value-type="string" office:string-value="KB_P3">
            <text:p>KB_P3</text:p>
          </table:table-cell>
          <table:table-cell/>
          <table:table-cell table:style-name="ce29" office:value-type="float" office:value="4">
            <text:p>4</text:p>
          </table:table-cell>
          <table:table-cell table:style-name="ce30"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32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 office:value-type="float" office:value="70">
            <text:p>70</text:p>
          </table:table-cell>
          <table:table-cell office:value-type="float" office:value="0.5">
            <text:p>0.5</text:p>
          </table:table-cell>
          <table:table-cell table:style-name="ce32"/>
        </table:table-row>
        <table:table-row table:style-name="ro3">
          <table:table-cell office:value-type="string">
            <text:p>KB_P4</text:p>
          </table:table-cell>
          <table:table-cell table:formula="of:=INDIRECT([.A7])" office:value-type="string" office:string-value="KB fram">
            <text:p>KB fram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7"/>
          <table:table-cell table:formula="of:=[.A7]" office:value-type="string" office:string-value="KB_P4">
            <text:p>KB_P4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3:.Z6])" office:value-type="float" office:value="71.25">
            <text:p>71.25</text:p>
          </table:table-cell>
          <table:table-cell table:formula="of:=SUM([.AA3:.AA6])" office:value-type="float" office:value="4.92">
            <text:p>4.92</text:p>
          </table:table-cell>
          <table:table-cell table:formula="of:=SUM([.AB3:.AB6])" office:value-type="float" office:value="145">
            <text:p>145</text:p>
          </table:table-cell>
          <table:table-cell table:style-name="ce30" table:formula="of:=AVERAGE([.AC3:.AC6])" office:value-type="float" office:value="72.5">
            <text:p>72.5</text:p>
          </table:table-cell>
          <table:table-cell table:formula="of:=SUM([.AD3:.AD6])" office:value-type="float" office:value="3.92">
            <text:p>3.92</text:p>
          </table:table-cell>
          <table:table-cell table:formula="of:=SUM([.AE3:.AE6])" office:value-type="float" office:value="76">
            <text:p>76</text:p>
          </table:table-cell>
          <table:table-cell table:formula="of:=SUM([.AF3:.AF6])" office:value-type="float" office:value="110">
            <text:p>110</text:p>
          </table:table-cell>
          <table:table-cell table:style-name="ce30" table:formula="of:=AVERAGE([.AG3:.AG6])" office:value-type="float" office:value="61.25">
            <text:p>61.25</text:p>
          </table:table-cell>
          <table:table-cell table:formula="of:=SUM([.AH3:.AH6])" office:value-type="float" office:value="3.3">
            <text:p>3.3</text:p>
          </table:table-cell>
          <table:table-cell table:style-name="ce32" table:formula="of:=SUM([.AI3:.AI6])"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27" table:number-columns-repeated="20"/>
          <table:table-cell/>
          <table:table-cell office:value-type="string">
            <text:p>Turkiet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70">
            <text:p>70</text:p>
          </table:table-cell>
          <table:table-cell office:value-type="float" office:value="0.7">
            <text:p>0.7</text:p>
          </table:table-cell>
          <table:table-cell table:style-name="ce32"/>
          <table:table-cell table:style-name="ce30" office:value-type="float" office:value="65">
            <text:p>65</text:p>
          </table:table-cell>
          <table:table-cell office:value-type="float" office:value="0.7">
            <text:p>0.7</text:p>
          </table:table-cell>
          <table:table-cell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KB_A1</text:p>
          </table:table-cell>
          <table:table-cell table:formula="of:=INDIRECT([.A9])" office:value-type="string" office:string-value="benpress">
            <text:p>benpress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5"/>
          <table:table-cell table:formula="of:=[.A9]" office:value-type="string" office:string-value="KB_A1">
            <text:p>KB_A1</text:p>
          </table:table-cell>
          <table:table-cell/>
          <table:table-cell table:style-name="ce29" office:value-type="float" office:value="2">
            <text:p>2</text:p>
          </table:table-cell>
          <table:table-cell table:style-name="ce30"/>
          <table:table-cell/>
          <table:table-cell table:style-name="ce32"/>
          <table:table-cell table:style-name="ce30"/>
          <table:table-cell table:number-columns-repeated="2"/>
          <table:table-cell table:style-name="ce32"/>
          <table:table-cell table:style-name="ce30" office:value-type="float" office:value="65">
            <text:p>65</text:p>
          </table:table-cell>
          <table:table-cell office:value-type="float" office:value="0.5">
            <text:p>0.5</text:p>
          </table:table-cell>
          <table:table-cell table:style-name="ce32"/>
        </table:table-row>
        <table:table-row table:style-name="ro3">
          <table:table-cell office:value-type="string">
            <text:p>KB_A2</text:p>
          </table:table-cell>
          <table:table-cell table:formula="of:=INDIRECT([.A10])" office:value-type="string" office:string-value="benspark">
            <text:p>benspark</text:p>
          </table:table-cell>
          <table:table-cell table:style-name="ce27"/>
          <table:table-cell table:number-columns-repeated="3"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10]" office:value-type="string" office:string-value="KB_A2">
            <text:p>KB_A2</text:p>
          </table:table-cell>
          <table:table-cell/>
          <table:table-cell table:style-name="ce29" office:value-type="float" office:value="3">
            <text:p>3</text:p>
          </table:table-cell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32"/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KB_A3</text:p>
          </table:table-cell>
          <table:table-cell table:formula="of:=INDIRECT([.A11])" office:value-type="string" office:string-value="lårcurl">
            <text:p>lårcurl</text:p>
          </table:table-cell>
          <table:table-cell table:style-name="ce27"/>
          <table:table-cell table:number-columns-repeated="3"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11]" office:value-type="string" office:string-value="KB_A3">
            <text:p>KB_A3</text:p>
          </table:table-cell>
          <table:table-cell/>
          <table:table-cell table:style-name="ce29" office:value-type="float" office:value="4">
            <text:p>4</text:p>
          </table:table-cell>
          <table:table-cell table:style-name="ce30"/>
          <table:table-cell/>
          <table:table-cell table:style-name="ce32"/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KB_A4</text:p>
          </table:table-cell>
          <table:table-cell table:formula="of:=INDIRECT([.A12])" office:value-type="string" office:string-value="TKE">
            <text:p>TKE</text:p>
          </table:table-cell>
          <table:table-cell table:number-columns-repeated="20" table:style-name="ce27" office:value-type="string">
            <text:p>x</text:p>
          </table:table-cell>
          <table:table-cell table:formula="of:=[.A12]" office:value-type="string" office:string-value="KB_A4">
            <text:p>KB_A4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8:.Z11])" office:value-type="float" office:value="75">
            <text:p>75</text:p>
          </table:table-cell>
          <table:table-cell table:formula="of:=SUM([.AA8:.AA11])" office:value-type="float" office:value="1.7">
            <text:p>1.7</text:p>
          </table:table-cell>
          <table:table-cell table:formula="of:=SUM([.AB8:.AB11])" office:value-type="float" office:value="0">
            <text:p>0</text:p>
          </table:table-cell>
          <table:table-cell table:style-name="ce30" table:formula="of:=AVERAGE([.AC8:.AC11])" office:value-type="float" office:value="72.5">
            <text:p>72.5</text:p>
          </table:table-cell>
          <table:table-cell table:formula="of:=SUM([.AD8:.AD11])" office:value-type="float" office:value="1.7">
            <text:p>1.7</text:p>
          </table:table-cell>
          <table:table-cell table:formula="of:=SUM([.AE8:.AE11])" office:value-type="float" office:value="0">
            <text:p>0</text:p>
          </table:table-cell>
          <table:table-cell table:formula="of:=SUM([.AF8:.AF11])" office:value-type="float" office:value="0">
            <text:p>0</text:p>
          </table:table-cell>
          <table:table-cell table:style-name="ce30" table:formula="of:=AVERAGE([.AG8:.AG11])" office:value-type="float" office:value="65">
            <text:p>65</text:p>
          </table:table-cell>
          <table:table-cell table:formula="of:=SUM([.AH8:.AH11])" office:value-type="float" office:value="0.5">
            <text:p>0.5</text:p>
          </table:table-cell>
          <table:table-cell table:style-name="ce32" table:formula="of:=SUM([.AI8:.AI11])" office:value-type="float" office:value="0">
            <text:p>0</text:p>
          </table:table-cell>
        </table:table-row>
        <table:table-row table:style-name="ro2">
          <table:table-cell office:value-type="string">
            <text:p>KB_A5</text:p>
          </table:table-cell>
          <table:table-cell table:formula="of:=INDIRECT([.A13])" office:value-type="string" office:string-value="utfall">
            <text:p>utfall</text:p>
          </table:table-cell>
          <table:table-cell table:style-name="ce27" table:number-columns-repeated="20"/>
          <table:table-cell table:formula="of:=[.A13]" office:value-type="string" office:string-value="KB_A5">
            <text:p>KB_A5</text:p>
          </table:table-cell>
          <table:table-cell office:value-type="string">
            <text:p>Vecka 3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2"/>
          <table:table-cell table:style-name="ce29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office:value-type="float" office:value="1.5">
            <text:p>1.5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/>
          <table:table-cell table:style-name="ce26" office:value-type="string">
            <text:p>BÄNKPRESS</text:p>
          </table:table-cell>
          <table:table-cell table:style-name="ce27" table:number-columns-repeated="20"/>
          <table:table-cell table:number-columns-repeated="2"/>
          <table:table-cell table:style-name="ce29" office:value-type="float" office:value="3">
            <text:p>3</text:p>
          </table:table-cell>
          <table:table-cell table:style-name="ce30" office:value-type="float" office:value="76">
            <text:p>76</text:p>
          </table:table-cell>
          <table:table-cell office:value-type="float" office:value="0.5">
            <text:p>0.5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BP_P0</text:p>
          </table:table-cell>
          <table:table-cell table:formula="of:=INDIRECT([.A16])" office:value-type="string" office:string-value="BP tävling">
            <text:p>BP tävling</text:p>
          </table:table-cell>
          <table:table-cell table:number-columns-repeated="5" table:style-name="ce27" office:value-type="string">
            <text:p>p</text:p>
          </table:table-cell>
          <table:table-cell table:style-name="ce27"/>
          <table:table-cell table:number-columns-repeated="14" table:style-name="ce27" office:value-type="string">
            <text:p>p</text:p>
          </table:table-cell>
          <table:table-cell table:formula="of:=[.A16]" office:value-type="string" office:string-value="BP_P0">
            <text:p>BP_P0</text:p>
          </table:table-cell>
          <table:table-cell/>
          <table:table-cell table:style-name="ce29" office:value-type="float" office:value="4">
            <text:p>4</text:p>
          </table:table-cell>
          <table:table-cell table:style-name="ce30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32" office:value-type="float" office:value="0.5">
            <text:p>0.5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BP_P1</text:p>
          </table:table-cell>
          <table:table-cell table:formula="of:=INDIRECT([.A17])" office:value-type="string" office:string-value="BP FU">
            <text:p>BP FU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6"/>
          <table:table-cell table:formula="of:=[.A17]" office:value-type="string" office:string-value="BP_P1">
            <text:p>BP_P1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13:.Z16])" office:value-type="float" office:value="59.25">
            <text:p>59.25</text:p>
          </table:table-cell>
          <table:table-cell table:formula="of:=SUM([.AA13:.AA16])" office:value-type="float" office:value="5">
            <text:p>5</text:p>
          </table:table-cell>
          <table:table-cell table:formula="of:=SUM([.AB13:.AB16])" office:value-type="float" office:value="150.5">
            <text:p>150.5</text:p>
          </table:table-cell>
          <table:table-cell table:style-name="ce30" table:formula="of:=AVERAGE([.AC13:.AC16])" office:value-type="float" office:value="0">
            <text:p>#DIV/0!</text:p>
          </table:table-cell>
          <table:table-cell table:formula="of:=SUM([.AD13:.AD16])" office:value-type="float" office:value="0">
            <text:p>0</text:p>
          </table:table-cell>
          <table:table-cell table:formula="of:=SUM([.AE13:.AE16])" office:value-type="float" office:value="0">
            <text:p>0</text:p>
          </table:table-cell>
          <table:table-cell table:formula="of:=SUM([.AF13:.AF16])" office:value-type="float" office:value="0">
            <text:p>0</text:p>
          </table:table-cell>
          <table:table-cell table:style-name="ce30" table:formula="of:=AVERAGE([.AG13:.AG16])" office:value-type="float" office:value="0">
            <text:p>#DIV/0!</text:p>
          </table:table-cell>
          <table:table-cell table:formula="of:=SUM([.AH13:.AH16])" office:value-type="float" office:value="0">
            <text:p>0</text:p>
          </table:table-cell>
          <table:table-cell table:style-name="ce32" table:formula="of:=SUM([.AI13:.AI16])" office:value-type="float" office:value="0">
            <text:p>0</text:p>
          </table:table-cell>
        </table:table-row>
        <table:table-row table:style-name="ro3">
          <table:table-cell office:value-type="string">
            <text:p>BP_P2</text:p>
          </table:table-cell>
          <table:table-cell table:formula="of:=INDIRECT([.A18])" office:value-type="string" office:string-value="BP pinpress">
            <text:p>BP pinpress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8"/>
          <table:table-cell table:formula="of:=[.A18]" office:value-type="string" office:string-value="BP_P2">
            <text:p>BP_P2</text:p>
          </table:table-cell>
          <table:table-cell office:value-type="string">
            <text:p>Vecka 4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office:value-type="string">
            <text:p>BP_P3</text:p>
          </table:table-cell>
          <table:table-cell table:formula="of:=INDIRECT([.A19])" office:value-type="string" office:string-value="BP smal kloss">
            <text:p>BP smal kloss</text:p>
          </table:table-cell>
          <table:table-cell table:style-name="ce27" table:number-columns-repeated="20"/>
          <table:table-cell table:formula="of:=[.A19]" office:value-type="string" office:string-value="BP_P3">
            <text:p>BP_P3</text:p>
          </table:table-cell>
          <table:table-cell/>
          <table:table-cell table:style-name="ce29" office:value-type="float" office:value="2">
            <text:p>2</text:p>
          </table:table-cell>
          <table:table-cell table:style-name="ce30" office:value-type="float" office:value="60">
            <text:p>60</text:p>
          </table:table-cell>
          <table:table-cell office:value-type="float" office:value="0.5">
            <text:p>0.5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2"/>
          <table:table-cell table:style-name="ce29" office:value-type="float" office:value="3">
            <text:p>3</text:p>
          </table:table-cell>
          <table:table-cell table:style-name="ce30" office:value-type="float" office:value="90">
            <text:p>90</text:p>
          </table:table-cell>
          <table:table-cell office:value-type="float" office:value="1.5">
            <text:p>1.5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BP_A11</text:p>
          </table:table-cell>
          <table:table-cell table:formula="of:=INDIRECT([.A21])" office:value-type="string" office:string-value="flies">
            <text:p>flies</text:p>
          </table:table-cell>
          <table:table-cell table:style-name="ce27"/>
          <table:table-cell table:number-columns-repeated="3"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21]" office:value-type="string" office:string-value="BP_A11">
            <text:p>BP_A11</text:p>
          </table:table-cell>
          <table:table-cell/>
          <table:table-cell table:style-name="ce29" office:value-type="float" office:value="4">
            <text:p>4</text:p>
          </table:table-cell>
          <table:table-cell table:style-name="ce30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office:value-type="string">
            <text:p>BP_A12</text:p>
          </table:table-cell>
          <table:table-cell table:formula="of:=INDIRECT([.A22])" office:value-type="string" office:string-value="hantelpress">
            <text:p>hantelpress</text:p>
          </table:table-cell>
          <table:table-cell table:style-name="ce27" table:number-columns-repeated="20"/>
          <table:table-cell table:formula="of:=[.A22]" office:value-type="string" office:string-value="BP_A12">
            <text:p>BP_A12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18:.Z21])" office:value-type="float" office:value="77.5">
            <text:p>77.5</text:p>
          </table:table-cell>
          <table:table-cell table:formula="of:=SUM([.AA18:.AA21])" office:value-type="float" office:value="5">
            <text:p>5</text:p>
          </table:table-cell>
          <table:table-cell table:formula="of:=SUM([.AB18:.AB21])" office:value-type="float" office:value="200">
            <text:p>200</text:p>
          </table:table-cell>
          <table:table-cell table:style-name="ce30" table:formula="of:=AVERAGE([.AC18:.AC21])" office:value-type="float" office:value="0">
            <text:p>#DIV/0!</text:p>
          </table:table-cell>
          <table:table-cell table:formula="of:=SUM([.AD18:.AD21])" office:value-type="float" office:value="0">
            <text:p>0</text:p>
          </table:table-cell>
          <table:table-cell table:formula="of:=SUM([.AE18:.AE21])" office:value-type="float" office:value="0">
            <text:p>0</text:p>
          </table:table-cell>
          <table:table-cell table:formula="of:=SUM([.AF18:.AF21])" office:value-type="float" office:value="0">
            <text:p>0</text:p>
          </table:table-cell>
          <table:table-cell table:style-name="ce30" table:formula="of:=AVERAGE([.AG18:.AG21])" office:value-type="float" office:value="0">
            <text:p>#DIV/0!</text:p>
          </table:table-cell>
          <table:table-cell table:formula="of:=SUM([.AH18:.AH21])" office:value-type="float" office:value="0">
            <text:p>0</text:p>
          </table:table-cell>
          <table:table-cell table:style-name="ce32" table:formula="of:=SUM([.AI18:.AI21])" office:value-type="float" office:value="0">
            <text:p>0</text:p>
          </table:table-cell>
        </table:table-row>
        <table:table-row table:style-name="ro3">
          <table:table-cell office:value-type="string">
            <text:p>BP_A13</text:p>
          </table:table-cell>
          <table:table-cell table:formula="of:=INDIRECT([.A23])" office:value-type="string" office:string-value="dips">
            <text:p>dips</text:p>
          </table:table-cell>
          <table:table-cell table:style-name="ce27" table:number-columns-repeated="5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23]" office:value-type="string" office:string-value="BP_A13">
            <text:p>BP_A13</text:p>
          </table:table-cell>
          <table:table-cell office:value-type="string">
            <text:p>Tävling</text:p>
          </table:table-cell>
          <table:table-cell table:style-name="ce29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3">
          <table:table-cell office:value-type="string">
            <text:p>BP_A14</text:p>
          </table:table-cell>
          <table:table-cell table:formula="of:=INDIRECT([.A24])" office:value-type="string" office:string-value="pushdowns">
            <text:p>pushdowns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6"/>
          <table:table-cell table:formula="of:=[.A24]" office:value-type="string" office:string-value="BP_A14">
            <text:p>BP_A14</text:p>
          </table:table-cell>
          <table:table-cell/>
          <table:table-cell table:style-name="ce29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2"/>
          <table:table-cell table:style-name="ce29"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BP_A21</text:p>
          </table:table-cell>
          <table:table-cell table:formula="of:=INDIRECT([.A26])" office:value-type="string" office:string-value="press">
            <text:p>press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5"/>
          <table:table-cell table:formula="of:=[.A26]" office:value-type="string" office:string-value="BP_A21">
            <text:p>BP_A21</text:p>
          </table:table-cell>
          <table:table-cell/>
          <table:table-cell table:style-name="ce29"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BP_A22</text:p>
          </table:table-cell>
          <table:table-cell table:formula="of:=INDIRECT([.A27])" office:value-type="string" office:string-value="räckhävning">
            <text:p>räckhävning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27]" office:value-type="string" office:string-value="BP_A22">
            <text:p>BP_A22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23:.Z26])" office:value-type="float" office:value="65">
            <text:p>65</text:p>
          </table:table-cell>
          <table:table-cell table:formula="of:=SUM([.AA23:.AA26])" office:value-type="float" office:value="1">
            <text:p>1</text:p>
          </table:table-cell>
          <table:table-cell table:formula="of:=SUM([.AB23:.AB26])" office:value-type="float" office:value="50">
            <text:p>50</text:p>
          </table:table-cell>
          <table:table-cell table:style-name="ce30" table:formula="of:=AVERAGE([.AC23:.AC26])" office:value-type="float" office:value="0">
            <text:p>#DIV/0!</text:p>
          </table:table-cell>
          <table:table-cell table:formula="of:=SUM([.AD23:.AD26])" office:value-type="float" office:value="0">
            <text:p>0</text:p>
          </table:table-cell>
          <table:table-cell table:formula="of:=SUM([.AE23:.AE26])" office:value-type="float" office:value="0">
            <text:p>0</text:p>
          </table:table-cell>
          <table:table-cell table:formula="of:=SUM([.AF23:.AF26])" office:value-type="float" office:value="0">
            <text:p>0</text:p>
          </table:table-cell>
          <table:table-cell table:style-name="ce30" table:formula="of:=AVERAGE([.AG23:.AG26])" office:value-type="float" office:value="0">
            <text:p>#DIV/0!</text:p>
          </table:table-cell>
          <table:table-cell table:formula="of:=SUM([.AH23:.AH26])" office:value-type="float" office:value="0">
            <text:p>0</text:p>
          </table:table-cell>
          <table:table-cell table:style-name="ce32" table:formula="of:=SUM([.AI23:.AI26])" office:value-type="float" office:value="0">
            <text:p>0</text:p>
          </table:table-cell>
        </table:table-row>
        <table:table-row table:style-name="ro3">
          <table:table-cell office:value-type="string">
            <text:p>BP_A23</text:p>
          </table:table-cell>
          <table:table-cell table:formula="of:=INDIRECT([.A28])" office:value-type="string" office:string-value="biceps">
            <text:p>biceps</text:p>
          </table:table-cell>
          <table:table-cell table:style-name="ce27" table:number-columns-repeated="6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28]" office:value-type="string" office:string-value="BP_A23">
            <text:p>BP_A23</text:p>
          </table:table-cell>
          <table:table-cell table:number-columns-repeated="12"/>
        </table:table-row>
        <table:table-row table:style-name="ro2">
          <table:table-cell office:value-type="string">
            <text:p>BP_A24</text:p>
          </table:table-cell>
          <table:table-cell office:value-type="string">
            <text:p>latsdrag</text:p>
          </table:table-cell>
          <table:table-cell table:style-name="ce27" table:number-columns-repeated="20"/>
          <table:table-cell office:value-type="string">
            <text:p>BP_A24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13"/>
        </table:table-row>
        <table:table-row table:style-name="ro3">
          <table:table-cell office:value-type="string">
            <text:p>BP_M1</text:p>
          </table:table-cell>
          <table:table-cell table:formula="of:=INDIRECT([.A31])" office:value-type="string" office:string-value="hängande rodd">
            <text:p>hängande rodd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31]" office:value-type="string" office:string-value="BP_M1">
            <text:p>BP_M1</text:p>
          </table:table-cell>
          <table:table-cell table:number-columns-repeated="12"/>
        </table:table-row>
        <table:table-row table:style-name="ro2">
          <table:table-cell office:value-type="string">
            <text:p>BP_M2</text:p>
          </table:table-cell>
          <table:table-cell table:formula="of:=INDIRECT([.A32])" office:value-type="string" office:string-value="stångrodd">
            <text:p>stångrodd</text:p>
          </table:table-cell>
          <table:table-cell table:style-name="ce27" table:number-columns-repeated="20"/>
          <table:table-cell table:formula="of:=[.A32]" office:value-type="string" office:string-value="BP_M2">
            <text:p>BP_M2</text:p>
          </table:table-cell>
          <table:table-cell table:number-columns-repeated="12"/>
        </table:table-row>
        <table:table-row table:style-name="ro3">
          <table:table-cell office:value-type="string">
            <text:p>BP_M3</text:p>
          </table:table-cell>
          <table:table-cell table:formula="of:=INDIRECT([.A33])" office:value-type="string" office:string-value="sittande rodd">
            <text:p>sittande rodd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5"/>
          <table:table-cell table:formula="of:=[.A33]" office:value-type="string" office:string-value="BP_M3">
            <text:p>BP_M3</text:p>
          </table:table-cell>
          <table:table-cell table:number-columns-repeated="12"/>
        </table:table-row>
        <table:table-row table:style-name="ro3">
          <table:table-cell office:value-type="string">
            <text:p>BP_M4</text:p>
          </table:table-cell>
          <table:table-cell table:formula="of:=INDIRECT([.A34])" office:value-type="string" office:string-value="tryndrag">
            <text:p>tryndrag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34]" office:value-type="string" office:string-value="BP_M4">
            <text:p>BP_M4</text:p>
          </table:table-cell>
          <table:table-cell table:number-columns-repeated="12"/>
        </table:table-row>
        <table:table-row table:style-name="ro3">
          <table:table-cell office:value-type="string">
            <text:p>BP_M5</text:p>
          </table:table-cell>
          <table:table-cell table:formula="of:=INDIRECT([.A35])" office:value-type="string" office:string-value="hantellyft">
            <text:p>hantellyft</text:p>
          </table:table-cell>
          <table:table-cell table:style-name="ce27"/>
          <table:table-cell table:number-columns-repeated="2" table:style-name="ce27" office:value-type="string">
            <text:p>x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35]" office:value-type="string" office:string-value="BP_M5">
            <text:p>BP_M5</text:p>
          </table:table-cell>
          <table:table-cell table:number-columns-repeated="12"/>
        </table:table-row>
        <table:table-row table:style-name="ro3">
          <table:table-cell office:value-type="string">
            <text:p>BP_M6</text:p>
          </table:table-cell>
          <table:table-cell table:formula="of:=INDIRECT([.A36])" office:value-type="string" office:string-value="omv. flies">
            <text:p>omv. flies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36]" office:value-type="string" office:string-value="BP_M6">
            <text:p>BP_M6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13"/>
        </table:table-row>
        <table:table-row table:style-name="ro2">
          <table:table-cell/>
          <table:table-cell table:style-name="ce26" office:value-type="string">
            <text:p>MARKLYFT</text:p>
          </table:table-cell>
          <table:table-cell table:style-name="ce27" table:number-columns-repeated="20"/>
          <table:table-cell table:number-columns-repeated="13"/>
        </table:table-row>
        <table:table-row table:style-name="ro3">
          <table:table-cell office:value-type="string">
            <text:p>ML_P0</text:p>
          </table:table-cell>
          <table:table-cell table:formula="of:=INDIRECT([.A39])" office:value-type="string" office:string-value="ML bälte ej skor">
            <text:p>ML bälte ej skor</text:p>
          </table:table-cell>
          <table:table-cell table:style-name="ce27" office:value-type="string">
            <text:p>x</text:p>
          </table:table-cell>
          <table:table-cell table:style-name="ce27"/>
          <table:table-cell table:number-columns-repeated="2" table:style-name="ce27" office:value-type="string">
            <text:p>p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formula="of:=[.A39]" office:value-type="string" office:string-value="ML_P0">
            <text:p>ML_P0</text:p>
          </table:table-cell>
          <table:table-cell table:number-columns-repeated="12"/>
        </table:table-row>
        <table:table-row table:style-name="ro3">
          <table:table-cell office:value-type="string">
            <text:p>ML_P1</text:p>
          </table:table-cell>
          <table:table-cell table:formula="of:=INDIRECT([.A40])" office:value-type="string" office:string-value="ML skor ej bälte">
            <text:p>ML skor ej bälte</text:p>
          </table:table-cell>
          <table:table-cell table:style-name="ce27" office:value-type="string">
            <text:p>p</text:p>
          </table:table-cell>
          <table:table-cell table:style-name="ce27" table:number-columns-repeated="19"/>
          <table:table-cell table:formula="of:=[.A40]" office:value-type="string" office:string-value="ML_P1">
            <text:p>ML_P1</text:p>
          </table:table-cell>
          <table:table-cell table:number-columns-repeated="12"/>
        </table:table-row>
        <table:table-row table:style-name="ro2">
          <table:table-cell office:value-type="string">
            <text:p>ML_P2</text:p>
          </table:table-cell>
          <table:table-cell table:formula="of:=INDIRECT([.A41])" office:value-type="string" office:string-value="ML långa">
            <text:p>ML långa</text:p>
          </table:table-cell>
          <table:table-cell table:style-name="ce27" table:number-columns-repeated="20"/>
          <table:table-cell table:formula="of:=[.A41]" office:value-type="string" office:string-value="ML_P2">
            <text:p>ML_P2</text:p>
          </table:table-cell>
          <table:table-cell table:number-columns-repeated="12"/>
        </table:table-row>
        <table:table-row table:style-name="ro3">
          <table:table-cell office:value-type="string">
            <text:p>ML_P3</text:p>
          </table:table-cell>
          <table:table-cell table:formula="of:=INDIRECT([.A42])" office:value-type="string" office:string-value="ML korta">
            <text:p>ML korta</text:p>
          </table:table-cell>
          <table:table-cell table:style-name="ce27"/>
          <table:table-cell table:style-name="ce27" office:value-type="string">
            <text:p>p</text:p>
          </table:table-cell>
          <table:table-cell table:style-name="ce27" table:number-columns-repeated="18"/>
          <table:table-cell table:formula="of:=[.A42]" office:value-type="string" office:string-value="ML_P3">
            <text:p>ML_P3</text:p>
          </table:table-cell>
          <table:table-cell table:number-columns-repeated="12"/>
        </table:table-row>
        <table:table-row table:style-name="ro3">
          <table:table-cell office:value-type="string">
            <text:p>ML_P4</text:p>
          </table:table-cell>
          <table:table-cell table:formula="of:=INDIRECT([.A43])" office:value-type="string" office:string-value="ML pausmark (mellan)">
            <text:p>ML pausmark (mellan)</text:p>
          </table:table-cell>
          <table:table-cell table:style-name="ce27" table:number-columns-repeated="5"/>
          <table:table-cell table:style-name="ce27" office:value-type="string">
            <text:p>p</text:p>
          </table:table-cell>
          <table:table-cell table:style-name="ce27" table:number-columns-repeated="14"/>
          <table:table-cell table:formula="of:=[.A43]" office:value-type="string" office:string-value="ML_P4">
            <text:p>ML_P4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13"/>
        </table:table-row>
        <table:table-row table:style-name="ro3">
          <table:table-cell office:value-type="string">
            <text:p>ML_A1</text:p>
          </table:table-cell>
          <table:table-cell table:formula="of:=INDIRECT([.A45])" office:value-type="string" office:string-value="ryggresning">
            <text:p>ryggresning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number-columns-repeated="4" table:style-name="ce27" office:value-type="string">
            <text:p>x</text:p>
          </table:table-cell>
          <table:table-cell table:style-name="ce27" table:number-columns-repeated="13"/>
          <table:table-cell table:formula="of:=[.A45]" office:value-type="string" office:string-value="ML_A1">
            <text:p>ML_A1</text:p>
          </table:table-cell>
          <table:table-cell table:number-columns-repeated="12"/>
        </table:table-row>
        <table:table-row table:style-name="ro2">
          <table:table-cell office:value-type="string">
            <text:p>ML_A2</text:p>
          </table:table-cell>
          <table:table-cell table:formula="of:=INDIRECT([.A46])" office:value-type="string" office:string-value="rumplyft">
            <text:p>rumplyft</text:p>
          </table:table-cell>
          <table:table-cell table:style-name="ce27" table:number-columns-repeated="20"/>
          <table:table-cell table:formula="of:=[.A46]" office:value-type="string" office:string-value="ML_A2">
            <text:p>ML_A2</text:p>
          </table:table-cell>
          <table:table-cell table:number-columns-repeated="12"/>
        </table:table-row>
        <table:table-row table:style-name="ro2">
          <table:table-cell office:value-type="string">
            <text:p>ML_A3</text:p>
          </table:table-cell>
          <table:table-cell table:formula="of:=INDIRECT([.A47])" office:value-type="string" office:string-value="maghjul">
            <text:p>maghjul</text:p>
          </table:table-cell>
          <table:table-cell table:style-name="ce27" table:number-columns-repeated="20"/>
          <table:table-cell table:formula="of:=[.A47]" office:value-type="string" office:string-value="ML_A3">
            <text:p>ML_A3</text:p>
          </table:table-cell>
          <table:table-cell table:number-columns-repeated="12"/>
        </table:table-row>
        <table:table-row table:style-name="ro3">
          <table:table-cell office:value-type="string">
            <text:p>ML_A4</text:p>
          </table:table-cell>
          <table:table-cell table:formula="of:=INDIRECT([.A48])" office:value-type="string" office:string-value="sidomage">
            <text:p>sidomage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48]" office:value-type="string" office:string-value="ML_A4">
            <text:p>ML_A4</text:p>
          </table:table-cell>
          <table:table-cell table:number-columns-repeated="12"/>
        </table:table-row>
        <table:table-row table:style-name="ro2">
          <table:table-cell office:value-type="string">
            <text:p>ML_A5</text:p>
          </table:table-cell>
          <table:table-cell table:formula="of:=INDIRECT([.A49])" office:value-type="string" office:string-value="benlyft">
            <text:p>benlyft</text:p>
          </table:table-cell>
          <table:table-cell table:style-name="ce27" table:number-columns-repeated="20"/>
          <table:table-cell table:formula="of:=[.A49]" office:value-type="string" office:string-value="ML_A5">
            <text:p>ML_A5</text:p>
          </table:table-cell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ce13" table:number-columns-repeated="21"/>
          <table:table-cell table:number-columns-repeated="12"/>
        </table:table-row>
        <table:table-row table:style-name="ro2" table:number-rows-repeated="1048524">
          <table:table-cell table:number-columns-repeated="35"/>
        </table:table-row>
        <table:table-row table:style-name="ro2">
          <table:table-cell table:number-columns-repeated="35"/>
        </table:table-row>
        <calcext:conditional-formats>
          <calcext:conditional-format calcext:target-range-address="Schedule.C2:Schedule.V49">
            <calcext:condition calcext:apply-style-name="GRAY" calcext:value="formula-is(SEARCH(&quot;x&quot;; [.C2]; 1))" calcext:base-cell-address="Schedule.C2"/>
            <calcext:condition calcext:apply-style-name="SVART" calcext:value="formula-is(SEARCH(&quot;p&quot;; [.C2]; 1))" calcext:base-cell-address="Schedule.C2"/>
          </calcext:conditional-format>
        </calcext:conditional-formats>
      </table:table>
      <table:table table:name="Inpu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8" table:number-columns-repeated="13" table:default-cell-style-name="Default"/>
        <table:table-row table:style-name="ro2">
          <table:table-cell table:style-name="ce26" office:value-type="string">
            <text:p>1rm bänk</text:p>
          </table:table-cell>
          <table:table-cell office:value-type="float" office:value="145">
            <text:p>145</text:p>
          </table:table-cell>
          <table:table-cell table:number-columns-repeated="17"/>
          <table:table-cell office:value-type="string">
            <text:p>v22</text:p>
          </table:table-cell>
          <table:table-cell office:value-type="string">
            <text:p>lugnare</text:p>
          </table:table-cell>
        </table:table-row>
        <table:table-row table:style-name="ro2">
          <table:table-cell table:style-name="ce26" office:value-type="string">
            <text:p>1rm ol-böj</text:p>
          </table:table-cell>
          <table:table-cell office:value-type="float" office:value="140">
            <text:p>140</text:p>
          </table:table-cell>
          <table:table-cell table:number-columns-repeated="17"/>
          <table:table-cell office:value-type="string">
            <text:p>v23</text:p>
          </table:table-cell>
          <table:table-cell office:value-type="string">
            <text:p>hård</text:p>
          </table:table-cell>
        </table:table-row>
        <table:table-row table:style-name="ro2">
          <table:table-cell table:style-name="ce26" office:value-type="string">
            <text:p>1rm böj</text:p>
          </table:table-cell>
          <table:table-cell office:value-type="float" office:value="170">
            <text:p>170</text:p>
          </table:table-cell>
          <table:table-cell table:number-columns-repeated="17"/>
          <table:table-cell office:value-type="string">
            <text:p>v24</text:p>
          </table:table-cell>
          <table:table-cell office:value-type="string">
            <text:p>turkiet</text:p>
          </table:table-cell>
        </table:table-row>
        <table:table-row table:style-name="ro2">
          <table:table-cell table:style-name="ce26" office:value-type="string">
            <text:p>1rm marklyft</text:p>
          </table:table-cell>
          <table:table-cell office:value-type="float" office:value="235">
            <text:p>235</text:p>
          </table:table-cell>
          <table:table-cell table:number-columns-repeated="17"/>
          <table:table-cell office:value-type="string">
            <text:p>v25</text:p>
          </table:table-cell>
          <table:table-cell office:value-type="string">
            <text:p>hård</text:p>
          </table:table-cell>
        </table:table-row>
        <table:table-row table:style-name="ro2">
          <table:table-cell table:number-columns-repeated="19"/>
          <table:table-cell office:value-type="string">
            <text:p>v26</text:p>
          </table:table-cell>
          <table:table-cell office:value-type="string">
            <text:p>hård</text:p>
          </table:table-cell>
        </table:table-row>
        <table:table-row table:style-name="ro2">
          <table:table-cell table:number-columns-repeated="19"/>
          <table:table-cell office:value-type="string">
            <text:p>v27</text:p>
          </table:table-cell>
          <table:table-cell office:value-type="string">
            <text:p>SM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1RM</text:p>
          </table:table-cell>
          <table:table-cell table:number-columns-repeated="2"/>
          <table:table-cell office:value-type="string">
            <text:p>1RM</text:p>
          </table:table-cell>
          <table:table-cell table:number-columns-repeated="2"/>
          <table:table-cell office:value-type="string">
            <text:p>1RM</text:p>
          </table:table-cell>
          <table:table-cell table:number-columns-repeated="12"/>
        </table:table-row>
        <table:table-row table:style-name="ro2">
          <table:table-cell office:value-type="string">
            <text:p>BP primär</text:p>
          </table:table-cell>
          <table:table-cell office:value-type="string">
            <text:p>BP tävling</text:p>
          </table:table-cell>
          <table:table-cell office:value-type="float" office:value="145">
            <text:p>145</text:p>
          </table:table-cell>
          <table:table-cell office:value-type="string">
            <text:p>KB primär</text:p>
          </table:table-cell>
          <table:table-cell office:value-type="string">
            <text:p>KB SL bälte</text:p>
          </table:table-cell>
          <table:table-cell office:value-type="float" office:value="170">
            <text:p>170</text:p>
          </table:table-cell>
          <table:table-cell office:value-type="string">
            <text:p>ML primär</text:p>
          </table:table-cell>
          <table:table-cell office:value-type="string">
            <text:p>ML bälte ej skor</text:p>
          </table:table-cell>
          <table:table-cell office:value-type="float" office:value="235">
            <text:p>235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P FU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KB OL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ML skor ej bälte</text:p>
          </table:table-cell>
          <table:table-cell office:value-type="float" office:value="190">
            <text:p>190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P pinpress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KB OL stopp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ML långa</text:p>
          </table:table-cell>
          <table:table-cell office:value-type="float" office:value="180">
            <text:p>180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P smal kloss</text:p>
          </table:table-cell>
          <table:table-cell table:number-columns-repeated="2"/>
          <table:table-cell office:value-type="string">
            <text:p>KB pinpress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ML korta</text:p>
          </table:table-cell>
          <table:table-cell office:value-type="float" office:value="200">
            <text:p>20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KB fram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ML pausmark (mellan)</text:p>
          </table:table-cell>
          <table:table-cell office:value-type="float" office:value="180">
            <text:p>180</text:p>
          </table:table-cell>
          <table:table-cell table:number-columns-repeated="12"/>
        </table:table-row>
        <table:table-row table:style-name="ro2">
          <table:table-cell office:value-type="string">
            <text:p>BP assistans 1</text:p>
          </table:table-cell>
          <table:table-cell office:value-type="string">
            <text:p>flies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antelpress</text:p>
          </table:table-cell>
          <table:table-cell/>
          <table:table-cell office:value-type="string">
            <text:p>KB assistans</text:p>
          </table:table-cell>
          <table:table-cell office:value-type="string">
            <text:p>benpress</text:p>
          </table:table-cell>
          <table:table-cell/>
          <table:table-cell office:value-type="string">
            <text:p>ML assistans</text:p>
          </table:table-cell>
          <table:table-cell office:value-type="string">
            <text:p>ryggresning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ips</text:p>
          </table:table-cell>
          <table:table-cell table:number-columns-repeated="2"/>
          <table:table-cell office:value-type="string">
            <text:p>benspark</text:p>
          </table:table-cell>
          <table:table-cell table:number-columns-repeated="2"/>
          <table:table-cell office:value-type="string">
            <text:p>rumplyft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ushdowns</text:p>
          </table:table-cell>
          <table:table-cell table:number-columns-repeated="2"/>
          <table:table-cell office:value-type="string">
            <text:p>lårcurl</text:p>
          </table:table-cell>
          <table:table-cell table:number-columns-repeated="2"/>
          <table:table-cell office:value-type="string">
            <text:p>maghjul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TKE</text:p>
          </table:table-cell>
          <table:table-cell table:number-columns-repeated="2"/>
          <table:table-cell office:value-type="string">
            <text:p>sidomage</text:p>
          </table:table-cell>
          <table:table-cell table:number-columns-repeated="13"/>
        </table:table-row>
        <table:table-row table:style-name="ro2">
          <table:table-cell office:value-type="string">
            <text:p>BP assistans 2</text:p>
          </table:table-cell>
          <table:table-cell office:value-type="string">
            <text:p>press</text:p>
          </table:table-cell>
          <table:table-cell table:number-columns-repeated="2"/>
          <table:table-cell office:value-type="string">
            <text:p>utfall</text:p>
          </table:table-cell>
          <table:table-cell table:number-columns-repeated="2"/>
          <table:table-cell office:value-type="string">
            <text:p>benlyft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räckhävning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iceps</text:p>
          </table:table-cell>
          <table:table-cell table:number-columns-repeated="19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office:value-type="string">
            <text:p>BP antagonist</text:p>
          </table:table-cell>
          <table:table-cell office:value-type="string">
            <text:p>hängande rod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tångrod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ittande rod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ryndrag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antellyft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omv. flies</text:p>
          </table:table-cell>
          <table:table-cell table:number-columns-repeated="19"/>
        </table:table-row>
        <table:table-row table:style-name="ro2">
          <table:table-cell table:number-columns-repeated="21"/>
        </table:table-row>
      </table:table>
      <table:table table:name="Sheet1" table:style-name="ta1"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number-columns-repeated="14" table:default-cell-style-name="Default"/>
        <table:table-row table:style-name="ro5">
          <table:table-cell/>
          <table:table-cell table:style-name="ce34" office:value-type="string" table:number-columns-spanned="2" table:number-rows-spanned="1">
            <text:p>Vecka 1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5" office:value-type="string">
            <text:p>Pass 1</text:p>
          </table:table-cell>
          <table:table-cell table:number-columns-repeated="15"/>
        </table:table-row>
        <table:table-row table:style-name="ro2">
          <table:table-cell office:value-type="string">
            <text:p>KB</text:p>
          </table:table-cell>
          <table:table-cell table:style-name="ce35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KB</text:p>
          </table:table-cell>
          <table:table-cell table:style-name="ce26" table:formula="of:=INDIRECT([.A4])" office:value-type="string" office:string-value="KB SL bälte">
            <text:p>KB SL bälte</text:p>
          </table:table-cell>
          <table:table-cell table:style-name="ce13" table:formula="of:=([.C6]/100)*INDIRECT([.$A3] &amp; &quot;1RM&quot;)" office:value-type="float" office:value="119">
            <text:p>119</text:p>
          </table:table-cell>
          <table:table-cell table:style-name="ce13" table:formula="of:=([.D6]/100)*INDIRECT([.$A3] &amp; &quot;1RM&quot;)" office:value-type="float" office:value="119">
            <text:p>119</text:p>
          </table:table-cell>
          <table:table-cell table:style-name="ce13" table:formula="of:=([.E6]/100)*INDIRECT([.$A3] &amp; &quot;1RM&quot;)" office:value-type="float" office:value="119">
            <text:p>119</text:p>
          </table:table-cell>
          <table:table-cell table:style-name="ce13" table:formula="of:=([.F6]/100)*INDIRECT([.$A3] &amp; &quot;1RM&quot;)" office:value-type="float" office:value="119">
            <text:p>119</text:p>
          </table:table-cell>
          <table:table-cell table:style-name="ce13" table:formula="of:=([.G6]/100)*INDIRECT([.$A3] &amp; &quot;1RM&quot;)" office:value-type="float" office:value="119">
            <text:p>119</text:p>
          </table:table-cell>
          <table:table-cell table:style-name="ce13" table:formula="of:=([.H6]/100)*INDIRECT([.$A3] &amp; &quot;1RM&quot;)" office:value-type="float" office:value="102">
            <text:p>102</text:p>
          </table:table-cell>
          <table:table-cell table:style-name="ce13" table:formula="of:=([.I6]/100)*INDIRECT([.$A3] &amp; &quot;1RM&quot;)" office:value-type="float" office:value="102">
            <text:p>102</text:p>
          </table:table-cell>
          <table:table-cell table:style-name="ce13" table:formula="of:=([.J6]/100)*INDIRECT([.$A3] &amp; &quot;1RM&quot;)" office:value-type="float" office:value="85">
            <text:p>85</text:p>
          </table:table-cell>
          <table:table-cell table:style-name="ce13" table:formula="of:=([.K6]/100)*INDIRECT([.$A3] &amp; &quot;1RM&quot;)" office:value-type="float" office:value="0">
            <text:p>0</text:p>
          </table:table-cell>
          <table:table-cell table:style-name="ce13" table:formula="of:=([.L6]/100)*INDIRECT([.$A3] &amp; &quot;1RM&quot;)" office:value-type="float" office:value="0">
            <text:p>0</text:p>
          </table:table-cell>
          <table:table-cell table:style-name="ce13" table:formula="of:=([.M6]/100)*INDIRECT([.$A3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6:.O6]) &amp; &quot;% = &quot; &amp; ROUND(SUM([.C7:.O7]); 2)" office:value-type="string" office:string-value="70% = 1.04">
            <text:p>70% = 1.04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5" table:style-name="ce13" office:value-type="float" office:value="70">
            <text:p>7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5]/(100-[.C6])" office:value-type="float" office:value="0.166666666666667">
            <text:p>0.1666666667</text:p>
          </table:table-cell>
          <table:table-cell table:style-name="ce13" table:formula="of:=[.D5]/(100-[.D6])" office:value-type="float" office:value="0.166666666666667">
            <text:p>0.1666666667</text:p>
          </table:table-cell>
          <table:table-cell table:style-name="ce13" table:formula="of:=[.E5]/(100-[.E6])" office:value-type="float" office:value="0.166666666666667">
            <text:p>0.1666666667</text:p>
          </table:table-cell>
          <table:table-cell table:style-name="ce13" table:formula="of:=[.F5]/(100-[.F6])" office:value-type="float" office:value="0.166666666666667">
            <text:p>0.1666666667</text:p>
          </table:table-cell>
          <table:table-cell table:style-name="ce13" table:formula="of:=[.G5]/(100-[.G6])" office:value-type="float" office:value="0.166666666666667">
            <text:p>0.1666666667</text:p>
          </table:table-cell>
          <table:table-cell table:style-name="ce13" table:formula="of:=[.H5]/(100-[.H6])" office:value-type="float" office:value="0.075">
            <text:p>0.075</text:p>
          </table:table-cell>
          <table:table-cell table:style-name="ce13" table:formula="of:=[.I5]/(100-[.I6])" office:value-type="float" office:value="0.075">
            <text:p>0.075</text:p>
          </table:table-cell>
          <table:table-cell table:style-name="ce13" table:formula="of:=[.J5]/(100-[.J6])" office:value-type="float" office:value="0.06">
            <text:p>0.06</text:p>
          </table:table-cell>
          <table:table-cell table:style-name="ce13" table:formula="of:=[.K5]/(100-[.K6])" office:value-type="float" office:value="0">
            <text:p>0</text:p>
          </table:table-cell>
          <table:table-cell table:style-name="ce13" table:formula="of:=[.L5]/(100-[.L6])" office:value-type="float" office:value="0">
            <text:p>0</text:p>
          </table:table-cell>
          <table:table-cell table:style-name="ce13" table:formula="of:=[.M5]/(100-[.M6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KB_P1</text:p>
          </table:table-cell>
          <table:table-cell table:style-name="ce26" table:formula="of:=INDIRECT([.A8])" office:value-type="string" office:string-value="KB OL">
            <text:p>KB OL</text:p>
          </table:table-cell>
          <table:table-cell table:number-columns-repeated="3" table:style-name="ce13" office:value-type="string">
            <text:p>3-4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3" table:number-columns-repeated="11"/>
          <table:table-cell table:number-columns-repeated="3"/>
          <table:table-cell table:style-name="ce26"/>
        </table:table-row>
        <table:table-row table:style-name="ro2">
          <table:table-cell office:value-type="string">
            <text:p>BP</text:p>
          </table:table-cell>
          <table:table-cell table:style-name="ce35"/>
          <table:table-cell table:style-name="ce13" table:number-columns-repeated="2"/>
          <table:table-cell table:style-name="ce8" table:number-columns-repeated="3"/>
          <table:table-cell table:style-name="ce36"/>
          <table:table-cell table:style-name="ce13" table:number-columns-repeated="2"/>
          <table:table-cell table:style-name="ce8" table:number-columns-repeated="2"/>
          <table:table-cell table:style-name="ce13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26" table:formula="of:=INDIRECT([.A11])" office:value-type="string" office:string-value="BP tävling">
            <text:p>BP tävling</text:p>
          </table:table-cell>
          <table:table-cell table:style-name="ce13" table:formula="of:=([.C13]/100)*INDIRECT([.$A10] &amp; &quot;1RM&quot;)" office:value-type="float" office:value="101.5">
            <text:p>101.5</text:p>
          </table:table-cell>
          <table:table-cell table:style-name="ce13" table:formula="of:=([.D13]/100)*INDIRECT([.$A10] &amp; &quot;1RM&quot;)" office:value-type="float" office:value="101.5">
            <text:p>101.5</text:p>
          </table:table-cell>
          <table:table-cell table:style-name="ce13" table:formula="of:=([.E13]/100)*INDIRECT([.$A10] &amp; &quot;1RM&quot;)" office:value-type="float" office:value="101.5">
            <text:p>101.5</text:p>
          </table:table-cell>
          <table:table-cell table:style-name="ce13" table:formula="of:=([.F13]/100)*INDIRECT([.$A10] &amp; &quot;1RM&quot;)" office:value-type="float" office:value="101.5">
            <text:p>101.5</text:p>
          </table:table-cell>
          <table:table-cell table:style-name="ce13" table:formula="of:=([.G13]/100)*INDIRECT([.$A10] &amp; &quot;1RM&quot;)" office:value-type="float" office:value="101.5">
            <text:p>101.5</text:p>
          </table:table-cell>
          <table:table-cell table:style-name="ce13" table:formula="of:=([.H13]/100)*INDIRECT([.$A10] &amp; &quot;1RM&quot;)" office:value-type="float" office:value="87">
            <text:p>87</text:p>
          </table:table-cell>
          <table:table-cell table:style-name="ce13" table:formula="of:=([.I13]/100)*INDIRECT([.$A10] &amp; &quot;1RM&quot;)" office:value-type="float" office:value="87">
            <text:p>87</text:p>
          </table:table-cell>
          <table:table-cell table:style-name="ce13" table:formula="of:=([.J13]/100)*INDIRECT([.$A10] &amp; &quot;1RM&quot;)" office:value-type="float" office:value="72.5">
            <text:p>72.5</text:p>
          </table:table-cell>
          <table:table-cell table:style-name="ce13" table:formula="of:=([.K13]/100)*INDIRECT([.$A10] &amp; &quot;1RM&quot;)" office:value-type="float" office:value="0">
            <text:p>0</text:p>
          </table:table-cell>
          <table:table-cell table:style-name="ce13" table:formula="of:=([.L13]/100)*INDIRECT([.$A10] &amp; &quot;1RM&quot;)" office:value-type="float" office:value="0">
            <text:p>0</text:p>
          </table:table-cell>
          <table:table-cell table:style-name="ce13" table:formula="of:=([.M13]/100)*INDIRECT([.$A10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13:.O13]) &amp; &quot;% = &quot; &amp; ROUND(SUM([.C14:.O14]); 2)" office:value-type="string" office:string-value="70% = 1.04">
            <text:p>70% = 1.04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5" table:style-name="ce13" office:value-type="float" office:value="70">
            <text:p>7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12]/(100-[.C13])" office:value-type="float" office:value="0.166666666666667">
            <text:p>0.1666666667</text:p>
          </table:table-cell>
          <table:table-cell table:style-name="ce13" table:formula="of:=[.D12]/(100-[.D13])" office:value-type="float" office:value="0.166666666666667">
            <text:p>0.1666666667</text:p>
          </table:table-cell>
          <table:table-cell table:style-name="ce13" table:formula="of:=[.E12]/(100-[.E13])" office:value-type="float" office:value="0.166666666666667">
            <text:p>0.1666666667</text:p>
          </table:table-cell>
          <table:table-cell table:style-name="ce13" table:formula="of:=[.F12]/(100-[.F13])" office:value-type="float" office:value="0.166666666666667">
            <text:p>0.1666666667</text:p>
          </table:table-cell>
          <table:table-cell table:style-name="ce13" table:formula="of:=[.G12]/(100-[.G13])" office:value-type="float" office:value="0.166666666666667">
            <text:p>0.1666666667</text:p>
          </table:table-cell>
          <table:table-cell table:style-name="ce13" table:formula="of:=[.H12]/(100-[.H13])" office:value-type="float" office:value="0.075">
            <text:p>0.075</text:p>
          </table:table-cell>
          <table:table-cell table:style-name="ce13" table:formula="of:=[.I12]/(100-[.I13])" office:value-type="float" office:value="0.075">
            <text:p>0.075</text:p>
          </table:table-cell>
          <table:table-cell table:style-name="ce13" table:formula="of:=[.J12]/(100-[.J13])" office:value-type="float" office:value="0.06">
            <text:p>0.06</text:p>
          </table:table-cell>
          <table:table-cell table:style-name="ce13" table:formula="of:=[.K12]/(100-[.K13])" office:value-type="float" office:value="0">
            <text:p>0</text:p>
          </table:table-cell>
          <table:table-cell table:style-name="ce13" table:formula="of:=[.L12]/(100-[.L13])" office:value-type="float" office:value="0">
            <text:p>0</text:p>
          </table:table-cell>
          <table:table-cell table:style-name="ce13" table:formula="of:=[.M12]/(100-[.M13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P_P1</text:p>
          </table:table-cell>
          <table:table-cell table:style-name="ce26" table:formula="of:=INDIRECT([.A15])" office:value-type="string" office:string-value="BP FU">
            <text:p>BP FU</text:p>
          </table:table-cell>
          <table:table-cell table:number-columns-repeated="3" table:style-name="ce13" office:value-type="string">
            <text:p>3-4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BP_M4</text:p>
          </table:table-cell>
          <table:table-cell table:style-name="ce26" table:formula="of:=INDIRECT([.A16])" office:value-type="string" office:string-value="tryndrag">
            <text:p>tryndrag</text:p>
          </table:table-cell>
          <table:table-cell table:number-columns-repeated="3" table:style-name="ce13" office:value-type="string">
            <text:p>8-12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5"/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ML</text:p>
          </table:table-cell>
          <table:table-cell table:style-name="ce35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ML_P1</text:p>
          </table:table-cell>
          <table:table-cell table:style-name="ce26" table:formula="of:=INDIRECT([.A19])" office:value-type="string" office:string-value="ML skor ej bälte">
            <text:p>ML skor ej bälte</text:p>
          </table:table-cell>
          <table:table-cell table:style-name="ce13" table:formula="of:=([.C21]/100)*INDIRECT([.$A18] &amp; &quot;1RM&quot;)" office:value-type="float" office:value="152.75">
            <text:p>152.75</text:p>
          </table:table-cell>
          <table:table-cell table:style-name="ce13" table:formula="of:=([.D21]/100)*INDIRECT([.$A18] &amp; &quot;1RM&quot;)" office:value-type="float" office:value="152.75">
            <text:p>152.75</text:p>
          </table:table-cell>
          <table:table-cell table:style-name="ce13" table:formula="of:=([.E21]/100)*INDIRECT([.$A18] &amp; &quot;1RM&quot;)" office:value-type="float" office:value="141">
            <text:p>141</text:p>
          </table:table-cell>
          <table:table-cell table:style-name="ce13" table:formula="of:=([.F21]/100)*INDIRECT([.$A18] &amp; &quot;1RM&quot;)" office:value-type="float" office:value="141">
            <text:p>141</text:p>
          </table:table-cell>
          <table:table-cell table:style-name="ce13" table:formula="of:=([.G21]/100)*INDIRECT([.$A18] &amp; &quot;1RM&quot;)" office:value-type="float" office:value="119.85">
            <text:p>119.85</text:p>
          </table:table-cell>
          <table:table-cell table:style-name="ce13" table:formula="of:=([.H21]/100)*INDIRECT([.$A18] &amp; &quot;1RM&quot;)" office:value-type="float" office:value="119.85">
            <text:p>119.85</text:p>
          </table:table-cell>
          <table:table-cell table:style-name="ce13" table:formula="of:=([.I21]/100)*INDIRECT([.$A18] &amp; &quot;1RM&quot;)" office:value-type="float" office:value="0">
            <text:p>0</text:p>
          </table:table-cell>
          <table:table-cell table:style-name="ce13" table:formula="of:=([.J21]/100)*INDIRECT([.$A18] &amp; &quot;1RM&quot;)" office:value-type="float" office:value="0">
            <text:p>0</text:p>
          </table:table-cell>
          <table:table-cell table:style-name="ce13" table:formula="of:=([.K21]/100)*INDIRECT([.$A18] &amp; &quot;1RM&quot;)" office:value-type="float" office:value="0">
            <text:p>0</text:p>
          </table:table-cell>
          <table:table-cell table:style-name="ce13" table:formula="of:=([.L21]/100)*INDIRECT([.$A18] &amp; &quot;1RM&quot;)" office:value-type="float" office:value="0">
            <text:p>0</text:p>
          </table:table-cell>
          <table:table-cell table:style-name="ce13" table:formula="of:=([.M21]/100)*INDIRECT([.$A18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21:.O21])&amp;&quot;% = &quot;&amp;ROUND(SUM([.C22:.O22]);2)" office:value-type="string" office:string-value="65% = 0.5">
            <text:p>65% = 0.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5">
            <text:p>65</text:p>
          </table:table-cell>
          <table:table-cell table:number-columns-repeated="2" table:style-name="ce13" office:value-type="float" office:value="60">
            <text:p>60</text:p>
          </table:table-cell>
          <table:table-cell table:number-columns-repeated="2" table:style-name="ce13" office:value-type="float" office:value="51">
            <text:p>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20]/(100-[.C21])" office:value-type="float" office:value="0.114285714285714">
            <text:p>0.1142857143</text:p>
          </table:table-cell>
          <table:table-cell table:style-name="ce13" table:formula="of:=[.D20]/(100-[.D21])" office:value-type="float" office:value="0.114285714285714">
            <text:p>0.1142857143</text:p>
          </table:table-cell>
          <table:table-cell table:style-name="ce13" table:formula="of:=[.E20]/(100-[.E21])" office:value-type="float" office:value="0.075">
            <text:p>0.075</text:p>
          </table:table-cell>
          <table:table-cell table:style-name="ce13" table:formula="of:=[.F20]/(100-[.F21])" office:value-type="float" office:value="0.075">
            <text:p>0.075</text:p>
          </table:table-cell>
          <table:table-cell table:style-name="ce13" table:formula="of:=[.G20]/(100-[.G21])" office:value-type="float" office:value="0.0612244897959184">
            <text:p>0.0612244898</text:p>
          </table:table-cell>
          <table:table-cell table:style-name="ce13" table:formula="of:=[.H20]/(100-[.H21])" office:value-type="float" office:value="0.0612244897959184">
            <text:p>0.0612244898</text:p>
          </table:table-cell>
          <table:table-cell table:style-name="ce13" table:formula="of:=[.I20]/(100-[.I21])" office:value-type="float" office:value="0">
            <text:p>0</text:p>
          </table:table-cell>
          <table:table-cell table:style-name="ce13" table:formula="of:=[.J20]/(100-[.J21])" office:value-type="float" office:value="0">
            <text:p>0</text:p>
          </table:table-cell>
          <table:table-cell table:style-name="ce13" table:formula="of:=[.K20]/(100-[.K21])" office:value-type="float" office:value="0">
            <text:p>0</text:p>
          </table:table-cell>
          <table:table-cell table:style-name="ce13" table:formula="of:=[.L20]/(100-[.L21])" office:value-type="float" office:value="0">
            <text:p>0</text:p>
          </table:table-cell>
          <table:table-cell table:style-name="ce13" table:formula="of:=[.M20]/(100-[.M21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L_P2</text:p>
          </table:table-cell>
          <table:table-cell table:style-name="ce26" table:formula="of:=INDIRECT([.A23])" office:value-type="string" office:string-value="ML långa">
            <text:p>ML långa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/>
          <table:table-cell table:style-name="ce26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ML_A1</text:p>
          </table:table-cell>
          <table:table-cell table:style-name="ce26" table:formula="of:=INDIRECT([.A25])" office:value-type="string" office:string-value="ryggresning">
            <text:p>ryggresning</text:p>
          </table:table-cell>
          <table:table-cell table:number-columns-repeated="3" table:style-name="ce13" office:value-type="float" office:value="10">
            <text:p>10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/>
          <table:table-cell table:style-name="ce5" office:value-type="string">
            <text:p>Pass 2</text:p>
          </table:table-cell>
          <table:table-cell table:number-columns-repeated="15"/>
        </table:table-row>
        <table:table-row table:style-name="ro2">
          <table:table-cell office:value-type="string">
            <text:p>KB</text:p>
          </table:table-cell>
          <table:table-cell table:style-name="ce35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KB</text:p>
          </table:table-cell>
          <table:table-cell table:style-name="ce26" table:formula="of:=INDIRECT([.A29])" office:value-type="string" office:string-value="KB SL bälte">
            <text:p>KB SL bälte</text:p>
          </table:table-cell>
          <table:table-cell table:style-name="ce13" table:formula="of:=([.C31]/100)*INDIRECT([.$A28] &amp; &quot;1RM&quot;)" office:value-type="float" office:value="102">
            <text:p>102</text:p>
          </table:table-cell>
          <table:table-cell table:style-name="ce13" table:formula="of:=([.D31]/100)*INDIRECT([.$A28] &amp; &quot;1RM&quot;)" office:value-type="float" office:value="102">
            <text:p>102</text:p>
          </table:table-cell>
          <table:table-cell table:style-name="ce13" table:formula="of:=([.E31]/100)*INDIRECT([.$A28] &amp; &quot;1RM&quot;)" office:value-type="float" office:value="110.5">
            <text:p>110.5</text:p>
          </table:table-cell>
          <table:table-cell table:style-name="ce13" table:formula="of:=([.F31]/100)*INDIRECT([.$A28] &amp; &quot;1RM&quot;)" office:value-type="float" office:value="119">
            <text:p>119</text:p>
          </table:table-cell>
          <table:table-cell table:style-name="ce13" table:formula="of:=([.G31]/100)*INDIRECT([.$A28] &amp; &quot;1RM&quot;)" office:value-type="float" office:value="110.5">
            <text:p>110.5</text:p>
          </table:table-cell>
          <table:table-cell table:style-name="ce13" table:formula="of:=([.H31]/100)*INDIRECT([.$A28] &amp; &quot;1RM&quot;)" office:value-type="float" office:value="102">
            <text:p>102</text:p>
          </table:table-cell>
          <table:table-cell table:style-name="ce13" table:formula="of:=([.I31]/100)*INDIRECT([.$A28] &amp; &quot;1RM&quot;)" office:value-type="float" office:value="102">
            <text:p>102</text:p>
          </table:table-cell>
          <table:table-cell table:style-name="ce13" table:formula="of:=([.J31]/100)*INDIRECT([.$A28] &amp; &quot;1RM&quot;)" office:value-type="float" office:value="85">
            <text:p>85</text:p>
          </table:table-cell>
          <table:table-cell table:style-name="ce13" table:formula="of:=([.K31]/100)*INDIRECT([.$A28] &amp; &quot;1RM&quot;)" office:value-type="float" office:value="0">
            <text:p>0</text:p>
          </table:table-cell>
          <table:table-cell table:style-name="ce13" table:formula="of:=([.L31]/100)*INDIRECT([.$A28] &amp; &quot;1RM&quot;)" office:value-type="float" office:value="0">
            <text:p>0</text:p>
          </table:table-cell>
          <table:table-cell table:style-name="ce13" table:formula="of:=([.M31]/100)*INDIRECT([.$A28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31:.O31]) &amp; &quot;% = &quot; &amp; ROUND(SUM([.C32:.O32]); 2)" office:value-type="string" office:string-value="70% = 0.97">
            <text:p>70% = 0.9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65">
            <text:p>65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30]/(100-[.C31])" office:value-type="float" office:value="0.15">
            <text:p>0.15</text:p>
          </table:table-cell>
          <table:table-cell table:style-name="ce13" table:formula="of:=[.D30]/(100-[.D31])" office:value-type="float" office:value="0.15">
            <text:p>0.15</text:p>
          </table:table-cell>
          <table:table-cell table:style-name="ce13" table:formula="of:=[.E30]/(100-[.E31])" office:value-type="float" office:value="0.142857142857143">
            <text:p>0.1428571429</text:p>
          </table:table-cell>
          <table:table-cell table:style-name="ce13" table:formula="of:=[.F30]/(100-[.F31])" office:value-type="float" office:value="0.1">
            <text:p>0.1</text:p>
          </table:table-cell>
          <table:table-cell table:style-name="ce13" table:formula="of:=[.G30]/(100-[.G31])" office:value-type="float" office:value="0.114285714285714">
            <text:p>0.1142857143</text:p>
          </table:table-cell>
          <table:table-cell table:style-name="ce13" table:formula="of:=[.H30]/(100-[.H31])" office:value-type="float" office:value="0.125">
            <text:p>0.125</text:p>
          </table:table-cell>
          <table:table-cell table:style-name="ce13" table:formula="of:=[.I30]/(100-[.I31])" office:value-type="float" office:value="0.125">
            <text:p>0.125</text:p>
          </table:table-cell>
          <table:table-cell table:style-name="ce13" table:formula="of:=[.J30]/(100-[.J31])" office:value-type="float" office:value="0.06">
            <text:p>0.06</text:p>
          </table:table-cell>
          <table:table-cell table:style-name="ce13" table:formula="of:=[.K30]/(100-[.K31])" office:value-type="float" office:value="0">
            <text:p>0</text:p>
          </table:table-cell>
          <table:table-cell table:style-name="ce13" table:formula="of:=[.L30]/(100-[.L31])" office:value-type="float" office:value="0">
            <text:p>0</text:p>
          </table:table-cell>
          <table:table-cell table:style-name="ce13" table:formula="of:=[.M30]/(100-[.M31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KB_P2</text:p>
          </table:table-cell>
          <table:table-cell table:style-name="ce26" table:formula="of:=INDIRECT([.A33])" office:value-type="string" office:string-value="KB OL stopp">
            <text:p>KB OL stopp</text:p>
          </table:table-cell>
          <table:table-cell table:number-columns-repeated="3" table:style-name="ce13" office:value-type="string">
            <text:p>5-6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35"/>
          <table:table-cell table:style-name="ce13" table:number-columns-repeated="2"/>
          <table:table-cell table:style-name="ce8" table:number-columns-repeated="3"/>
          <table:table-cell table:style-name="ce36"/>
          <table:table-cell table:style-name="ce13" table:number-columns-repeated="2"/>
          <table:table-cell table:style-name="ce8" table:number-columns-repeated="2"/>
          <table:table-cell table:style-name="ce13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26" table:formula="of:=INDIRECT([.A36])" office:value-type="string" office:string-value="BP tävling">
            <text:p>BP tävling</text:p>
          </table:table-cell>
          <table:table-cell table:style-name="ce13" table:formula="of:=([.C38]/100)*INDIRECT([.$A35] &amp; &quot;1RM&quot;)" office:value-type="float" office:value="87">
            <text:p>87</text:p>
          </table:table-cell>
          <table:table-cell table:style-name="ce13" table:formula="of:=([.D38]/100)*INDIRECT([.$A35] &amp; &quot;1RM&quot;)" office:value-type="float" office:value="87">
            <text:p>87</text:p>
          </table:table-cell>
          <table:table-cell table:style-name="ce13" table:formula="of:=([.E38]/100)*INDIRECT([.$A35] &amp; &quot;1RM&quot;)" office:value-type="float" office:value="94.25">
            <text:p>94.25</text:p>
          </table:table-cell>
          <table:table-cell table:style-name="ce13" table:formula="of:=([.F38]/100)*INDIRECT([.$A35] &amp; &quot;1RM&quot;)" office:value-type="float" office:value="101.5">
            <text:p>101.5</text:p>
          </table:table-cell>
          <table:table-cell table:style-name="ce13" table:formula="of:=([.G38]/100)*INDIRECT([.$A35] &amp; &quot;1RM&quot;)" office:value-type="float" office:value="101.5">
            <text:p>101.5</text:p>
          </table:table-cell>
          <table:table-cell table:style-name="ce13" table:formula="of:=([.H38]/100)*INDIRECT([.$A35] &amp; &quot;1RM&quot;)" office:value-type="float" office:value="87">
            <text:p>87</text:p>
          </table:table-cell>
          <table:table-cell table:style-name="ce13" table:formula="of:=([.I38]/100)*INDIRECT([.$A35] &amp; &quot;1RM&quot;)" office:value-type="float" office:value="87">
            <text:p>87</text:p>
          </table:table-cell>
          <table:table-cell table:style-name="ce13" table:formula="of:=([.J38]/100)*INDIRECT([.$A35] &amp; &quot;1RM&quot;)" office:value-type="float" office:value="72.5">
            <text:p>72.5</text:p>
          </table:table-cell>
          <table:table-cell table:style-name="ce13" table:formula="of:=([.K38]/100)*INDIRECT([.$A35] &amp; &quot;1RM&quot;)" office:value-type="float" office:value="0">
            <text:p>0</text:p>
          </table:table-cell>
          <table:table-cell table:style-name="ce13" table:formula="of:=([.L38]/100)*INDIRECT([.$A35] &amp; &quot;1RM&quot;)" office:value-type="float" office:value="0">
            <text:p>0</text:p>
          </table:table-cell>
          <table:table-cell table:style-name="ce13" table:formula="of:=([.M38]/100)*INDIRECT([.$A35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38:.O38]) &amp; &quot;% = &quot; &amp; ROUND(SUM([.C39:.O39]); 2)" office:value-type="string" office:string-value="70% = 0.98">
            <text:p>70% = 0.98</text:p>
          </table:table-cell>
          <table:table-cell table:number-columns-repeated="2" table:style-name="ce13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65">
            <text:p>65</text:p>
          </table:table-cell>
          <table:table-cell table:number-columns-repeated="2" table:style-name="ce13" office:value-type="float" office:value="70">
            <text:p>7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37]/(100-[.C38])" office:value-type="float" office:value="0.2">
            <text:p>0.2</text:p>
          </table:table-cell>
          <table:table-cell table:style-name="ce13" table:formula="of:=[.D37]/(100-[.D38])" office:value-type="float" office:value="0.2">
            <text:p>0.2</text:p>
          </table:table-cell>
          <table:table-cell table:style-name="ce13" table:formula="of:=[.E37]/(100-[.E38])" office:value-type="float" office:value="0.171428571428571">
            <text:p>0.1714285714</text:p>
          </table:table-cell>
          <table:table-cell table:style-name="ce13" table:formula="of:=[.F37]/(100-[.F38])" office:value-type="float" office:value="0.1">
            <text:p>0.1</text:p>
          </table:table-cell>
          <table:table-cell table:style-name="ce13" table:formula="of:=[.G37]/(100-[.G38])" office:value-type="float" office:value="0.1">
            <text:p>0.1</text:p>
          </table:table-cell>
          <table:table-cell table:style-name="ce13" table:formula="of:=[.H37]/(100-[.H38])" office:value-type="float" office:value="0.075">
            <text:p>0.075</text:p>
          </table:table-cell>
          <table:table-cell table:style-name="ce13" table:formula="of:=[.I37]/(100-[.I38])" office:value-type="float" office:value="0.075">
            <text:p>0.075</text:p>
          </table:table-cell>
          <table:table-cell table:style-name="ce13" table:formula="of:=[.J37]/(100-[.J38])" office:value-type="float" office:value="0.06">
            <text:p>0.06</text:p>
          </table:table-cell>
          <table:table-cell table:style-name="ce13" table:formula="of:=[.K37]/(100-[.K38])" office:value-type="float" office:value="0">
            <text:p>0</text:p>
          </table:table-cell>
          <table:table-cell table:style-name="ce13" table:formula="of:=[.L37]/(100-[.L38])" office:value-type="float" office:value="0">
            <text:p>0</text:p>
          </table:table-cell>
          <table:table-cell table:style-name="ce13" table:formula="of:=[.M37]/(100-[.M38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P_P2</text:p>
          </table:table-cell>
          <table:table-cell table:style-name="ce26" table:formula="of:=INDIRECT([.A40])" office:value-type="string" office:string-value="BP pinpress">
            <text:p>BP pinpress</text:p>
          </table:table-cell>
          <table:table-cell table:number-columns-repeated="3" table:style-name="ce13" office:value-type="string">
            <text:p>5-6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BP_A13</text:p>
          </table:table-cell>
          <table:table-cell table:style-name="ce26" table:formula="of:=INDIRECT([.A41])" office:value-type="string" office:string-value="dips">
            <text:p>dips</text:p>
          </table:table-cell>
          <table:table-cell table:number-columns-repeated="3" table:style-name="ce13" office:value-type="string">
            <text:p>5-6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BP_A11</text:p>
          </table:table-cell>
          <table:table-cell table:style-name="ce26" table:formula="of:=INDIRECT([.A42])" office:value-type="string" office:string-value="flies">
            <text:p>flies</text:p>
          </table:table-cell>
          <table:table-cell table:number-columns-repeated="3" table:style-name="ce13" office:value-type="string">
            <text:p>10-12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BP_M4</text:p>
          </table:table-cell>
          <table:table-cell table:style-name="ce26" table:formula="of:=INDIRECT([.A43])" office:value-type="string" office:string-value="tryndrag">
            <text:p>tryndrag</text:p>
          </table:table-cell>
          <table:table-cell table:number-columns-repeated="3" table:style-name="ce13" office:value-type="string">
            <text:p>8-12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ML</text:p>
          </table:table-cell>
          <table:table-cell table:style-name="ce35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ML_P2</text:p>
          </table:table-cell>
          <table:table-cell table:style-name="ce26" table:formula="of:=INDIRECT([.A46])" office:value-type="string" office:string-value="ML långa">
            <text:p>ML långa</text:p>
          </table:table-cell>
          <table:table-cell table:style-name="ce13" table:formula="of:=([.C48]/100)*INDIRECT([.$A45] &amp; &quot;1RM&quot;)" office:value-type="float" office:value="152.75">
            <text:p>152.75</text:p>
          </table:table-cell>
          <table:table-cell table:style-name="ce13" table:formula="of:=([.D48]/100)*INDIRECT([.$A45] &amp; &quot;1RM&quot;)" office:value-type="float" office:value="152.75">
            <text:p>152.75</text:p>
          </table:table-cell>
          <table:table-cell table:style-name="ce13" table:formula="of:=([.E48]/100)*INDIRECT([.$A45] &amp; &quot;1RM&quot;)" office:value-type="float" office:value="141">
            <text:p>141</text:p>
          </table:table-cell>
          <table:table-cell table:style-name="ce13" table:formula="of:=([.F48]/100)*INDIRECT([.$A45] &amp; &quot;1RM&quot;)" office:value-type="float" office:value="141">
            <text:p>141</text:p>
          </table:table-cell>
          <table:table-cell table:style-name="ce13" table:formula="of:=([.G48]/100)*INDIRECT([.$A45] &amp; &quot;1RM&quot;)" office:value-type="float" office:value="119.85">
            <text:p>119.85</text:p>
          </table:table-cell>
          <table:table-cell table:style-name="ce13" table:formula="of:=([.H48]/100)*INDIRECT([.$A45] &amp; &quot;1RM&quot;)" office:value-type="float" office:value="119.85">
            <text:p>119.85</text:p>
          </table:table-cell>
          <table:table-cell table:style-name="ce13" table:formula="of:=([.I48]/100)*INDIRECT([.$A45] &amp; &quot;1RM&quot;)" office:value-type="float" office:value="0">
            <text:p>0</text:p>
          </table:table-cell>
          <table:table-cell table:style-name="ce13" table:formula="of:=([.J48]/100)*INDIRECT([.$A45] &amp; &quot;1RM&quot;)" office:value-type="float" office:value="0">
            <text:p>0</text:p>
          </table:table-cell>
          <table:table-cell table:style-name="ce13" table:formula="of:=([.K48]/100)*INDIRECT([.$A45] &amp; &quot;1RM&quot;)" office:value-type="float" office:value="0">
            <text:p>0</text:p>
          </table:table-cell>
          <table:table-cell table:style-name="ce13" table:formula="of:=([.L48]/100)*INDIRECT([.$A45] &amp; &quot;1RM&quot;)" office:value-type="float" office:value="0">
            <text:p>0</text:p>
          </table:table-cell>
          <table:table-cell table:style-name="ce13" table:formula="of:=([.M48]/100)*INDIRECT([.$A45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48:.O48])&amp;&quot;% = &quot;&amp;ROUND(SUM([.C49:.O49]);2)" office:value-type="string" office:string-value="65% = 0.5">
            <text:p>65% = 0.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5">
            <text:p>65</text:p>
          </table:table-cell>
          <table:table-cell table:number-columns-repeated="2" table:style-name="ce13" office:value-type="float" office:value="60">
            <text:p>60</text:p>
          </table:table-cell>
          <table:table-cell table:number-columns-repeated="2" table:style-name="ce13" office:value-type="float" office:value="51">
            <text:p>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47]/(100-[.C48])" office:value-type="float" office:value="0.114285714285714">
            <text:p>0.1142857143</text:p>
          </table:table-cell>
          <table:table-cell table:style-name="ce13" table:formula="of:=[.D47]/(100-[.D48])" office:value-type="float" office:value="0.114285714285714">
            <text:p>0.1142857143</text:p>
          </table:table-cell>
          <table:table-cell table:style-name="ce13" table:formula="of:=[.E47]/(100-[.E48])" office:value-type="float" office:value="0.075">
            <text:p>0.075</text:p>
          </table:table-cell>
          <table:table-cell table:style-name="ce13" table:formula="of:=[.F47]/(100-[.F48])" office:value-type="float" office:value="0.075">
            <text:p>0.075</text:p>
          </table:table-cell>
          <table:table-cell table:style-name="ce13" table:formula="of:=[.G47]/(100-[.G48])" office:value-type="float" office:value="0.0612244897959184">
            <text:p>0.0612244898</text:p>
          </table:table-cell>
          <table:table-cell table:style-name="ce13" table:formula="of:=[.H47]/(100-[.H48])" office:value-type="float" office:value="0.0612244897959184">
            <text:p>0.0612244898</text:p>
          </table:table-cell>
          <table:table-cell table:style-name="ce13" table:formula="of:=[.I47]/(100-[.I48])" office:value-type="float" office:value="0">
            <text:p>0</text:p>
          </table:table-cell>
          <table:table-cell table:style-name="ce13" table:formula="of:=[.J47]/(100-[.J48])" office:value-type="float" office:value="0">
            <text:p>0</text:p>
          </table:table-cell>
          <table:table-cell table:style-name="ce13" table:formula="of:=[.K47]/(100-[.K48])" office:value-type="float" office:value="0">
            <text:p>0</text:p>
          </table:table-cell>
          <table:table-cell table:style-name="ce13" table:formula="of:=[.L47]/(100-[.L48])" office:value-type="float" office:value="0">
            <text:p>0</text:p>
          </table:table-cell>
          <table:table-cell table:style-name="ce13" table:formula="of:=[.M47]/(100-[.M48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L_A3</text:p>
          </table:table-cell>
          <table:table-cell table:style-name="ce26" table:formula="of:=INDIRECT([.A50])" office:value-type="string" office:string-value="maghjul">
            <text:p>maghjul</text:p>
          </table:table-cell>
          <table:table-cell table:number-columns-repeated="3" table:style-name="ce13" office:value-type="float" office:value="15">
            <text:p>15</text:p>
          </table:table-cell>
          <table:table-cell table:number-columns-repeated="8" table:style-name="ce13"/>
          <table:table-cell table:number-columns-repeated="4"/>
        </table:table-row>
        <table:table-row table:style-name="ro2">
          <table:table-cell office:value-type="string">
            <text:p>KB_A2</text:p>
          </table:table-cell>
          <table:table-cell table:style-name="ce26" table:formula="of:=INDIRECT([.A51])" office:value-type="string" office:string-value="benspark">
            <text:p>benspark</text:p>
          </table:table-cell>
          <table:table-cell table:number-columns-repeated="3" table:style-name="ce13" office:value-type="string">
            <text:p>6-8</text:p>
          </table:table-cell>
          <table:table-cell table:number-columns-repeated="8" table:style-name="ce13"/>
          <table:table-cell table:number-columns-repeated="4"/>
        </table:table-row>
        <table:table-row table:style-name="ro2">
          <table:table-cell office:value-type="string">
            <text:p>KB_A3</text:p>
          </table:table-cell>
          <table:table-cell table:style-name="ce26" table:formula="of:=INDIRECT([.A52])" office:value-type="string" office:string-value="lårcurl">
            <text:p>lårcurl</text:p>
          </table:table-cell>
          <table:table-cell table:number-columns-repeated="3" table:style-name="ce13" office:value-type="string">
            <text:p>4-6</text:p>
          </table:table-cell>
          <table:table-cell table:style-name="ce13" table:formula="of:=[.F50]/(100-[.F51])" office:value-type="float" office:value="0">
            <text:p>0</text:p>
          </table:table-cell>
          <table:table-cell table:style-name="ce13" table:formula="of:=[.G50]/(100-[.G51])" office:value-type="float" office:value="0">
            <text:p>0</text:p>
          </table:table-cell>
          <table:table-cell table:style-name="ce13" table:formula="of:=[.H50]/(100-[.H51])" office:value-type="float" office:value="0">
            <text:p>0</text:p>
          </table:table-cell>
          <table:table-cell table:style-name="ce13" table:formula="of:=[.I50]/(100-[.I51])" office:value-type="float" office:value="0">
            <text:p>0</text:p>
          </table:table-cell>
          <table:table-cell table:style-name="ce13" table:formula="of:=[.J50]/(100-[.J51])" office:value-type="float" office:value="0">
            <text:p>0</text:p>
          </table:table-cell>
          <table:table-cell table:style-name="ce13" table:formula="of:=[.K50]/(100-[.K51])" office:value-type="float" office:value="0">
            <text:p>0</text:p>
          </table:table-cell>
          <table:table-cell table:style-name="ce13" table:formula="of:=[.L50]/(100-[.L51])" office:value-type="float" office:value="0">
            <text:p>0</text:p>
          </table:table-cell>
          <table:table-cell table:style-name="ce13" table:formula="of:=[.M50]/(100-[.M51]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6"/>
          <table:table-cell table:style-name="ce13" table:number-columns-repeated="11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13" table:number-columns-repeated="8"/>
          <table:table-cell table:number-columns-repeated="4"/>
        </table:table-row>
        <table:table-row table:style-name="ro2" table:number-rows-repeated="3">
          <table:table-cell table:number-columns-repeated="17"/>
        </table:table-row>
        <table:table-row table:style-name="ro1">
          <table:table-cell/>
          <table:table-cell table:style-name="ce5" office:value-type="string">
            <text:p>Pass 3</text:p>
          </table:table-cell>
          <table:table-cell table:number-columns-repeated="15"/>
        </table:table-row>
        <table:table-row table:style-name="ro2">
          <table:table-cell office:value-type="string">
            <text:p>KB</text:p>
          </table:table-cell>
          <table:table-cell table:style-name="ce35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KB</text:p>
          </table:table-cell>
          <table:table-cell table:style-name="ce26" table:formula="of:=INDIRECT([.A61])" office:value-type="string" office:string-value="KB SL bälte">
            <text:p>KB SL bälte</text:p>
          </table:table-cell>
          <table:table-cell table:style-name="ce13" table:formula="of:=([.C63]/100)*INDIRECT([.$A60] &amp; &quot;1RM&quot;)" office:value-type="float" office:value="102">
            <text:p>102</text:p>
          </table:table-cell>
          <table:table-cell table:style-name="ce13" table:formula="of:=([.D63]/100)*INDIRECT([.$A60] &amp; &quot;1RM&quot;)" office:value-type="float" office:value="102">
            <text:p>102</text:p>
          </table:table-cell>
          <table:table-cell table:style-name="ce13" table:formula="of:=([.E63]/100)*INDIRECT([.$A60] &amp; &quot;1RM&quot;)" office:value-type="float" office:value="110.5">
            <text:p>110.5</text:p>
          </table:table-cell>
          <table:table-cell table:style-name="ce13" table:formula="of:=([.F63]/100)*INDIRECT([.$A60] &amp; &quot;1RM&quot;)" office:value-type="float" office:value="119">
            <text:p>119</text:p>
          </table:table-cell>
          <table:table-cell table:style-name="ce13" table:formula="of:=([.G63]/100)*INDIRECT([.$A60] &amp; &quot;1RM&quot;)" office:value-type="float" office:value="110.5">
            <text:p>110.5</text:p>
          </table:table-cell>
          <table:table-cell table:style-name="ce13" table:formula="of:=([.H63]/100)*INDIRECT([.$A60] &amp; &quot;1RM&quot;)" office:value-type="float" office:value="102">
            <text:p>102</text:p>
          </table:table-cell>
          <table:table-cell table:style-name="ce13" table:formula="of:=([.I63]/100)*INDIRECT([.$A60] &amp; &quot;1RM&quot;)" office:value-type="float" office:value="102">
            <text:p>102</text:p>
          </table:table-cell>
          <table:table-cell table:style-name="ce13" table:formula="of:=([.J63]/100)*INDIRECT([.$A60] &amp; &quot;1RM&quot;)" office:value-type="float" office:value="85">
            <text:p>85</text:p>
          </table:table-cell>
          <table:table-cell table:style-name="ce13" table:formula="of:=([.K63]/100)*INDIRECT([.$A60] &amp; &quot;1RM&quot;)" office:value-type="float" office:value="0">
            <text:p>0</text:p>
          </table:table-cell>
          <table:table-cell table:style-name="ce13" table:formula="of:=([.L63]/100)*INDIRECT([.$A60] &amp; &quot;1RM&quot;)" office:value-type="float" office:value="0">
            <text:p>0</text:p>
          </table:table-cell>
          <table:table-cell table:style-name="ce13" table:formula="of:=([.M63]/100)*INDIRECT([.$A60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63:.O63]) &amp; &quot;% = &quot; &amp; ROUND(SUM([.C64:.O64]); 2)" office:value-type="string" office:string-value="70% = 0.97">
            <text:p>70% = 0.9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65">
            <text:p>65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62]/(100-[.C63])" office:value-type="float" office:value="0.15">
            <text:p>0.15</text:p>
          </table:table-cell>
          <table:table-cell table:style-name="ce13" table:formula="of:=[.D62]/(100-[.D63])" office:value-type="float" office:value="0.15">
            <text:p>0.15</text:p>
          </table:table-cell>
          <table:table-cell table:style-name="ce13" table:formula="of:=[.E62]/(100-[.E63])" office:value-type="float" office:value="0.142857142857143">
            <text:p>0.1428571429</text:p>
          </table:table-cell>
          <table:table-cell table:style-name="ce13" table:formula="of:=[.F62]/(100-[.F63])" office:value-type="float" office:value="0.1">
            <text:p>0.1</text:p>
          </table:table-cell>
          <table:table-cell table:style-name="ce13" table:formula="of:=[.G62]/(100-[.G63])" office:value-type="float" office:value="0.114285714285714">
            <text:p>0.1142857143</text:p>
          </table:table-cell>
          <table:table-cell table:style-name="ce13" table:formula="of:=[.H62]/(100-[.H63])" office:value-type="float" office:value="0.125">
            <text:p>0.125</text:p>
          </table:table-cell>
          <table:table-cell table:style-name="ce13" table:formula="of:=[.I62]/(100-[.I63])" office:value-type="float" office:value="0.125">
            <text:p>0.125</text:p>
          </table:table-cell>
          <table:table-cell table:style-name="ce13" table:formula="of:=[.J62]/(100-[.J63])" office:value-type="float" office:value="0.06">
            <text:p>0.06</text:p>
          </table:table-cell>
          <table:table-cell table:style-name="ce13" table:formula="of:=[.K62]/(100-[.K63])" office:value-type="float" office:value="0">
            <text:p>0</text:p>
          </table:table-cell>
          <table:table-cell table:style-name="ce13" table:formula="of:=[.L62]/(100-[.L63])" office:value-type="float" office:value="0">
            <text:p>0</text:p>
          </table:table-cell>
          <table:table-cell table:style-name="ce13" table:formula="of:=[.M62]/(100-[.M63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KB_P1</text:p>
          </table:table-cell>
          <table:table-cell table:style-name="ce26" table:formula="of:=INDIRECT([.A65])" office:value-type="string" office:string-value="KB OL">
            <text:p>KB OL</text:p>
          </table:table-cell>
          <table:table-cell table:number-columns-repeated="3" table:style-name="ce13" office:value-type="string">
            <text:p>5-6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35"/>
          <table:table-cell table:style-name="ce13" table:number-columns-repeated="2"/>
          <table:table-cell table:style-name="ce8" table:number-columns-repeated="3"/>
          <table:table-cell table:style-name="ce36"/>
          <table:table-cell table:style-name="ce13" table:number-columns-repeated="2"/>
          <table:table-cell table:style-name="ce8" table:number-columns-repeated="2"/>
          <table:table-cell table:style-name="ce13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26" table:formula="of:=INDIRECT([.A68])" office:value-type="string" office:string-value="BP tävling">
            <text:p>BP tävling</text:p>
          </table:table-cell>
          <table:table-cell table:style-name="ce13" table:formula="of:=([.C70]/100)*INDIRECT([.$A67] &amp; &quot;1RM&quot;)" office:value-type="float" office:value="87">
            <text:p>87</text:p>
          </table:table-cell>
          <table:table-cell table:style-name="ce13" table:formula="of:=([.D70]/100)*INDIRECT([.$A67] &amp; &quot;1RM&quot;)" office:value-type="float" office:value="87">
            <text:p>87</text:p>
          </table:table-cell>
          <table:table-cell table:style-name="ce13" table:formula="of:=([.E70]/100)*INDIRECT([.$A67] &amp; &quot;1RM&quot;)" office:value-type="float" office:value="94.25">
            <text:p>94.25</text:p>
          </table:table-cell>
          <table:table-cell table:style-name="ce13" table:formula="of:=([.F70]/100)*INDIRECT([.$A67] &amp; &quot;1RM&quot;)" office:value-type="float" office:value="101.5">
            <text:p>101.5</text:p>
          </table:table-cell>
          <table:table-cell table:style-name="ce13" table:formula="of:=([.G70]/100)*INDIRECT([.$A67] &amp; &quot;1RM&quot;)" office:value-type="float" office:value="101.5">
            <text:p>101.5</text:p>
          </table:table-cell>
          <table:table-cell table:style-name="ce13" table:formula="of:=([.H70]/100)*INDIRECT([.$A67] &amp; &quot;1RM&quot;)" office:value-type="float" office:value="87">
            <text:p>87</text:p>
          </table:table-cell>
          <table:table-cell table:style-name="ce13" table:formula="of:=([.I70]/100)*INDIRECT([.$A67] &amp; &quot;1RM&quot;)" office:value-type="float" office:value="87">
            <text:p>87</text:p>
          </table:table-cell>
          <table:table-cell table:style-name="ce13" table:formula="of:=([.J70]/100)*INDIRECT([.$A67] &amp; &quot;1RM&quot;)" office:value-type="float" office:value="72.5">
            <text:p>72.5</text:p>
          </table:table-cell>
          <table:table-cell table:style-name="ce13" table:formula="of:=([.K70]/100)*INDIRECT([.$A67] &amp; &quot;1RM&quot;)" office:value-type="float" office:value="0">
            <text:p>0</text:p>
          </table:table-cell>
          <table:table-cell table:style-name="ce13" table:formula="of:=([.L70]/100)*INDIRECT([.$A67] &amp; &quot;1RM&quot;)" office:value-type="float" office:value="0">
            <text:p>0</text:p>
          </table:table-cell>
          <table:table-cell table:style-name="ce13" table:formula="of:=([.M70]/100)*INDIRECT([.$A67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70:.O70]) &amp; &quot;% = &quot; &amp; ROUND(SUM([.C71:.O71]); 2)" office:value-type="string" office:string-value="70% = 0.98">
            <text:p>70% = 0.98</text:p>
          </table:table-cell>
          <table:table-cell table:number-columns-repeated="2" table:style-name="ce13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65">
            <text:p>65</text:p>
          </table:table-cell>
          <table:table-cell table:number-columns-repeated="2" table:style-name="ce13" office:value-type="float" office:value="70">
            <text:p>7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69]/(100-[.C70])" office:value-type="float" office:value="0.2">
            <text:p>0.2</text:p>
          </table:table-cell>
          <table:table-cell table:style-name="ce13" table:formula="of:=[.D69]/(100-[.D70])" office:value-type="float" office:value="0.2">
            <text:p>0.2</text:p>
          </table:table-cell>
          <table:table-cell table:style-name="ce13" table:formula="of:=[.E69]/(100-[.E70])" office:value-type="float" office:value="0.171428571428571">
            <text:p>0.1714285714</text:p>
          </table:table-cell>
          <table:table-cell table:style-name="ce13" table:formula="of:=[.F69]/(100-[.F70])" office:value-type="float" office:value="0.1">
            <text:p>0.1</text:p>
          </table:table-cell>
          <table:table-cell table:style-name="ce13" table:formula="of:=[.G69]/(100-[.G70])" office:value-type="float" office:value="0.1">
            <text:p>0.1</text:p>
          </table:table-cell>
          <table:table-cell table:style-name="ce13" table:formula="of:=[.H69]/(100-[.H70])" office:value-type="float" office:value="0.075">
            <text:p>0.075</text:p>
          </table:table-cell>
          <table:table-cell table:style-name="ce13" table:formula="of:=[.I69]/(100-[.I70])" office:value-type="float" office:value="0.075">
            <text:p>0.075</text:p>
          </table:table-cell>
          <table:table-cell table:style-name="ce13" table:formula="of:=[.J69]/(100-[.J70])" office:value-type="float" office:value="0.06">
            <text:p>0.06</text:p>
          </table:table-cell>
          <table:table-cell table:style-name="ce13" table:formula="of:=[.K69]/(100-[.K70])" office:value-type="float" office:value="0">
            <text:p>0</text:p>
          </table:table-cell>
          <table:table-cell table:style-name="ce13" table:formula="of:=[.L69]/(100-[.L70])" office:value-type="float" office:value="0">
            <text:p>0</text:p>
          </table:table-cell>
          <table:table-cell table:style-name="ce13" table:formula="of:=[.M69]/(100-[.M70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P_P2</text:p>
          </table:table-cell>
          <table:table-cell table:style-name="ce26" table:formula="of:=INDIRECT([.A72])" office:value-type="string" office:string-value="BP pinpress">
            <text:p>BP pinpress</text:p>
          </table:table-cell>
          <table:table-cell table:number-columns-repeated="3" table:style-name="ce13" office:value-type="string">
            <text:p>3-4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BP_A11</text:p>
          </table:table-cell>
          <table:table-cell table:style-name="ce26" table:formula="of:=INDIRECT([.A73])" office:value-type="string" office:string-value="flies">
            <text:p>flies</text:p>
          </table:table-cell>
          <table:table-cell table:number-columns-repeated="4" table:style-name="ce13" office:value-type="string">
            <text:p>8-12</text:p>
          </table:table-cell>
          <table:table-cell table:style-name="ce13" table:number-columns-repeated="7"/>
          <table:table-cell table:number-columns-repeated="4"/>
        </table:table-row>
        <table:table-row table:style-name="ro2">
          <table:table-cell office:value-type="string">
            <text:p>BP_A21</text:p>
          </table:table-cell>
          <table:table-cell table:style-name="ce26" table:formula="of:=INDIRECT([.A74])" office:value-type="string" office:string-value="press">
            <text:p>press</text:p>
          </table:table-cell>
          <table:table-cell table:number-columns-repeated="4" table:style-name="ce13" office:value-type="string">
            <text:p>4-6</text:p>
          </table:table-cell>
          <table:table-cell table:style-name="ce13" table:number-columns-repeated="7"/>
          <table:table-cell table:number-columns-repeated="4"/>
        </table:table-row>
        <table:table-row table:style-name="ro2">
          <table:table-cell office:value-type="string">
            <text:p>BP_M4</text:p>
          </table:table-cell>
          <table:table-cell table:style-name="ce26" table:formula="of:=INDIRECT([.A75])" office:value-type="string" office:string-value="tryndrag">
            <text:p>tryndrag</text:p>
          </table:table-cell>
          <table:table-cell table:number-columns-repeated="3" table:style-name="ce13" office:value-type="string">
            <text:p>8-12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ML</text:p>
          </table:table-cell>
          <table:table-cell table:style-name="ce35"/>
          <table:table-cell table:style-name="ce13" table:number-columns-repeated="11"/>
          <table:table-cell table:number-columns-repeated="4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office:value-type="string">
            <text:p>ML_P1</text:p>
          </table:table-cell>
          <table:table-cell table:style-name="ce26" table:formula="of:=INDIRECT([.A88])" office:value-type="string" office:string-value="ML skor ej bälte">
            <text:p>ML skor ej bälte</text:p>
          </table:table-cell>
          <table:table-cell table:style-name="ce13" table:formula="of:=([.C90]/100)*INDIRECT([.$A77] &amp; &quot;1RM&quot;)" office:value-type="float" office:value="152.75">
            <text:p>152.75</text:p>
          </table:table-cell>
          <table:table-cell table:style-name="ce13" table:formula="of:=([.D90]/100)*INDIRECT([.$A77] &amp; &quot;1RM&quot;)" office:value-type="float" office:value="152.75">
            <text:p>152.75</text:p>
          </table:table-cell>
          <table:table-cell table:style-name="ce13" table:formula="of:=([.E90]/100)*INDIRECT([.$A77] &amp; &quot;1RM&quot;)" office:value-type="float" office:value="141">
            <text:p>141</text:p>
          </table:table-cell>
          <table:table-cell table:style-name="ce13" table:formula="of:=([.F90]/100)*INDIRECT([.$A77] &amp; &quot;1RM&quot;)" office:value-type="float" office:value="141">
            <text:p>141</text:p>
          </table:table-cell>
          <table:table-cell table:style-name="ce13" table:formula="of:=([.G90]/100)*INDIRECT([.$A77] &amp; &quot;1RM&quot;)" office:value-type="float" office:value="119.85">
            <text:p>119.85</text:p>
          </table:table-cell>
          <table:table-cell table:style-name="ce13" table:formula="of:=([.H90]/100)*INDIRECT([.$A77] &amp; &quot;1RM&quot;)" office:value-type="float" office:value="119.85">
            <text:p>119.85</text:p>
          </table:table-cell>
          <table:table-cell table:style-name="ce13" table:formula="of:=([.I90]/100)*INDIRECT([.$A77] &amp; &quot;1RM&quot;)" office:value-type="float" office:value="0">
            <text:p>0</text:p>
          </table:table-cell>
          <table:table-cell table:style-name="ce13" table:formula="of:=([.J90]/100)*INDIRECT([.$A77] &amp; &quot;1RM&quot;)" office:value-type="float" office:value="0">
            <text:p>0</text:p>
          </table:table-cell>
          <table:table-cell table:style-name="ce13" table:formula="of:=([.K90]/100)*INDIRECT([.$A77] &amp; &quot;1RM&quot;)" office:value-type="float" office:value="0">
            <text:p>0</text:p>
          </table:table-cell>
          <table:table-cell table:style-name="ce13" table:formula="of:=([.L90]/100)*INDIRECT([.$A77] &amp; &quot;1RM&quot;)" office:value-type="float" office:value="0">
            <text:p>0</text:p>
          </table:table-cell>
          <table:table-cell table:style-name="ce13" table:formula="of:=([.M90]/100)*INDIRECT([.$A77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90:.O90]) &amp; &quot;% = &quot; &amp; ROUND(SUM([.C91:.O91]); 2)" office:value-type="string" office:string-value="65% = 0.5">
            <text:p>65% = 0.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3" office:value-type="float" office:value="65">
            <text:p>65</text:p>
          </table:table-cell>
          <table:table-cell table:number-columns-repeated="2" table:style-name="ce13" office:value-type="float" office:value="60">
            <text:p>60</text:p>
          </table:table-cell>
          <table:table-cell table:number-columns-repeated="2" table:style-name="ce13" office:value-type="float" office:value="51">
            <text:p>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/>
          <table:table-cell table:number-columns-repeated="4"/>
        </table:table-row>
        <table:table-row table:style-name="ro2">
          <table:table-cell table:number-columns-repeated="2"/>
          <table:table-cell table:style-name="ce13" table:formula="of:=[.C89]/(100-[.C90])" office:value-type="float" office:value="0.114285714285714">
            <text:p>0.1142857143</text:p>
          </table:table-cell>
          <table:table-cell table:style-name="ce13" table:formula="of:=[.D89]/(100-[.D90])" office:value-type="float" office:value="0.114285714285714">
            <text:p>0.1142857143</text:p>
          </table:table-cell>
          <table:table-cell table:style-name="ce13" table:formula="of:=[.E89]/(100-[.E90])" office:value-type="float" office:value="0.075">
            <text:p>0.075</text:p>
          </table:table-cell>
          <table:table-cell table:style-name="ce13" table:formula="of:=[.F89]/(100-[.F90])" office:value-type="float" office:value="0.075">
            <text:p>0.075</text:p>
          </table:table-cell>
          <table:table-cell table:style-name="ce13" table:formula="of:=[.G89]/(100-[.G90])" office:value-type="float" office:value="0.0612244897959184">
            <text:p>0.0612244898</text:p>
          </table:table-cell>
          <table:table-cell table:style-name="ce13" table:formula="of:=[.H89]/(100-[.H90])" office:value-type="float" office:value="0.0612244897959184">
            <text:p>0.0612244898</text:p>
          </table:table-cell>
          <table:table-cell table:style-name="ce13" table:formula="of:=[.I89]/(100-[.I90])" office:value-type="float" office:value="0">
            <text:p>0</text:p>
          </table:table-cell>
          <table:table-cell table:style-name="ce13" table:formula="of:=[.J89]/(100-[.J90])" office:value-type="float" office:value="0">
            <text:p>0</text:p>
          </table:table-cell>
          <table:table-cell table:style-name="ce13" table:formula="of:=[.K89]/(100-[.K90])" office:value-type="float" office:value="0">
            <text:p>0</text:p>
          </table:table-cell>
          <table:table-cell table:style-name="ce13" table:formula="of:=[.L89]/(100-[.L90])" office:value-type="float" office:value="0">
            <text:p>0</text:p>
          </table:table-cell>
          <table:table-cell table:style-name="ce13" table:formula="of:=[.M89]/(100-[.M90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L_P2</text:p>
          </table:table-cell>
          <table:table-cell table:style-name="ce26" table:formula="of:=INDIRECT([.A92])" office:value-type="string" office:string-value="ML långa">
            <text:p>ML långa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/>
          <table:table-cell table:style-name="ce26"/>
          <table:table-cell table:style-name="ce13" table:number-columns-repeated="11"/>
          <table:table-cell table:number-columns-repeated="4"/>
        </table:table-row>
        <table:table-row table:style-name="ro2">
          <table:table-cell office:value-type="string">
            <text:p>ML_A1</text:p>
          </table:table-cell>
          <table:table-cell table:style-name="ce26" table:formula="of:=INDIRECT([.A94])" office:value-type="string" office:string-value="ryggresning">
            <text:p>ryggresning</text:p>
          </table:table-cell>
          <table:table-cell table:number-columns-repeated="3" table:style-name="ce13" office:value-type="float" office:value="10">
            <text:p>10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ML_A3</text:p>
          </table:table-cell>
          <table:table-cell table:style-name="ce26" table:formula="of:=INDIRECT([.A95])" office:value-type="string" office:string-value="maghjul">
            <text:p>maghjul</text:p>
          </table:table-cell>
          <table:table-cell table:number-columns-repeated="3" table:style-name="ce13" office:value-type="float" office:value="15">
            <text:p>15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KB_A1</text:p>
          </table:table-cell>
          <table:table-cell table:style-name="ce26" table:formula="of:=INDIRECT([.A96])" office:value-type="string" office:string-value="benpress">
            <text:p>benpress</text:p>
          </table:table-cell>
          <table:table-cell table:number-columns-repeated="3" table:style-name="ce13" office:value-type="string">
            <text:p>8-12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KB_A2</text:p>
          </table:table-cell>
          <table:table-cell table:style-name="ce26" table:formula="of:=INDIRECT([.A97])" office:value-type="string" office:string-value="benspark">
            <text:p>benspark</text:p>
          </table:table-cell>
          <table:table-cell table:number-columns-repeated="3" table:style-name="ce13" office:value-type="string">
            <text:p>6-8</text:p>
          </table:table-cell>
          <table:table-cell table:style-name="ce13" table:number-columns-repeated="8"/>
          <table:table-cell table:number-columns-repeated="4"/>
        </table:table-row>
        <table:table-row table:style-name="ro2">
          <table:table-cell office:value-type="string">
            <text:p>KB_A3</text:p>
          </table:table-cell>
          <table:table-cell table:style-name="ce26" table:formula="of:=INDIRECT([.A98])" office:value-type="string" office:string-value="lårcurl">
            <text:p>lårcurl</text:p>
          </table:table-cell>
          <table:table-cell table:number-columns-repeated="3" table:style-name="ce13" office:value-type="string">
            <text:p>4-6</text:p>
          </table:table-cell>
          <table:table-cell table:style-name="ce13" table:number-columns-repeated="8"/>
          <table:table-cell table:number-columns-repeated="4"/>
        </table:table-row>
        <table:table-row table:style-name="ro2" table:number-rows-repeated="104847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BP" table:base-cell-address="$Print.$B$9" table:cell-range-address="$Input.$B$9"/>
        <table:named-range table:name="BP1RM" table:base-cell-address="$Print.$B$1" table:cell-range-address="$Input.$B$1"/>
        <table:named-range table:name="BP_A11" table:base-cell-address="$Print.$B$1" table:cell-range-address="$Input.$B$14"/>
        <table:named-range table:name="BP_A12" table:base-cell-address="$Print.$B$9" table:cell-range-address="$Input.$B$15"/>
        <table:named-range table:name="BP_A13" table:base-cell-address="$Print.$B$9" table:cell-range-address="$Input.$B$16"/>
        <table:named-range table:name="BP_A14" table:base-cell-address="$Print.$B$1" table:cell-range-address="$Input.$B$17"/>
        <table:named-range table:name="BP_A21" table:base-cell-address="$Print.$B$9" table:cell-range-address="$Input.$B$19"/>
        <table:named-range table:name="BP_A22" table:base-cell-address="$Print.$B$9" table:cell-range-address="$Input.$B$20"/>
        <table:named-range table:name="BP_A23" table:base-cell-address="$Input.$B$21" table:cell-range-address="$Input.$B$21"/>
        <table:named-range table:name="BP_M1" table:base-cell-address="$Print.$B$9" table:cell-range-address="$Input.$B$26"/>
        <table:named-range table:name="BP_M2" table:base-cell-address="$Print.$B$9" table:cell-range-address="$Input.$B$27"/>
        <table:named-range table:name="BP_M3" table:base-cell-address="$Print.$B$9" table:cell-range-address="$Input.$B$28"/>
        <table:named-range table:name="BP_M4" table:base-cell-address="$Print.$B$9" table:cell-range-address="$Input.$B$29"/>
        <table:named-range table:name="BP_M5" table:base-cell-address="$Print.$B$9" table:cell-range-address="$Input.$B$30"/>
        <table:named-range table:name="BP_M6" table:base-cell-address="$Vikter.$C$9" table:cell-range-address="$Input.$B$31"/>
        <table:named-range table:name="BP_P0" table:base-cell-address="$Print.$B$9" table:cell-range-address="$Input.$B$9"/>
        <table:named-range table:name="BP_P0_MAX" table:base-cell-address="$Input.$C$9" table:cell-range-address="$Input.$C$9"/>
        <table:named-range table:name="BP_P1" table:base-cell-address="$Print.$B$9" table:cell-range-address="$Input.$B$10"/>
        <table:named-range table:name="BP_P1_MAX" table:base-cell-address="$Input.$C$10" table:cell-range-address="$Input.$C$10"/>
        <table:named-range table:name="BP_P2" table:base-cell-address="$Print.$B$9" table:cell-range-address="$Input.$B$11"/>
        <table:named-range table:name="BP_P2_MAX" table:base-cell-address="$Input.$C$11" table:cell-range-address="$Input.$C$11"/>
        <table:named-range table:name="BP_P3" table:base-cell-address="$Print.$B$9" table:cell-range-address="$Input.$B$12"/>
        <table:named-range table:name="KB" table:base-cell-address="$Print.$D$9" table:cell-range-address="$Input.$E$9"/>
        <table:named-range table:name="KB1RM" table:base-cell-address="$Print.$B$2" table:cell-range-address="$Input.$B$3"/>
        <table:named-range table:name="KBBLARF" table:base-cell-address="$Vikter.$C$9" table:cell-range-address="$Input.$D$9"/>
        <table:named-range table:name="KBOL1RM" table:base-cell-address="$Print.$B$2" table:cell-range-address="$Input.$B$2"/>
        <table:named-range table:name="KB_A1" table:base-cell-address="$Print.$B$9" table:cell-range-address="$Input.$E$15"/>
        <table:named-range table:name="KB_A2" table:base-cell-address="$Print.$B$9" table:cell-range-address="$Input.$E$16"/>
        <table:named-range table:name="KB_A3" table:base-cell-address="$Print.$B$9" table:cell-range-address="$Input.$E$17"/>
        <table:named-range table:name="KB_A4" table:base-cell-address="$Print.$B$9" table:cell-range-address="$Input.$E$18"/>
        <table:named-range table:name="KB_A5" table:base-cell-address="$Input.$E$19" table:cell-range-address="$Input.$E$19"/>
        <table:named-range table:name="KB_P0" table:base-cell-address="$Print.$B$9" table:cell-range-address="$Input.$E$9"/>
        <table:named-range table:name="KB_P0_MAX" table:base-cell-address="$Input.$F$9" table:cell-range-address="$Input.$F$9"/>
        <table:named-range table:name="KB_P1" table:base-cell-address="$Print.$B$9" table:cell-range-address="$Input.$E$10"/>
        <table:named-range table:name="KB_P1_MAX" table:base-cell-address="$Input.$F$10" table:cell-range-address="$Input.$F$10"/>
        <table:named-range table:name="KB_P2" table:base-cell-address="$Print.$B$9" table:cell-range-address="$Input.$E$11"/>
        <table:named-range table:name="KB_P2_MAX" table:base-cell-address="$Input.$F$11" table:cell-range-address="$Input.$F$11"/>
        <table:named-range table:name="KB_P3" table:base-cell-address="$Print.$B$9" table:cell-range-address="$Input.$E$12"/>
        <table:named-range table:name="KB_P3_MAX" table:base-cell-address="$Input.$F$12" table:cell-range-address="$Input.$F$12"/>
        <table:named-range table:name="KB_P4" table:base-cell-address="$Print.$B$9" table:cell-range-address="$Input.$E$13"/>
        <table:named-range table:name="KB_P4_MAX" table:base-cell-address="$Input.$F$13" table:cell-range-address="$Input.$F$13"/>
        <table:named-range table:name="KB_P_SUM" table:base-cell-address="$Vikter.$Y$8" table:cell-range-address="$Vikter.$Y$5"/>
        <table:named-range table:name="ML" table:base-cell-address="$Print.$F$9" table:cell-range-address="$Input.$H$9"/>
        <table:named-range table:name="ML1RM" table:base-cell-address="$Print.$B$4" table:cell-range-address="$Input.$B$4"/>
        <table:named-range table:name="ML_A1" table:base-cell-address="$Print.$B$9" table:cell-range-address="$Input.$H$15"/>
        <table:named-range table:name="ML_A2" table:base-cell-address="$Print.$B$9" table:cell-range-address="$Input.$H$16"/>
        <table:named-range table:name="ML_A3" table:base-cell-address="$Print.$B$9" table:cell-range-address="$Input.$H$17"/>
        <table:named-range table:name="ML_A4" table:base-cell-address="$Print.$B$9" table:cell-range-address="$Input.$H$18"/>
        <table:named-range table:name="ML_A5" table:base-cell-address="$Print.$B$9" table:cell-range-address="$Input.$H$19"/>
        <table:named-range table:name="ML_P0" table:base-cell-address="$Print.$B$9" table:cell-range-address="$Input.$H$9"/>
        <table:named-range table:name="ML_P0_MAX" table:base-cell-address="$Input.$I$9" table:cell-range-address="$Input.$I$9"/>
        <table:named-range table:name="ML_P1" table:base-cell-address="$Print.$B$9" table:cell-range-address="$Input.$H$10"/>
        <table:named-range table:name="ML_P1_MAX" table:base-cell-address="$Input.$I$10" table:cell-range-address="$Input.$I$10"/>
        <table:named-range table:name="ML_P2" table:base-cell-address="$Print.$B$9" table:cell-range-address="$Input.$H$11"/>
        <table:named-range table:name="ML_P2_MAX" table:base-cell-address="$Input.$I$11" table:cell-range-address="$Input.$I$11"/>
        <table:named-range table:name="ML_P3" table:base-cell-address="$Print.$B$9" table:cell-range-address="$Input.$H$12"/>
        <table:named-range table:name="ML_P3_MAX" table:base-cell-address="$Input.$I$12" table:cell-range-address="$Input.$I$12"/>
        <table:named-range table:name="ML_P4" table:base-cell-address="$Print.$B$9" table:cell-range-address="$Input.$H$13"/>
        <table:named-range table:name="ML_P4_MAX" table:base-cell-address="$Input.$I$13" table:cell-range-address="$Input.$I$13"/>
        <table:named-range table:name="Print" table:base-cell-address="$Print.$A$1" table:cell-range-address="$Print.$A$1"/>
        <table:named-range table:name="Schema" table:base-cell-address="$Schedule.$Z$2" table:cell-range-address="$Schedule.$A$3:.$V$49"/>
        <table:named-range table:name="SchemaPrimary" table:base-cell-address="$Schedule.$C$3" table:cell-range-address="$Schedule.$C$3:.$W$49"/>
        <table:named-range table:name="SchemaPrimaryBP" table:base-cell-address="$Schedule.$C$16" table:cell-range-address="$Schedule.$C$16:.$W$36"/>
        <table:named-range table:name="SchemaPrimaryKB" table:base-cell-address="$Schedule.$C$3" table:cell-range-address="$Schedule.$C$3:.$W$12"/>
        <table:named-range table:name="SchemaPrimaryML" table:base-cell-address="$Schedule.$C$37" table:cell-range-address="$Schedule.$C$39:.$W$49"/>
      </table:named-expressions>
      <table:database-ranges>
        <table:database-range table:name="Foo" table:target-range-address="Vikter.A1:Vikter.W1010" table:orientation="column">
          <table:filter table:target-range-address="Print.A1">
            <table:filter-or>
              <table:filter-and>
                <table:filter-condition table:field-number="3" table:value="-" table:operator="!="/>
                <table:filter-condition table:field-number="2" table:value="-" table:operator="!="/>
              </table:filter-and>
            </table:filter-or>
          </table:filter>
        </table:database-range>
        <table:database-range table:name="PrintsheetHideZero" table:target-range-address="Print.A1:Print.W749" table:orientation="column"/>
        <table:database-range table:name="__Anonymous_Sheet_DB__0" table:target-range-address="Print.A1:Print.W401" table:contains-header="false" table:orientation="column"/>
        <table:database-range table:name="__Anonymous_Sheet_DB__1" table:target-range-address="Vikter.B1:Vikter.W105" table:contains-header="false" table:orientation="column"/>
        <table:database-range table:name="__Anonymous_Sheet_DB__2" table:target-range-address="Schedule.A1:Schedule.V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/>
    <style:style style:name="SVART" style:family="table-cell" style:parent-style-name="Default">
      <style:table-cell-properties fo:background-color="#000000"/>
    </style:style>
    <style:style style:name="GRAY" style:family="table-cell" style:parent-style-name="Default">
      <style:table-cell-properties fo:background-color="#cccccc"/>
    </style:style>
    <style:style style:name="INVISIBLE" style:family="table-cell" style:parent-style-name="Default" style:data-style-name="N0">
      <style:table-cell-properties fo:background-color="transparent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shadow="none" fo:background-color="transparent" style:scale-to="75%" style:writing-mode="lr-tb" style:print="charts drawings object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000-00-00T11:05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Jansson</meta:initial-creator>
    <meta:creation-date>2014-05-29T19:03:40</meta:creation-date>
    <dc:date>2014-06-05T11:26:46</dc:date>
    <dc:creator>Mikael Jansson</dc:creator>
    <meta:editing-duration>P1DT15H52M50S</meta:editing-duration>
    <meta:editing-cycles>83</meta:editing-cycles>
    <meta:generator>LibreOffice/4.0.2.2$Linux_X86_64 LibreOffice_project/400m0$Build-2</meta:generator>
    <meta:printed-by>Mikael Jansson</meta:printed-by>
    <meta:print-date>2014-05-31T11:58:33</meta:print-date>
    <meta:document-statistic meta:table-count="5" meta:cell-count="5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cm" svg:height="14.999cm" xlink:href=".." xlink:type="simple" chart:class="chart:line" chart:style-name="ch1">
        <chart:legend chart:legend-position="end" svg:x="20.965cm" svg:y="6.951cm" style:legend-expansion="high" chart:style-name="ch2"/>
        <chart:plot-area chart:style-name="ch3" table:cell-range-address="Schedule.Y2:Schedule.AA6 Schedule.Y8:Schedule.AA11 Schedule.Y13:Schedule.AA16 Schedule.Y18:Schedule.AA21 Schedule.Y23:Schedule.AB26" chart:data-source-has-labels="both" svg:x="0.92cm" svg:y="1.331cm" svg:width="19.105cm" svg:height="12.949cm">
          <chartooo:coordinate-region svg:x="1.727cm" svg:y="1.531cm" svg:width="17.571cm" svg:height="12.102cm"/>
          <chart:axis chart:dimension="x" chart:name="primary-x" chart:style-name="ch4" chartooo:axis-type="auto">
            <chartooo:date-scale/>
            <chart:categories table:cell-range-address="Schedule.Y3:Schedule.Y6 Schedule.Y8:Schedule.Y11 Schedule.Y13:Schedule.Y16 Schedule.Y18:Schedule.Y21 Schedule.Y23:Schedule.Y26 Schedule.AB23:Schedule.AB2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chedule.Z3:Schedule.Z6 Schedule.Z8:Schedule.Z11 Schedule.Z13:Schedule.Z16 Schedule.Z18:Schedule.Z21 Schedule.Z23:Schedule.Z26" chart:label-cell-address="Schedule.Z2:Schedule.Z2" chart:class="chart:line">
            <chart:data-point chart:repeated="20"/>
          </chart:series>
          <chart:series chart:attached-axis="secondary-y" chart:style-name="ch8" chart:values-cell-range-address="Schedule.AA3:Schedule.AA6 Schedule.AA8:Schedule.AA11 Schedule.AA13:Schedule.AA16 Schedule.AA18:Schedule.AA21 Schedule.AA23:Schedule.AA26" chart:label-cell-address="Schedule.AA2:Schedule.AA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</text:p>
                <draw:g>
                  <svg:desc>Schedule.Z2:Schedule.Z2</svg:desc>
                </draw:g>
              </table:table-cell>
              <table:table-cell office:value-type="string">
                <text:p>INOL</text:p>
                <draw:g>
                  <svg:desc>Schedule.AA2:Schedule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chedule.Y3:Schedule.Y6 Schedule.Y8:Schedule.Y11 Schedule.Y13:Schedule.Y16 Schedule.Y18:Schedule.Y21 Schedule.Y23:Schedule.Y26 Schedule.AB23:Schedule.AB26</svg:desc>
                </draw:g>
              </table:table-cell>
              <table:table-cell office:value-type="float" office:value="65">
                <text:p>65</text:p>
                <draw:g>
                  <svg:desc>Schedule.Z3:Schedule.Z6 Schedule.Z8:Schedule.Z11 Schedule.Z13:Schedule.Z16 Schedule.Z18:Schedule.Z21 Schedule.Z23:Schedule.Z26</svg:desc>
                </draw:g>
              </table:table-cell>
              <table:table-cell office:value-type="float" office:value="1.12">
                <text:p>1.12</text:p>
                <draw:g>
                  <svg:desc>Schedule.AA3:Schedule.AA6 Schedule.AA8:Schedule.AA11 Schedule.AA13:Schedule.AA16 Schedule.AA18:Schedule.AA21 Schedule.AA23:Schedule.AA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